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9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9866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5.6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cc66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esktops2016-05-13" table:style-name="ta1">
        <table:shapes>
          <draw:frame draw:z-index="0" draw:style-name="gr1" draw:text-style-name="P1" svg:width="6.2988in" svg:height="3.5429in" svg:x="8.9803in" svg:y="0.2906in">
            <draw:object draw:notify-on-update-of-ranges="'desktops2016-05-13'.L1:'desktops2016-05-13'.L1 'desktops2016-05-13'.L2:'desktops2016-05-13'.L349 'desktops2016-05-13'.M1:'desktops2016-05-13'.M1 'desktops2016-05-13'.M2:'desktops2016-05-13'.M3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0" table:default-cell-style-name="ce4"/>
        <table:table-column table:style-name="co11" table:default-cell-style-name="ce5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ip procesor:</text:p>
          </table:table-cell>
          <table:table-cell office:value-type="string" calcext:value-type="string">
            <text:p>Chipset video:</text:p>
          </table:table-cell>
          <table:table-cell office:value-type="string" calcext:value-type="string">
            <text:p>Video:</text:p>
          </table:table-cell>
          <table:table-cell office:value-type="string" calcext:value-type="string">
            <text:p>CPUMark</text:p>
          </table:table-cell>
          <table:table-cell office:value-type="string" calcext:value-type="string">
            <text:p>GPUMark</text:p>
          </table:table-cell>
          <table:table-cell office:value-type="string" calcext:value-type="string">
            <text:p>Total HDD</text:p>
          </table:table-cell>
          <table:table-cell office:value-type="string" calcext:value-type="string">
            <text:p>Total SSD</text:p>
          </table:table-cell>
          <table:table-cell office:value-type="string" calcext:value-type="string">
            <text:p>Memorie:</text:p>
          </table:table-cell>
          <table:table-cell office:value-type="string" calcext:value-type="string">
            <text:p>Greutate (Kg):</text:p>
          </table:table-cell>
          <table:table-cell office:value-type="string" calcext:value-type="string">
            <text:p>Sistem de operare:</text:p>
          </table:table-cell>
          <table:table-cell table:style-name="Default" office:value-type="string" calcext:value-type="string">
            <text:p>Pret</text:p>
          </table:table-cell>
          <table:table-cell office:value-type="string" calcext:value-type="string">
            <text:p>Dan's Linear</text:p>
          </table:table-cell>
          <table:table-cell table:style-name="Default" office:value-type="string" calcext:value-type="string">
            <text:p>Pret</text:p>
          </table:table-cell>
          <table:table-cell table:style-name="Default" office:value-type="string" calcext:value-type="string">
            <text:p>Dan/Ron</text:p>
          </table:table-cell>
        </table:table-row>
        <table:table-row table:style-name="ro1">
          <table:table-cell office:value-type="string" calcext:value-type="string">
            <text:p>http://www.cel.ro/calculatoare-desktop/desktop-asus-rog-tytan-i7_4790k-1tbplus128gb-16gb-gtx970-4gb-bluray-l/</text:p>
          </table:table-cell>
          <table:table-cell office:value-type="string" calcext:value-type="string">
            <text:p>intel core i7 4790k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70</text:p>
          </table:table-cell>
          <table:table-cell office:value-type="float" office:value="11204" calcext:value-type="float">
            <text:p>11204</text:p>
          </table:table-cell>
          <table:table-cell office:value-type="float" office:value="8666" calcext:value-type="float">
            <text:p>8666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7204" calcext:value-type="float">
            <text:p>7204</text:p>
          </table:table-cell>
          <table:table-cell table:formula="of:=[.I2]*16 + [.E2]*0.15+[.F2]*0.16 + [.G2]*0.18 + [.H2]*1.4" office:value-type="float" office:value="3682.36" calcext:value-type="float">
            <text:p>3682.36</text:p>
          </table:table-cell>
          <table:table-cell office:value-type="float" office:value="7204" calcext:value-type="float">
            <text:p>7204</text:p>
          </table:table-cell>
          <table:table-cell table:formula="of:=[.M2]/[.N2]" office:value-type="float" office:value="0.511154913936702" calcext:value-type="float">
            <text:p>0.5111549139</text:p>
          </table:table-cell>
        </table:table-row>
        <table:table-row table:style-name="ro1">
          <table:table-cell office:value-type="string" calcext:value-type="string">
            <text:p>http://www.cel.ro/calculatoare-desktop/desktop-asus-rog-g11cb_ro005d-i7_6700-1tbplus256gb-16gb-gtx970-4gb-bluray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7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8666" calcext:value-type="float">
            <text:p>8666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78kg</text:p>
          </table:table-cell>
          <table:table-cell office:value-type="string" calcext:value-type="string">
            <text:p>fara sistem</text:p>
          </table:table-cell>
          <table:table-cell office:value-type="float" office:value="6699" calcext:value-type="float">
            <text:p>6699</text:p>
          </table:table-cell>
          <table:table-cell table:formula="of:=[.I3]*16 + [.E3]*0.15+[.F3]*0.16 + [.G3]*0.18 + [.H3]*1.4" office:value-type="float" office:value="3676.46" calcext:value-type="float">
            <text:p>3676.46</text:p>
          </table:table-cell>
          <table:table-cell office:value-type="float" office:value="6699" calcext:value-type="float">
            <text:p>6699</text:p>
          </table:table-cell>
          <table:table-cell table:formula="of:=[.M3]/[.N3]" office:value-type="float" office:value="0.548807284669354" calcext:value-type="float">
            <text:p>0.5488072847</text:p>
          </table:table-cell>
        </table:table-row>
        <table:table-row table:style-name="ro1">
          <table:table-cell office:value-type="string" calcext:value-type="string">
            <text:p>http://www.cel.ro/calculatoare-desktop/diaxxa-impact-r2-powered-by-asus-i7_6700-1tbplus120gb-16gb-gtx970-4gb-l/</text:p>
          </table:table-cell>
          <table:table-cell office:value-type="string" calcext:value-type="string">
            <text:p>intel core i7 670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70 strix dc2 oc 256bit</text:p>
          </table:table-cell>
          <table:table-cell table:style-name="ce1" office:value-type="float" office:value="9970" calcext:value-type="float">
            <text:p>9970</text:p>
          </table:table-cell>
          <table:table-cell table:style-name="ce1" office:value-type="float" office:value="8666" calcext:value-type="float">
            <text:p>866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5149" calcext:value-type="float">
            <text:p>5149</text:p>
          </table:table-cell>
          <table:table-cell table:formula="of:=[.I4]*16 + [.E4]*0.15+[.F4]*0.16 + [.G4]*0.18 + [.H4]*1.4" office:value-type="float" office:value="3486.06" calcext:value-type="float">
            <text:p>3486.06</text:p>
          </table:table-cell>
          <table:table-cell office:value-type="float" office:value="5149" calcext:value-type="float">
            <text:p>5149</text:p>
          </table:table-cell>
          <table:table-cell table:formula="of:=[.M4]/[.N4]" office:value-type="float" office:value="0.677036317731598" calcext:value-type="float">
            <text:p>0.6770363177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y900-i5_6600k-2tbplus8gb-256gb-16gb-gtx-980-4gb-win10-l/</text:p>
          </table:table-cell>
          <table:table-cell office:value-type="string" calcext:value-type="string">
            <text:p>intel core i5 6600k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80</text:p>
          </table:table-cell>
          <table:table-cell office:value-type="float" office:value="7801" calcext:value-type="float">
            <text:p>7801</text:p>
          </table:table-cell>
          <table:table-cell office:value-type="float" office:value="11578" calcext:value-type="float">
            <text:p>11578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dows 10</text:p>
          </table:table-cell>
          <table:table-cell office:value-type="float" office:value="6999" calcext:value-type="float">
            <text:p>6999</text:p>
          </table:table-cell>
          <table:table-cell table:formula="of:=[.I5]*16 + [.E5]*0.15+[.F5]*0.16 + [.G5]*0.18 + [.H5]*1.4" office:value-type="float" office:value="3469.83" calcext:value-type="float">
            <text:p>3469.83</text:p>
          </table:table-cell>
          <table:table-cell office:value-type="float" office:value="6999" calcext:value-type="float">
            <text:p>6999</text:p>
          </table:table-cell>
          <table:table-cell table:formula="of:=[.M5]/[.N5]" office:value-type="float" office:value="0.495760822974711" calcext:value-type="float">
            <text:p>0.495760823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y700-i7_6700-2tbplus8gb-120gb-8gb-gtx970-4gb-win10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7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8666" calcext:value-type="float">
            <text:p>866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5 kg</text:p>
          </table:table-cell>
          <table:table-cell office:value-type="string" calcext:value-type="string">
            <text:p>windows 10</text:p>
          </table:table-cell>
          <table:table-cell office:value-type="float" office:value="5999" calcext:value-type="float">
            <text:p>5999</text:p>
          </table:table-cell>
          <table:table-cell table:formula="of:=[.I6]*16 + [.E6]*0.15+[.F6]*0.16 + [.G6]*0.18 + [.H6]*1.4" office:value-type="float" office:value="3381.26" calcext:value-type="float">
            <text:p>3381.26</text:p>
          </table:table-cell>
          <table:table-cell office:value-type="float" office:value="5999" calcext:value-type="float">
            <text:p>5999</text:p>
          </table:table-cell>
          <table:table-cell table:formula="of:=[.M6]/[.N6]" office:value-type="float" office:value="0.563637272878813" calcext:value-type="float">
            <text:p>0.5636372729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y900-i7_6700k-2tbplus8gb-8gb-gtx970-4gb-win10-l/</text:p>
          </table:table-cell>
          <table:table-cell office:value-type="string" calcext:value-type="string">
            <text:p>intel core i7 6700k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70</text:p>
          </table:table-cell>
          <table:table-cell office:value-type="float" office:value="11003" calcext:value-type="float">
            <text:p>11003</text:p>
          </table:table-cell>
          <table:table-cell office:value-type="float" office:value="8666" calcext:value-type="float">
            <text:p>86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dows 10</text:p>
          </table:table-cell>
          <table:table-cell office:value-type="float" office:value="6699" calcext:value-type="float">
            <text:p>6699</text:p>
          </table:table-cell>
          <table:table-cell table:formula="of:=[.I7]*16 + [.E7]*0.15+[.F7]*0.16 + [.G7]*0.18 + [.H7]*1.4" office:value-type="float" office:value="3356.21" calcext:value-type="float">
            <text:p>3356.21</text:p>
          </table:table-cell>
          <table:table-cell office:value-type="float" office:value="6699" calcext:value-type="float">
            <text:p>6699</text:p>
          </table:table-cell>
          <table:table-cell table:formula="of:=[.M7]/[.N7]" office:value-type="float" office:value="0.501001642036125" calcext:value-type="float">
            <text:p>0.501001642</text:p>
          </table:table-cell>
        </table:table-row>
        <table:table-row table:style-name="ro1">
          <table:table-cell office:value-type="string" calcext:value-type="string">
            <text:p>http://www.cel.ro/calculatoare-desktop/desktop-asus-rog-tytan-g30ak_ro020d-i7_4790k-1tbplus128gb-16gb-gtx960-2gb-l/</text:p>
          </table:table-cell>
          <table:table-cell office:value-type="string" calcext:value-type="string">
            <text:p>intel core i7 4790k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60</text:p>
          </table:table-cell>
          <table:table-cell office:value-type="float" office:value="11204" calcext:value-type="float">
            <text:p>11204</text:p>
          </table:table-cell>
          <table:table-cell office:value-type="float" office:value="5938" calcext:value-type="float">
            <text:p>5938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 kg</text:p>
          </table:table-cell>
          <table:table-cell office:value-type="string" calcext:value-type="string">
            <text:p>fara sistem</text:p>
          </table:table-cell>
          <table:table-cell office:value-type="float" office:value="6744" calcext:value-type="float">
            <text:p>6744</text:p>
          </table:table-cell>
          <table:table-cell table:formula="of:=[.I8]*16 + [.E8]*0.15+[.F8]*0.16 + [.G8]*0.18 + [.H8]*1.4" office:value-type="float" office:value="3245.88" calcext:value-type="float">
            <text:p>3245.88</text:p>
          </table:table-cell>
          <table:table-cell office:value-type="float" office:value="6744" calcext:value-type="float">
            <text:p>6744</text:p>
          </table:table-cell>
          <table:table-cell table:formula="of:=[.M8]/[.N8]" office:value-type="float" office:value="0.481298932384342" calcext:value-type="float">
            <text:p>0.4812989324</text:p>
          </table:table-cell>
        </table:table-row>
        <table:table-row table:style-name="ro1">
          <table:table-cell office:value-type="string" calcext:value-type="string">
            <text:p>http://www.cel.ro/calculatoare-desktop/desktop-maguay-gamepower-z170-i5_6600k-2tb_7200rpm-16gb-gtx970-oc-4gb-l/</text:p>
          </table:table-cell>
          <table:table-cell office:value-type="string" calcext:value-type="string">
            <text:p>intel core i5 6600k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70 directcu ii oc</text:p>
          </table:table-cell>
          <table:table-cell office:value-type="float" office:value="7801" calcext:value-type="float">
            <text:p>7801</text:p>
          </table:table-cell>
          <table:table-cell office:value-type="float" office:value="8666" calcext:value-type="float">
            <text:p>8666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5614" calcext:value-type="float">
            <text:p>5614</text:p>
          </table:table-cell>
          <table:table-cell table:formula="of:=[.I9]*16 + [.E9]*0.15+[.F9]*0.16 + [.G9]*0.18 + [.H9]*1.4" office:value-type="float" office:value="3172.71" calcext:value-type="float">
            <text:p>3172.71</text:p>
          </table:table-cell>
          <table:table-cell office:value-type="float" office:value="5614" calcext:value-type="float">
            <text:p>5614</text:p>
          </table:table-cell>
          <table:table-cell table:formula="of:=[.M9]/[.N9]" office:value-type="float" office:value="0.565142500890631" calcext:value-type="float">
            <text:p>0.5651425009</text:p>
          </table:table-cell>
        </table:table-row>
        <table:table-row table:style-name="ro1">
          <table:table-cell office:value-type="string" calcext:value-type="string">
            <text:p>http://www.cel.ro/calculatoare-desktop/desktop-maguay-gamepower-h97-i7_4790-1tbplus256gb-16gb-gtx950-oc-2gb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50 oc</text:p>
          </table:table-cell>
          <table:table-cell table:style-name="ce1" office:value-type="float" office:value="10017" calcext:value-type="float">
            <text:p>10017</text:p>
          </table:table-cell>
          <table:table-cell table:style-name="ce1" office:value-type="float" office:value="5247" calcext:value-type="float">
            <text:p>5247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5059" calcext:value-type="float">
            <text:p>5059</text:p>
          </table:table-cell>
          <table:table-cell table:formula="of:=[.I10]*16 + [.E10]*0.15+[.F10]*0.16 + [.G10]*0.18 + [.H10]*1.4" office:value-type="float" office:value="3136.47" calcext:value-type="float">
            <text:p>3136.47</text:p>
          </table:table-cell>
          <table:table-cell office:value-type="float" office:value="5059" calcext:value-type="float">
            <text:p>5059</text:p>
          </table:table-cell>
          <table:table-cell table:formula="of:=[.M10]/[.N10]" office:value-type="float" office:value="0.619978256572445" calcext:value-type="float">
            <text:p>0.6199782566</text:p>
          </table:table-cell>
        </table:table-row>
        <table:table-row table:style-name="ro1">
          <table:table-cell office:value-type="string" calcext:value-type="string">
            <text:p>http://www.cel.ro/calculatoare-desktop/desktop-asus-rog-tytan-g30ak-i7_4790k-1tbplus128gb-16gb-gtx760-2gb-l/</text:p>
          </table:table-cell>
          <table:table-cell office:value-type="string" calcext:value-type="string">
            <text:p>intel core i7 4790k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760</text:p>
          </table:table-cell>
          <table:table-cell office:value-type="float" office:value="11204" calcext:value-type="float">
            <text:p>11204</text:p>
          </table:table-cell>
          <table:table-cell office:value-type="float" office:value="5068" calcext:value-type="float">
            <text:p>5068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36 kg</text:p>
          </table:table-cell>
          <table:table-cell office:value-type="string" calcext:value-type="string">
            <text:p>fara sistem</text:p>
          </table:table-cell>
          <table:table-cell office:value-type="float" office:value="5224" calcext:value-type="float">
            <text:p>5224</text:p>
          </table:table-cell>
          <table:table-cell table:formula="of:=[.I11]*16 + [.E11]*0.15+[.F11]*0.16 + [.G11]*0.18 + [.H11]*1.4" office:value-type="float" office:value="3106.68" calcext:value-type="float">
            <text:p>3106.68</text:p>
          </table:table-cell>
          <table:table-cell office:value-type="float" office:value="5224" calcext:value-type="float">
            <text:p>5224</text:p>
          </table:table-cell>
          <table:table-cell table:formula="of:=[.M11]/[.N11]" office:value-type="float" office:value="0.594693721286371" calcext:value-type="float">
            <text:p>0.5946937213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t5810-xeon-e5_1650v3-2tb-16gb-firepro-w5100-4gb-win7pro-l/</text:p>
          </table:table-cell>
          <table:table-cell office:value-type="string" calcext:value-type="string">
            <text:p>intel xeon <text:s/>e5 1650 v3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firepro w5100</text:p>
          </table:table-cell>
          <table:table-cell table:style-name="ce1" office:value-type="float" office:value="13511" calcext:value-type="float">
            <text:p>13511</text:p>
          </table:table-cell>
          <table:table-cell office:value-type="float" office:value="2824" calcext:value-type="float">
            <text:p>2824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3.5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9719" calcext:value-type="float">
            <text:p>9719</text:p>
          </table:table-cell>
          <table:table-cell table:formula="of:=[.I12]*16 + [.E12]*0.15+[.F12]*0.16 + [.G12]*0.18 + [.H12]*1.4" office:value-type="float" office:value="3094.49" calcext:value-type="float">
            <text:p>3094.49</text:p>
          </table:table-cell>
          <table:table-cell office:value-type="float" office:value="9719" calcext:value-type="float">
            <text:p>9719</text:p>
          </table:table-cell>
          <table:table-cell table:formula="of:=[.M12]/[.N12]" office:value-type="float" office:value="0.318395925506739" calcext:value-type="float">
            <text:p>0.3183959255</text:p>
          </table:table-cell>
        </table:table-row>
        <table:table-row table:style-name="ro1">
          <table:table-cell office:value-type="string" calcext:value-type="string">
            <text:p>http://www.cel.ro/calculatoare-desktop/desktop-hp-z640-xeon-e5_2620v3-2tbplus512gb-32gb-win10pro-l/</text:p>
          </table:table-cell>
          <table:table-cell office:value-type="string" calcext:value-type="string">
            <text:p>intel xeon e5 2620 v3</text:p>
          </table:table-cell>
          <table:table-cell table:number-columns-repeated="2"/>
          <table:table-cell table:style-name="ce1" office:value-type="float" office:value="10004" calcext:value-type="float">
            <text:p>1000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dows 10 pro</text:p>
          </table:table-cell>
          <table:table-cell office:value-type="float" office:value="10899" calcext:value-type="float">
            <text:p>10899</text:p>
          </table:table-cell>
          <table:table-cell table:formula="of:=[.I13]*16 + [.E13]*0.15+[.F13]*0.16 + [.G13]*0.18 + [.H13]*1.4" office:value-type="float" office:value="3089.4" calcext:value-type="float">
            <text:p>3089.4</text:p>
          </table:table-cell>
          <table:table-cell office:value-type="float" office:value="10899" calcext:value-type="float">
            <text:p>10899</text:p>
          </table:table-cell>
          <table:table-cell table:formula="of:=[.M13]/[.N13]" office:value-type="float" office:value="0.283457197908065" calcext:value-type="float">
            <text:p>0.2834571979</text:p>
          </table:table-cell>
        </table:table-row>
        <table:table-row table:style-name="ro1">
          <table:table-cell office:value-type="string" calcext:value-type="string">
            <text:p>http://www.cel.ro/calculatoare-desktop/desktop-asus-rog-g20cb-i7_6700-1tbplus128gb-16gb-nvidia-gtx960-2gb-win10-l/</text:p>
          </table:table-cell>
          <table:table-cell office:value-type="string" calcext:value-type="string">
            <text:p>intel core i7 670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6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5938" calcext:value-type="float">
            <text:p>5938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38 kg</text:p>
          </table:table-cell>
          <table:table-cell office:value-type="string" calcext:value-type="string">
            <text:p>windows 10</text:p>
          </table:table-cell>
          <table:table-cell office:value-type="float" office:value="6399" calcext:value-type="float">
            <text:p>6399</text:p>
          </table:table-cell>
          <table:table-cell table:formula="of:=[.I14]*16 + [.E14]*0.15+[.F14]*0.16 + [.G14]*0.18 + [.H14]*1.4" office:value-type="float" office:value="3060.78" calcext:value-type="float">
            <text:p>3060.78</text:p>
          </table:table-cell>
          <table:table-cell office:value-type="float" office:value="6399" calcext:value-type="float">
            <text:p>6399</text:p>
          </table:table-cell>
          <table:table-cell table:formula="of:=[.M14]/[.N14]" office:value-type="float" office:value="0.478321612751993" calcext:value-type="float">
            <text:p>0.4783216128</text:p>
          </table:table-cell>
        </table:table-row>
        <table:table-row table:style-name="ro1">
          <table:table-cell office:value-type="string" calcext:value-type="string">
            <text:p>http://www.cel.ro/calculatoare-desktop/desktop-asus-rog-g20cb-i7_6700-1tbplus128gb-16gb-nvidia-gtx960-2gb-win7-l/</text:p>
          </table:table-cell>
          <table:table-cell office:value-type="string" calcext:value-type="string">
            <text:p>intel core i7 670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6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5938" calcext:value-type="float">
            <text:p>5938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38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6599" calcext:value-type="float">
            <text:p>6599</text:p>
          </table:table-cell>
          <table:table-cell table:formula="of:=[.I15]*16 + [.E15]*0.15+[.F15]*0.16 + [.G15]*0.18 + [.H15]*1.4" office:value-type="float" office:value="3060.78" calcext:value-type="float">
            <text:p>3060.78</text:p>
          </table:table-cell>
          <table:table-cell office:value-type="float" office:value="6599" calcext:value-type="float">
            <text:p>6599</text:p>
          </table:table-cell>
          <table:table-cell table:formula="of:=[.M15]/[.N15]" office:value-type="float" office:value="0.463824821942719" calcext:value-type="float">
            <text:p>0.4638248219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3620-mt-xeon-e3_1240v5-512gb-16gb-quadro-k2200-4gb-win10-l/</text:p>
          </table:table-cell>
          <table:table-cell office:value-type="string" calcext:value-type="string">
            <text:p>intel xeon e3 1240 v5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2200</text:p>
          </table:table-cell>
          <table:table-cell table:style-name="ce1" office:value-type="float" office:value="10177" calcext:value-type="float">
            <text:p>10177</text:p>
          </table:table-cell>
          <table:table-cell office:value-type="float" office:value="3422" calcext:value-type="float">
            <text:p>342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windows 10</text:p>
          </table:table-cell>
          <table:table-cell office:value-type="float" office:value="8304" calcext:value-type="float">
            <text:p>8304</text:p>
          </table:table-cell>
          <table:table-cell table:formula="of:=[.I16]*16 + [.E16]*0.15+[.F16]*0.16 + [.G16]*0.18 + [.H16]*1.4" office:value-type="float" office:value="3046.87" calcext:value-type="float">
            <text:p>3046.87</text:p>
          </table:table-cell>
          <table:table-cell office:value-type="float" office:value="8304" calcext:value-type="float">
            <text:p>8304</text:p>
          </table:table-cell>
          <table:table-cell table:formula="of:=[.M16]/[.N16]" office:value-type="float" office:value="0.366915944123314" calcext:value-type="float">
            <text:p>0.3669159441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y700_34ish-i7_6700-2tbplus8gb-8gb-gtx960-2gb-win10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6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5938" calcext:value-type="float">
            <text:p>593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5 kg</text:p>
          </table:table-cell>
          <table:table-cell office:value-type="string" calcext:value-type="string">
            <text:p>windows 10</text:p>
          </table:table-cell>
          <table:table-cell office:value-type="float" office:value="4599" calcext:value-type="float">
            <text:p>4599</text:p>
          </table:table-cell>
          <table:table-cell table:formula="of:=[.I17]*16 + [.E17]*0.15+[.F17]*0.16 + [.G17]*0.18 + [.H17]*1.4" office:value-type="float" office:value="2944.78" calcext:value-type="float">
            <text:p>2944.78</text:p>
          </table:table-cell>
          <table:table-cell office:value-type="float" office:value="4599" calcext:value-type="float">
            <text:p>4599</text:p>
          </table:table-cell>
          <table:table-cell table:formula="of:=[.M17]/[.N17]" office:value-type="float" office:value="0.640308762774516" calcext:value-type="float">
            <text:p>0.6403087628</text:p>
          </table:table-cell>
        </table:table-row>
        <table:table-row table:style-name="ro1">
          <table:table-cell office:value-type="string" calcext:value-type="string">
            <text:p>http://www.cel.ro/calculatoare-desktop/desktop-asus-rog-tytan-g30ak-i7_4790k-1tb-16gb-gtx760-3gb-l/</text:p>
          </table:table-cell>
          <table:table-cell office:value-type="string" calcext:value-type="string">
            <text:p>intel core i7 4790k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760</text:p>
          </table:table-cell>
          <table:table-cell office:value-type="float" office:value="11204" calcext:value-type="float">
            <text:p>11204</text:p>
          </table:table-cell>
          <table:table-cell office:value-type="float" office:value="5068" calcext:value-type="float">
            <text:p>506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4.36 kg</text:p>
          </table:table-cell>
          <table:table-cell office:value-type="string" calcext:value-type="string">
            <text:p>fara sistem</text:p>
          </table:table-cell>
          <table:table-cell office:value-type="float" office:value="4699" calcext:value-type="float">
            <text:p>4699</text:p>
          </table:table-cell>
          <table:table-cell table:formula="of:=[.I18]*16 + [.E18]*0.15+[.F18]*0.16 + [.G18]*0.18 + [.H18]*1.4" office:value-type="float" office:value="2927.48" calcext:value-type="float">
            <text:p>2927.48</text:p>
          </table:table-cell>
          <table:table-cell office:value-type="float" office:value="4699" calcext:value-type="float">
            <text:p>4699</text:p>
          </table:table-cell>
          <table:table-cell table:formula="of:=[.M18]/[.N18]" office:value-type="float" office:value="0.623000638433709" calcext:value-type="float">
            <text:p>0.6230006384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y900-i5_6600k-1tbplus8gb-8gb-gtx970-4gb-win10-l/</text:p>
          </table:table-cell>
          <table:table-cell office:value-type="string" calcext:value-type="string">
            <text:p>intel core i5 6600k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70</text:p>
          </table:table-cell>
          <table:table-cell office:value-type="float" office:value="7801" calcext:value-type="float">
            <text:p>7801</text:p>
          </table:table-cell>
          <table:table-cell office:value-type="float" office:value="8666" calcext:value-type="float">
            <text:p>86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dows 10</text:p>
          </table:table-cell>
          <table:table-cell office:value-type="float" office:value="5499" calcext:value-type="float">
            <text:p>5499</text:p>
          </table:table-cell>
          <table:table-cell table:formula="of:=[.I19]*16 + [.E19]*0.15+[.F19]*0.16 + [.G19]*0.18 + [.H19]*1.4" office:value-type="float" office:value="2875.91" calcext:value-type="float">
            <text:p>2875.91</text:p>
          </table:table-cell>
          <table:table-cell office:value-type="float" office:value="5499" calcext:value-type="float">
            <text:p>5499</text:p>
          </table:table-cell>
          <table:table-cell table:formula="of:=[.M19]/[.N19]" office:value-type="float" office:value="0.522987815966539" calcext:value-type="float">
            <text:p>0.522987816</text:p>
          </table:table-cell>
        </table:table-row>
        <table:table-row table:style-name="ro1">
          <table:table-cell office:value-type="string" calcext:value-type="string">
            <text:p>http://www.cel.ro/calculatoare-desktop/desktop-dell-xps-8900-mt-i7_6700-2tb-16gb-radeon-r9-370-4gb-win10-l/</text:p>
          </table:table-cell>
          <table:table-cell office:value-type="string" calcext:value-type="string">
            <text:p>ntel core i7 67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9 370</text:p>
          </table:table-cell>
          <table:table-cell table:style-name="ce1" office:value-type="float" office:value="9966" calcext:value-type="float">
            <text:p>9966</text:p>
          </table:table-cell>
          <table:table-cell office:value-type="float" office:value="4248" calcext:value-type="float">
            <text:p>4248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3.8 kg</text:p>
          </table:table-cell>
          <table:table-cell office:value-type="string" calcext:value-type="string">
            <text:p>windows 10</text:p>
          </table:table-cell>
          <table:table-cell office:value-type="float" office:value="6379" calcext:value-type="float">
            <text:p>6379</text:p>
          </table:table-cell>
          <table:table-cell table:formula="of:=[.I20]*16 + [.E20]*0.15+[.F20]*0.16 + [.G20]*0.18 + [.H20]*1.4" office:value-type="float" office:value="2790.58" calcext:value-type="float">
            <text:p>2790.58</text:p>
          </table:table-cell>
          <table:table-cell office:value-type="float" office:value="6379" calcext:value-type="float">
            <text:p>6379</text:p>
          </table:table-cell>
          <table:table-cell table:formula="of:=[.M20]/[.N20]" office:value-type="float" office:value="0.437463552280922" calcext:value-type="float">
            <text:p>0.4374635523</text:p>
          </table:table-cell>
        </table:table-row>
        <table:table-row table:style-name="ro1">
          <table:table-cell office:value-type="string" calcext:value-type="string">
            <text:p>http://www.cel.ro/calculatoare-desktop/desktop-asus-rog-g11cb_ro003t-i7_6700-1tbplus8gb-sshd-8gb-gtx960-2gb-win10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6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5938" calcext:value-type="float">
            <text:p>59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9.78kg</text:p>
          </table:table-cell>
          <table:table-cell office:value-type="string" calcext:value-type="string">
            <text:p>windows 10</text:p>
          </table:table-cell>
          <table:table-cell office:value-type="float" office:value="4599" calcext:value-type="float">
            <text:p>4599</text:p>
          </table:table-cell>
          <table:table-cell table:formula="of:=[.I21]*16 + [.E21]*0.15+[.F21]*0.16 + [.G21]*0.18 + [.H21]*1.4" office:value-type="float" office:value="2764.78" calcext:value-type="float">
            <text:p>2764.78</text:p>
          </table:table-cell>
          <table:table-cell office:value-type="float" office:value="4599" calcext:value-type="float">
            <text:p>4599</text:p>
          </table:table-cell>
          <table:table-cell table:formula="of:=[.M21]/[.N21]" office:value-type="float" office:value="0.601169819525984" calcext:value-type="float">
            <text:p>0.6011698195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y700-i5_6400-2tbplus8gb-120gb-8gb-gtx970-4gb-win10-l/</text:p>
          </table:table-cell>
          <table:table-cell office:value-type="string" calcext:value-type="string">
            <text:p>intel core i5 64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70</text:p>
          </table:table-cell>
          <table:table-cell office:value-type="float" office:value="5286" calcext:value-type="float">
            <text:p>5286</text:p>
          </table:table-cell>
          <table:table-cell office:value-type="float" office:value="8666" calcext:value-type="float">
            <text:p>866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5 kg</text:p>
          </table:table-cell>
          <table:table-cell office:value-type="string" calcext:value-type="string">
            <text:p>windows 10</text:p>
          </table:table-cell>
          <table:table-cell office:value-type="float" office:value="4999" calcext:value-type="float">
            <text:p>4999</text:p>
          </table:table-cell>
          <table:table-cell table:formula="of:=[.I22]*16 + [.E22]*0.15+[.F22]*0.16 + [.G22]*0.18 + [.H22]*1.4" office:value-type="float" office:value="2678.66" calcext:value-type="float">
            <text:p>2678.66</text:p>
          </table:table-cell>
          <table:table-cell office:value-type="float" office:value="4999" calcext:value-type="float">
            <text:p>4999</text:p>
          </table:table-cell>
          <table:table-cell table:formula="of:=[.M22]/[.N22]" office:value-type="float" office:value="0.535839167833567" calcext:value-type="float">
            <text:p>0.5358391678</text:p>
          </table:table-cell>
        </table:table-row>
        <table:table-row table:style-name="ro1">
          <table:table-cell office:value-type="string" calcext:value-type="string">
            <text:p>http://www.cel.ro/calculatoare-desktop/desktop-asus-m32cd-i7_6700-2tb-8gb-radeon-r9-370-2gb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9 37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4248" calcext:value-type="float">
            <text:p>4248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fara sistem</text:p>
          </table:table-cell>
          <table:table-cell office:value-type="float" office:value="3999" calcext:value-type="float">
            <text:p>3999</text:p>
          </table:table-cell>
          <table:table-cell table:formula="of:=[.I23]*16 + [.E23]*0.15+[.F23]*0.16 + [.G23]*0.18 + [.H23]*1.4" office:value-type="float" office:value="2663.18" calcext:value-type="float">
            <text:p>2663.18</text:p>
          </table:table-cell>
          <table:table-cell office:value-type="float" office:value="3999" calcext:value-type="float">
            <text:p>3999</text:p>
          </table:table-cell>
          <table:table-cell table:formula="of:=[.M23]/[.N23]" office:value-type="float" office:value="0.665961490372593" calcext:value-type="float">
            <text:p>0.6659614904</text:p>
          </table:table-cell>
        </table:table-row>
        <table:table-row table:style-name="ro1">
          <table:table-cell office:value-type="string" calcext:value-type="string">
            <text:p>http://www.cel.ro/calculatoare-desktop/desktop-asus-m32cd-i7_6700-1tbplus8gb-8gb-nvidia-gtx950-2gb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5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5247" calcext:value-type="float">
            <text:p>524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fara sistem</text:p>
          </table:table-cell>
          <table:table-cell office:value-type="float" office:value="3799" calcext:value-type="float">
            <text:p>3799</text:p>
          </table:table-cell>
          <table:table-cell table:formula="of:=[.I24]*16 + [.E24]*0.15+[.F24]*0.16 + [.G24]*0.18 + [.H24]*1.4" office:value-type="float" office:value="2654.22" calcext:value-type="float">
            <text:p>2654.22</text:p>
          </table:table-cell>
          <table:table-cell office:value-type="float" office:value="3799" calcext:value-type="float">
            <text:p>3799</text:p>
          </table:table-cell>
          <table:table-cell table:formula="of:=[.M24]/[.N24]" office:value-type="float" office:value="0.698662806001579" calcext:value-type="float">
            <text:p>0.698662806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3620-mt-i7_6700-1tbplus256gb-16gb-quadro-k620-2gb-win10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62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2263" calcext:value-type="float">
            <text:p>2263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windows 10</text:p>
          </table:table-cell>
          <table:table-cell office:value-type="float" office:value="6899" calcext:value-type="float">
            <text:p>6899</text:p>
          </table:table-cell>
          <table:table-cell table:formula="of:=[.I25]*16 + [.E25]*0.15+[.F25]*0.16 + [.G25]*0.18 + [.H25]*1.4" office:value-type="float" office:value="2651.98" calcext:value-type="float">
            <text:p>2651.98</text:p>
          </table:table-cell>
          <table:table-cell office:value-type="float" office:value="6899" calcext:value-type="float">
            <text:p>6899</text:p>
          </table:table-cell>
          <table:table-cell table:formula="of:=[.M25]/[.N25]" office:value-type="float" office:value="0.38440063777359" calcext:value-type="float">
            <text:p>0.3844006378</text:p>
          </table:table-cell>
        </table:table-row>
        <table:table-row table:style-name="ro1">
          <table:table-cell office:value-type="string" calcext:value-type="string">
            <text:p>http://www.cel.ro/calculatoare-desktop/diaxxa-warrior-i7_4790-3.6ghz-1tb_7200rpm-8gb-gtx950-2gb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50 oc</text:p>
          </table:table-cell>
          <table:table-cell table:style-name="ce1" office:value-type="float" office:value="10017" calcext:value-type="float">
            <text:p>10017</text:p>
          </table:table-cell>
          <table:table-cell table:style-name="ce1" office:value-type="float" office:value="5247" calcext:value-type="float">
            <text:p>52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5.1 kg</text:p>
          </table:table-cell>
          <table:table-cell office:value-type="string" calcext:value-type="string">
            <text:p>fara sistem</text:p>
          </table:table-cell>
          <table:table-cell office:value-type="float" office:value="3399" calcext:value-type="float">
            <text:p>3399</text:p>
          </table:table-cell>
          <table:table-cell table:formula="of:=[.I26]*16 + [.E26]*0.15+[.F26]*0.16 + [.G26]*0.18 + [.H26]*1.4" office:value-type="float" office:value="2650.07" calcext:value-type="float">
            <text:p>2650.07</text:p>
          </table:table-cell>
          <table:table-cell office:value-type="float" office:value="3399" calcext:value-type="float">
            <text:p>3399</text:p>
          </table:table-cell>
          <table:table-cell table:formula="of:=[.M26]/[.N26]" office:value-type="float" office:value="0.779661665195646" calcext:value-type="float">
            <text:p>0.7796616652</text:p>
          </table:table-cell>
        </table:table-row>
        <table:table-row table:style-name="ro1">
          <table:table-cell office:value-type="string" calcext:value-type="string">
            <text:p>http://www.cel.ro/calculatoare-desktop/desktop-hp-z240t-xeon-e3_1245v5-2tb-16gb-quadro-k620-2gb-win10pro-l/</text:p>
          </table:table-cell>
          <table:table-cell office:value-type="string" calcext:value-type="string">
            <text:p>intel xeon e3 1245 v5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620</text:p>
          </table:table-cell>
          <table:table-cell table:style-name="ce1" office:value-type="float" office:value="10302" calcext:value-type="float">
            <text:p>10302</text:p>
          </table:table-cell>
          <table:table-cell office:value-type="float" office:value="2263" calcext:value-type="float">
            <text:p>226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windows 10 pro</text:p>
          </table:table-cell>
          <table:table-cell office:value-type="float" office:value="6359" calcext:value-type="float">
            <text:p>6359</text:p>
          </table:table-cell>
          <table:table-cell table:formula="of:=[.I27]*16 + [.E27]*0.15+[.F27]*0.16 + [.G27]*0.18 + [.H27]*1.4" office:value-type="float" office:value="2545.78" calcext:value-type="float">
            <text:p>2545.78</text:p>
          </table:table-cell>
          <table:table-cell office:value-type="float" office:value="6359" calcext:value-type="float">
            <text:p>6359</text:p>
          </table:table-cell>
          <table:table-cell table:formula="of:=[.M27]/[.N27]" office:value-type="float" office:value="0.400342821198302" calcext:value-type="float">
            <text:p>0.4003428212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3620-mt-xeon-e3_1240v5-2x1tb-16gb-quadro-k620-2gb-win7pro-l/</text:p>
          </table:table-cell>
          <table:table-cell office:value-type="string" calcext:value-type="string">
            <text:p>intel xeon e3 1240 v5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620</text:p>
          </table:table-cell>
          <table:table-cell table:style-name="ce1" office:value-type="float" office:value="10177" calcext:value-type="float">
            <text:p>10177</text:p>
          </table:table-cell>
          <table:table-cell office:value-type="float" office:value="2263" calcext:value-type="float">
            <text:p>2263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6499" calcext:value-type="float">
            <text:p>6499</text:p>
          </table:table-cell>
          <table:table-cell table:formula="of:=[.I28]*16 + [.E28]*0.15+[.F28]*0.16 + [.G28]*0.18 + [.H28]*1.4" office:value-type="float" office:value="2504.63" calcext:value-type="float">
            <text:p>2504.63</text:p>
          </table:table-cell>
          <table:table-cell office:value-type="float" office:value="6499" calcext:value-type="float">
            <text:p>6499</text:p>
          </table:table-cell>
          <table:table-cell table:formula="of:=[.M28]/[.N28]" office:value-type="float" office:value="0.38538698261271" calcext:value-type="float">
            <text:p>0.3853869826</text:p>
          </table:table-cell>
        </table:table-row>
        <table:table-row table:style-name="ro1">
          <table:table-cell office:value-type="string" calcext:value-type="string">
            <text:p>http://www.cel.ro/calculatoare-desktop/desktop-hp-z440-xeon-e5_1620v3-2tbplus256gb-16gb-win10pro-l/</text:p>
          </table:table-cell>
          <table:table-cell office:value-type="string" calcext:value-type="string">
            <text:p>intel xeon <text:s/>e5 1620v3</text:p>
          </table:table-cell>
          <table:table-cell office:value-type="string" calcext:value-type="string">
            <text:p>fara placa video</text:p>
          </table:table-cell>
          <table:table-cell/>
          <table:table-cell table:style-name="ce1" office:value-type="float" office:value="9671" calcext:value-type="float">
            <text:p>967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 kg</text:p>
          </table:table-cell>
          <table:table-cell office:value-type="string" calcext:value-type="string">
            <text:p>windows 10 pro</text:p>
          </table:table-cell>
          <table:table-cell office:value-type="float" office:value="8214" calcext:value-type="float">
            <text:p>8214</text:p>
          </table:table-cell>
          <table:table-cell table:formula="of:=[.I29]*16 + [.E29]*0.15+[.F29]*0.16 + [.G29]*0.18 + [.H29]*1.4" office:value-type="float" office:value="2425.05" calcext:value-type="float">
            <text:p>2425.05</text:p>
          </table:table-cell>
          <table:table-cell office:value-type="float" office:value="8214" calcext:value-type="float">
            <text:p>8214</text:p>
          </table:table-cell>
          <table:table-cell table:formula="of:=[.M29]/[.N29]" office:value-type="float" office:value="0.295233747260774" calcext:value-type="float">
            <text:p>0.2952337473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3620-mt-xeon-e3_1240v5-1tb-8gb-k2200-4gb-win10-l/</text:p>
          </table:table-cell>
          <table:table-cell office:value-type="string" calcext:value-type="string">
            <text:p>intel xeon e3 1240 v5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2200</text:p>
          </table:table-cell>
          <table:table-cell table:style-name="ce1" office:value-type="float" office:value="10177" calcext:value-type="float">
            <text:p>10177</text:p>
          </table:table-cell>
          <table:table-cell office:value-type="float" office:value="3422" calcext:value-type="float">
            <text:p>342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windows 10</text:p>
          </table:table-cell>
          <table:table-cell office:value-type="float" office:value="6754" calcext:value-type="float">
            <text:p>6754</text:p>
          </table:table-cell>
          <table:table-cell table:formula="of:=[.I30]*16 + [.E30]*0.15+[.F30]*0.16 + [.G30]*0.18 + [.H30]*1.4" office:value-type="float" office:value="2382.07" calcext:value-type="float">
            <text:p>2382.07</text:p>
          </table:table-cell>
          <table:table-cell office:value-type="float" office:value="6754" calcext:value-type="float">
            <text:p>6754</text:p>
          </table:table-cell>
          <table:table-cell table:formula="of:=[.M30]/[.N30]" office:value-type="float" office:value="0.352690257625111" calcext:value-type="float">
            <text:p>0.3526902576</text:p>
          </table:table-cell>
        </table:table-row>
        <table:table-row table:style-name="ro1">
          <table:table-cell office:value-type="string" calcext:value-type="string">
            <text:p>http://www.cel.ro/calculatoare-desktop/desktop-hp-z240-twr-i7_6700-1tbplus256g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windows 10 pro</text:p>
          </table:table-cell>
          <table:table-cell office:value-type="float" office:value="6239" calcext:value-type="float">
            <text:p>6239</text:p>
          </table:table-cell>
          <table:table-cell table:formula="of:=[.I31]*16 + [.E31]*0.15+[.F31]*0.16 + [.G31]*0.18 + [.H31]*1.4" office:value-type="float" office:value="2316.14" calcext:value-type="float">
            <text:p>2316.14</text:p>
          </table:table-cell>
          <table:table-cell office:value-type="float" office:value="6239" calcext:value-type="float">
            <text:p>6239</text:p>
          </table:table-cell>
          <table:table-cell table:formula="of:=[.M31]/[.N31]" office:value-type="float" office:value="0.371235774963936" calcext:value-type="float">
            <text:p>0.371235775</text:p>
          </table:table-cell>
        </table:table-row>
        <table:table-row table:style-name="ro1">
          <table:table-cell office:value-type="string" calcext:value-type="string">
            <text:p>http://www.cel.ro/calculatoare-desktop/desktop-hp-z240t-i7_6700-1tbplus256g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windows 10 pro</text:p>
          </table:table-cell>
          <table:table-cell office:value-type="float" office:value="6239" calcext:value-type="float">
            <text:p>6239</text:p>
          </table:table-cell>
          <table:table-cell table:formula="of:=[.I32]*16 + [.E32]*0.15+[.F32]*0.16 + [.G32]*0.18 + [.H32]*1.4" office:value-type="float" office:value="2316.14" calcext:value-type="float">
            <text:p>2316.14</text:p>
          </table:table-cell>
          <table:table-cell office:value-type="float" office:value="6239" calcext:value-type="float">
            <text:p>6239</text:p>
          </table:table-cell>
          <table:table-cell table:formula="of:=[.M32]/[.N32]" office:value-type="float" office:value="0.371235774963936" calcext:value-type="float">
            <text:p>0.371235775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twr-i7_6700-1tbplus256gb-8gb-gt730-2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7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43 kg</text:p>
          </table:table-cell>
          <table:table-cell office:value-type="string" calcext:value-type="string">
            <text:p>windows 10 pro</text:p>
          </table:table-cell>
          <table:table-cell office:value-type="float" office:value="5344" calcext:value-type="float">
            <text:p>5344</text:p>
          </table:table-cell>
          <table:table-cell table:formula="of:=[.I33]*16 + [.E33]*0.15+[.F33]*0.16 + [.G33]*0.18 + [.H33]*1.4" office:value-type="float" office:value="2310.38" calcext:value-type="float">
            <text:p>2310.38</text:p>
          </table:table-cell>
          <table:table-cell office:value-type="float" office:value="5344" calcext:value-type="float">
            <text:p>5344</text:p>
          </table:table-cell>
          <table:table-cell table:formula="of:=[.M33]/[.N33]" office:value-type="float" office:value="0.432331586826347" calcext:value-type="float">
            <text:p>0.4323315868</text:p>
          </table:table-cell>
        </table:table-row>
        <table:table-row table:style-name="ro1">
          <table:table-cell office:value-type="string" calcext:value-type="string">
            <text:p>http://www.cel.ro/calculatoare-desktop/desktop-hp-z240-sff-xeon-e3_1245v5-256gb-16gb-win10pro-l/</text:p>
          </table:table-cell>
          <table:table-cell office:value-type="string" calcext:value-type="string">
            <text:p>intel xeon e3 1245 v5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p530</text:p>
          </table:table-cell>
          <table:table-cell table:style-name="ce1" office:value-type="float" office:value="10302" calcext:value-type="float">
            <text:p>10302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windows 10 pro</text:p>
          </table:table-cell>
          <table:table-cell office:value-type="float" office:value="6504" calcext:value-type="float">
            <text:p>6504</text:p>
          </table:table-cell>
          <table:table-cell table:formula="of:=[.I34]*16 + [.E34]*0.15+[.F34]*0.16 + [.G34]*0.18 + [.H34]*1.4" office:value-type="float" office:value="2308.98" calcext:value-type="float">
            <text:p>2308.98</text:p>
          </table:table-cell>
          <table:table-cell office:value-type="float" office:value="6504" calcext:value-type="float">
            <text:p>6504</text:p>
          </table:table-cell>
          <table:table-cell table:formula="of:=[.M34]/[.N34]" office:value-type="float" office:value="0.355009225092251" calcext:value-type="float">
            <text:p>0.3550092251</text:p>
          </table:table-cell>
        </table:table-row>
        <table:table-row table:style-name="ro1">
          <table:table-cell office:value-type="string" calcext:value-type="string">
            <text:p>http://www.cel.ro/calculatoare-desktop/desktop-dell-xps-8700-i7_4790-1tb-16gb-nvidia-gtx745-4gb-dvdrw-win10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745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2159" calcext:value-type="float">
            <text:p>21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3.8 kg</text:p>
          </table:table-cell>
          <table:table-cell office:value-type="string" calcext:value-type="string">
            <text:p>windows 10</text:p>
          </table:table-cell>
          <table:table-cell office:value-type="float" office:value="4974" calcext:value-type="float">
            <text:p>4974</text:p>
          </table:table-cell>
          <table:table-cell table:formula="of:=[.I35]*16 + [.E35]*0.15+[.F35]*0.16 + [.G35]*0.18 + [.H35]*1.4" office:value-type="float" office:value="2283.99" calcext:value-type="float">
            <text:p>2283.99</text:p>
          </table:table-cell>
          <table:table-cell office:value-type="float" office:value="4974" calcext:value-type="float">
            <text:p>4974</text:p>
          </table:table-cell>
          <table:table-cell table:formula="of:=[.M35]/[.N35]" office:value-type="float" office:value="0.459185765983112" calcext:value-type="float">
            <text:p>0.459185766</text:p>
          </table:table-cell>
        </table:table-row>
        <table:table-row table:style-name="ro1">
          <table:table-cell office:value-type="string" calcext:value-type="string">
            <text:p>http://www.cel.ro/calculatoare-desktop/desktop-dell-xps-8900-i7_6700-2tb-16gb-win10-l/</text:p>
          </table:table-cell>
          <table:table-cell office:value-type="string" calcext:value-type="string">
            <text:p>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66" calcext:value-type="float">
            <text:p>9966</text:p>
          </table:table-cell>
          <table:table-cell office:value-type="float" office:value="964" calcext:value-type="float">
            <text:p>964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3.8 kg</text:p>
          </table:table-cell>
          <table:table-cell office:value-type="string" calcext:value-type="string">
            <text:p>windows 10</text:p>
          </table:table-cell>
          <table:table-cell office:value-type="float" office:value="6589" calcext:value-type="float">
            <text:p>6589</text:p>
          </table:table-cell>
          <table:table-cell table:formula="of:=[.I36]*16 + [.E36]*0.15+[.F36]*0.16 + [.G36]*0.18 + [.H36]*1.4" office:value-type="float" office:value="2265.14" calcext:value-type="float">
            <text:p>2265.14</text:p>
          </table:table-cell>
          <table:table-cell office:value-type="float" office:value="6589" calcext:value-type="float">
            <text:p>6589</text:p>
          </table:table-cell>
          <table:table-cell table:formula="of:=[.M36]/[.N36]" office:value-type="float" office:value="0.343775990286842" calcext:value-type="float">
            <text:p>0.343775990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mt-i7_4790-256gb-16gb-win10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4kg</text:p>
          </table:table-cell>
          <table:table-cell office:value-type="string" calcext:value-type="string">
            <text:p>windows 10</text:p>
          </table:table-cell>
          <table:table-cell office:value-type="float" office:value="5599" calcext:value-type="float">
            <text:p>5599</text:p>
          </table:table-cell>
          <table:table-cell table:formula="of:=[.I37]*16 + [.E37]*0.15+[.F37]*0.16 + [.G37]*0.18 + [.H37]*1.4" office:value-type="float" office:value="2229.91" calcext:value-type="float">
            <text:p>2229.91</text:p>
          </table:table-cell>
          <table:table-cell office:value-type="float" office:value="5599" calcext:value-type="float">
            <text:p>5599</text:p>
          </table:table-cell>
          <table:table-cell table:formula="of:=[.M37]/[.N37]" office:value-type="float" office:value="0.398269333809609" calcext:value-type="float">
            <text:p>0.3982693338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3620-mt-i7_6700-1tb-8gb-quadro-k620-2gb-win10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62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2263" calcext:value-type="float">
            <text:p>226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windows 10</text:p>
          </table:table-cell>
          <table:table-cell office:value-type="float" office:value="5624" calcext:value-type="float">
            <text:p>5624</text:p>
          </table:table-cell>
          <table:table-cell table:formula="of:=[.I38]*16 + [.E38]*0.15+[.F38]*0.16 + [.G38]*0.18 + [.H38]*1.4" office:value-type="float" office:value="2165.58" calcext:value-type="float">
            <text:p>2165.58</text:p>
          </table:table-cell>
          <table:table-cell office:value-type="float" office:value="5624" calcext:value-type="float">
            <text:p>5624</text:p>
          </table:table-cell>
          <table:table-cell table:formula="of:=[.M38]/[.N38]" office:value-type="float" office:value="0.385060455192034" calcext:value-type="float">
            <text:p>0.3850604552</text:p>
          </table:table-cell>
        </table:table-row>
        <table:table-row table:style-name="ro1">
          <table:table-cell office:value-type="string" calcext:value-type="string">
            <text:p>http://www.cel.ro/calculatoare-desktop/desktop-dell-vostro-3900-mt-i7_4790-1tb-8gb-nvidia-gtx745-4gb-win10pro-l/</text:p>
          </table:table-cell>
          <table:table-cell office:value-type="string" calcext:value-type="string">
            <text:p>intel core i7 479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745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2159" calcext:value-type="float">
            <text:p>21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windows 10 pro</text:p>
          </table:table-cell>
          <table:table-cell office:value-type="float" office:value="3799" calcext:value-type="float">
            <text:p>3799</text:p>
          </table:table-cell>
          <table:table-cell table:formula="of:=[.I39]*16 + [.E39]*0.15+[.F39]*0.16 + [.G39]*0.18 + [.H39]*1.4" office:value-type="float" office:value="2155.99" calcext:value-type="float">
            <text:p>2155.99</text:p>
          </table:table-cell>
          <table:table-cell office:value-type="float" office:value="3799" calcext:value-type="float">
            <text:p>3799</text:p>
          </table:table-cell>
          <table:table-cell table:formula="of:=[.M39]/[.N39]" office:value-type="float" office:value="0.56751513556199" calcext:value-type="float">
            <text:p>0.5675151356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3620-mt-xeon-e3_1240v5-256gb-8gb-quadro-k420-2gb-win10-l/</text:p>
          </table:table-cell>
          <table:table-cell office:value-type="string" calcext:value-type="string">
            <text:p>intel xeon e3 1240v5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420</text:p>
          </table:table-cell>
          <table:table-cell table:style-name="ce1" office:value-type="float" office:value="10177" calcext:value-type="float">
            <text:p>10177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windows 10</text:p>
          </table:table-cell>
          <table:table-cell office:value-type="float" office:value="5834" calcext:value-type="float">
            <text:p>5834</text:p>
          </table:table-cell>
          <table:table-cell table:formula="of:=[.I40]*16 + [.E40]*0.15+[.F40]*0.16 + [.G40]*0.18 + [.H40]*1.4" office:value-type="float" office:value="2145.75" calcext:value-type="float">
            <text:p>2145.75</text:p>
          </table:table-cell>
          <table:table-cell office:value-type="float" office:value="5834" calcext:value-type="float">
            <text:p>5834</text:p>
          </table:table-cell>
          <table:table-cell table:formula="of:=[.M40]/[.N40]" office:value-type="float" office:value="0.367800822763113" calcext:value-type="float">
            <text:p>0.3678008228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sff-i7_6700-256g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6 kg</text:p>
          </table:table-cell>
          <table:table-cell office:value-type="string" calcext:value-type="string">
            <text:p>windows 10 pro</text:p>
          </table:table-cell>
          <table:table-cell office:value-type="float" office:value="4714" calcext:value-type="float">
            <text:p>4714</text:p>
          </table:table-cell>
          <table:table-cell table:formula="of:=[.I41]*16 + [.E41]*0.15+[.F41]*0.16 + [.G41]*0.18 + [.H41]*1.4" office:value-type="float" office:value="2136.14" calcext:value-type="float">
            <text:p>2136.14</text:p>
          </table:table-cell>
          <table:table-cell office:value-type="float" office:value="4714" calcext:value-type="float">
            <text:p>4714</text:p>
          </table:table-cell>
          <table:table-cell table:formula="of:=[.M41]/[.N41]" office:value-type="float" office:value="0.453148069579975" calcext:value-type="float">
            <text:p>0.4531480696</text:p>
          </table:table-cell>
        </table:table-row>
        <table:table-row table:style-name="ro1">
          <table:table-cell office:value-type="string" calcext:value-type="string">
            <text:p>http://www.cel.ro/calculatoare-desktop/desktop-hp-z240t-i7_6700-256g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windows 10 pro</text:p>
          </table:table-cell>
          <table:table-cell office:value-type="float" office:value="5619" calcext:value-type="float">
            <text:p>5619</text:p>
          </table:table-cell>
          <table:table-cell table:formula="of:=[.I42]*16 + [.E42]*0.15+[.F42]*0.16 + [.G42]*0.18 + [.H42]*1.4" office:value-type="float" office:value="2136.14" calcext:value-type="float">
            <text:p>2136.14</text:p>
          </table:table-cell>
          <table:table-cell office:value-type="float" office:value="5619" calcext:value-type="float">
            <text:p>5619</text:p>
          </table:table-cell>
          <table:table-cell table:formula="of:=[.M42]/[.N42]" office:value-type="float" office:value="0.380163730201103" calcext:value-type="float">
            <text:p>0.3801637302</text:p>
          </table:table-cell>
        </table:table-row>
        <table:table-row table:style-name="ro1">
          <table:table-cell office:value-type="string" calcext:value-type="string">
            <text:p>http://www.cel.ro/calculatoare-desktop/desktop-asus-m70ad-i5_4460-1tbplus8gb-8gb-nvidia-gtx760-3gb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760</text:p>
          </table:table-cell>
          <table:table-cell office:value-type="float" office:value="6350" calcext:value-type="float">
            <text:p>6350</text:p>
          </table:table-cell>
          <table:table-cell office:value-type="float" office:value="5068" calcext:value-type="float">
            <text:p>50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9.8 kg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[.I43]*16 + [.E43]*0.15+[.F43]*0.16 + [.G43]*0.18 + [.H43]*1.4" office:value-type="float" office:value="2082.58" calcext:value-type="float">
            <text:p>2082.58</text:p>
          </table:table-cell>
          <table:table-cell office:value-type="float" office:value="2799" calcext:value-type="float">
            <text:p>2799</text:p>
          </table:table-cell>
          <table:table-cell table:formula="of:=[.M43]/[.N43]" office:value-type="float" office:value="0.744044301536263" calcext:value-type="float">
            <text:p>0.7440443015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y700-i5_6400-1tbplus8gb-8gb-gtx960-2gb-win10-l/</text:p>
          </table:table-cell>
          <table:table-cell office:value-type="string" calcext:value-type="string">
            <text:p>intel core i5 64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60</text:p>
          </table:table-cell>
          <table:table-cell office:value-type="float" office:value="5286" calcext:value-type="float">
            <text:p>5286</text:p>
          </table:table-cell>
          <table:table-cell office:value-type="float" office:value="5938" calcext:value-type="float">
            <text:p>59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5 kg</text:p>
          </table:table-cell>
          <table:table-cell office:value-type="string" calcext:value-type="string">
            <text:p>windows 10</text:p>
          </table:table-cell>
          <table:table-cell office:value-type="float" office:value="4029" calcext:value-type="float">
            <text:p>4029</text:p>
          </table:table-cell>
          <table:table-cell table:formula="of:=[.I44]*16 + [.E44]*0.15+[.F44]*0.16 + [.G44]*0.18 + [.H44]*1.4" office:value-type="float" office:value="2062.18" calcext:value-type="float">
            <text:p>2062.18</text:p>
          </table:table-cell>
          <table:table-cell office:value-type="float" office:value="4029" calcext:value-type="float">
            <text:p>4029</text:p>
          </table:table-cell>
          <table:table-cell table:formula="of:=[.M44]/[.N44]" office:value-type="float" office:value="0.511834202035244" calcext:value-type="float">
            <text:p>0.511834202</text:p>
          </table:table-cell>
        </table:table-row>
        <table:table-row table:style-name="ro1">
          <table:table-cell office:value-type="string" calcext:value-type="string">
            <text:p>http://www.cel.ro/calculatoare-desktop/desktop-lenovo-thinkstation-p300-xeon-e3_1246v3-256gb-8gb-win7pro-l/</text:p>
          </table:table-cell>
          <table:table-cell office:value-type="string" calcext:value-type="string">
            <text:p>intel xeon e3 1246 v3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p4600</text:p>
          </table:table-cell>
          <table:table-cell table:style-name="ce1" office:value-type="float" office:value="9839" calcext:value-type="float">
            <text:p>9839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5919" calcext:value-type="float">
            <text:p>5919</text:p>
          </table:table-cell>
          <table:table-cell table:formula="of:=[.I45]*16 + [.E45]*0.15+[.F45]*0.16 + [.G45]*0.18 + [.H45]*1.4" office:value-type="float" office:value="2058.89" calcext:value-type="float">
            <text:p>2058.89</text:p>
          </table:table-cell>
          <table:table-cell office:value-type="float" office:value="5919" calcext:value-type="float">
            <text:p>5919</text:p>
          </table:table-cell>
          <table:table-cell table:formula="of:=[.M45]/[.N45]" office:value-type="float" office:value="0.347844230444332" calcext:value-type="float">
            <text:p>0.3478442304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700_24ish-i7_6700-2tbplus8gb-8gb-gtx950a-2gb-dvdrw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50a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1484" calcext:value-type="float">
            <text:p>14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fara sistem</text:p>
          </table:table-cell>
          <table:table-cell office:value-type="float" office:value="4199" calcext:value-type="float">
            <text:p>4199</text:p>
          </table:table-cell>
          <table:table-cell table:formula="of:=[.I46]*16 + [.E46]*0.15+[.F46]*0.16 + [.G46]*0.18 + [.H46]*1.4" office:value-type="float" office:value="2052.14" calcext:value-type="float">
            <text:p>2052.14</text:p>
          </table:table-cell>
          <table:table-cell office:value-type="float" office:value="4199" calcext:value-type="float">
            <text:p>4199</text:p>
          </table:table-cell>
          <table:table-cell table:formula="of:=[.M46]/[.N46]" office:value-type="float" office:value="0.488721124077161" calcext:value-type="float">
            <text:p>0.4887211241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700_27ish-i7_6700-2tbplus8gb-8gb-gtx950a-2gb-fhd-touch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50a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1484" calcext:value-type="float">
            <text:p>14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fara sistem</text:p>
          </table:table-cell>
          <table:table-cell office:value-type="float" office:value="4999" calcext:value-type="float">
            <text:p>4999</text:p>
          </table:table-cell>
          <table:table-cell table:formula="of:=[.I47]*16 + [.E47]*0.15+[.F47]*0.16 + [.G47]*0.18 + [.H47]*1.4" office:value-type="float" office:value="2052.14" calcext:value-type="float">
            <text:p>2052.14</text:p>
          </table:table-cell>
          <table:table-cell office:value-type="float" office:value="4999" calcext:value-type="float">
            <text:p>4999</text:p>
          </table:table-cell>
          <table:table-cell table:formula="of:=[.M47]/[.N47]" office:value-type="float" office:value="0.410510102020404" calcext:value-type="float">
            <text:p>0.410510102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mt-i7_4790-1tb-8gb-radeon-r7-250-2gb-win8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r7 250</text:p>
          </table:table-cell>
          <table:table-cell/>
          <table:table-cell table:style-name="ce1" office:value-type="float" office:value="10017" calcext:value-type="float">
            <text:p>10017</text:p>
          </table:table-cell>
          <table:table-cell office:value-type="float" office:value="1405" calcext:value-type="float">
            <text:p>140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8.1</text:p>
          </table:table-cell>
          <table:table-cell office:value-type="float" office:value="4909" calcext:value-type="float">
            <text:p>4909</text:p>
          </table:table-cell>
          <table:table-cell table:formula="of:=[.I48]*16 + [.E48]*0.15+[.F48]*0.16 + [.G48]*0.18 + [.H48]*1.4" office:value-type="float" office:value="2035.35" calcext:value-type="float">
            <text:p>2035.35</text:p>
          </table:table-cell>
          <table:table-cell office:value-type="float" office:value="4909" calcext:value-type="float">
            <text:p>4909</text:p>
          </table:table-cell>
          <table:table-cell table:formula="of:=[.M48]/[.N48]" office:value-type="float" office:value="0.414616011407619" calcext:value-type="float">
            <text:p>0.4146160114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7_6700-1tb-8gb-radeon-r7-350x-4gb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7 350x</text:p>
          </table:table-cell>
          <table:table-cell table:style-name="ce1" office:value-type="float" office:value="9970" calcext:value-type="float">
            <text:p>9970</text:p>
          </table:table-cell>
          <table:table-cell table:style-name="ce1" office:value-type="float" office:value="1405" calcext:value-type="float">
            <text:p>140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linux</text:p>
          </table:table-cell>
          <table:table-cell office:value-type="float" office:value="3999" calcext:value-type="float">
            <text:p>3999</text:p>
          </table:table-cell>
          <table:table-cell table:formula="of:=[.I49]*16 + [.E49]*0.15+[.F49]*0.16 + [.G49]*0.18 + [.H49]*1.4" office:value-type="float" office:value="2028.3" calcext:value-type="float">
            <text:p>2028.3</text:p>
          </table:table-cell>
          <table:table-cell office:value-type="float" office:value="3999" calcext:value-type="float">
            <text:p>3999</text:p>
          </table:table-cell>
          <table:table-cell table:formula="of:=[.M49]/[.N49]" office:value-type="float" office:value="0.507201800450113" calcext:value-type="float">
            <text:p>0.507201800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7_6700-1tb-8gb-radeon-r7-350x-4gb-dvdrw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7 350x</text:p>
          </table:table-cell>
          <table:table-cell table:style-name="ce1" office:value-type="float" office:value="9970" calcext:value-type="float">
            <text:p>9970</text:p>
          </table:table-cell>
          <table:table-cell table:style-name="ce1" office:value-type="float" office:value="1405" calcext:value-type="float">
            <text:p>140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4599" calcext:value-type="float">
            <text:p>4599</text:p>
          </table:table-cell>
          <table:table-cell table:formula="of:=[.I50]*16 + [.E50]*0.15+[.F50]*0.16 + [.G50]*0.18 + [.H50]*1.4" office:value-type="float" office:value="2028.3" calcext:value-type="float">
            <text:p>2028.3</text:p>
          </table:table-cell>
          <table:table-cell office:value-type="float" office:value="4599" calcext:value-type="float">
            <text:p>4599</text:p>
          </table:table-cell>
          <table:table-cell table:formula="of:=[.M50]/[.N50]" office:value-type="float" office:value="0.441030658838878" calcext:value-type="float">
            <text:p>0.4410306588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7_6700-1tb-8gb-radeon-r7-350x-4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7 350x</text:p>
          </table:table-cell>
          <table:table-cell table:style-name="ce1" office:value-type="float" office:value="9970" calcext:value-type="float">
            <text:p>9970</text:p>
          </table:table-cell>
          <table:table-cell table:style-name="ce1" office:value-type="float" office:value="1405" calcext:value-type="float">
            <text:p>140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5394" calcext:value-type="float">
            <text:p>5394</text:p>
          </table:table-cell>
          <table:table-cell table:formula="of:=[.I51]*16 + [.E51]*0.15+[.F51]*0.16 + [.G51]*0.18 + [.H51]*1.4" office:value-type="float" office:value="2028.3" calcext:value-type="float">
            <text:p>2028.3</text:p>
          </table:table-cell>
          <table:table-cell office:value-type="float" office:value="5394" calcext:value-type="float">
            <text:p>5394</text:p>
          </table:table-cell>
          <table:table-cell table:formula="of:=[.M51]/[.N51]" office:value-type="float" office:value="0.376028921023359" calcext:value-type="float">
            <text:p>0.376028921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7_6700-1tb-8gb-radeon-r7-350x-4gb-win8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7 350x</text:p>
          </table:table-cell>
          <table:table-cell table:style-name="ce1" office:value-type="float" office:value="9970" calcext:value-type="float">
            <text:p>9970</text:p>
          </table:table-cell>
          <table:table-cell table:style-name="ce1" office:value-type="float" office:value="1405" calcext:value-type="float">
            <text:p>140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5394" calcext:value-type="float">
            <text:p>5394</text:p>
          </table:table-cell>
          <table:table-cell table:formula="of:=[.I52]*16 + [.E52]*0.15+[.F52]*0.16 + [.G52]*0.18 + [.H52]*1.4" office:value-type="float" office:value="2028.3" calcext:value-type="float">
            <text:p>2028.3</text:p>
          </table:table-cell>
          <table:table-cell office:value-type="float" office:value="5394" calcext:value-type="float">
            <text:p>5394</text:p>
          </table:table-cell>
          <table:table-cell table:formula="of:=[.M52]/[.N52]" office:value-type="float" office:value="0.376028921023359" calcext:value-type="float">
            <text:p>0.376028921</text:p>
          </table:table-cell>
        </table:table-row>
        <table:table-row table:style-name="ro1">
          <table:table-cell office:value-type="string" calcext:value-type="string">
            <text:p>http://www.cel.ro/calculatoare-desktop/desktop-hp-z240t-xeon-e3_1245v5-2tbplus256gb-16gb-win10pro-l/</text:p>
          </table:table-cell>
          <table:table-cell office:value-type="string" calcext:value-type="string">
            <text:p>intel xeon e3 1245 v5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p530</text:p>
          </table:table-cell>
          <table:table-cell table:style-name="ce1" office:value-type="float" office:value="10302" calcext:value-type="float">
            <text:p>10302</text:p>
          </table:table-cell>
          <table:table-cell office:value-type="float" office:value="933" calcext:value-type="float">
            <text:p>93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windows 10 pro</text:p>
          </table:table-cell>
          <table:table-cell office:value-type="float" office:value="6859" calcext:value-type="float">
            <text:p>6859</text:p>
          </table:table-cell>
          <table:table-cell table:formula="of:=[.I53]*16 + [.E53]*0.15+[.F53]*0.16 + [.G53]*0.18 + [.H53]*1.4" office:value-type="float" office:value="2019.06" calcext:value-type="float">
            <text:p>2019.06</text:p>
          </table:table-cell>
          <table:table-cell office:value-type="float" office:value="6859" calcext:value-type="float">
            <text:p>6859</text:p>
          </table:table-cell>
          <table:table-cell table:formula="of:=[.M53]/[.N53]" office:value-type="float" office:value="0.294366525732614" calcext:value-type="float">
            <text:p>0.2943665257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3620-mt-xeon-e3_1240-v5-1tb-8gb-firepro-w2100-2gb-win7pro-l/</text:p>
          </table:table-cell>
          <table:table-cell office:value-type="string" calcext:value-type="string">
            <text:p>intel xeon e3 1240 v5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firepro w2100</text:p>
          </table:table-cell>
          <table:table-cell table:style-name="ce1" office:value-type="float" office:value="10177" calcext:value-type="float">
            <text:p>10177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5284" calcext:value-type="float">
            <text:p>5284</text:p>
          </table:table-cell>
          <table:table-cell table:formula="of:=[.I54]*16 + [.E54]*0.15+[.F54]*0.16 + [.G54]*0.18 + [.H54]*1.4" office:value-type="float" office:value="1979.35" calcext:value-type="float">
            <text:p>1979.35</text:p>
          </table:table-cell>
          <table:table-cell office:value-type="float" office:value="5284" calcext:value-type="float">
            <text:p>5284</text:p>
          </table:table-cell>
          <table:table-cell table:formula="of:=[.M54]/[.N54]" office:value-type="float" office:value="0.374593111279334" calcext:value-type="float">
            <text:p>0.3745931113</text:p>
          </table:table-cell>
        </table:table-row>
        <table:table-row table:style-name="ro1">
          <table:table-cell office:value-type="string" calcext:value-type="string">
            <text:p>http://www.cel.ro/calculatoare-desktop/desktop-asus-k31cd-i7_6700-1tb-4gb-nvidia-gtx950m-2gb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50m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fara sistem</text:p>
          </table:table-cell>
          <table:table-cell office:value-type="float" office:value="3199" calcext:value-type="float">
            <text:p>3199</text:p>
          </table:table-cell>
          <table:table-cell table:formula="of:=[.I55]*16 + [.E55]*0.15+[.F55]*0.16 + [.G55]*0.18 + [.H55]*1.4" office:value-type="float" office:value="1963.5" calcext:value-type="float">
            <text:p>1963.5</text:p>
          </table:table-cell>
          <table:table-cell office:value-type="float" office:value="3199" calcext:value-type="float">
            <text:p>3199</text:p>
          </table:table-cell>
          <table:table-cell table:formula="of:=[.M55]/[.N55]" office:value-type="float" office:value="0.613785557986871" calcext:value-type="float">
            <text:p>0.613785558</text:p>
          </table:table-cell>
        </table:table-row>
        <table:table-row table:style-name="ro1">
          <table:table-cell office:value-type="string" calcext:value-type="string">
            <text:p>http://www.cel.ro/calculatoare-desktop/desktop-hp-z240t-i7_6700-1t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windows 10 pro</text:p>
          </table:table-cell>
          <table:table-cell office:value-type="float" office:value="5124" calcext:value-type="float">
            <text:p>5124</text:p>
          </table:table-cell>
          <table:table-cell table:formula="of:=[.I56]*16 + [.E56]*0.15+[.F56]*0.16 + [.G56]*0.18 + [.H56]*1.4" office:value-type="float" office:value="1957.74" calcext:value-type="float">
            <text:p>1957.74</text:p>
          </table:table-cell>
          <table:table-cell office:value-type="float" office:value="5124" calcext:value-type="float">
            <text:p>5124</text:p>
          </table:table-cell>
          <table:table-cell table:formula="of:=[.M56]/[.N56]" office:value-type="float" office:value="0.382072599531616" calcext:value-type="float">
            <text:p>0.3820725995</text:p>
          </table:table-cell>
        </table:table-row>
        <table:table-row table:style-name="ro1">
          <table:table-cell office:value-type="string" calcext:value-type="string">
            <text:p>http://www.cel.ro/calculatoare-desktop/desktop-hp-z240-sff-i7_6700-1t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windows 10 pro</text:p>
          </table:table-cell>
          <table:table-cell office:value-type="float" office:value="5369" calcext:value-type="float">
            <text:p>5369</text:p>
          </table:table-cell>
          <table:table-cell table:formula="of:=[.I57]*16 + [.E57]*0.15+[.F57]*0.16 + [.G57]*0.18 + [.H57]*1.4" office:value-type="float" office:value="1957.74" calcext:value-type="float">
            <text:p>1957.74</text:p>
          </table:table-cell>
          <table:table-cell office:value-type="float" office:value="5369" calcext:value-type="float">
            <text:p>5369</text:p>
          </table:table-cell>
          <table:table-cell table:formula="of:=[.M57]/[.N57]" office:value-type="float" office:value="0.36463773514621" calcext:value-type="float">
            <text:p>0.3646377351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7_6700-1t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5464" calcext:value-type="float">
            <text:p>5464</text:p>
          </table:table-cell>
          <table:table-cell table:formula="of:=[.I58]*16 + [.E58]*0.15+[.F58]*0.16 + [.G58]*0.18 + [.H58]*1.4" office:value-type="float" office:value="1957.74" calcext:value-type="float">
            <text:p>1957.74</text:p>
          </table:table-cell>
          <table:table-cell office:value-type="float" office:value="5464" calcext:value-type="float">
            <text:p>5464</text:p>
          </table:table-cell>
          <table:table-cell table:formula="of:=[.M58]/[.N58]" office:value-type="float" office:value="0.358297950219619" calcext:value-type="float">
            <text:p>0.3582979502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sff-i7_6700-1tb-8gb-l/</text:p>
          </table:table-cell>
          <table:table-cell office:value-type="string" calcext:value-type="string">
            <text:p>intel core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66" calcext:value-type="float">
            <text:p>9966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linux</text:p>
          </table:table-cell>
          <table:table-cell office:value-type="float" office:value="4249" calcext:value-type="float">
            <text:p>4249</text:p>
          </table:table-cell>
          <table:table-cell table:formula="of:=[.I59]*16 + [.E59]*0.15+[.F59]*0.16 + [.G59]*0.18 + [.H59]*1.4" office:value-type="float" office:value="1957.14" calcext:value-type="float">
            <text:p>1957.14</text:p>
          </table:table-cell>
          <table:table-cell office:value-type="float" office:value="4249" calcext:value-type="float">
            <text:p>4249</text:p>
          </table:table-cell>
          <table:table-cell table:formula="of:=[.M59]/[.N59]" office:value-type="float" office:value="0.460611908684396" calcext:value-type="float">
            <text:p>0.460611908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sff-i7_6700-1tb-8gb-win10-l/</text:p>
          </table:table-cell>
          <table:table-cell office:value-type="string" calcext:value-type="string">
            <text:p>intel core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66" calcext:value-type="float">
            <text:p>9966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windows 10 pro</text:p>
          </table:table-cell>
          <table:table-cell office:value-type="float" office:value="4799" calcext:value-type="float">
            <text:p>4799</text:p>
          </table:table-cell>
          <table:table-cell table:formula="of:=[.I60]*16 + [.E60]*0.15+[.F60]*0.16 + [.G60]*0.18 + [.H60]*1.4" office:value-type="float" office:value="1957.14" calcext:value-type="float">
            <text:p>1957.14</text:p>
          </table:table-cell>
          <table:table-cell office:value-type="float" office:value="4799" calcext:value-type="float">
            <text:p>4799</text:p>
          </table:table-cell>
          <table:table-cell table:formula="of:=[.M60]/[.N60]" office:value-type="float" office:value="0.407822463013128" calcext:value-type="float">
            <text:p>0.40782246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sff-i7_6700-1tb-8gb-win8pro-l/</text:p>
          </table:table-cell>
          <table:table-cell office:value-type="string" calcext:value-type="string">
            <text:p>intel core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66" calcext:value-type="float">
            <text:p>9966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4984" calcext:value-type="float">
            <text:p>4984</text:p>
          </table:table-cell>
          <table:table-cell table:formula="of:=[.I61]*16 + [.E61]*0.15+[.F61]*0.16 + [.G61]*0.18 + [.H61]*1.4" office:value-type="float" office:value="1957.14" calcext:value-type="float">
            <text:p>1957.14</text:p>
          </table:table-cell>
          <table:table-cell office:value-type="float" office:value="4984" calcext:value-type="float">
            <text:p>4984</text:p>
          </table:table-cell>
          <table:table-cell table:formula="of:=[.M61]/[.N61]" office:value-type="float" office:value="0.392684590690209" calcext:value-type="float">
            <text:p>0.3926845907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t1700-mt-xeon-e3_1241v3-1tb-8gb-firepro-w2100-1tb-win8pro-l/</text:p>
          </table:table-cell>
          <table:table-cell office:value-type="string" calcext:value-type="string">
            <text:p>intel xeon <text:s/>e3 1241 v3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firepro w2100</text:p>
          </table:table-cell>
          <table:table-cell table:style-name="ce1" office:value-type="float" office:value="9975" calcext:value-type="float">
            <text:p>9975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indows 8 professional (64bit)</text:p>
          </table:table-cell>
          <table:table-cell office:value-type="float" office:value="5604" calcext:value-type="float">
            <text:p>5604</text:p>
          </table:table-cell>
          <table:table-cell table:formula="of:=[.I62]*16 + [.E62]*0.15+[.F62]*0.16 + [.G62]*0.18 + [.H62]*1.4" office:value-type="float" office:value="1949.05" calcext:value-type="float">
            <text:p>1949.05</text:p>
          </table:table-cell>
          <table:table-cell office:value-type="float" office:value="5604" calcext:value-type="float">
            <text:p>5604</text:p>
          </table:table-cell>
          <table:table-cell table:formula="of:=[.M62]/[.N62]" office:value-type="float" office:value="0.347796216987866" calcext:value-type="float">
            <text:p>0.347796217</text:p>
          </table:table-cell>
        </table:table-row>
        <table:table-row table:style-name="ro1">
          <table:table-cell office:value-type="string" calcext:value-type="string">
            <text:p>http://www.cel.ro/calculatoare-desktop/desktop-asus-m32cd-i5_6400-1tb-8gb-geforce-gtx950-2gb-l/</text:p>
          </table:table-cell>
          <table:table-cell office:value-type="string" calcext:value-type="string">
            <text:p>intel core i5 64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50</text:p>
          </table:table-cell>
          <table:table-cell office:value-type="float" office:value="5286" calcext:value-type="float">
            <text:p>5286</text:p>
          </table:table-cell>
          <table:table-cell office:value-type="float" office:value="5247" calcext:value-type="float">
            <text:p>52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fara sistem</text:p>
          </table:table-cell>
          <table:table-cell office:value-type="float" office:value="2899" calcext:value-type="float">
            <text:p>2899</text:p>
          </table:table-cell>
          <table:table-cell table:formula="of:=[.I63]*16 + [.E63]*0.15+[.F63]*0.16 + [.G63]*0.18 + [.H63]*1.4" office:value-type="float" office:value="1940.42" calcext:value-type="float">
            <text:p>1940.42</text:p>
          </table:table-cell>
          <table:table-cell office:value-type="float" office:value="2899" calcext:value-type="float">
            <text:p>2899</text:p>
          </table:table-cell>
          <table:table-cell table:formula="of:=[.M63]/[.N63]" office:value-type="float" office:value="0.669341152121421" calcext:value-type="float">
            <text:p>0.6693411521</text:p>
          </table:table-cell>
        </table:table-row>
        <table:table-row table:style-name="ro1">
          <table:table-cell office:value-type="string" calcext:value-type="string">
            <text:p>http://www.cel.ro/calculatoare-desktop/desktop-asus-m32cd-i5-6400-1tb-8gb-nvidia-gtx950-2gb-l/</text:p>
          </table:table-cell>
          <table:table-cell office:value-type="string" calcext:value-type="string">
            <text:p>intel core i5 64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50</text:p>
          </table:table-cell>
          <table:table-cell office:value-type="float" office:value="5286" calcext:value-type="float">
            <text:p>5286</text:p>
          </table:table-cell>
          <table:table-cell office:value-type="float" office:value="5247" calcext:value-type="float">
            <text:p>52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fara sistem</text:p>
          </table:table-cell>
          <table:table-cell office:value-type="float" office:value="3149" calcext:value-type="float">
            <text:p>3149</text:p>
          </table:table-cell>
          <table:table-cell table:formula="of:=[.I64]*16 + [.E64]*0.15+[.F64]*0.16 + [.G64]*0.18 + [.H64]*1.4" office:value-type="float" office:value="1940.42" calcext:value-type="float">
            <text:p>1940.42</text:p>
          </table:table-cell>
          <table:table-cell office:value-type="float" office:value="3149" calcext:value-type="float">
            <text:p>3149</text:p>
          </table:table-cell>
          <table:table-cell table:formula="of:=[.M64]/[.N64]" office:value-type="float" office:value="0.616201968879009" calcext:value-type="float">
            <text:p>0.6162019689</text:p>
          </table:table-cell>
        </table:table-row>
        <table:table-row table:style-name="ro1">
          <table:table-cell office:value-type="string" calcext:value-type="string">
            <text:p>http://www.cel.ro/calculatoare-desktop/desktop-asus-rog-g11cb-i5_6400-1tb-8gb-nvidia-gtx950-2gb-l/</text:p>
          </table:table-cell>
          <table:table-cell office:value-type="string" calcext:value-type="string">
            <text:p>intel core i5 64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 950</text:p>
          </table:table-cell>
          <table:table-cell office:value-type="float" office:value="5286" calcext:value-type="float">
            <text:p>5286</text:p>
          </table:table-cell>
          <table:table-cell office:value-type="float" office:value="5247" calcext:value-type="float">
            <text:p>52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78kg</text:p>
          </table:table-cell>
          <table:table-cell office:value-type="string" calcext:value-type="string">
            <text:p>fara sistem</text:p>
          </table:table-cell>
          <table:table-cell office:value-type="float" office:value="3494" calcext:value-type="float">
            <text:p>3494</text:p>
          </table:table-cell>
          <table:table-cell table:formula="of:=[.I65]*16 + [.E65]*0.15+[.F65]*0.16 + [.G65]*0.18 + [.H65]*1.4" office:value-type="float" office:value="1940.42" calcext:value-type="float">
            <text:p>1940.42</text:p>
          </table:table-cell>
          <table:table-cell office:value-type="float" office:value="3494" calcext:value-type="float">
            <text:p>3494</text:p>
          </table:table-cell>
          <table:table-cell table:formula="of:=[.M65]/[.N65]" office:value-type="float" office:value="0.555357756153406" calcext:value-type="float">
            <text:p>0.5553577562</text:p>
          </table:table-cell>
        </table:table-row>
        <table:table-row table:style-name="ro1">
          <table:table-cell office:value-type="string" calcext:value-type="string">
            <text:p>http://www.cel.ro/calculatoare-desktop/desktop-dell-vostro-3900-mt-i7_4790-1tb-8gb-l/</text:p>
          </table:table-cell>
          <table:table-cell office:value-type="string" calcext:value-type="string">
            <text:p>intel core i7 479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fara sistem</text:p>
          </table:table-cell>
          <table:table-cell office:value-type="float" office:value="3419" calcext:value-type="float">
            <text:p>3419</text:p>
          </table:table-cell>
          <table:table-cell table:formula="of:=[.I66]*16 + [.E66]*0.15+[.F66]*0.16 + [.G66]*0.18 + [.H66]*1.4" office:value-type="float" office:value="1924.15" calcext:value-type="float">
            <text:p>1924.15</text:p>
          </table:table-cell>
          <table:table-cell office:value-type="float" office:value="3419" calcext:value-type="float">
            <text:p>3419</text:p>
          </table:table-cell>
          <table:table-cell table:formula="of:=[.M66]/[.N66]" office:value-type="float" office:value="0.562781515062884" calcext:value-type="float">
            <text:p>0.5627815151</text:p>
          </table:table-cell>
        </table:table-row>
        <table:table-row table:style-name="ro1">
          <table:table-cell office:value-type="string" calcext:value-type="string">
            <text:p>http://www.cel.ro/calculatoare-desktop/desktop-dell-vostro-3900-mt-i7_4790-1tb-8gb-win8-l/</text:p>
          </table:table-cell>
          <table:table-cell office:value-type="string" calcext:value-type="string">
            <text:p>intel core i7 479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windows 7</text:p>
          </table:table-cell>
          <table:table-cell office:value-type="float" office:value="3984" calcext:value-type="float">
            <text:p>3984</text:p>
          </table:table-cell>
          <table:table-cell table:formula="of:=[.I67]*16 + [.E67]*0.15+[.F67]*0.16 + [.G67]*0.18 + [.H67]*1.4" office:value-type="float" office:value="1924.15" calcext:value-type="float">
            <text:p>1924.15</text:p>
          </table:table-cell>
          <table:table-cell office:value-type="float" office:value="3984" calcext:value-type="float">
            <text:p>3984</text:p>
          </table:table-cell>
          <table:table-cell table:formula="of:=[.M67]/[.N67]" office:value-type="float" office:value="0.48296937751004" calcext:value-type="float">
            <text:p>0.482969377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sff-i7_4790-1tb-8gb-win10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6 kg</text:p>
          </table:table-cell>
          <table:table-cell office:value-type="string" calcext:value-type="string">
            <text:p>windows 10</text:p>
          </table:table-cell>
          <table:table-cell office:value-type="float" office:value="4479" calcext:value-type="float">
            <text:p>4479</text:p>
          </table:table-cell>
          <table:table-cell table:formula="of:=[.I68]*16 + [.E68]*0.15+[.F68]*0.16 + [.G68]*0.18 + [.H68]*1.4" office:value-type="float" office:value="1924.15" calcext:value-type="float">
            <text:p>1924.15</text:p>
          </table:table-cell>
          <table:table-cell office:value-type="float" office:value="4479" calcext:value-type="float">
            <text:p>4479</text:p>
          </table:table-cell>
          <table:table-cell table:formula="of:=[.M68]/[.N68]" office:value-type="float" office:value="0.429593659298951" calcext:value-type="float">
            <text:p>0.429593659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mt-i7_4790-1tb-8gb-win7pro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intel hd <text:s/>4600</text:p>
          </table:table-cell>
          <table:table-cell/>
          <table:table-cell table:style-name="ce1" office:value-type="float" office:value="10017" calcext:value-type="float">
            <text:p>10017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5334" calcext:value-type="float">
            <text:p>5334</text:p>
          </table:table-cell>
          <table:table-cell table:formula="of:=[.I69]*16 + [.E69]*0.15+[.F69]*0.16 + [.G69]*0.18 + [.H69]*1.4" office:value-type="float" office:value="1924.15" calcext:value-type="float">
            <text:p>1924.15</text:p>
          </table:table-cell>
          <table:table-cell office:value-type="float" office:value="5334" calcext:value-type="float">
            <text:p>5334</text:p>
          </table:table-cell>
          <table:table-cell table:formula="of:=[.M69]/[.N69]" office:value-type="float" office:value="0.360733033370829" calcext:value-type="float">
            <text:p>0.3607330334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mt-i7_4790-1tb-8gb-win8pro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intel hd <text:s/>4600</text:p>
          </table:table-cell>
          <table:table-cell/>
          <table:table-cell table:style-name="ce1" office:value-type="float" office:value="10017" calcext:value-type="float">
            <text:p>10017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5409" calcext:value-type="float">
            <text:p>5409</text:p>
          </table:table-cell>
          <table:table-cell table:formula="of:=[.I70]*16 + [.E70]*0.15+[.F70]*0.16 + [.G70]*0.18 + [.H70]*1.4" office:value-type="float" office:value="1924.15" calcext:value-type="float">
            <text:p>1924.15</text:p>
          </table:table-cell>
          <table:table-cell office:value-type="float" office:value="5409" calcext:value-type="float">
            <text:p>5409</text:p>
          </table:table-cell>
          <table:table-cell table:formula="of:=[.M70]/[.N70]" office:value-type="float" office:value="0.355731188759475" calcext:value-type="float">
            <text:p>0.3557311888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mt-i7_4790-256gb-16gb-win7-pro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06" calcext:value-type="float">
            <text:p>70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4894" calcext:value-type="float">
            <text:p>4894</text:p>
          </table:table-cell>
          <table:table-cell table:formula="of:=[.I71]*16 + [.E71]*0.15+[.F71]*0.16 + [.G71]*0.18 + [.H71]*1.4" office:value-type="float" office:value="1917.59" calcext:value-type="float">
            <text:p>1917.59</text:p>
          </table:table-cell>
          <table:table-cell office:value-type="float" office:value="4894" calcext:value-type="float">
            <text:p>4894</text:p>
          </table:table-cell>
          <table:table-cell table:formula="of:=[.M71]/[.N71]" office:value-type="float" office:value="0.391824683285656" calcext:value-type="float">
            <text:p>0.3918246833</text:p>
          </table:table-cell>
        </table:table-row>
        <table:table-row table:style-name="ro1">
          <table:table-cell office:value-type="string" calcext:value-type="string">
            <text:p>http://www.cel.ro/calculatoare-desktop/desktop-acer-aspire-xc_705-i5_4460-1tb-4gb-radeon-r7-370-2gb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7 370</text:p>
          </table:table-cell>
          <table:table-cell office:value-type="float" office:value="6350" calcext:value-type="float">
            <text:p>6350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2214" calcext:value-type="float">
            <text:p>2214</text:p>
          </table:table-cell>
          <table:table-cell table:formula="of:=[.I72]*16 + [.E72]*0.15+[.F72]*0.16 + [.G72]*0.18 + [.H72]*1.4" office:value-type="float" office:value="1910.26" calcext:value-type="float">
            <text:p>1910.26</text:p>
          </table:table-cell>
          <table:table-cell office:value-type="float" office:value="2214" calcext:value-type="float">
            <text:p>2214</text:p>
          </table:table-cell>
          <table:table-cell table:formula="of:=[.M72]/[.N72]" office:value-type="float" office:value="0.862809394760614" calcext:value-type="float">
            <text:p>0.8628093948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3420-sff-xeon-e3_1240-v5-500gb-8gb-quadro-k420-2gb-win7pr-l/</text:p>
          </table:table-cell>
          <table:table-cell office:value-type="string" calcext:value-type="string">
            <text:p>intel xeon e3 1240 v5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420</text:p>
          </table:table-cell>
          <table:table-cell table:style-name="ce1" office:value-type="float" office:value="10177" calcext:value-type="float">
            <text:p>10177</text:p>
          </table:table-cell>
          <table:table-cell office:value-type="float" office:value="830" calcext:value-type="float">
            <text:p>83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5169" calcext:value-type="float">
            <text:p>5169</text:p>
          </table:table-cell>
          <table:table-cell table:formula="of:=[.I73]*16 + [.E73]*0.15+[.F73]*0.16 + [.G73]*0.18 + [.H73]*1.4" office:value-type="float" office:value="1877.35" calcext:value-type="float">
            <text:p>1877.35</text:p>
          </table:table-cell>
          <table:table-cell office:value-type="float" office:value="5169" calcext:value-type="float">
            <text:p>5169</text:p>
          </table:table-cell>
          <table:table-cell table:formula="of:=[.M73]/[.N73]" office:value-type="float" office:value="0.363194041400658" calcext:value-type="float">
            <text:p>0.3631940414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mt-i7_6700-500gb-8gb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linux</text:p>
          </table:table-cell>
          <table:table-cell office:value-type="float" office:value="2899" calcext:value-type="float">
            <text:p>2899</text:p>
          </table:table-cell>
          <table:table-cell table:formula="of:=[.I74]*16 + [.E74]*0.15+[.F74]*0.16 + [.G74]*0.18 + [.H74]*1.4" office:value-type="float" office:value="1867.74" calcext:value-type="float">
            <text:p>1867.74</text:p>
          </table:table-cell>
          <table:table-cell office:value-type="float" office:value="2899" calcext:value-type="float">
            <text:p>2899</text:p>
          </table:table-cell>
          <table:table-cell table:formula="of:=[.M74]/[.N74]" office:value-type="float" office:value="0.644270438082097" calcext:value-type="float">
            <text:p>0.6442704381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sff-i7_6700-500gb-8gb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linux</text:p>
          </table:table-cell>
          <table:table-cell office:value-type="float" office:value="3099" calcext:value-type="float">
            <text:p>3099</text:p>
          </table:table-cell>
          <table:table-cell table:formula="of:=[.I75]*16 + [.E75]*0.15+[.F75]*0.16 + [.G75]*0.18 + [.H75]*1.4" office:value-type="float" office:value="1867.74" calcext:value-type="float">
            <text:p>1867.74</text:p>
          </table:table-cell>
          <table:table-cell office:value-type="float" office:value="3099" calcext:value-type="float">
            <text:p>3099</text:p>
          </table:table-cell>
          <table:table-cell table:formula="of:=[.M75]/[.N75]" office:value-type="float" office:value="0.60269119070668" calcext:value-type="float">
            <text:p>0.602691190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sff-i7_6700-500g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windows 10 pro</text:p>
          </table:table-cell>
          <table:table-cell office:value-type="float" office:value="3899" calcext:value-type="float">
            <text:p>3899</text:p>
          </table:table-cell>
          <table:table-cell table:formula="of:=[.I76]*16 + [.E76]*0.15+[.F76]*0.16 + [.G76]*0.18 + [.H76]*1.4" office:value-type="float" office:value="1867.74" calcext:value-type="float">
            <text:p>1867.74</text:p>
          </table:table-cell>
          <table:table-cell office:value-type="float" office:value="3899" calcext:value-type="float">
            <text:p>3899</text:p>
          </table:table-cell>
          <table:table-cell table:formula="of:=[.M76]/[.N76]" office:value-type="float" office:value="0.47903052064632" calcext:value-type="float">
            <text:p>0.4790305206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mt-i7_6700-500g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4094" calcext:value-type="float">
            <text:p>4094</text:p>
          </table:table-cell>
          <table:table-cell table:formula="of:=[.I77]*16 + [.E77]*0.15+[.F77]*0.16 + [.G77]*0.18 + [.H77]*1.4" office:value-type="float" office:value="1867.74" calcext:value-type="float">
            <text:p>1867.74</text:p>
          </table:table-cell>
          <table:table-cell office:value-type="float" office:value="4094" calcext:value-type="float">
            <text:p>4094</text:p>
          </table:table-cell>
          <table:table-cell table:formula="of:=[.M77]/[.N77]" office:value-type="float" office:value="0.456213971665853" calcext:value-type="float">
            <text:p>0.456213971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7_6700-500gb-8gb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linux</text:p>
          </table:table-cell>
          <table:table-cell office:value-type="float" office:value="4219" calcext:value-type="float">
            <text:p>4219</text:p>
          </table:table-cell>
          <table:table-cell table:formula="of:=[.I78]*16 + [.E78]*0.15+[.F78]*0.16 + [.G78]*0.18 + [.H78]*1.4" office:value-type="float" office:value="1867.74" calcext:value-type="float">
            <text:p>1867.74</text:p>
          </table:table-cell>
          <table:table-cell office:value-type="float" office:value="4219" calcext:value-type="float">
            <text:p>4219</text:p>
          </table:table-cell>
          <table:table-cell table:formula="of:=[.M78]/[.N78]" office:value-type="float" office:value="0.442697321640199" calcext:value-type="float">
            <text:p>0.4426973216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sff-i7_6700-500gb-8gb-win7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.6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4324" calcext:value-type="float">
            <text:p>4324</text:p>
          </table:table-cell>
          <table:table-cell table:formula="of:=[.I79]*16 + [.E79]*0.15+[.F79]*0.16 + [.G79]*0.18 + [.H79]*1.4" office:value-type="float" office:value="1867.74" calcext:value-type="float">
            <text:p>1867.74</text:p>
          </table:table-cell>
          <table:table-cell office:value-type="float" office:value="4324" calcext:value-type="float">
            <text:p>4324</text:p>
          </table:table-cell>
          <table:table-cell table:formula="of:=[.M79]/[.N79]" office:value-type="float" office:value="0.431947271045328" calcext:value-type="float">
            <text:p>0.431947271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twr-i7_6700-500gb-8gb-win7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,43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4409" calcext:value-type="float">
            <text:p>4409</text:p>
          </table:table-cell>
          <table:table-cell table:formula="of:=[.I80]*16 + [.E80]*0.15+[.F80]*0.16 + [.G80]*0.18 + [.H80]*1.4" office:value-type="float" office:value="1867.74" calcext:value-type="float">
            <text:p>1867.74</text:p>
          </table:table-cell>
          <table:table-cell office:value-type="float" office:value="4409" calcext:value-type="float">
            <text:p>4409</text:p>
          </table:table-cell>
          <table:table-cell table:formula="of:=[.M80]/[.N80]" office:value-type="float" office:value="0.423619868450896" calcext:value-type="float">
            <text:p>0.4236198685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sff-i7_6700-500g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.6 kg</text:p>
          </table:table-cell>
          <table:table-cell office:value-type="string" calcext:value-type="string">
            <text:p>windows 10 pro</text:p>
          </table:table-cell>
          <table:table-cell office:value-type="float" office:value="4434" calcext:value-type="float">
            <text:p>4434</text:p>
          </table:table-cell>
          <table:table-cell table:formula="of:=[.I81]*16 + [.E81]*0.15+[.F81]*0.16 + [.G81]*0.18 + [.H81]*1.4" office:value-type="float" office:value="1867.74" calcext:value-type="float">
            <text:p>1867.74</text:p>
          </table:table-cell>
          <table:table-cell office:value-type="float" office:value="4434" calcext:value-type="float">
            <text:p>4434</text:p>
          </table:table-cell>
          <table:table-cell table:formula="of:=[.M81]/[.N81]" office:value-type="float" office:value="0.421231393775372" calcext:value-type="float">
            <text:p>0.4212313938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twr-i7_6700-500gb-8gb-win10pro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,43 kg</text:p>
          </table:table-cell>
          <table:table-cell office:value-type="string" calcext:value-type="string">
            <text:p>windows 10 pro</text:p>
          </table:table-cell>
          <table:table-cell office:value-type="float" office:value="4524" calcext:value-type="float">
            <text:p>4524</text:p>
          </table:table-cell>
          <table:table-cell table:formula="of:=[.I82]*16 + [.E82]*0.15+[.F82]*0.16 + [.G82]*0.18 + [.H82]*1.4" office:value-type="float" office:value="1867.74" calcext:value-type="float">
            <text:p>1867.74</text:p>
          </table:table-cell>
          <table:table-cell office:value-type="float" office:value="4524" calcext:value-type="float">
            <text:p>4524</text:p>
          </table:table-cell>
          <table:table-cell table:formula="of:=[.M82]/[.N82]" office:value-type="float" office:value="0.412851458885942" calcext:value-type="float">
            <text:p>0.412851458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7_6700-500gb-8gb-win10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4769" calcext:value-type="float">
            <text:p>4769</text:p>
          </table:table-cell>
          <table:table-cell table:formula="of:=[.I83]*16 + [.E83]*0.15+[.F83]*0.16 + [.G83]*0.18 + [.H83]*1.4" office:value-type="float" office:value="1867.74" calcext:value-type="float">
            <text:p>1867.74</text:p>
          </table:table-cell>
          <table:table-cell office:value-type="float" office:value="4769" calcext:value-type="float">
            <text:p>4769</text:p>
          </table:table-cell>
          <table:table-cell table:formula="of:=[.M83]/[.N83]" office:value-type="float" office:value="0.391641853638079" calcext:value-type="float">
            <text:p>0.3916418536</text:p>
          </table:table-cell>
        </table:table-row>
        <table:table-row table:style-name="ro1">
          <table:table-cell office:value-type="string" calcext:value-type="string">
            <text:p>http://www.cel.ro/calculatoare-desktop/desktop-asus-k31ad_ro009d-i7_4790-1tb-4gb-l/</text:p>
          </table:table-cell>
          <table:table-cell office:value-type="string" calcext:value-type="string">
            <text:p>intel core i7 479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.6 kg</text:p>
          </table:table-cell>
          <table:table-cell office:value-type="string" calcext:value-type="string">
            <text:p>fara sistem</text:p>
          </table:table-cell>
          <table:table-cell office:value-type="float" office:value="2899" calcext:value-type="float">
            <text:p>2899</text:p>
          </table:table-cell>
          <table:table-cell table:formula="of:=[.I84]*16 + [.E84]*0.15+[.F84]*0.16 + [.G84]*0.18 + [.H84]*1.4" office:value-type="float" office:value="1860.15" calcext:value-type="float">
            <text:p>1860.15</text:p>
          </table:table-cell>
          <table:table-cell office:value-type="float" office:value="2899" calcext:value-type="float">
            <text:p>2899</text:p>
          </table:table-cell>
          <table:table-cell table:formula="of:=[.M84]/[.N84]" office:value-type="float" office:value="0.641652293894446" calcext:value-type="float">
            <text:p>0.6416522939</text:p>
          </table:table-cell>
        </table:table-row>
        <table:table-row table:style-name="ro1">
          <table:table-cell office:value-type="string" calcext:value-type="string">
            <text:p>http://www.cel.ro/calculatoare-desktop/desktop-hp-prodesk-490-g2-i7_4790-1tb-4gb-win8-pro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5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3459" calcext:value-type="float">
            <text:p>3459</text:p>
          </table:table-cell>
          <table:table-cell table:formula="of:=[.I85]*16 + [.E85]*0.15+[.F85]*0.16 + [.G85]*0.18 + [.H85]*1.4" office:value-type="float" office:value="1859.51" calcext:value-type="float">
            <text:p>1859.51</text:p>
          </table:table-cell>
          <table:table-cell office:value-type="float" office:value="3459" calcext:value-type="float">
            <text:p>3459</text:p>
          </table:table-cell>
          <table:table-cell table:formula="of:=[.M85]/[.N85]" office:value-type="float" office:value="0.537586007516623" calcext:value-type="float">
            <text:p>0.5375860075</text:p>
          </table:table-cell>
        </table:table-row>
        <table:table-row table:style-name="ro1">
          <table:table-cell office:value-type="string" calcext:value-type="string">
            <text:p>http://www.cel.ro/calculatoare-desktop/desktop-maguay-gamepower-junior-i5_4460-1tb_7200rpm-8gb-gtx750-2gb-l/</text:p>
          </table:table-cell>
          <table:table-cell office:value-type="string" calcext:value-type="string">
            <text:p>intel core i5 446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750</text:p>
          </table:table-cell>
          <table:table-cell office:value-type="float" office:value="6350" calcext:value-type="float">
            <text:p>6350</text:p>
          </table:table-cell>
          <table:table-cell office:value-type="float" office:value="3684" calcext:value-type="float">
            <text:p>368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2604" calcext:value-type="float">
            <text:p>2604</text:p>
          </table:table-cell>
          <table:table-cell table:formula="of:=[.I86]*16 + [.E86]*0.15+[.F86]*0.16 + [.G86]*0.18 + [.H86]*1.4" office:value-type="float" office:value="1849.94" calcext:value-type="float">
            <text:p>1849.94</text:p>
          </table:table-cell>
          <table:table-cell office:value-type="float" office:value="2604" calcext:value-type="float">
            <text:p>2604</text:p>
          </table:table-cell>
          <table:table-cell table:formula="of:=[.M86]/[.N86]" office:value-type="float" office:value="0.71042242703533" calcext:value-type="float">
            <text:p>0.710422427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3420-sff-i5_6600-1tb-8gb-quadro-k620-2gb-dvdrw-win7pro-l/</text:p>
          </table:table-cell>
          <table:table-cell office:value-type="string" calcext:value-type="string">
            <text:p>intel core i5 66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620</text:p>
          </table:table-cell>
          <table:table-cell office:value-type="float" office:value="7801" calcext:value-type="float">
            <text:p>7801</text:p>
          </table:table-cell>
          <table:table-cell office:value-type="float" office:value="2263" calcext:value-type="float">
            <text:p>226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5024" calcext:value-type="float">
            <text:p>5024</text:p>
          </table:table-cell>
          <table:table-cell table:formula="of:=[.I87]*16 + [.E87]*0.15+[.F87]*0.16 + [.G87]*0.18 + [.H87]*1.4" office:value-type="float" office:value="1840.23" calcext:value-type="float">
            <text:p>1840.23</text:p>
          </table:table-cell>
          <table:table-cell office:value-type="float" office:value="5024" calcext:value-type="float">
            <text:p>5024</text:p>
          </table:table-cell>
          <table:table-cell table:formula="of:=[.M87]/[.N87]" office:value-type="float" office:value="0.366287818471337" calcext:value-type="float">
            <text:p>0.3662878185</text:p>
          </table:table-cell>
        </table:table-row>
        <table:table-row table:style-name="ro1">
          <table:table-cell office:value-type="string" calcext:value-type="string">
            <text:p>http://www.cel.ro/calculatoare-desktop/desktop-hp-z240t-xeon-e3_1240v5-1tb-8gb-win10pro-l/</text:p>
          </table:table-cell>
          <table:table-cell office:value-type="string" calcext:value-type="string">
            <text:p>intel xeon e3 1240 v5</text:p>
          </table:table-cell>
          <table:table-cell table:number-columns-repeated="2"/>
          <table:table-cell table:style-name="ce1" office:value-type="float" office:value="10177" calcext:value-type="float">
            <text:p>1017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windows 10 pro</text:p>
          </table:table-cell>
          <table:table-cell office:value-type="float" office:value="5014" calcext:value-type="float">
            <text:p>5014</text:p>
          </table:table-cell>
          <table:table-cell table:formula="of:=[.I88]*16 + [.E88]*0.15+[.F88]*0.16 + [.G88]*0.18 + [.H88]*1.4" office:value-type="float" office:value="1834.55" calcext:value-type="float">
            <text:p>1834.55</text:p>
          </table:table-cell>
          <table:table-cell office:value-type="float" office:value="5014" calcext:value-type="float">
            <text:p>5014</text:p>
          </table:table-cell>
          <table:table-cell table:formula="of:=[.M88]/[.N88]" office:value-type="float" office:value="0.365885520542481" calcext:value-type="float">
            <text:p>0.365885520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20-mt-i7_4790-500gb-8gb-win7-pro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8 (64bit)</text:p>
          </table:table-cell>
          <table:table-cell office:value-type="float" office:value="3904" calcext:value-type="float">
            <text:p>3904</text:p>
          </table:table-cell>
          <table:table-cell table:formula="of:=[.I89]*16 + [.E89]*0.15+[.F89]*0.16 + [.G89]*0.18 + [.H89]*1.4" office:value-type="float" office:value="1834.15" calcext:value-type="float">
            <text:p>1834.15</text:p>
          </table:table-cell>
          <table:table-cell office:value-type="float" office:value="3904" calcext:value-type="float">
            <text:p>3904</text:p>
          </table:table-cell>
          <table:table-cell table:formula="of:=[.M89]/[.N89]" office:value-type="float" office:value="0.469813012295082" calcext:value-type="float">
            <text:p>0.469813012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20-mt-i7_4790-500gb-8gb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linux</text:p>
          </table:table-cell>
          <table:table-cell office:value-type="float" office:value="3199" calcext:value-type="float">
            <text:p>3199</text:p>
          </table:table-cell>
          <table:table-cell table:formula="of:=[.I90]*16 + [.E90]*0.15+[.F90]*0.16 + [.G90]*0.18 + [.H90]*1.4" office:value-type="float" office:value="1833.51" calcext:value-type="float">
            <text:p>1833.51</text:p>
          </table:table-cell>
          <table:table-cell office:value-type="float" office:value="3199" calcext:value-type="float">
            <text:p>3199</text:p>
          </table:table-cell>
          <table:table-cell table:formula="of:=[.M90]/[.N90]" office:value-type="float" office:value="0.573150984682713" calcext:value-type="float">
            <text:p>0.573150984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20-mt-i7_4790-500gb-8gb-ubuntu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ubuntu</text:p>
          </table:table-cell>
          <table:table-cell office:value-type="float" office:value="3499" calcext:value-type="float">
            <text:p>3499</text:p>
          </table:table-cell>
          <table:table-cell table:formula="of:=[.I91]*16 + [.E91]*0.15+[.F91]*0.16 + [.G91]*0.18 + [.H91]*1.4" office:value-type="float" office:value="1833.51" calcext:value-type="float">
            <text:p>1833.51</text:p>
          </table:table-cell>
          <table:table-cell office:value-type="float" office:value="3499" calcext:value-type="float">
            <text:p>3499</text:p>
          </table:table-cell>
          <table:table-cell table:formula="of:=[.M91]/[.N91]" office:value-type="float" office:value="0.524009717062018" calcext:value-type="float">
            <text:p>0.5240097171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20-mt-i7_4790-500gb_7200rpm-8gb-win7-pro-l/</text:p>
          </table:table-cell>
          <table:table-cell office:value-type="string" calcext:value-type="string">
            <text:p>intel core i7 47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904" calcext:value-type="float">
            <text:p>3904</text:p>
          </table:table-cell>
          <table:table-cell table:formula="of:=[.I92]*16 + [.E92]*0.15+[.F92]*0.16 + [.G92]*0.18 + [.H92]*1.4" office:value-type="float" office:value="1833.51" calcext:value-type="float">
            <text:p>1833.51</text:p>
          </table:table-cell>
          <table:table-cell office:value-type="float" office:value="3904" calcext:value-type="float">
            <text:p>3904</text:p>
          </table:table-cell>
          <table:table-cell table:formula="of:=[.M92]/[.N92]" office:value-type="float" office:value="0.469649077868852" calcext:value-type="float">
            <text:p>0.4696490779</text:p>
          </table:table-cell>
        </table:table-row>
        <table:table-row table:style-name="ro1">
          <table:table-cell office:value-type="string" calcext:value-type="string">
            <text:p>http://www.cel.ro/calculatoare-desktop/desktop-hp-z240t-xeon-e3_1225v5-1tb-8gb-quadro-k620-2gb-win10pro-l/</text:p>
          </table:table-cell>
          <table:table-cell office:value-type="string" calcext:value-type="string">
            <text:p>intel xeon e3 1225 v5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620</text:p>
          </table:table-cell>
          <table:table-cell office:value-type="float" office:value="7667" calcext:value-type="float">
            <text:p>7667</text:p>
          </table:table-cell>
          <table:table-cell office:value-type="float" office:value="2263" calcext:value-type="float">
            <text:p>226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windows 10 pro</text:p>
          </table:table-cell>
          <table:table-cell office:value-type="float" office:value="5564" calcext:value-type="float">
            <text:p>5564</text:p>
          </table:table-cell>
          <table:table-cell table:formula="of:=[.I93]*16 + [.E93]*0.15+[.F93]*0.16 + [.G93]*0.18 + [.H93]*1.4" office:value-type="float" office:value="1820.13" calcext:value-type="float">
            <text:p>1820.13</text:p>
          </table:table-cell>
          <table:table-cell office:value-type="float" office:value="5564" calcext:value-type="float">
            <text:p>5564</text:p>
          </table:table-cell>
          <table:table-cell table:formula="of:=[.M93]/[.N93]" office:value-type="float" office:value="0.327126168224299" calcext:value-type="float">
            <text:p>0.3271261682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s-i7_4790s-1tb-4gb-nvidia-gt720-2gb-dvdrw-l/</text:p>
          </table:table-cell>
          <table:table-cell office:value-type="string" calcext:value-type="string">
            <text:p>intel core i7 4790s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720</text:p>
          </table:table-cell>
          <table:table-cell office:value-type="float" office:value="9623" calcext:value-type="float">
            <text:p>9623</text:p>
          </table:table-cell>
          <table:table-cell office:value-type="float" office:value="737" calcext:value-type="float">
            <text:p>7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[.I94]*16 + [.E94]*0.15+[.F94]*0.16 + [.G94]*0.18 + [.H94]*1.4" office:value-type="float" office:value="1805.37" calcext:value-type="float">
            <text:p>1805.37</text:p>
          </table:table-cell>
          <table:table-cell office:value-type="float" office:value="2799" calcext:value-type="float">
            <text:p>2799</text:p>
          </table:table-cell>
          <table:table-cell table:formula="of:=[.M94]/[.N94]" office:value-type="float" office:value="0.645005359056806" calcext:value-type="float">
            <text:p>0.6450053591</text:p>
          </table:table-cell>
        </table:table-row>
        <table:table-row table:style-name="ro1">
          <table:table-cell office:value-type="string" calcext:value-type="string">
            <text:p>http://www.cel.ro/calculatoare-desktop/mini_pc-dell-optiplex-7040-i7_6700t-128gb-8gb-win10pro-l/</text:p>
          </table:table-cell>
          <table:table-cell office:value-type="string" calcext:value-type="string">
            <text:p>intel core i7 670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8951" calcext:value-type="float">
            <text:p>8951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windows 10 pro</text:p>
          </table:table-cell>
          <table:table-cell office:value-type="float" office:value="4689" calcext:value-type="float">
            <text:p>4689</text:p>
          </table:table-cell>
          <table:table-cell table:formula="of:=[.I95]*16 + [.E95]*0.15+[.F95]*0.16 + [.G95]*0.18 + [.H95]*1.4" office:value-type="float" office:value="1804.09" calcext:value-type="float">
            <text:p>1804.09</text:p>
          </table:table-cell>
          <table:table-cell office:value-type="float" office:value="4689" calcext:value-type="float">
            <text:p>4689</text:p>
          </table:table-cell>
          <table:table-cell table:formula="of:=[.M95]/[.N95]" office:value-type="float" office:value="0.384749413521007" calcext:value-type="float">
            <text:p>0.3847494135</text:p>
          </table:table-cell>
        </table:table-row>
        <table:table-row table:style-name="ro1">
          <table:table-cell office:value-type="string" calcext:value-type="string">
            <text:p>http://www.cel.ro/calculatoare-desktop/desktopplusmonitor-hp-400-g3-mt-i7_6700-500gb-4gb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fara sistem</text:p>
          </table:table-cell>
          <table:table-cell office:value-type="float" office:value="3224" calcext:value-type="float">
            <text:p>3224</text:p>
          </table:table-cell>
          <table:table-cell table:formula="of:=[.I96]*16 + [.E96]*0.15+[.F96]*0.16 + [.G96]*0.18 + [.H96]*1.4" office:value-type="float" office:value="1803.74" calcext:value-type="float">
            <text:p>1803.74</text:p>
          </table:table-cell>
          <table:table-cell office:value-type="float" office:value="3224" calcext:value-type="float">
            <text:p>3224</text:p>
          </table:table-cell>
          <table:table-cell table:formula="of:=[.M96]/[.N96]" office:value-type="float" office:value="0.55947270471464" calcext:value-type="float">
            <text:p>0.559472704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7_6700-500gb-4gb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linux</text:p>
          </table:table-cell>
          <table:table-cell office:value-type="float" office:value="3399" calcext:value-type="float">
            <text:p>3399</text:p>
          </table:table-cell>
          <table:table-cell table:formula="of:=[.I97]*16 + [.E97]*0.15+[.F97]*0.16 + [.G97]*0.18 + [.H97]*1.4" office:value-type="float" office:value="1803.74" calcext:value-type="float">
            <text:p>1803.74</text:p>
          </table:table-cell>
          <table:table-cell office:value-type="float" office:value="3399" calcext:value-type="float">
            <text:p>3399</text:p>
          </table:table-cell>
          <table:table-cell table:formula="of:=[.M97]/[.N97]" office:value-type="float" office:value="0.530667843483377" calcext:value-type="float">
            <text:p>0.530667843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7_6700-500gb-4gb-win10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3899" calcext:value-type="float">
            <text:p>3899</text:p>
          </table:table-cell>
          <table:table-cell table:formula="of:=[.I98]*16 + [.E98]*0.15+[.F98]*0.16 + [.G98]*0.18 + [.H98]*1.4" office:value-type="float" office:value="1803.74" calcext:value-type="float">
            <text:p>1803.74</text:p>
          </table:table-cell>
          <table:table-cell office:value-type="float" office:value="3899" calcext:value-type="float">
            <text:p>3899</text:p>
          </table:table-cell>
          <table:table-cell table:formula="of:=[.M98]/[.N98]" office:value-type="float" office:value="0.46261605539882" calcext:value-type="float">
            <text:p>0.4626160554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m800z-i7_6700-500gb-4gb-win10pro-fhd-touch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windows 10 pro</text:p>
          </table:table-cell>
          <table:table-cell office:value-type="float" office:value="5834" calcext:value-type="float">
            <text:p>5834</text:p>
          </table:table-cell>
          <table:table-cell table:formula="of:=[.I99]*16 + [.E99]*0.15+[.F99]*0.16 + [.G99]*0.18 + [.H99]*1.4" office:value-type="float" office:value="1803.74" calcext:value-type="float">
            <text:p>1803.74</text:p>
          </table:table-cell>
          <table:table-cell office:value-type="float" office:value="5834" calcext:value-type="float">
            <text:p>5834</text:p>
          </table:table-cell>
          <table:table-cell table:formula="of:=[.M99]/[.N99]" office:value-type="float" office:value="0.309177236887213" calcext:value-type="float">
            <text:p>0.3091772369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m900z-i7_6700-500gb-4gb-win10pro-fhd-touch-l/</text:p>
          </table:table-cell>
          <table:table-cell office:value-type="string" calcext:value-type="string">
            <text:p>intel core i7 6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windows 10 pro</text:p>
          </table:table-cell>
          <table:table-cell office:value-type="float" office:value="6254" calcext:value-type="float">
            <text:p>6254</text:p>
          </table:table-cell>
          <table:table-cell table:formula="of:=[.I100]*16 + [.E100]*0.15+[.F100]*0.16 + [.G100]*0.18 + [.H100]*1.4" office:value-type="float" office:value="1803.74" calcext:value-type="float">
            <text:p>1803.74</text:p>
          </table:table-cell>
          <table:table-cell office:value-type="float" office:value="6254" calcext:value-type="float">
            <text:p>6254</text:p>
          </table:table-cell>
          <table:table-cell table:formula="of:=[.M100]/[.N100]" office:value-type="float" office:value="0.288413815158299" calcext:value-type="float">
            <text:p>0.2884138152</text:p>
          </table:table-cell>
        </table:table-row>
        <table:table-row table:style-name="ro1">
          <table:table-cell office:value-type="string" calcext:value-type="string">
            <text:p>http://www.cel.ro/calculatoare-desktop/desktop-asus-m32ad-i5_4460-1tb-4gb-nvidia-gtx750-1gb-dvdrw-l/</text:p>
          </table:table-cell>
          <table:table-cell office:value-type="string" calcext:value-type="string">
            <text:p>intel core i5 446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750</text:p>
          </table:table-cell>
          <table:table-cell office:value-type="float" office:value="6350" calcext:value-type="float">
            <text:p>6350</text:p>
          </table:table-cell>
          <table:table-cell office:value-type="float" office:value="3684" calcext:value-type="float">
            <text:p>368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.29 kg</text:p>
          </table:table-cell>
          <table:table-cell office:value-type="string" calcext:value-type="string">
            <text:p>fara sistem</text:p>
          </table:table-cell>
          <table:table-cell office:value-type="float" office:value="2349" calcext:value-type="float">
            <text:p>2349</text:p>
          </table:table-cell>
          <table:table-cell table:formula="of:=[.I101]*16 + [.E101]*0.15+[.F101]*0.16 + [.G101]*0.18 + [.H101]*1.4" office:value-type="float" office:value="1785.94" calcext:value-type="float">
            <text:p>1785.94</text:p>
          </table:table-cell>
          <table:table-cell office:value-type="float" office:value="2349" calcext:value-type="float">
            <text:p>2349</text:p>
          </table:table-cell>
          <table:table-cell table:formula="of:=[.M101]/[.N101]" office:value-type="float" office:value="0.760297999148574" calcext:value-type="float">
            <text:p>0.7602979991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1-twr-i7_4790-500gb-4gb-l/</text:p>
          </table:table-cell>
          <table:table-cell office:value-type="string" calcext:value-type="string">
            <text:p>intel core i7 4790</text:p>
          </table:table-cell>
          <table:table-cell office:value-type="string" calcext:value-type="string">
            <text:p>intel hd <text:s/>4600</text:p>
          </table:table-cell>
          <table:table-cell office:value-type="string" calcext:value-type="string">
            <text:p>intel</text:p>
          </table:table-cell>
          <table:table-cell table:style-name="ce1" office:value-type="float" office:value="10017" calcext:value-type="float">
            <text:p>10017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fara sistem</text:p>
          </table:table-cell>
          <table:table-cell office:value-type="float" office:value="3504" calcext:value-type="float">
            <text:p>3504</text:p>
          </table:table-cell>
          <table:table-cell table:formula="of:=[.I102]*16 + [.E102]*0.15+[.F102]*0.16 + [.G102]*0.18 + [.H102]*1.4" office:value-type="float" office:value="1770.15" calcext:value-type="float">
            <text:p>1770.15</text:p>
          </table:table-cell>
          <table:table-cell office:value-type="float" office:value="3504" calcext:value-type="float">
            <text:p>3504</text:p>
          </table:table-cell>
          <table:table-cell table:formula="of:=[.M102]/[.N102]" office:value-type="float" office:value="0.505179794520548" calcext:value-type="float">
            <text:p>0.505179794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7_6700t-500gb-8gb-l/</text:p>
          </table:table-cell>
          <table:table-cell office:value-type="string" calcext:value-type="string">
            <text:p>intel core i7 670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8951" calcext:value-type="float">
            <text:p>8951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fara sistem</text:p>
          </table:table-cell>
          <table:table-cell office:value-type="float" office:value="3924" calcext:value-type="float">
            <text:p>3924</text:p>
          </table:table-cell>
          <table:table-cell table:formula="of:=[.I103]*16 + [.E103]*0.15+[.F103]*0.16 + [.G103]*0.18 + [.H103]*1.4" office:value-type="float" office:value="1714.89" calcext:value-type="float">
            <text:p>1714.89</text:p>
          </table:table-cell>
          <table:table-cell office:value-type="float" office:value="3924" calcext:value-type="float">
            <text:p>3924</text:p>
          </table:table-cell>
          <table:table-cell table:formula="of:=[.M103]/[.N103]" office:value-type="float" office:value="0.437025993883792" calcext:value-type="float">
            <text:p>0.4370259939</text:p>
          </table:table-cell>
        </table:table-row>
        <table:table-row table:style-name="ro1">
          <table:table-cell office:value-type="string" calcext:value-type="string">
            <text:p>http://www.cel.ro/calculatoare-desktop/desktop-hp-z230t-i5_4590-1tb-8gb-nvidia-quadro-k620-2gb-win10pro-l/</text:p>
          </table:table-cell>
          <table:table-cell office:value-type="string" calcext:value-type="string">
            <text:p>intel core i5 459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quadro k620</text:p>
          </table:table-cell>
          <table:table-cell office:value-type="float" office:value="6953" calcext:value-type="float">
            <text:p>6953</text:p>
          </table:table-cell>
          <table:table-cell office:value-type="float" office:value="2263" calcext:value-type="float">
            <text:p>226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windows 10 pro</text:p>
          </table:table-cell>
          <table:table-cell office:value-type="float" office:value="5249" calcext:value-type="float">
            <text:p>5249</text:p>
          </table:table-cell>
          <table:table-cell table:formula="of:=[.I104]*16 + [.E104]*0.15+[.F104]*0.16 + [.G104]*0.18 + [.H104]*1.4" office:value-type="float" office:value="1713.03" calcext:value-type="float">
            <text:p>1713.03</text:p>
          </table:table-cell>
          <table:table-cell office:value-type="float" office:value="5249" calcext:value-type="float">
            <text:p>5249</text:p>
          </table:table-cell>
          <table:table-cell table:formula="of:=[.M104]/[.N104]" office:value-type="float" office:value="0.326353591160221" calcext:value-type="float">
            <text:p>0.3263535912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73-mt-i7_4790s-500gb-4gb-l/</text:p>
          </table:table-cell>
          <table:table-cell office:value-type="string" calcext:value-type="string">
            <text:p>intel core i7 4790s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9623" calcext:value-type="float">
            <text:p>9623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5 kg</text:p>
          </table:table-cell>
          <table:table-cell office:value-type="string" calcext:value-type="string">
            <text:p>fara sistem</text:p>
          </table:table-cell>
          <table:table-cell office:value-type="float" office:value="3054" calcext:value-type="float">
            <text:p>3054</text:p>
          </table:table-cell>
          <table:table-cell table:formula="of:=[.I105]*16 + [.E105]*0.15+[.F105]*0.16 + [.G105]*0.18 + [.H105]*1.4" office:value-type="float" office:value="1711.05" calcext:value-type="float">
            <text:p>1711.05</text:p>
          </table:table-cell>
          <table:table-cell office:value-type="float" office:value="3054" calcext:value-type="float">
            <text:p>3054</text:p>
          </table:table-cell>
          <table:table-cell table:formula="of:=[.M105]/[.N105]" office:value-type="float" office:value="0.560265225933202" calcext:value-type="float">
            <text:p>0.5602652259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73-mt-i7_4790s-500gb_7200rpm-4gb-win7-pro-l/</text:p>
          </table:table-cell>
          <table:table-cell office:value-type="string" calcext:value-type="string">
            <text:p>intel core i7 4790s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9623" calcext:value-type="float">
            <text:p>9623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5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3599" calcext:value-type="float">
            <text:p>3599</text:p>
          </table:table-cell>
          <table:table-cell table:formula="of:=[.I106]*16 + [.E106]*0.15+[.F106]*0.16 + [.G106]*0.18 + [.H106]*1.4" office:value-type="float" office:value="1711.05" calcext:value-type="float">
            <text:p>1711.05</text:p>
          </table:table-cell>
          <table:table-cell office:value-type="float" office:value="3599" calcext:value-type="float">
            <text:p>3599</text:p>
          </table:table-cell>
          <table:table-cell table:formula="of:=[.M106]/[.N106]" office:value-type="float" office:value="0.475423728813559" calcext:value-type="float">
            <text:p>0.4754237288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m900-i5_6500-256gb-8gb-win10pro-l/</text:p>
          </table:table-cell>
          <table:table-cell office:value-type="string" calcext:value-type="string">
            <text:p>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7034" calcext:value-type="float">
            <text:p>7034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windows 10 pro</text:p>
          </table:table-cell>
          <table:table-cell office:value-type="float" office:value="4169" calcext:value-type="float">
            <text:p>4169</text:p>
          </table:table-cell>
          <table:table-cell table:formula="of:=[.I107]*16 + [.E107]*0.15+[.F107]*0.16 + [.G107]*0.18 + [.H107]*1.4" office:value-type="float" office:value="1695.74" calcext:value-type="float">
            <text:p>1695.74</text:p>
          </table:table-cell>
          <table:table-cell office:value-type="float" office:value="4169" calcext:value-type="float">
            <text:p>4169</text:p>
          </table:table-cell>
          <table:table-cell table:formula="of:=[.M107]/[.N107]" office:value-type="float" office:value="0.406749820100744" calcext:value-type="float">
            <text:p>0.4067498201</text:p>
          </table:table-cell>
        </table:table-row>
        <table:table-row table:style-name="ro1">
          <table:table-cell office:value-type="string" calcext:value-type="string">
            <text:p>http://www.cel.ro/calculatoare-desktop/desktop-dell-vostro-3900-mt-i5_4460-1tb-8gb-nvidia-gtx745-4gb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745</text:p>
          </table:table-cell>
          <table:table-cell office:value-type="float" office:value="6350" calcext:value-type="float">
            <text:p>6350</text:p>
          </table:table-cell>
          <table:table-cell office:value-type="float" office:value="2159" calcext:value-type="float">
            <text:p>21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linux</text:p>
          </table:table-cell>
          <table:table-cell office:value-type="float" office:value="2649" calcext:value-type="float">
            <text:p>2649</text:p>
          </table:table-cell>
          <table:table-cell table:formula="of:=[.I108]*16 + [.E108]*0.15+[.F108]*0.16 + [.G108]*0.18 + [.H108]*1.4" office:value-type="float" office:value="1605.94" calcext:value-type="float">
            <text:p>1605.94</text:p>
          </table:table-cell>
          <table:table-cell office:value-type="float" office:value="2649" calcext:value-type="float">
            <text:p>2649</text:p>
          </table:table-cell>
          <table:table-cell table:formula="of:=[.M108]/[.N108]" office:value-type="float" office:value="0.606243865609664" calcext:value-type="float">
            <text:p>0.6062438656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b5030-aio-i7_4785t-1tb-8gb-gt840m-2gb-fullhd-l/</text:p>
          </table:table-cell>
          <table:table-cell office:value-type="string" calcext:value-type="string">
            <text:p>intel core i7 4785t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840m</text:p>
          </table:table-cell>
          <table:table-cell office:value-type="float" office:value="7486" calcext:value-type="float">
            <text:p>7486</text:p>
          </table:table-cell>
          <table:table-cell office:value-type="float" office:value="844" calcext:value-type="float">
            <text:p>84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.6 kg</text:p>
          </table:table-cell>
          <table:table-cell office:value-type="string" calcext:value-type="string">
            <text:p>fara sistem</text:p>
          </table:table-cell>
          <table:table-cell office:value-type="float" office:value="3999" calcext:value-type="float">
            <text:p>3999</text:p>
          </table:table-cell>
          <table:table-cell table:formula="of:=[.I109]*16 + [.E109]*0.15+[.F109]*0.16 + [.G109]*0.18 + [.H109]*1.4" office:value-type="float" office:value="1565.94" calcext:value-type="float">
            <text:p>1565.94</text:p>
          </table:table-cell>
          <table:table-cell office:value-type="float" office:value="3999" calcext:value-type="float">
            <text:p>3999</text:p>
          </table:table-cell>
          <table:table-cell table:formula="of:=[.M109]/[.N109]" office:value-type="float" office:value="0.391582895723931" calcext:value-type="float">
            <text:p>0.3915828957</text:p>
          </table:table-cell>
        </table:table-row>
        <table:table-row table:style-name="ro1">
          <table:table-cell office:value-type="string" calcext:value-type="string">
            <text:p>http://www.cel.ro/calculatoare-desktop/mini-pc-dell-optiplex-9020-m-i7_4785t-128gb-8gb-win7pro-l/</text:p>
          </table:table-cell>
          <table:table-cell office:value-type="string" calcext:value-type="string">
            <text:p>intel core i7 4785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7486" calcext:value-type="float">
            <text:p>7486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8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4814" calcext:value-type="float">
            <text:p>4814</text:p>
          </table:table-cell>
          <table:table-cell table:formula="of:=[.I110]*16 + [.E110]*0.15+[.F110]*0.16 + [.G110]*0.18 + [.H110]*1.4" office:value-type="float" office:value="1543.7" calcext:value-type="float">
            <text:p>1543.7</text:p>
          </table:table-cell>
          <table:table-cell office:value-type="float" office:value="4814" calcext:value-type="float">
            <text:p>4814</text:p>
          </table:table-cell>
          <table:table-cell table:formula="of:=[.M110]/[.N110]" office:value-type="float" office:value="0.320668882426257" calcext:value-type="float">
            <text:p>0.3206688824</text:p>
          </table:table-cell>
        </table:table-row>
        <table:table-row table:style-name="ro1">
          <table:table-cell office:value-type="string" calcext:value-type="string">
            <text:p>http://www.cel.ro/calculatoare-desktop/desktop-asus-k31ad_ro023d-i5_4460-1tb-4gb-gtx745-4gb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745</text:p>
          </table:table-cell>
          <table:table-cell office:value-type="float" office:value="6350" calcext:value-type="float">
            <text:p>6350</text:p>
          </table:table-cell>
          <table:table-cell office:value-type="float" office:value="2159" calcext:value-type="float">
            <text:p>21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.6 kg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[.I111]*16 + [.E111]*0.15+[.F111]*0.16 + [.G111]*0.18 + [.H111]*1.4" office:value-type="float" office:value="1541.94" calcext:value-type="float">
            <text:p>1541.94</text:p>
          </table:table-cell>
          <table:table-cell office:value-type="float" office:value="2299" calcext:value-type="float">
            <text:p>2299</text:p>
          </table:table-cell>
          <table:table-cell table:formula="of:=[.M111]/[.N111]" office:value-type="float" office:value="0.670700304480209" calcext:value-type="float">
            <text:p>0.6707003045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b40_30-aio-i7_4785t-1tb-8gb-gt820a-2gb-fullhd-touch-l/</text:p>
          </table:table-cell>
          <table:table-cell office:value-type="string" calcext:value-type="string">
            <text:p>intel core i7 4785t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820a</text:p>
          </table:table-cell>
          <table:table-cell office:value-type="float" office:value="7486" calcext:value-type="float">
            <text:p>7486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,2 kg</text:p>
          </table:table-cell>
          <table:table-cell office:value-type="string" calcext:value-type="string">
            <text:p>fara sistem</text:p>
          </table:table-cell>
          <table:table-cell office:value-type="float" office:value="3999" calcext:value-type="float">
            <text:p>3999</text:p>
          </table:table-cell>
          <table:table-cell table:formula="of:=[.I112]*16 + [.E112]*0.15+[.F112]*0.16 + [.G112]*0.18 + [.H112]*1.4" office:value-type="float" office:value="1535.54" calcext:value-type="float">
            <text:p>1535.54</text:p>
          </table:table-cell>
          <table:table-cell office:value-type="float" office:value="3999" calcext:value-type="float">
            <text:p>3999</text:p>
          </table:table-cell>
          <table:table-cell table:formula="of:=[.M112]/[.N112]" office:value-type="float" office:value="0.383980995248812" calcext:value-type="float">
            <text:p>0.3839809952</text:p>
          </table:table-cell>
        </table:table-row>
        <table:table-row table:style-name="ro1">
          <table:table-cell office:value-type="string" calcext:value-type="string">
            <text:p>http://www.cel.ro/calculatoare-desktop/desktop-lenovo-thinkstation-p300-xeon-e3_1226v3-1tbplus8gb-8gb-win7pro-l/</text:p>
          </table:table-cell>
          <table:table-cell office:value-type="string" calcext:value-type="string">
            <text:p>intel xeon e3 1226 v3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p4600</text:p>
          </table:table-cell>
          <table:table-cell table:style-name="ce1" office:value-type="float" office:value="7410" calcext:value-type="float">
            <text:p>7410</text:p>
          </table:table-cell>
          <table:table-cell office:value-type="float" office:value="604" calcext:value-type="float">
            <text:p>6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4969" calcext:value-type="float">
            <text:p>4969</text:p>
          </table:table-cell>
          <table:table-cell table:formula="of:=[.I113]*16 + [.E113]*0.15+[.F113]*0.16 + [.G113]*0.18 + [.H113]*1.4" office:value-type="float" office:value="1527.34" calcext:value-type="float">
            <text:p>1527.34</text:p>
          </table:table-cell>
          <table:table-cell office:value-type="float" office:value="4969" calcext:value-type="float">
            <text:p>4969</text:p>
          </table:table-cell>
          <table:table-cell table:formula="of:=[.M113]/[.N113]" office:value-type="float" office:value="0.307373717045683" calcext:value-type="float">
            <text:p>0.30737371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5_4590-1tb-8gb-dvdrw-ubuntu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linux</text:p>
          </table:table-cell>
          <table:table-cell office:value-type="float" office:value="2604" calcext:value-type="float">
            <text:p>2604</text:p>
          </table:table-cell>
          <table:table-cell table:formula="of:=[.I114]*16 + [.E114]*0.15+[.F114]*0.16 + [.G114]*0.18 + [.H114]*1.4" office:value-type="float" office:value="1464.55" calcext:value-type="float">
            <text:p>1464.55</text:p>
          </table:table-cell>
          <table:table-cell office:value-type="float" office:value="2604" calcext:value-type="float">
            <text:p>2604</text:p>
          </table:table-cell>
          <table:table-cell table:formula="of:=[.M114]/[.N114]" office:value-type="float" office:value="0.562423195084485" calcext:value-type="float">
            <text:p>0.5624231951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mt-i5_4590-1tb-8gb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fara sistem</text:p>
          </table:table-cell>
          <table:table-cell office:value-type="float" office:value="2724" calcext:value-type="float">
            <text:p>2724</text:p>
          </table:table-cell>
          <table:table-cell table:formula="of:=[.I115]*16 + [.E115]*0.15+[.F115]*0.16 + [.G115]*0.18 + [.H115]*1.4" office:value-type="float" office:value="1463.91" calcext:value-type="float">
            <text:p>1463.91</text:p>
          </table:table-cell>
          <table:table-cell office:value-type="float" office:value="2724" calcext:value-type="float">
            <text:p>2724</text:p>
          </table:table-cell>
          <table:table-cell table:formula="of:=[.M115]/[.N115]" office:value-type="float" office:value="0.537411894273128" calcext:value-type="float">
            <text:p>0.537411894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5_4590-1tb_7200rpm-8gb-win7propluswin8.1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8.1</text:p>
          </table:table-cell>
          <table:table-cell office:value-type="float" office:value="2899" calcext:value-type="float">
            <text:p>2899</text:p>
          </table:table-cell>
          <table:table-cell table:formula="of:=[.I116]*16 + [.E116]*0.15+[.F116]*0.16 + [.G116]*0.18 + [.H116]*1.4" office:value-type="float" office:value="1463.91" calcext:value-type="float">
            <text:p>1463.91</text:p>
          </table:table-cell>
          <table:table-cell office:value-type="float" office:value="2899" calcext:value-type="float">
            <text:p>2899</text:p>
          </table:table-cell>
          <table:table-cell table:formula="of:=[.M116]/[.N116]" office:value-type="float" office:value="0.504970679544671" calcext:value-type="float">
            <text:p>0.504970679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5_4590-1tb_7200rpm-8gb-win7-pro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2949" calcext:value-type="float">
            <text:p>2949</text:p>
          </table:table-cell>
          <table:table-cell table:formula="of:=[.I117]*16 + [.E117]*0.15+[.F117]*0.16 + [.G117]*0.18 + [.H117]*1.4" office:value-type="float" office:value="1463.91" calcext:value-type="float">
            <text:p>1463.91</text:p>
          </table:table-cell>
          <table:table-cell office:value-type="float" office:value="2949" calcext:value-type="float">
            <text:p>2949</text:p>
          </table:table-cell>
          <table:table-cell table:formula="of:=[.M117]/[.N117]" office:value-type="float" office:value="0.496408952187182" calcext:value-type="float">
            <text:p>0.4964089522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5_4590-1tb-8gb-win10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10</text:p>
          </table:table-cell>
          <table:table-cell office:value-type="float" office:value="3044" calcext:value-type="float">
            <text:p>3044</text:p>
          </table:table-cell>
          <table:table-cell table:formula="of:=[.I118]*16 + [.E118]*0.15+[.F118]*0.16 + [.G118]*0.18 + [.H118]*1.4" office:value-type="float" office:value="1463.91" calcext:value-type="float">
            <text:p>1463.91</text:p>
          </table:table-cell>
          <table:table-cell office:value-type="float" office:value="3044" calcext:value-type="float">
            <text:p>3044</text:p>
          </table:table-cell>
          <table:table-cell table:formula="of:=[.M118]/[.N118]" office:value-type="float" office:value="0.480916557161629" calcext:value-type="float">
            <text:p>0.4809165572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5_4590-1tb_7200rpm-8gb-win8pro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229" calcext:value-type="float">
            <text:p>3229</text:p>
          </table:table-cell>
          <table:table-cell table:formula="of:=[.I119]*16 + [.E119]*0.15+[.F119]*0.16 + [.G119]*0.18 + [.H119]*1.4" office:value-type="float" office:value="1463.91" calcext:value-type="float">
            <text:p>1463.91</text:p>
          </table:table-cell>
          <table:table-cell office:value-type="float" office:value="3229" calcext:value-type="float">
            <text:p>3229</text:p>
          </table:table-cell>
          <table:table-cell table:formula="of:=[.M119]/[.N119]" office:value-type="float" office:value="0.453363270362341" calcext:value-type="float">
            <text:p>0.4533632704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30-aio-i5_4590s-1tb-8gb-win7-pro-v2-l/</text:p>
          </table:table-cell>
          <table:table-cell office:value-type="string" calcext:value-type="string">
            <text:p>intel core i5 4590s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6.33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949" calcext:value-type="float">
            <text:p>3949</text:p>
          </table:table-cell>
          <table:table-cell table:formula="of:=[.I120]*16 + [.E120]*0.15+[.F120]*0.16 + [.G120]*0.18 + [.H120]*1.4" office:value-type="float" office:value="1463.91" calcext:value-type="float">
            <text:p>1463.91</text:p>
          </table:table-cell>
          <table:table-cell office:value-type="float" office:value="3949" calcext:value-type="float">
            <text:p>3949</text:p>
          </table:table-cell>
          <table:table-cell table:formula="of:=[.M120]/[.N120]" office:value-type="float" office:value="0.370703975690048" calcext:value-type="float">
            <text:p>0.370703975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mt-i5_4590-128gb-8gb-win10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10</text:p>
          </table:table-cell>
          <table:table-cell office:value-type="float" office:value="4434" calcext:value-type="float">
            <text:p>4434</text:p>
          </table:table-cell>
          <table:table-cell table:formula="of:=[.I121]*16 + [.E121]*0.15+[.F121]*0.16 + [.G121]*0.18 + [.H121]*1.4" office:value-type="float" office:value="1463.11" calcext:value-type="float">
            <text:p>1463.11</text:p>
          </table:table-cell>
          <table:table-cell office:value-type="float" office:value="4434" calcext:value-type="float">
            <text:p>4434</text:p>
          </table:table-cell>
          <table:table-cell table:formula="of:=[.M121]/[.N121]" office:value-type="float" office:value="0.329975191700496" calcext:value-type="float">
            <text:p>0.3299751917</text:p>
          </table:table-cell>
        </table:table-row>
        <table:table-row table:style-name="ro1">
          <table:table-cell office:value-type="string" calcext:value-type="string">
            <text:p>http://www.cel.ro/calculatoare-desktop/desktop-acer-aspire-xc_705-i7_4770-128gb-4gb-radeon-r7-340-2gb-l/</text:p>
          </table:table-cell>
          <table:table-cell office:value-type="string" calcext:value-type="string">
            <text:p>intel core i7 477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7 340</text:p>
          </table:table-cell>
          <table:table-cell office:value-type="float" office:value="7065" calcext:value-type="float">
            <text:p>7065</text:p>
          </table:table-cell>
          <table:table-cell table:style-name="ce1" office:value-type="float" office:value="962" calcext:value-type="float">
            <text:p>9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fara sistem</text:p>
          </table:table-cell>
          <table:table-cell office:value-type="float" office:value="3119" calcext:value-type="float">
            <text:p>3119</text:p>
          </table:table-cell>
          <table:table-cell table:formula="of:=[.I122]*16 + [.E122]*0.15+[.F122]*0.16 + [.G122]*0.18 + [.H122]*1.4" office:value-type="float" office:value="1456.87" calcext:value-type="float">
            <text:p>1456.87</text:p>
          </table:table-cell>
          <table:table-cell office:value-type="float" office:value="3119" calcext:value-type="float">
            <text:p>3119</text:p>
          </table:table-cell>
          <table:table-cell table:formula="of:=[.M122]/[.N122]" office:value-type="float" office:value="0.467095222827829" calcext:value-type="float">
            <text:p>0.4670952228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5_4590-1tb-8gb-win8pro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/>
          <table:table-cell office:value-type="float" office:value="6953" calcext:value-type="float">
            <text:p>6953</text:p>
          </table:table-cell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/>
          <table:table-cell office:value-type="float" office:value="3184" calcext:value-type="float">
            <text:p>3184</text:p>
          </table:table-cell>
          <table:table-cell table:formula="of:=[.I123]*16 + [.E123]*0.15+[.F123]*0.16 + [.G123]*0.18 + [.H123]*1.4" office:value-type="float" office:value="1440.39" calcext:value-type="float">
            <text:p>1440.39</text:p>
          </table:table-cell>
          <table:table-cell office:value-type="float" office:value="3184" calcext:value-type="float">
            <text:p>3184</text:p>
          </table:table-cell>
          <table:table-cell table:formula="of:=[.M123]/[.N123]" office:value-type="float" office:value="0.452383793969849" calcext:value-type="float">
            <text:p>0.452383794</text:p>
          </table:table-cell>
        </table:table-row>
        <table:table-row table:style-name="ro1">
          <table:table-cell office:value-type="string" calcext:value-type="string">
            <text:p>http://www.cel.ro/calculatoare-desktop/diaxxa-office-multimedia-intel-core-i5_4460-1tb-8gb-ddr3-gt_730-4gb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 730</text:p>
          </table:table-cell>
          <table:table-cell office:value-type="float" office:value="6350" calcext:value-type="float">
            <text:p>6350</text:p>
          </table:table-cell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899" calcext:value-type="float">
            <text:p>1899</text:p>
          </table:table-cell>
          <table:table-cell table:formula="of:=[.I124]*16 + [.E124]*0.15+[.F124]*0.16 + [.G124]*0.18 + [.H124]*1.4" office:value-type="float" office:value="1408.98" calcext:value-type="float">
            <text:p>1408.98</text:p>
          </table:table-cell>
          <table:table-cell office:value-type="float" office:value="1899" calcext:value-type="float">
            <text:p>1899</text:p>
          </table:table-cell>
          <table:table-cell table:formula="of:=[.M124]/[.N124]" office:value-type="float" office:value="0.741958925750395" calcext:value-type="float">
            <text:p>0.7419589258</text:p>
          </table:table-cell>
        </table:table-row>
        <table:table-row table:style-name="ro1">
          <table:table-cell office:value-type="string" calcext:value-type="string">
            <text:p>http://www.cel.ro/calculatoare-desktop/diaxxa-vishera-powered-by-asus-fx_6300-1tb_7200rpm-8gb-gt_730-4gb-l/</text:p>
          </table:table-cell>
          <table:table-cell office:value-type="string" calcext:value-type="string">
            <text:p>fx 6300 x6 6 cor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 730</text:p>
          </table:table-cell>
          <table:table-cell table:style-name="ce1" office:value-type="float" office:value="6342" calcext:value-type="float">
            <text:p>6342</text:p>
          </table:table-cell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[.I125]*16 + [.E125]*0.15+[.F125]*0.16 + [.G125]*0.18 + [.H125]*1.4" office:value-type="float" office:value="1407.78" calcext:value-type="float">
            <text:p>1407.78</text:p>
          </table:table-cell>
          <table:table-cell office:value-type="float" office:value="1599" calcext:value-type="float">
            <text:p>1599</text:p>
          </table:table-cell>
          <table:table-cell table:formula="of:=[.M125]/[.N125]" office:value-type="float" office:value="0.880412757973734" calcext:value-type="float">
            <text:p>0.880412758</text:p>
          </table:table-cell>
        </table:table-row>
        <table:table-row table:style-name="ro1">
          <table:table-cell office:value-type="string" calcext:value-type="string">
            <text:p>http://www.cel.ro/calculatoare-desktop/desktop-dell-precision-t1700-sff-i5_4590-500gb-8gb-firepro-w2100-2gb-win8pro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firepro w2100</text:p>
          </table:table-cell>
          <table:table-cell office:value-type="float" office:value="6953" calcext:value-type="float">
            <text:p>6953</text:p>
          </table:table-cell>
          <table:table-cell office:value-type="float" office:value="905" calcext:value-type="float">
            <text:p>905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indows 7 professional (64bit)</text:p>
          </table:table-cell>
          <table:table-cell office:value-type="float" office:value="3909" calcext:value-type="float">
            <text:p>3909</text:p>
          </table:table-cell>
          <table:table-cell table:formula="of:=[.I126]*16 + [.E126]*0.15+[.F126]*0.16 + [.G126]*0.18 + [.H126]*1.4" office:value-type="float" office:value="1405.75" calcext:value-type="float">
            <text:p>1405.75</text:p>
          </table:table-cell>
          <table:table-cell office:value-type="float" office:value="3909" calcext:value-type="float">
            <text:p>3909</text:p>
          </table:table-cell>
          <table:table-cell table:formula="of:=[.M126]/[.N126]" office:value-type="float" office:value="0.359618828344845" calcext:value-type="float">
            <text:p>0.359618828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5_4590-500gb-8gb-win10-l/</text:p>
          </table:table-cell>
          <table:table-cell office:value-type="string" calcext:value-type="string">
            <text:p>intel core i5 459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10</text:p>
          </table:table-cell>
          <table:table-cell office:value-type="float" office:value="3059" calcext:value-type="float">
            <text:p>3059</text:p>
          </table:table-cell>
          <table:table-cell table:formula="of:=[.I127]*16 + [.E127]*0.15+[.F127]*0.16 + [.G127]*0.18 + [.H127]*1.4" office:value-type="float" office:value="1374.55" calcext:value-type="float">
            <text:p>1374.55</text:p>
          </table:table-cell>
          <table:table-cell office:value-type="float" office:value="3059" calcext:value-type="float">
            <text:p>3059</text:p>
          </table:table-cell>
          <table:table-cell table:formula="of:=[.M127]/[.N127]" office:value-type="float" office:value="0.449346191565871" calcext:value-type="float">
            <text:p>0.4493461916</text:p>
          </table:table-cell>
        </table:table-row>
        <table:table-row table:style-name="ro1">
          <table:table-cell office:value-type="string" calcext:value-type="string">
            <text:p>http://www.cel.ro/calculatoare-desktop/diaxxa-office-intel-core-i5_4460-1tb-8gb-ddr3-1600mhz-l/</text:p>
          </table:table-cell>
          <table:table-cell office:value-type="string" calcext:value-type="string">
            <text:p>intel core i5 4460 </text:p>
          </table:table-cell>
          <table:table-cell office:value-type="string" calcext:value-type="string">
            <text:p>intel hd <text:s/>4600</text:p>
          </table:table-cell>
          <table:table-cell/>
          <table:table-cell office:value-type="float" office:value="6350" calcext:value-type="float">
            <text:p>6350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[.I128]*16 + [.E128]*0.15+[.F128]*0.16 + [.G128]*0.18 + [.H128]*1.4" office:value-type="float" office:value="1374.1" calcext:value-type="float">
            <text:p>1374.1</text:p>
          </table:table-cell>
          <table:table-cell office:value-type="float" office:value="1599" calcext:value-type="float">
            <text:p>1599</text:p>
          </table:table-cell>
          <table:table-cell table:formula="of:=[.M128]/[.N128]" office:value-type="float" office:value="0.859349593495935" calcext:value-type="float">
            <text:p>0.8593495935</text:p>
          </table:table-cell>
        </table:table-row>
        <table:table-row table:style-name="ro1">
          <table:table-cell office:value-type="string" calcext:value-type="string">
            <text:p>http://www.cel.ro/calculatoare-desktop/desktop-dell-vostro-3900-mt-i5_4460-1tb-8gb-win8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windows 7</text:p>
          </table:table-cell>
          <table:table-cell office:value-type="float" office:value="3354" calcext:value-type="float">
            <text:p>3354</text:p>
          </table:table-cell>
          <table:table-cell table:formula="of:=[.I129]*16 + [.E129]*0.15+[.F129]*0.16 + [.G129]*0.18 + [.H129]*1.4" office:value-type="float" office:value="1374.1" calcext:value-type="float">
            <text:p>1374.1</text:p>
          </table:table-cell>
          <table:table-cell office:value-type="float" office:value="3354" calcext:value-type="float">
            <text:p>3354</text:p>
          </table:table-cell>
          <table:table-cell table:formula="of:=[.M129]/[.N129]" office:value-type="float" office:value="0.40968992248062" calcext:value-type="float">
            <text:p>0.409689922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sff-i5_4590-500gb_7200rpm-8gb-win7propluswin8.1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6 kg</text:p>
          </table:table-cell>
          <table:table-cell office:value-type="string" calcext:value-type="string">
            <text:p>windows 8.1</text:p>
          </table:table-cell>
          <table:table-cell office:value-type="float" office:value="3159" calcext:value-type="float">
            <text:p>3159</text:p>
          </table:table-cell>
          <table:table-cell table:formula="of:=[.I130]*16 + [.E130]*0.15+[.F130]*0.16 + [.G130]*0.18 + [.H130]*1.4" office:value-type="float" office:value="1373.91" calcext:value-type="float">
            <text:p>1373.91</text:p>
          </table:table-cell>
          <table:table-cell office:value-type="float" office:value="3159" calcext:value-type="float">
            <text:p>3159</text:p>
          </table:table-cell>
          <table:table-cell table:formula="of:=[.M130]/[.N130]" office:value-type="float" office:value="0.434919278252612" calcext:value-type="float">
            <text:p>0.434919278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20-mt-i5_4590-500gb-8gb-win7pro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519" calcext:value-type="float">
            <text:p>3519</text:p>
          </table:table-cell>
          <table:table-cell table:formula="of:=[.I131]*16 + [.E131]*0.15+[.F131]*0.16 + [.G131]*0.18 + [.H131]*1.4" office:value-type="float" office:value="1373.91" calcext:value-type="float">
            <text:p>1373.91</text:p>
          </table:table-cell>
          <table:table-cell office:value-type="float" office:value="3519" calcext:value-type="float">
            <text:p>3519</text:p>
          </table:table-cell>
          <table:table-cell table:formula="of:=[.M131]/[.N131]" office:value-type="float" office:value="0.390426257459506" calcext:value-type="float">
            <text:p>0.390426257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20-sff-i5_4590-500gb-8gb-win7-l/</text:p>
          </table:table-cell>
          <table:table-cell office:value-type="string" calcext:value-type="string">
            <text:p>intel core i5 459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6 kg</text:p>
          </table:table-cell>
          <table:table-cell office:value-type="string" calcext:value-type="string">
            <text:p>windows 7</text:p>
          </table:table-cell>
          <table:table-cell office:value-type="float" office:value="3519" calcext:value-type="float">
            <text:p>3519</text:p>
          </table:table-cell>
          <table:table-cell table:formula="of:=[.I132]*16 + [.E132]*0.15+[.F132]*0.16 + [.G132]*0.18 + [.H132]*1.4" office:value-type="float" office:value="1373.91" calcext:value-type="float">
            <text:p>1373.91</text:p>
          </table:table-cell>
          <table:table-cell office:value-type="float" office:value="3519" calcext:value-type="float">
            <text:p>3519</text:p>
          </table:table-cell>
          <table:table-cell table:formula="of:=[.M132]/[.N132]" office:value-type="float" office:value="0.390426257459506" calcext:value-type="float">
            <text:p>0.390426257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30-aio-i5_4590s-500gb-8gb-win8pro-hdplus-touch-l/</text:p>
          </table:table-cell>
          <table:table-cell office:value-type="string" calcext:value-type="string">
            <text:p>intel core i5 4590s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6.33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4039" calcext:value-type="float">
            <text:p>4039</text:p>
          </table:table-cell>
          <table:table-cell table:formula="of:=[.I133]*16 + [.E133]*0.15+[.F133]*0.16 + [.G133]*0.18 + [.H133]*1.4" office:value-type="float" office:value="1373.91" calcext:value-type="float">
            <text:p>1373.91</text:p>
          </table:table-cell>
          <table:table-cell office:value-type="float" office:value="4039" calcext:value-type="float">
            <text:p>4039</text:p>
          </table:table-cell>
          <table:table-cell table:formula="of:=[.M133]/[.N133]" office:value-type="float" office:value="0.340160930923496" calcext:value-type="float">
            <text:p>0.3401609309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73-twr-i5_4460s-1tb_7200rpm-8gb-win7-pro-l/</text:p>
          </table:table-cell>
          <table:table-cell office:value-type="string" calcext:value-type="string">
            <text:p>intel core i5 4460s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.5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2749" calcext:value-type="float">
            <text:p>2749</text:p>
          </table:table-cell>
          <table:table-cell table:formula="of:=[.I134]*16 + [.E134]*0.15+[.F134]*0.16 + [.G134]*0.18 + [.H134]*1.4" office:value-type="float" office:value="1373.46" calcext:value-type="float">
            <text:p>1373.46</text:p>
          </table:table-cell>
          <table:table-cell office:value-type="float" office:value="2749" calcext:value-type="float">
            <text:p>2749</text:p>
          </table:table-cell>
          <table:table-cell table:formula="of:=[.M134]/[.N134]" office:value-type="float" office:value="0.499621680611131" calcext:value-type="float">
            <text:p>0.4996216806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73-mt-i5_4460s-1tb_7200rpm-8gb-win7-pro-l/</text:p>
          </table:table-cell>
          <table:table-cell office:value-type="string" calcext:value-type="string">
            <text:p>intel core i5 4460s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.5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2799" calcext:value-type="float">
            <text:p>2799</text:p>
          </table:table-cell>
          <table:table-cell table:formula="of:=[.I135]*16 + [.E135]*0.15+[.F135]*0.16 + [.G135]*0.18 + [.H135]*1.4" office:value-type="float" office:value="1373.46" calcext:value-type="float">
            <text:p>1373.46</text:p>
          </table:table-cell>
          <table:table-cell office:value-type="float" office:value="2799" calcext:value-type="float">
            <text:p>2799</text:p>
          </table:table-cell>
          <table:table-cell table:formula="of:=[.M135]/[.N135]" office:value-type="float" office:value="0.49069667738478" calcext:value-type="float">
            <text:p>0.4906966774</text:p>
          </table:table-cell>
        </table:table-row>
        <table:table-row table:style-name="ro1">
          <table:table-cell office:value-type="string" calcext:value-type="string">
            <text:p>http://www.cel.ro/calculatoare-desktop/diaxxa-office-intel-core-i5_6402p-2.8ghz-1tb_7200rpm-8gb-l/</text:p>
          </table:table-cell>
          <table:table-cell office:value-type="string" calcext:value-type="string">
            <text:p>intel core i5 6402p </text:p>
          </table:table-cell>
          <table:table-cell table:number-columns-repeated="2"/>
          <table:table-cell office:value-type="float" office:value="6498" calcext:value-type="float">
            <text:p>6498</text:p>
          </table:table-cell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[.I136]*16 + [.E136]*0.15+[.F136]*0.16 + [.G136]*0.18 + [.H136]*1.4" office:value-type="float" office:value="1372.14" calcext:value-type="float">
            <text:p>1372.14</text:p>
          </table:table-cell>
          <table:table-cell office:value-type="float" office:value="1599" calcext:value-type="float">
            <text:p>1599</text:p>
          </table:table-cell>
          <table:table-cell table:formula="of:=[.M136]/[.N136]" office:value-type="float" office:value="0.85812382739212" calcext:value-type="float">
            <text:p>0.8581238274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m900-i5_6500-500gb-4gb-win10pro-l/</text:p>
          </table:table-cell>
          <table:table-cell office:value-type="string" calcext:value-type="string">
            <text:p>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table:style-name="ce1" office:value-type="float" office:value="7034" calcext:value-type="float">
            <text:p>7034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windows 10 pro</text:p>
          </table:table-cell>
          <table:table-cell office:value-type="float" office:value="3749" calcext:value-type="float">
            <text:p>3749</text:p>
          </table:table-cell>
          <table:table-cell table:formula="of:=[.I137]*16 + [.E137]*0.15+[.F137]*0.16 + [.G137]*0.18 + [.H137]*1.4" office:value-type="float" office:value="1363.34" calcext:value-type="float">
            <text:p>1363.34</text:p>
          </table:table-cell>
          <table:table-cell office:value-type="float" office:value="3749" calcext:value-type="float">
            <text:p>3749</text:p>
          </table:table-cell>
          <table:table-cell table:formula="of:=[.M137]/[.N137]" office:value-type="float" office:value="0.363654307815417" calcext:value-type="float">
            <text:p>0.3636543078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mt-i5_4590-500gb-8gb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/>
          <table:table-cell office:value-type="float" office:value="6953" calcext:value-type="float">
            <text:p>6953</text:p>
          </table:table-cell>
          <table:table-cell office:value-type="float" office:value="559" calcext:value-type="float">
            <text:p>5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.4 kg</text:p>
          </table:table-cell>
          <table:table-cell/>
          <table:table-cell office:value-type="float" office:value="3029" calcext:value-type="float">
            <text:p>3029</text:p>
          </table:table-cell>
          <table:table-cell table:formula="of:=[.I138]*16 + [.E138]*0.15+[.F138]*0.16 + [.G138]*0.18 + [.H138]*1.4" office:value-type="float" office:value="1350.39" calcext:value-type="float">
            <text:p>1350.39</text:p>
          </table:table-cell>
          <table:table-cell office:value-type="float" office:value="3029" calcext:value-type="float">
            <text:p>3029</text:p>
          </table:table-cell>
          <table:table-cell table:formula="of:=[.M138]/[.N138]" office:value-type="float" office:value="0.445820402773192" calcext:value-type="float">
            <text:p>0.4458204028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700_24ish-aio-i5_6400-2tbplus8gb-8gb-gtx950a-2gb-fhd-l/</text:p>
          </table:table-cell>
          <table:table-cell office:value-type="string" calcext:value-type="string">
            <text:p>intel core i5 64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50a</text:p>
          </table:table-cell>
          <table:table-cell office:value-type="float" office:value="5286" calcext:value-type="float">
            <text:p>5286</text:p>
          </table:table-cell>
          <table:table-cell office:value-type="float" office:value="1484" calcext:value-type="float">
            <text:p>14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fara sistem</text:p>
          </table:table-cell>
          <table:table-cell office:value-type="float" office:value="3499" calcext:value-type="float">
            <text:p>3499</text:p>
          </table:table-cell>
          <table:table-cell table:formula="of:=[.I139]*16 + [.E139]*0.15+[.F139]*0.16 + [.G139]*0.18 + [.H139]*1.4" office:value-type="float" office:value="1349.54" calcext:value-type="float">
            <text:p>1349.54</text:p>
          </table:table-cell>
          <table:table-cell office:value-type="float" office:value="3499" calcext:value-type="float">
            <text:p>3499</text:p>
          </table:table-cell>
          <table:table-cell table:formula="of:=[.M139]/[.N139]" office:value-type="float" office:value="0.385693055158617" calcext:value-type="float">
            <text:p>0.3856930552</text:p>
          </table:table-cell>
        </table:table-row>
        <table:table-row table:style-name="ro1">
          <table:table-cell office:value-type="string" calcext:value-type="string">
            <text:p>http://www.cel.ro/calculatoare-desktop/diaxxa-vishera-fx_6300-1tb_7200rpm-4gb-gt_730-4gb-l/</text:p>
          </table:table-cell>
          <table:table-cell office:value-type="string" calcext:value-type="string">
            <text:p>fx 6300 x6 6 cor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 730</text:p>
          </table:table-cell>
          <table:table-cell table:style-name="ce1" office:value-type="float" office:value="6342" calcext:value-type="float">
            <text:p>6342</text:p>
          </table:table-cell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[.I140]*16 + [.E140]*0.15+[.F140]*0.16 + [.G140]*0.18 + [.H140]*1.4" office:value-type="float" office:value="1343.78" calcext:value-type="float">
            <text:p>1343.78</text:p>
          </table:table-cell>
          <table:table-cell office:value-type="float" office:value="1499" calcext:value-type="float">
            <text:p>1499</text:p>
          </table:table-cell>
          <table:table-cell table:formula="of:=[.M140]/[.N140]" office:value-type="float" office:value="0.896450967311541" calcext:value-type="float">
            <text:p>0.896450967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3_6100-256gb-16gb-win8pro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3820" calcext:value-type="float">
            <text:p>3820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3599" calcext:value-type="float">
            <text:p>3599</text:p>
          </table:table-cell>
          <table:table-cell table:formula="of:=[.I141]*16 + [.E141]*0.15+[.F141]*0.16 + [.G141]*0.18 + [.H141]*1.4" office:value-type="float" office:value="1341.64" calcext:value-type="float">
            <text:p>1341.64</text:p>
          </table:table-cell>
          <table:table-cell office:value-type="float" office:value="3599" calcext:value-type="float">
            <text:p>3599</text:p>
          </table:table-cell>
          <table:table-cell table:formula="of:=[.M141]/[.N141]" office:value-type="float" office:value="0.372781328146707" calcext:value-type="float">
            <text:p>0.3727813281</text:p>
          </table:table-cell>
        </table:table-row>
        <table:table-row table:style-name="ro1">
          <table:table-cell office:value-type="string" calcext:value-type="string">
            <text:p>http://www.cel.ro/calculatoare-desktop/mini_pc-hp-elitedesk-800-g2-i5_6500-1tbplus8gb-8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windows 10 pro</text:p>
          </table:table-cell>
          <table:table-cell office:value-type="float" office:value="3884" calcext:value-type="float">
            <text:p>3884</text:p>
          </table:table-cell>
          <table:table-cell table:formula="of:=[.I142]*16 + [.E142]*0.15+[.F142]*0.16 + [.G142]*0.18 + [.H142]*1.4" office:value-type="float" office:value="1333.84" calcext:value-type="float">
            <text:p>1333.84</text:p>
          </table:table-cell>
          <table:table-cell office:value-type="float" office:value="3884" calcext:value-type="float">
            <text:p>3884</text:p>
          </table:table-cell>
          <table:table-cell table:formula="of:=[.M142]/[.N142]" office:value-type="float" office:value="0.343419155509784" calcext:value-type="float">
            <text:p>0.3434191555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1-i7_4770-500gb-4gb-win7-pro-l/</text:p>
          </table:table-cell>
          <table:table-cell office:value-type="string" calcext:value-type="string">
            <text:p>intel core i7 477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7065" calcext:value-type="float">
            <text:p>7065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,3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4414" calcext:value-type="float">
            <text:p>4414</text:p>
          </table:table-cell>
          <table:table-cell table:formula="of:=[.I143]*16 + [.E143]*0.15+[.F143]*0.16 + [.G143]*0.18 + [.H143]*1.4" office:value-type="float" office:value="1326.71" calcext:value-type="float">
            <text:p>1326.71</text:p>
          </table:table-cell>
          <table:table-cell office:value-type="float" office:value="4414" calcext:value-type="float">
            <text:p>4414</text:p>
          </table:table-cell>
          <table:table-cell table:formula="of:=[.M143]/[.N143]" office:value-type="float" office:value="0.300568645219755" calcext:value-type="float">
            <text:p>0.3005686452</text:p>
          </table:table-cell>
        </table:table-row>
        <table:table-row table:style-name="ro1">
          <table:table-cell office:value-type="string" calcext:value-type="string">
            <text:p>http://www.cel.ro/calculatoare-desktop/desktop-hp-proone-400-g2-aio-i5_6500t-1tb-8gb-dvdrw-win10-hdplus-l/</text:p>
          </table:table-cell>
          <table:table-cell office:value-type="string" calcext:value-type="string">
            <text:p>intel core i5 650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windows 10</text:p>
          </table:table-cell>
          <table:table-cell office:value-type="float" office:value="3399" calcext:value-type="float">
            <text:p>3399</text:p>
          </table:table-cell>
          <table:table-cell table:formula="of:=[.I144]*16 + [.E144]*0.15+[.F144]*0.16 + [.G144]*0.18 + [.H144]*1.4" office:value-type="float" office:value="1322.64" calcext:value-type="float">
            <text:p>1322.64</text:p>
          </table:table-cell>
          <table:table-cell office:value-type="float" office:value="3399" calcext:value-type="float">
            <text:p>3399</text:p>
          </table:table-cell>
          <table:table-cell table:formula="of:=[.M144]/[.N144]" office:value-type="float" office:value="0.389126213592233" calcext:value-type="float">
            <text:p>0.3891262136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40-mt-i5_6500-1tb-8gb-win10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windows 10</text:p>
          </table:table-cell>
          <table:table-cell office:value-type="float" office:value="3419" calcext:value-type="float">
            <text:p>3419</text:p>
          </table:table-cell>
          <table:table-cell table:formula="of:=[.I145]*16 + [.E145]*0.15+[.F145]*0.16 + [.G145]*0.18 + [.H145]*1.4" office:value-type="float" office:value="1322.64" calcext:value-type="float">
            <text:p>1322.64</text:p>
          </table:table-cell>
          <table:table-cell office:value-type="float" office:value="3419" calcext:value-type="float">
            <text:p>3419</text:p>
          </table:table-cell>
          <table:table-cell table:formula="of:=[.M145]/[.N145]" office:value-type="float" office:value="0.386849956127523" calcext:value-type="float">
            <text:p>0.3868499561</text:p>
          </table:table-cell>
        </table:table-row>
        <table:table-row table:style-name="ro1">
          <table:table-cell office:value-type="string" calcext:value-type="string">
            <text:p>http://www.cel.ro/calculatoare-desktop/desktop-hp-prodesk-600-g2-mt-i5_6500-1tb-8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.35 kg</text:p>
          </table:table-cell>
          <table:table-cell office:value-type="string" calcext:value-type="string">
            <text:p>windows 10 pro</text:p>
          </table:table-cell>
          <table:table-cell office:value-type="float" office:value="3609" calcext:value-type="float">
            <text:p>3609</text:p>
          </table:table-cell>
          <table:table-cell table:formula="of:=[.I146]*16 + [.E146]*0.15+[.F146]*0.16 + [.G146]*0.18 + [.H146]*1.4" office:value-type="float" office:value="1322.64" calcext:value-type="float">
            <text:p>1322.64</text:p>
          </table:table-cell>
          <table:table-cell office:value-type="float" office:value="3609" calcext:value-type="float">
            <text:p>3609</text:p>
          </table:table-cell>
          <table:table-cell table:formula="of:=[.M146]/[.N146]" office:value-type="float" office:value="0.366483790523691" calcext:value-type="float">
            <text:p>0.3664837905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m800-i5_6500-1tb-8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windows 10 pro</text:p>
          </table:table-cell>
          <table:table-cell office:value-type="float" office:value="3814" calcext:value-type="float">
            <text:p>3814</text:p>
          </table:table-cell>
          <table:table-cell table:formula="of:=[.I147]*16 + [.E147]*0.15+[.F147]*0.16 + [.G147]*0.18 + [.H147]*1.4" office:value-type="float" office:value="1322.64" calcext:value-type="float">
            <text:p>1322.64</text:p>
          </table:table-cell>
          <table:table-cell office:value-type="float" office:value="3814" calcext:value-type="float">
            <text:p>3814</text:p>
          </table:table-cell>
          <table:table-cell table:formula="of:=[.M147]/[.N147]" office:value-type="float" office:value="0.346785527005768" calcext:value-type="float">
            <text:p>0.346785527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twr-i5_6500-128gb-8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43 kg</text:p>
          </table:table-cell>
          <table:table-cell office:value-type="string" calcext:value-type="string">
            <text:p>windows 10 pro</text:p>
          </table:table-cell>
          <table:table-cell office:value-type="float" office:value="3969" calcext:value-type="float">
            <text:p>3969</text:p>
          </table:table-cell>
          <table:table-cell table:formula="of:=[.I148]*16 + [.E148]*0.15+[.F148]*0.16 + [.G148]*0.18 + [.H148]*1.4" office:value-type="float" office:value="1321.84" calcext:value-type="float">
            <text:p>1321.84</text:p>
          </table:table-cell>
          <table:table-cell office:value-type="float" office:value="3969" calcext:value-type="float">
            <text:p>3969</text:p>
          </table:table-cell>
          <table:table-cell table:formula="of:=[.M148]/[.N148]" office:value-type="float" office:value="0.333041068279163" calcext:value-type="float">
            <text:p>0.333041068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mt-i5_4590-500gb_7200rpm-4gb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linux</text:p>
          </table:table-cell>
          <table:table-cell office:value-type="float" office:value="2804" calcext:value-type="float">
            <text:p>2804</text:p>
          </table:table-cell>
          <table:table-cell table:formula="of:=[.I149]*16 + [.E149]*0.15+[.F149]*0.16 + [.G149]*0.18 + [.H149]*1.4" office:value-type="float" office:value="1310.55" calcext:value-type="float">
            <text:p>1310.55</text:p>
          </table:table-cell>
          <table:table-cell office:value-type="float" office:value="2804" calcext:value-type="float">
            <text:p>2804</text:p>
          </table:table-cell>
          <table:table-cell table:formula="of:=[.M149]/[.N149]" office:value-type="float" office:value="0.467385877318117" calcext:value-type="float">
            <text:p>0.467385877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30-aio-i5_4590s-500gb_5400rpm-4gb-touch-win7-pro-l/</text:p>
          </table:table-cell>
          <table:table-cell office:value-type="string" calcext:value-type="string">
            <text:p>intel core i5 4590s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3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899" calcext:value-type="float">
            <text:p>3899</text:p>
          </table:table-cell>
          <table:table-cell table:formula="of:=[.I150]*16 + [.E150]*0.15+[.F150]*0.16 + [.G150]*0.18 + [.H150]*1.4" office:value-type="float" office:value="1310.55" calcext:value-type="float">
            <text:p>1310.55</text:p>
          </table:table-cell>
          <table:table-cell office:value-type="float" office:value="3899" calcext:value-type="float">
            <text:p>3899</text:p>
          </table:table-cell>
          <table:table-cell table:formula="of:=[.M150]/[.N150]" office:value-type="float" office:value="0.336124647345473" calcext:value-type="float">
            <text:p>0.3361246473</text:p>
          </table:table-cell>
        </table:table-row>
        <table:table-row table:style-name="ro1">
          <table:table-cell office:value-type="string" calcext:value-type="string">
            <text:p>http://www.cel.ro/calculatoare-desktop/desktop-maguay-expertstation-i5_4460-1tb-7200rpm-4gb-l/</text:p>
          </table:table-cell>
          <table:table-cell office:value-type="string" calcext:value-type="string">
            <text:p>intel core i5 4460</text:p>
          </table:table-cell>
          <table:table-cell/>
          <table:table-cell office:value-type="string" calcext:value-type="string">
            <text:p>intel 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[.I151]*16 + [.E151]*0.15+[.F151]*0.16 + [.G151]*0.18 + [.H151]*1.4" office:value-type="float" office:value="1310.1" calcext:value-type="float">
            <text:p>1310.1</text:p>
          </table:table-cell>
          <table:table-cell office:value-type="float" office:value="1699" calcext:value-type="float">
            <text:p>1699</text:p>
          </table:table-cell>
          <table:table-cell table:formula="of:=[.M151]/[.N151]" office:value-type="float" office:value="0.77110064743967" calcext:value-type="float">
            <text:p>0.7711006474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s-i5_4460s-1tb-4gb-l/</text:p>
          </table:table-cell>
          <table:table-cell office:value-type="string" calcext:value-type="string">
            <text:p>intel core i5 4460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fara sistem</text:p>
          </table:table-cell>
          <table:table-cell office:value-type="float" office:value="1869" calcext:value-type="float">
            <text:p>1869</text:p>
          </table:table-cell>
          <table:table-cell table:formula="of:=[.I152]*16 + [.E152]*0.15+[.F152]*0.16 + [.G152]*0.18 + [.H152]*1.4" office:value-type="float" office:value="1310.1" calcext:value-type="float">
            <text:p>1310.1</text:p>
          </table:table-cell>
          <table:table-cell office:value-type="float" office:value="1869" calcext:value-type="float">
            <text:p>1869</text:p>
          </table:table-cell>
          <table:table-cell table:formula="of:=[.M152]/[.N152]" office:value-type="float" office:value="0.700963081861958" calcext:value-type="float">
            <text:p>0.700963081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sff-i5_4590-500gb_7200rpm-4gb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 kg</text:p>
          </table:table-cell>
          <table:table-cell office:value-type="string" calcext:value-type="string">
            <text:p>linux</text:p>
          </table:table-cell>
          <table:table-cell office:value-type="float" office:value="2099" calcext:value-type="float">
            <text:p>2099</text:p>
          </table:table-cell>
          <table:table-cell table:formula="of:=[.I153]*16 + [.E153]*0.15+[.F153]*0.16 + [.G153]*0.18 + [.H153]*1.4" office:value-type="float" office:value="1309.91" calcext:value-type="float">
            <text:p>1309.91</text:p>
          </table:table-cell>
          <table:table-cell office:value-type="float" office:value="2099" calcext:value-type="float">
            <text:p>2099</text:p>
          </table:table-cell>
          <table:table-cell table:formula="of:=[.M153]/[.N153]" office:value-type="float" office:value="0.624063839923773" calcext:value-type="float">
            <text:p>0.624063839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5_4590-500gb_7200rpm-4gb-ubuntu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ubuntu</text:p>
          </table:table-cell>
          <table:table-cell office:value-type="float" office:value="2149" calcext:value-type="float">
            <text:p>2149</text:p>
          </table:table-cell>
          <table:table-cell table:formula="of:=[.I154]*16 + [.E154]*0.15+[.F154]*0.16 + [.G154]*0.18 + [.H154]*1.4" office:value-type="float" office:value="1309.91" calcext:value-type="float">
            <text:p>1309.91</text:p>
          </table:table-cell>
          <table:table-cell office:value-type="float" office:value="2149" calcext:value-type="float">
            <text:p>2149</text:p>
          </table:table-cell>
          <table:table-cell table:formula="of:=[.M154]/[.N154]" office:value-type="float" office:value="0.609543973941368" calcext:value-type="float">
            <text:p>0.609543973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sff-i5_4590-500gb_7200rpm-4gb-ubuntu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 kg</text:p>
          </table:table-cell>
          <table:table-cell office:value-type="string" calcext:value-type="string">
            <text:p>ubuntu</text:p>
          </table:table-cell>
          <table:table-cell office:value-type="float" office:value="2229" calcext:value-type="float">
            <text:p>2229</text:p>
          </table:table-cell>
          <table:table-cell table:formula="of:=[.I155]*16 + [.E155]*0.15+[.F155]*0.16 + [.G155]*0.18 + [.H155]*1.4" office:value-type="float" office:value="1309.91" calcext:value-type="float">
            <text:p>1309.91</text:p>
          </table:table-cell>
          <table:table-cell office:value-type="float" office:value="2229" calcext:value-type="float">
            <text:p>2229</text:p>
          </table:table-cell>
          <table:table-cell table:formula="of:=[.M155]/[.N155]" office:value-type="float" office:value="0.58766711529834" calcext:value-type="float">
            <text:p>0.587667115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mt-i5_4590-500gb-4gb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linux</text:p>
          </table:table-cell>
          <table:table-cell office:value-type="float" office:value="2329" calcext:value-type="float">
            <text:p>2329</text:p>
          </table:table-cell>
          <table:table-cell table:formula="of:=[.I156]*16 + [.E156]*0.15+[.F156]*0.16 + [.G156]*0.18 + [.H156]*1.4" office:value-type="float" office:value="1309.91" calcext:value-type="float">
            <text:p>1309.91</text:p>
          </table:table-cell>
          <table:table-cell office:value-type="float" office:value="2329" calcext:value-type="float">
            <text:p>2329</text:p>
          </table:table-cell>
          <table:table-cell table:formula="of:=[.M156]/[.N156]" office:value-type="float" office:value="0.562434521253757" calcext:value-type="float">
            <text:p>0.562434521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20-mt-i5_4590-500gb-4gb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linux</text:p>
          </table:table-cell>
          <table:table-cell office:value-type="float" office:value="2349" calcext:value-type="float">
            <text:p>2349</text:p>
          </table:table-cell>
          <table:table-cell table:formula="of:=[.I157]*16 + [.E157]*0.15+[.F157]*0.16 + [.G157]*0.18 + [.H157]*1.4" office:value-type="float" office:value="1309.91" calcext:value-type="float">
            <text:p>1309.91</text:p>
          </table:table-cell>
          <table:table-cell office:value-type="float" office:value="2349" calcext:value-type="float">
            <text:p>2349</text:p>
          </table:table-cell>
          <table:table-cell table:formula="of:=[.M157]/[.N157]" office:value-type="float" office:value="0.557645806726266" calcext:value-type="float">
            <text:p>0.557645806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sff-i5_4590-500gb_7200rpm-4gb-win7-pro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2699" calcext:value-type="float">
            <text:p>2699</text:p>
          </table:table-cell>
          <table:table-cell table:formula="of:=[.I158]*16 + [.E158]*0.15+[.F158]*0.16 + [.G158]*0.18 + [.H158]*1.4" office:value-type="float" office:value="1309.91" calcext:value-type="float">
            <text:p>1309.91</text:p>
          </table:table-cell>
          <table:table-cell office:value-type="float" office:value="2699" calcext:value-type="float">
            <text:p>2699</text:p>
          </table:table-cell>
          <table:table-cell table:formula="of:=[.M158]/[.N158]" office:value-type="float" office:value="0.485331604297888" calcext:value-type="float">
            <text:p>0.485331604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sff-i5_4590-500gb-4gb-win8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 kg</text:p>
          </table:table-cell>
          <table:table-cell office:value-type="string" calcext:value-type="string">
            <text:p>windows 8 (64bit)</text:p>
          </table:table-cell>
          <table:table-cell office:value-type="float" office:value="2779" calcext:value-type="float">
            <text:p>2779</text:p>
          </table:table-cell>
          <table:table-cell table:formula="of:=[.I159]*16 + [.E159]*0.15+[.F159]*0.16 + [.G159]*0.18 + [.H159]*1.4" office:value-type="float" office:value="1309.91" calcext:value-type="float">
            <text:p>1309.91</text:p>
          </table:table-cell>
          <table:table-cell office:value-type="float" office:value="2779" calcext:value-type="float">
            <text:p>2779</text:p>
          </table:table-cell>
          <table:table-cell table:formula="of:=[.M159]/[.N159]" office:value-type="float" office:value="0.471360201511335" calcext:value-type="float">
            <text:p>0.471360201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5_4590-500gb-4gb-win8-pro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2849" calcext:value-type="float">
            <text:p>2849</text:p>
          </table:table-cell>
          <table:table-cell table:formula="of:=[.I160]*16 + [.E160]*0.15+[.F160]*0.16 + [.G160]*0.18 + [.H160]*1.4" office:value-type="float" office:value="1309.91" calcext:value-type="float">
            <text:p>1309.91</text:p>
          </table:table-cell>
          <table:table-cell office:value-type="float" office:value="2849" calcext:value-type="float">
            <text:p>2849</text:p>
          </table:table-cell>
          <table:table-cell table:formula="of:=[.M160]/[.N160]" office:value-type="float" office:value="0.45977886977887" calcext:value-type="float">
            <text:p>0.4597788698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sff-i5_4590-500gb-4gb-win10pro-l/</text:p>
          </table:table-cell>
          <table:table-cell office:value-type="string" calcext:value-type="string">
            <text:p>intel core i5 459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 kg</text:p>
          </table:table-cell>
          <table:table-cell office:value-type="string" calcext:value-type="string">
            <text:p>windows 10 pro</text:p>
          </table:table-cell>
          <table:table-cell office:value-type="float" office:value="2849" calcext:value-type="float">
            <text:p>2849</text:p>
          </table:table-cell>
          <table:table-cell table:formula="of:=[.I161]*16 + [.E161]*0.15+[.F161]*0.16 + [.G161]*0.18 + [.H161]*1.4" office:value-type="float" office:value="1309.91" calcext:value-type="float">
            <text:p>1309.91</text:p>
          </table:table-cell>
          <table:table-cell office:value-type="float" office:value="2849" calcext:value-type="float">
            <text:p>2849</text:p>
          </table:table-cell>
          <table:table-cell table:formula="of:=[.M161]/[.N161]" office:value-type="float" office:value="0.45977886977887" calcext:value-type="float">
            <text:p>0.4597788698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5_4590-500gb-4gb-win8pro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2904" calcext:value-type="float">
            <text:p>2904</text:p>
          </table:table-cell>
          <table:table-cell table:formula="of:=[.I162]*16 + [.E162]*0.15+[.F162]*0.16 + [.G162]*0.18 + [.H162]*1.4" office:value-type="float" office:value="1309.91" calcext:value-type="float">
            <text:p>1309.91</text:p>
          </table:table-cell>
          <table:table-cell office:value-type="float" office:value="2904" calcext:value-type="float">
            <text:p>2904</text:p>
          </table:table-cell>
          <table:table-cell table:formula="of:=[.M162]/[.N162]" office:value-type="float" office:value="0.451070936639118" calcext:value-type="float">
            <text:p>0.4510709366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20-mt-i5_4590-500gb-4gb-win10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10</text:p>
          </table:table-cell>
          <table:table-cell office:value-type="float" office:value="3234" calcext:value-type="float">
            <text:p>3234</text:p>
          </table:table-cell>
          <table:table-cell table:formula="of:=[.I163]*16 + [.E163]*0.15+[.F163]*0.16 + [.G163]*0.18 + [.H163]*1.4" office:value-type="float" office:value="1309.91" calcext:value-type="float">
            <text:p>1309.91</text:p>
          </table:table-cell>
          <table:table-cell office:value-type="float" office:value="3234" calcext:value-type="float">
            <text:p>3234</text:p>
          </table:table-cell>
          <table:table-cell table:formula="of:=[.M163]/[.N163]" office:value-type="float" office:value="0.40504329004329" calcext:value-type="float">
            <text:p>0.4050432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mt-i5_4590-500gb-4gb-win7pro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329" calcext:value-type="float">
            <text:p>3329</text:p>
          </table:table-cell>
          <table:table-cell table:formula="of:=[.I164]*16 + [.E164]*0.15+[.F164]*0.16 + [.G164]*0.18 + [.H164]*1.4" office:value-type="float" office:value="1309.91" calcext:value-type="float">
            <text:p>1309.91</text:p>
          </table:table-cell>
          <table:table-cell office:value-type="float" office:value="3329" calcext:value-type="float">
            <text:p>3329</text:p>
          </table:table-cell>
          <table:table-cell table:formula="of:=[.M164]/[.N164]" office:value-type="float" office:value="0.393484529888855" calcext:value-type="float">
            <text:p>0.393484529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9020-mt-i5_4590-500gb-4gb-win8-l/</text:p>
          </table:table-cell>
          <table:table-cell office:value-type="string" calcext:value-type="string">
            <text:p>intel core i5 459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8.1</text:p>
          </table:table-cell>
          <table:table-cell office:value-type="float" office:value="3594" calcext:value-type="float">
            <text:p>3594</text:p>
          </table:table-cell>
          <table:table-cell table:formula="of:=[.I165]*16 + [.E165]*0.15+[.F165]*0.16 + [.G165]*0.18 + [.H165]*1.4" office:value-type="float" office:value="1309.91" calcext:value-type="float">
            <text:p>1309.91</text:p>
          </table:table-cell>
          <table:table-cell office:value-type="float" office:value="3594" calcext:value-type="float">
            <text:p>3594</text:p>
          </table:table-cell>
          <table:table-cell table:formula="of:=[.M165]/[.N165]" office:value-type="float" office:value="0.364471341124096" calcext:value-type="float">
            <text:p>0.3644713411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30-aio-i5_4590s-500gb_7200rpm-4gb-touch-win8.1pro-l/</text:p>
          </table:table-cell>
          <table:table-cell office:value-type="string" calcext:value-type="string">
            <text:p>intel core i5 4590s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953" calcext:value-type="float">
            <text:p>6953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33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4144" calcext:value-type="float">
            <text:p>4144</text:p>
          </table:table-cell>
          <table:table-cell table:formula="of:=[.I166]*16 + [.E166]*0.15+[.F166]*0.16 + [.G166]*0.18 + [.H166]*1.4" office:value-type="float" office:value="1309.91" calcext:value-type="float">
            <text:p>1309.91</text:p>
          </table:table-cell>
          <table:table-cell office:value-type="float" office:value="4144" calcext:value-type="float">
            <text:p>4144</text:p>
          </table:table-cell>
          <table:table-cell table:formula="of:=[.M166]/[.N166]" office:value-type="float" office:value="0.316097972972973" calcext:value-type="float">
            <text:p>0.316097973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h50_50-mt-i5_4460-1tb_7200rpm-4gb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1kg</text:p>
          </table:table-cell>
          <table:table-cell office:value-type="string" calcext:value-type="string">
            <text:p>fara sistem</text:p>
          </table:table-cell>
          <table:table-cell office:value-type="float" office:value="1799" calcext:value-type="float">
            <text:p>1799</text:p>
          </table:table-cell>
          <table:table-cell table:formula="of:=[.I167]*16 + [.E167]*0.15+[.F167]*0.16 + [.G167]*0.18 + [.H167]*1.4" office:value-type="float" office:value="1309.46" calcext:value-type="float">
            <text:p>1309.46</text:p>
          </table:table-cell>
          <table:table-cell office:value-type="float" office:value="1799" calcext:value-type="float">
            <text:p>1799</text:p>
          </table:table-cell>
          <table:table-cell table:formula="of:=[.M167]/[.N167]" office:value-type="float" office:value="0.727882156753752" calcext:value-type="float">
            <text:p>0.7278821568</text:p>
          </table:table-cell>
        </table:table-row>
        <table:table-row table:style-name="ro1">
          <table:table-cell office:value-type="string" calcext:value-type="string">
            <text:p>http://www.cel.ro/calculatoare-desktop/desktop-fujitsu-esprimo-p420-i5_4460-1tb-4gb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 kg</text:p>
          </table:table-cell>
          <table:table-cell office:value-type="string" calcext:value-type="string">
            <text:p>fara sistem</text:p>
          </table:table-cell>
          <table:table-cell office:value-type="float" office:value="2144" calcext:value-type="float">
            <text:p>2144</text:p>
          </table:table-cell>
          <table:table-cell table:formula="of:=[.I168]*16 + [.E168]*0.15+[.F168]*0.16 + [.G168]*0.18 + [.H168]*1.4" office:value-type="float" office:value="1309.46" calcext:value-type="float">
            <text:p>1309.46</text:p>
          </table:table-cell>
          <table:table-cell office:value-type="float" office:value="2144" calcext:value-type="float">
            <text:p>2144</text:p>
          </table:table-cell>
          <table:table-cell table:formula="of:=[.M168]/[.N168]" office:value-type="float" office:value="0.610755597014925" calcext:value-type="float">
            <text:p>0.610755597</text:p>
          </table:table-cell>
        </table:table-row>
        <table:table-row table:style-name="ro1">
          <table:table-cell office:value-type="string" calcext:value-type="string">
            <text:p>http://www.cel.ro/calculatoare-desktop/desktop-hp-z230-sff-e3_1225v3-500gb_7200rpm-4gb-win7-pro-l/</text:p>
          </table:table-cell>
          <table:table-cell office:value-type="string" calcext:value-type="string">
            <text:p>intel xeon <text:s/>e3 1225 v3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p4600</text:p>
          </table:table-cell>
          <table:table-cell table:style-name="ce1" office:value-type="float" office:value="7006" calcext:value-type="float">
            <text:p>7006</text:p>
          </table:table-cell>
          <table:table-cell office:value-type="float" office:value="604" calcext:value-type="float">
            <text:p>60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2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3144" calcext:value-type="float">
            <text:p>3144</text:p>
          </table:table-cell>
          <table:table-cell table:formula="of:=[.I169]*16 + [.E169]*0.15+[.F169]*0.16 + [.G169]*0.18 + [.H169]*1.4" office:value-type="float" office:value="1301.54" calcext:value-type="float">
            <text:p>1301.54</text:p>
          </table:table-cell>
          <table:table-cell office:value-type="float" office:value="3144" calcext:value-type="float">
            <text:p>3144</text:p>
          </table:table-cell>
          <table:table-cell table:formula="of:=[.M169]/[.N169]" office:value-type="float" office:value="0.41397582697201" calcext:value-type="float">
            <text:p>0.413975827</text:p>
          </table:table-cell>
        </table:table-row>
        <table:table-row table:style-name="ro1">
          <table:table-cell office:value-type="string" calcext:value-type="string">
            <text:p>http://www.cel.ro/calculatoare-desktop/desktop-fujitsu-esprimo-e420-i5_4460-500gb-8gb-nvidia-gt630-2gb-win7pro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630</text:p>
          </table:table-cell>
          <table:table-cell office:value-type="float" office:value="6350" calcext:value-type="float">
            <text:p>6350</text:p>
          </table:table-cell>
          <table:table-cell office:value-type="float" office:value="794" calcext:value-type="float">
            <text:p>79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4579" calcext:value-type="float">
            <text:p>4579</text:p>
          </table:table-cell>
          <table:table-cell table:formula="of:=[.I170]*16 + [.E170]*0.15+[.F170]*0.16 + [.G170]*0.18 + [.H170]*1.4" office:value-type="float" office:value="1297.54" calcext:value-type="float">
            <text:p>1297.54</text:p>
          </table:table-cell>
          <table:table-cell office:value-type="float" office:value="4579" calcext:value-type="float">
            <text:p>4579</text:p>
          </table:table-cell>
          <table:table-cell table:formula="of:=[.M170]/[.N170]" office:value-type="float" office:value="0.283367547499454" calcext:value-type="float">
            <text:p>0.2833675475</text:p>
          </table:table-cell>
        </table:table-row>
        <table:table-row table:style-name="ro1">
          <table:table-cell office:value-type="string" calcext:value-type="string">
            <text:p>http://www.cel.ro/calculatoare-desktop/desktop-asus-k31bf_ro005d-a10_6700-1tb-8gb-r9-255-2gb-dvdrw-l/</text:p>
          </table:table-cell>
          <table:table-cell office:value-type="string" calcext:value-type="string">
            <text:p>a10 67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9 255</text:p>
          </table:table-cell>
          <table:table-cell table:style-name="ce1" office:value-type="float" office:value="4618" calcext:value-type="float">
            <text:p>4618</text:p>
          </table:table-cell>
          <table:table-cell office:value-type="float" office:value="1802" calcext:value-type="float">
            <text:p>180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.6kg</text:p>
          </table:table-cell>
          <table:table-cell office:value-type="string" calcext:value-type="string">
            <text:p>fara sistem</text:p>
          </table:table-cell>
          <table:table-cell office:value-type="float" office:value="1789" calcext:value-type="float">
            <text:p>1789</text:p>
          </table:table-cell>
          <table:table-cell table:formula="of:=[.I171]*16 + [.E171]*0.15+[.F171]*0.16 + [.G171]*0.18 + [.H171]*1.4" office:value-type="float" office:value="1289.02" calcext:value-type="float">
            <text:p>1289.02</text:p>
          </table:table-cell>
          <table:table-cell office:value-type="float" office:value="1789" calcext:value-type="float">
            <text:p>1789</text:p>
          </table:table-cell>
          <table:table-cell table:formula="of:=[.M171]/[.N171]" office:value-type="float" office:value="0.720525433202907" calcext:value-type="float">
            <text:p>0.7205254332</text:p>
          </table:table-cell>
        </table:table-row>
        <table:table-row table:style-name="ro1">
          <table:table-cell office:value-type="string" calcext:value-type="string">
            <text:p>http://www.cel.ro/calculatoare-desktop/desktop-hp-prodesk-600-g1-sff-i5_4590-500gb-4gb-win8-l/</text:p>
          </table:table-cell>
          <table:table-cell office:value-type="string" calcext:value-type="string">
            <text:p>intel core i5 459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400</text:p>
          </table:table-cell>
          <table:table-cell office:value-type="float" office:value="6953" calcext:value-type="float">
            <text:p>695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6 kg</text:p>
          </table:table-cell>
          <table:table-cell office:value-type="string" calcext:value-type="string">
            <text:p>windows 8 (64bit)</text:p>
          </table:table-cell>
          <table:table-cell office:value-type="float" office:value="3549" calcext:value-type="float">
            <text:p>3549</text:p>
          </table:table-cell>
          <table:table-cell table:formula="of:=[.I172]*16 + [.E172]*0.15+[.F172]*0.16 + [.G172]*0.18 + [.H172]*1.4" office:value-type="float" office:value="1284.47" calcext:value-type="float">
            <text:p>1284.47</text:p>
          </table:table-cell>
          <table:table-cell office:value-type="float" office:value="3549" calcext:value-type="float">
            <text:p>3549</text:p>
          </table:table-cell>
          <table:table-cell table:formula="of:=[.M172]/[.N172]" office:value-type="float" office:value="0.36192448577064" calcext:value-type="float">
            <text:p>0.3619244858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700_22ish-aio-i5_6400t-1tbplus8gb-8gb-gt930a-2gb-fhd-l/</text:p>
          </table:table-cell>
          <table:table-cell office:value-type="string" calcext:value-type="string">
            <text:p>intel core i5 6400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930a</text:p>
          </table:table-cell>
          <table:table-cell office:value-type="float" office:value="5286" calcext:value-type="float">
            <text:p>5286</text:p>
          </table:table-cell>
          <table:table-cell table:style-name="ce1" office:value-type="float" office:value="985" calcext:value-type="float">
            <text:p>9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fara sistem</text:p>
          </table:table-cell>
          <table:table-cell office:value-type="float" office:value="3199" calcext:value-type="float">
            <text:p>3199</text:p>
          </table:table-cell>
          <table:table-cell table:formula="of:=[.I173]*16 + [.E173]*0.15+[.F173]*0.16 + [.G173]*0.18 + [.H173]*1.4" office:value-type="float" office:value="1269.7" calcext:value-type="float">
            <text:p>1269.7</text:p>
          </table:table-cell>
          <table:table-cell office:value-type="float" office:value="3199" calcext:value-type="float">
            <text:p>3199</text:p>
          </table:table-cell>
          <table:table-cell table:formula="of:=[.M173]/[.N173]" office:value-type="float" office:value="0.396905282900907" calcext:value-type="float">
            <text:p>0.3969052829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73-twr-i5_4460s-1tb_7200rpm-4gb-gt620-1gb-win7-pro-l/</text:p>
          </table:table-cell>
          <table:table-cell office:value-type="string" calcext:value-type="string">
            <text:p>intel core i5 4460s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620</text:p>
          </table:table-cell>
          <table:table-cell office:value-type="float" office:value="6350" calcext:value-type="float">
            <text:p>6350</text:p>
          </table:table-cell>
          <table:table-cell table:style-name="ce1" office:value-type="float" office:value="434" calcext:value-type="float">
            <text:p>43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5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2849" calcext:value-type="float">
            <text:p>2849</text:p>
          </table:table-cell>
          <table:table-cell table:formula="of:=[.I174]*16 + [.E174]*0.15+[.F174]*0.16 + [.G174]*0.18 + [.H174]*1.4" office:value-type="float" office:value="1265.94" calcext:value-type="float">
            <text:p>1265.94</text:p>
          </table:table-cell>
          <table:table-cell office:value-type="float" office:value="2849" calcext:value-type="float">
            <text:p>2849</text:p>
          </table:table-cell>
          <table:table-cell table:formula="of:=[.M174]/[.N174]" office:value-type="float" office:value="0.444345384345384" calcext:value-type="float">
            <text:p>0.4443453843</text:p>
          </table:table-cell>
        </table:table-row>
        <table:table-row table:style-name="ro1">
          <table:table-cell office:value-type="string" calcext:value-type="string">
            <text:p>http://www.cel.ro/calculatoare-desktop/mini-pc-dell-optiplex-9020-m-i5_4590t-128gb-8gb-win7pro-l/</text:p>
          </table:table-cell>
          <table:table-cell office:value-type="string" calcext:value-type="string">
            <text:p>intel core i5 4590t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5484" calcext:value-type="float">
            <text:p>5484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8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4089" calcext:value-type="float">
            <text:p>4089</text:p>
          </table:table-cell>
          <table:table-cell table:formula="of:=[.I175]*16 + [.E175]*0.15+[.F175]*0.16 + [.G175]*0.18 + [.H175]*1.4" office:value-type="float" office:value="1242.76" calcext:value-type="float">
            <text:p>1242.76</text:p>
          </table:table-cell>
          <table:table-cell office:value-type="float" office:value="4089" calcext:value-type="float">
            <text:p>4089</text:p>
          </table:table-cell>
          <table:table-cell table:formula="of:=[.M175]/[.N175]" office:value-type="float" office:value="0.303927610662754" calcext:value-type="float">
            <text:p>0.3039276107</text:p>
          </table:table-cell>
        </table:table-row>
        <table:table-row table:style-name="ro1">
          <table:table-cell office:value-type="string" calcext:value-type="string">
            <text:p>http://www.cel.ro/calculatoare-desktop/desktop-hp-prodesk-600-g1-tower-i5_4570-500gb-4gb-win7-pro-l/</text:p>
          </table:table-cell>
          <table:table-cell office:value-type="string" calcext:value-type="string">
            <text:p>intel core i5 457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485" calcext:value-type="float">
            <text:p>6485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,3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2799" calcext:value-type="float">
            <text:p>2799</text:p>
          </table:table-cell>
          <table:table-cell table:formula="of:=[.I176]*16 + [.E176]*0.15+[.F176]*0.16 + [.G176]*0.18 + [.H176]*1.4" office:value-type="float" office:value="1239.71" calcext:value-type="float">
            <text:p>1239.71</text:p>
          </table:table-cell>
          <table:table-cell office:value-type="float" office:value="2799" calcext:value-type="float">
            <text:p>2799</text:p>
          </table:table-cell>
          <table:table-cell table:formula="of:=[.M176]/[.N176]" office:value-type="float" office:value="0.442911754197928" calcext:value-type="float">
            <text:p>0.4429117542</text:p>
          </table:table-cell>
        </table:table-row>
        <table:table-row table:style-name="ro1">
          <table:table-cell office:value-type="string" calcext:value-type="string">
            <text:p>http://www.cel.ro/calculatoare-desktop/desktop-hp-prodesk-600-g1-sff-i5_4570-500gb-4gb-win7-pro-l/</text:p>
          </table:table-cell>
          <table:table-cell office:value-type="string" calcext:value-type="string">
            <text:p>intel core i5 457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485" calcext:value-type="float">
            <text:p>6485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,6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574" calcext:value-type="float">
            <text:p>3574</text:p>
          </table:table-cell>
          <table:table-cell table:formula="of:=[.I177]*16 + [.E177]*0.15+[.F177]*0.16 + [.G177]*0.18 + [.H177]*1.4" office:value-type="float" office:value="1239.71" calcext:value-type="float">
            <text:p>1239.71</text:p>
          </table:table-cell>
          <table:table-cell office:value-type="float" office:value="3574" calcext:value-type="float">
            <text:p>3574</text:p>
          </table:table-cell>
          <table:table-cell table:formula="of:=[.M177]/[.N177]" office:value-type="float" office:value="0.346869054280918" calcext:value-type="float">
            <text:p>0.3468690543</text:p>
          </table:table-cell>
        </table:table-row>
        <table:table-row table:style-name="ro1">
          <table:table-cell office:value-type="string" calcext:value-type="string">
            <text:p>http://www.cel.ro/calculatoare-desktop/desktop-dell-inspiron-5459-aio-i5_6400t-1tb-8gb-gt930m-4gb-win10-fullhd-touch-l/</text:p>
          </table:table-cell>
          <table:table-cell office:value-type="string" calcext:value-type="string">
            <text:p>intel core i5 6400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930m</text:p>
          </table:table-cell>
          <table:table-cell office:value-type="float" office:value="5286" calcext:value-type="float">
            <text:p>5286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windows 10</text:p>
          </table:table-cell>
          <table:table-cell office:value-type="float" office:value="4599" calcext:value-type="float">
            <text:p>4599</text:p>
          </table:table-cell>
          <table:table-cell table:formula="of:=[.I178]*16 + [.E178]*0.15+[.F178]*0.16 + [.G178]*0.18 + [.H178]*1.4" office:value-type="float" office:value="1236.9" calcext:value-type="float">
            <text:p>1236.9</text:p>
          </table:table-cell>
          <table:table-cell office:value-type="float" office:value="4599" calcext:value-type="float">
            <text:p>4599</text:p>
          </table:table-cell>
          <table:table-cell table:formula="of:=[.M178]/[.N178]" office:value-type="float" office:value="0.268949771689498" calcext:value-type="float">
            <text:p>0.268949771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mt-i5_6500-500gb-8gb-dvdrw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linux</text:p>
          </table:table-cell>
          <table:table-cell office:value-type="float" office:value="2939" calcext:value-type="float">
            <text:p>2939</text:p>
          </table:table-cell>
          <table:table-cell table:formula="of:=[.I179]*16 + [.E179]*0.15+[.F179]*0.16 + [.G179]*0.18 + [.H179]*1.4" office:value-type="float" office:value="1232.64" calcext:value-type="float">
            <text:p>1232.64</text:p>
          </table:table-cell>
          <table:table-cell office:value-type="float" office:value="2939" calcext:value-type="float">
            <text:p>2939</text:p>
          </table:table-cell>
          <table:table-cell table:formula="of:=[.M179]/[.N179]" office:value-type="float" office:value="0.4194079618918" calcext:value-type="float">
            <text:p>0.419407961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sff-i5_6500-500gb-8gb-win10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windows 10 pro</text:p>
          </table:table-cell>
          <table:table-cell office:value-type="float" office:value="3349" calcext:value-type="float">
            <text:p>3349</text:p>
          </table:table-cell>
          <table:table-cell table:formula="of:=[.I180]*16 + [.E180]*0.15+[.F180]*0.16 + [.G180]*0.18 + [.H180]*1.4" office:value-type="float" office:value="1232.64" calcext:value-type="float">
            <text:p>1232.64</text:p>
          </table:table-cell>
          <table:table-cell office:value-type="float" office:value="3349" calcext:value-type="float">
            <text:p>3349</text:p>
          </table:table-cell>
          <table:table-cell table:formula="of:=[.M180]/[.N180]" office:value-type="float" office:value="0.368062108091968" calcext:value-type="float">
            <text:p>0.3680621081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sff-i5_6500-500gb-8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,6 kg</text:p>
          </table:table-cell>
          <table:table-cell office:value-type="string" calcext:value-type="string">
            <text:p>windows 10 pro</text:p>
          </table:table-cell>
          <table:table-cell office:value-type="float" office:value="3414" calcext:value-type="float">
            <text:p>3414</text:p>
          </table:table-cell>
          <table:table-cell table:formula="of:=[.I181]*16 + [.E181]*0.15+[.F181]*0.16 + [.G181]*0.18 + [.H181]*1.4" office:value-type="float" office:value="1232.64" calcext:value-type="float">
            <text:p>1232.64</text:p>
          </table:table-cell>
          <table:table-cell office:value-type="float" office:value="3414" calcext:value-type="float">
            <text:p>3414</text:p>
          </table:table-cell>
          <table:table-cell table:formula="of:=[.M181]/[.N181]" office:value-type="float" office:value="0.361054481546573" calcext:value-type="float">
            <text:p>0.361054481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5_6500-500gb-8gb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linux</text:p>
          </table:table-cell>
          <table:table-cell office:value-type="float" office:value="3444" calcext:value-type="float">
            <text:p>3444</text:p>
          </table:table-cell>
          <table:table-cell table:formula="of:=[.I182]*16 + [.E182]*0.15+[.F182]*0.16 + [.G182]*0.18 + [.H182]*1.4" office:value-type="float" office:value="1232.64" calcext:value-type="float">
            <text:p>1232.64</text:p>
          </table:table-cell>
          <table:table-cell office:value-type="float" office:value="3444" calcext:value-type="float">
            <text:p>3444</text:p>
          </table:table-cell>
          <table:table-cell table:formula="of:=[.M182]/[.N182]" office:value-type="float" office:value="0.357909407665505" calcext:value-type="float">
            <text:p>0.357909407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sff-i5_6500-500gb-8gb-dvdrw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linux</text:p>
          </table:table-cell>
          <table:table-cell office:value-type="float" office:value="3444" calcext:value-type="float">
            <text:p>3444</text:p>
          </table:table-cell>
          <table:table-cell table:formula="of:=[.I183]*16 + [.E183]*0.15+[.F183]*0.16 + [.G183]*0.18 + [.H183]*1.4" office:value-type="float" office:value="1232.64" calcext:value-type="float">
            <text:p>1232.64</text:p>
          </table:table-cell>
          <table:table-cell office:value-type="float" office:value="3444" calcext:value-type="float">
            <text:p>3444</text:p>
          </table:table-cell>
          <table:table-cell table:formula="of:=[.M183]/[.N183]" office:value-type="float" office:value="0.357909407665505" calcext:value-type="float">
            <text:p>0.357909407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mt-i5_6500-500gb-8gb-win10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3449" calcext:value-type="float">
            <text:p>3449</text:p>
          </table:table-cell>
          <table:table-cell table:formula="of:=[.I184]*16 + [.E184]*0.15+[.F184]*0.16 + [.G184]*0.18 + [.H184]*1.4" office:value-type="float" office:value="1232.64" calcext:value-type="float">
            <text:p>1232.64</text:p>
          </table:table-cell>
          <table:table-cell office:value-type="float" office:value="3449" calcext:value-type="float">
            <text:p>3449</text:p>
          </table:table-cell>
          <table:table-cell table:formula="of:=[.M184]/[.N184]" office:value-type="float" office:value="0.357390547984923" calcext:value-type="float">
            <text:p>0.357390548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mt-i5_6500-500gb-8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3484" calcext:value-type="float">
            <text:p>3484</text:p>
          </table:table-cell>
          <table:table-cell table:formula="of:=[.I185]*16 + [.E185]*0.15+[.F185]*0.16 + [.G185]*0.18 + [.H185]*1.4" office:value-type="float" office:value="1232.64" calcext:value-type="float">
            <text:p>1232.64</text:p>
          </table:table-cell>
          <table:table-cell office:value-type="float" office:value="3484" calcext:value-type="float">
            <text:p>3484</text:p>
          </table:table-cell>
          <table:table-cell table:formula="of:=[.M185]/[.N185]" office:value-type="float" office:value="0.353800229621125" calcext:value-type="float">
            <text:p>0.3538002296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sff-i5_6500-500gb-8gb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fara sistem</text:p>
          </table:table-cell>
          <table:table-cell office:value-type="float" office:value="3569" calcext:value-type="float">
            <text:p>3569</text:p>
          </table:table-cell>
          <table:table-cell table:formula="of:=[.I186]*16 + [.E186]*0.15+[.F186]*0.16 + [.G186]*0.18 + [.H186]*1.4" office:value-type="float" office:value="1232.64" calcext:value-type="float">
            <text:p>1232.64</text:p>
          </table:table-cell>
          <table:table-cell office:value-type="float" office:value="3569" calcext:value-type="float">
            <text:p>3569</text:p>
          </table:table-cell>
          <table:table-cell table:formula="of:=[.M186]/[.N186]" office:value-type="float" office:value="0.345374054356963" calcext:value-type="float">
            <text:p>0.3453740544</text:p>
          </table:table-cell>
        </table:table-row>
        <table:table-row table:style-name="ro1">
          <table:table-cell office:value-type="string" calcext:value-type="string">
            <text:p>http://www.cel.ro/calculatoare-desktop/mini_pc-hp-prodesk-600-g2-i5_6500t-500gb-8gb-win7pro-l/</text:p>
          </table:table-cell>
          <table:table-cell office:value-type="string" calcext:value-type="string">
            <text:p>intel core i5 650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659" calcext:value-type="float">
            <text:p>3659</text:p>
          </table:table-cell>
          <table:table-cell table:formula="of:=[.I187]*16 + [.E187]*0.15+[.F187]*0.16 + [.G187]*0.18 + [.H187]*1.4" office:value-type="float" office:value="1232.64" calcext:value-type="float">
            <text:p>1232.64</text:p>
          </table:table-cell>
          <table:table-cell office:value-type="float" office:value="3659" calcext:value-type="float">
            <text:p>3659</text:p>
          </table:table-cell>
          <table:table-cell table:formula="of:=[.M187]/[.N187]" office:value-type="float" office:value="0.336878928669035" calcext:value-type="float">
            <text:p>0.3368789287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sff-i5_6500-500gb-8gb-win7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,6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709" calcext:value-type="float">
            <text:p>3709</text:p>
          </table:table-cell>
          <table:table-cell table:formula="of:=[.I188]*16 + [.E188]*0.15+[.F188]*0.16 + [.G188]*0.18 + [.H188]*1.4" office:value-type="float" office:value="1232.64" calcext:value-type="float">
            <text:p>1232.64</text:p>
          </table:table-cell>
          <table:table-cell office:value-type="float" office:value="3709" calcext:value-type="float">
            <text:p>3709</text:p>
          </table:table-cell>
          <table:table-cell table:formula="of:=[.M188]/[.N188]" office:value-type="float" office:value="0.332337557293071" calcext:value-type="float">
            <text:p>0.3323375573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twr-i5_6500-500gb-8gb-win7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,43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804" calcext:value-type="float">
            <text:p>3804</text:p>
          </table:table-cell>
          <table:table-cell table:formula="of:=[.I189]*16 + [.E189]*0.15+[.F189]*0.16 + [.G189]*0.18 + [.H189]*1.4" office:value-type="float" office:value="1232.64" calcext:value-type="float">
            <text:p>1232.64</text:p>
          </table:table-cell>
          <table:table-cell office:value-type="float" office:value="3804" calcext:value-type="float">
            <text:p>3804</text:p>
          </table:table-cell>
          <table:table-cell table:formula="of:=[.M189]/[.N189]" office:value-type="float" office:value="0.32403785488959" calcext:value-type="float">
            <text:p>0.3240378549</text:p>
          </table:table-cell>
        </table:table-row>
        <table:table-row table:style-name="ro1">
          <table:table-cell office:value-type="string" calcext:value-type="string">
            <text:p>http://www.cel.ro/calculatoare-desktop/desktop-hp-prodesk-600-g2-sff-i5_6500-500gb-8gb-win7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,6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804" calcext:value-type="float">
            <text:p>3804</text:p>
          </table:table-cell>
          <table:table-cell table:formula="of:=[.I190]*16 + [.E190]*0.15+[.F190]*0.16 + [.G190]*0.18 + [.H190]*1.4" office:value-type="float" office:value="1232.64" calcext:value-type="float">
            <text:p>1232.64</text:p>
          </table:table-cell>
          <table:table-cell office:value-type="float" office:value="3804" calcext:value-type="float">
            <text:p>3804</text:p>
          </table:table-cell>
          <table:table-cell table:formula="of:=[.M190]/[.N190]" office:value-type="float" office:value="0.32403785488959" calcext:value-type="float">
            <text:p>0.324037854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5_6500t-500gb-8gb-win10pro-l/</text:p>
          </table:table-cell>
          <table:table-cell office:value-type="string" calcext:value-type="string">
            <text:p>intel core i5 650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3924" calcext:value-type="float">
            <text:p>3924</text:p>
          </table:table-cell>
          <table:table-cell table:formula="of:=[.I191]*16 + [.E191]*0.15+[.F191]*0.16 + [.G191]*0.18 + [.H191]*1.4" office:value-type="float" office:value="1232.64" calcext:value-type="float">
            <text:p>1232.64</text:p>
          </table:table-cell>
          <table:table-cell office:value-type="float" office:value="3924" calcext:value-type="float">
            <text:p>3924</text:p>
          </table:table-cell>
          <table:table-cell table:formula="of:=[.M191]/[.N191]" office:value-type="float" office:value="0.314128440366972" calcext:value-type="float">
            <text:p>0.3141284404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twr-i5_6500-500gb-8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,43 kg</text:p>
          </table:table-cell>
          <table:table-cell office:value-type="string" calcext:value-type="string">
            <text:p>windows 10 pro</text:p>
          </table:table-cell>
          <table:table-cell office:value-type="float" office:value="3924" calcext:value-type="float">
            <text:p>3924</text:p>
          </table:table-cell>
          <table:table-cell table:formula="of:=[.I192]*16 + [.E192]*0.15+[.F192]*0.16 + [.G192]*0.18 + [.H192]*1.4" office:value-type="float" office:value="1232.64" calcext:value-type="float">
            <text:p>1232.64</text:p>
          </table:table-cell>
          <table:table-cell office:value-type="float" office:value="3924" calcext:value-type="float">
            <text:p>3924</text:p>
          </table:table-cell>
          <table:table-cell table:formula="of:=[.M192]/[.N192]" office:value-type="float" office:value="0.314128440366972" calcext:value-type="float">
            <text:p>0.3141284404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sff-i5_6500-500gb-8gb-win10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windows 10 pro</text:p>
          </table:table-cell>
          <table:table-cell office:value-type="float" office:value="3999" calcext:value-type="float">
            <text:p>3999</text:p>
          </table:table-cell>
          <table:table-cell table:formula="of:=[.I193]*16 + [.E193]*0.15+[.F193]*0.16 + [.G193]*0.18 + [.H193]*1.4" office:value-type="float" office:value="1232.64" calcext:value-type="float">
            <text:p>1232.64</text:p>
          </table:table-cell>
          <table:table-cell office:value-type="float" office:value="3999" calcext:value-type="float">
            <text:p>3999</text:p>
          </table:table-cell>
          <table:table-cell table:formula="of:=[.M193]/[.N193]" office:value-type="float" office:value="0.308237059264816" calcext:value-type="float">
            <text:p>0.308237059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5_6500-500gb-8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4269" calcext:value-type="float">
            <text:p>4269</text:p>
          </table:table-cell>
          <table:table-cell table:formula="of:=[.I194]*16 + [.E194]*0.15+[.F194]*0.16 + [.G194]*0.18 + [.H194]*1.4" office:value-type="float" office:value="1232.64" calcext:value-type="float">
            <text:p>1232.64</text:p>
          </table:table-cell>
          <table:table-cell office:value-type="float" office:value="4269" calcext:value-type="float">
            <text:p>4269</text:p>
          </table:table-cell>
          <table:table-cell table:formula="of:=[.M194]/[.N194]" office:value-type="float" office:value="0.288742094167252" calcext:value-type="float">
            <text:p>0.2887420942</text:p>
          </table:table-cell>
        </table:table-row>
        <table:table-row table:style-name="ro1">
          <table:table-cell office:value-type="string" calcext:value-type="string">
            <text:p>http://www.cel.ro/calculatoare-desktop/desktop-dell-vostro-3900-mt-i5_4460-500gb-4gb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linux</text:p>
          </table:table-cell>
          <table:table-cell office:value-type="float" office:value="2099" calcext:value-type="float">
            <text:p>2099</text:p>
          </table:table-cell>
          <table:table-cell table:formula="of:=[.I195]*16 + [.E195]*0.15+[.F195]*0.16 + [.G195]*0.18 + [.H195]*1.4" office:value-type="float" office:value="1220.1" calcext:value-type="float">
            <text:p>1220.1</text:p>
          </table:table-cell>
          <table:table-cell office:value-type="float" office:value="2099" calcext:value-type="float">
            <text:p>2099</text:p>
          </table:table-cell>
          <table:table-cell table:formula="of:=[.M195]/[.N195]" office:value-type="float" office:value="0.581276798475464" calcext:value-type="float">
            <text:p>0.5812767985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73-mt-i5_4460s-500gb-4gb-l/</text:p>
          </table:table-cell>
          <table:table-cell office:value-type="string" calcext:value-type="string">
            <text:p>intel core i5 4460s</text:p>
          </table:table-cell>
          <table:table-cell office:value-type="string" calcext:value-type="string">
            <text:p>intel hd </text:p>
          </table:table-cell>
          <table:table-cell office:value-type="string" calcext:value-type="string">
            <text:p>intel 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5 kg</text:p>
          </table:table-cell>
          <table:table-cell office:value-type="string" calcext:value-type="string">
            <text:p>fara sistem</text:p>
          </table:table-cell>
          <table:table-cell office:value-type="float" office:value="2149" calcext:value-type="float">
            <text:p>2149</text:p>
          </table:table-cell>
          <table:table-cell table:formula="of:=[.I196]*16 + [.E196]*0.15+[.F196]*0.16 + [.G196]*0.18 + [.H196]*1.4" office:value-type="float" office:value="1220.1" calcext:value-type="float">
            <text:p>1220.1</text:p>
          </table:table-cell>
          <table:table-cell office:value-type="float" office:value="2149" calcext:value-type="float">
            <text:p>2149</text:p>
          </table:table-cell>
          <table:table-cell table:formula="of:=[.M196]/[.N196]" office:value-type="float" office:value="0.567752442996743" calcext:value-type="float">
            <text:p>0.567752443</text:p>
          </table:table-cell>
        </table:table-row>
        <table:table-row table:style-name="ro1">
          <table:table-cell office:value-type="string" calcext:value-type="string">
            <text:p>http://www.cel.ro/calculatoare-desktop/desktop-acer-extensa-em2610-i5_4460-500gb-4gb-win7pro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dows 7 professional (64bit)</text:p>
          </table:table-cell>
          <table:table-cell office:value-type="float" office:value="2324" calcext:value-type="float">
            <text:p>2324</text:p>
          </table:table-cell>
          <table:table-cell table:formula="of:=[.I197]*16 + [.E197]*0.15+[.F197]*0.16 + [.G197]*0.18 + [.H197]*1.4" office:value-type="float" office:value="1220.1" calcext:value-type="float">
            <text:p>1220.1</text:p>
          </table:table-cell>
          <table:table-cell office:value-type="float" office:value="2324" calcext:value-type="float">
            <text:p>2324</text:p>
          </table:table-cell>
          <table:table-cell table:formula="of:=[.M197]/[.N197]"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http://www.cel.ro/calculatoare-desktop/desktop-dell-vostro-3900-mt-i5_4460-500gb-4gb-win8pro-l/</text:p>
          </table:table-cell>
          <table:table-cell office:value-type="string" calcext:value-type="string">
            <text:p>intel core i5 44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2679" calcext:value-type="float">
            <text:p>2679</text:p>
          </table:table-cell>
          <table:table-cell table:formula="of:=[.I198]*16 + [.E198]*0.15+[.F198]*0.16 + [.G198]*0.18 + [.H198]*1.4" office:value-type="float" office:value="1220.1" calcext:value-type="float">
            <text:p>1220.1</text:p>
          </table:table-cell>
          <table:table-cell office:value-type="float" office:value="2679" calcext:value-type="float">
            <text:p>2679</text:p>
          </table:table-cell>
          <table:table-cell table:formula="of:=[.M198]/[.N198]" office:value-type="float" office:value="0.455431131019037" calcext:value-type="float">
            <text:p>0.455431131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73-sff-i5_4460s-500gb_7200rpm-4gb-win7-pro-l/</text:p>
          </table:table-cell>
          <table:table-cell office:value-type="string" calcext:value-type="string">
            <text:p>intel core i5 4460s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2899" calcext:value-type="float">
            <text:p>2899</text:p>
          </table:table-cell>
          <table:table-cell table:formula="of:=[.I199]*16 + [.E199]*0.15+[.F199]*0.16 + [.G199]*0.18 + [.H199]*1.4" office:value-type="float" office:value="1220.1" calcext:value-type="float">
            <text:p>1220.1</text:p>
          </table:table-cell>
          <table:table-cell office:value-type="float" office:value="2899" calcext:value-type="float">
            <text:p>2899</text:p>
          </table:table-cell>
          <table:table-cell table:formula="of:=[.M199]/[.N199]" office:value-type="float" office:value="0.420869265263884" calcext:value-type="float">
            <text:p>0.4208692653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73-mt-i5_4460s-500gb-4gb-win8-l/</text:p>
          </table:table-cell>
          <table:table-cell office:value-type="string" calcext:value-type="string">
            <text:p>intel core i5 4460s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6350" calcext:value-type="float">
            <text:p>6350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5 kg</text:p>
          </table:table-cell>
          <table:table-cell office:value-type="string" calcext:value-type="string">
            <text:p>windows 8 (64bit)</text:p>
          </table:table-cell>
          <table:table-cell office:value-type="float" office:value="2249" calcext:value-type="float">
            <text:p>2249</text:p>
          </table:table-cell>
          <table:table-cell table:formula="of:=[.I200]*16 + [.E200]*0.15+[.F200]*0.16 + [.G200]*0.18 + [.H200]*1.4" office:value-type="float" office:value="1219.46" calcext:value-type="float">
            <text:p>1219.46</text:p>
          </table:table-cell>
          <table:table-cell office:value-type="float" office:value="2249" calcext:value-type="float">
            <text:p>2249</text:p>
          </table:table-cell>
          <table:table-cell table:formula="of:=[.M200]/[.N200]" office:value-type="float" office:value="0.542223210315696" calcext:value-type="float">
            <text:p>0.5422232103</text:p>
          </table:table-cell>
        </table:table-row>
        <table:table-row table:style-name="ro1">
          <table:table-cell office:value-type="string" calcext:value-type="string">
            <text:p>http://www.cel.ro/calculatoare-desktop/diaxxa-office-skylake-i5_6400-2.7ghz-1tb_7200rpm-8gb-500w-l/</text:p>
          </table:table-cell>
          <table:table-cell office:value-type="string" calcext:value-type="string">
            <text:p>intel core i5 6400 </text:p>
          </table:table-cell>
          <table:table-cell table:number-columns-repeated="2"/>
          <table:table-cell office:value-type="float" office:value="5286" calcext:value-type="float">
            <text:p>5286</text:p>
          </table:table-cell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[.I201]*16 + [.E201]*0.15+[.F201]*0.16 + [.G201]*0.18 + [.H201]*1.4" office:value-type="float" office:value="1190.34" calcext:value-type="float">
            <text:p>1190.34</text:p>
          </table:table-cell>
          <table:table-cell office:value-type="float" office:value="1699" calcext:value-type="float">
            <text:p>1699</text:p>
          </table:table-cell>
          <table:table-cell table:formula="of:=[.M201]/[.N201]" office:value-type="float" office:value="0.700612124779282" calcext:value-type="float">
            <text:p>0.7006121248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1-sff-i5_4570-500gb-4gb-radeon-hd-8490-1gb-win8-l/</text:p>
          </table:table-cell>
          <table:table-cell office:value-type="string" calcext:value-type="string">
            <text:p>intel core i5 4570 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hd 8490</text:p>
          </table:table-cell>
          <table:table-cell office:value-type="float" office:value="6485" calcext:value-type="float">
            <text:p>6485</text:p>
          </table:table-cell>
          <table:table-cell office:value-type="float" office:value="381" calcext:value-type="float">
            <text:p>38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,6 kg</text:p>
          </table:table-cell>
          <table:table-cell office:value-type="string" calcext:value-type="string">
            <text:p>windows 8 (64bit)</text:p>
          </table:table-cell>
          <table:table-cell office:value-type="float" office:value="3474" calcext:value-type="float">
            <text:p>3474</text:p>
          </table:table-cell>
          <table:table-cell table:formula="of:=[.I202]*16 + [.E202]*0.15+[.F202]*0.16 + [.G202]*0.18 + [.H202]*1.4" office:value-type="float" office:value="1187.71" calcext:value-type="float">
            <text:p>1187.71</text:p>
          </table:table-cell>
          <table:table-cell office:value-type="float" office:value="3474" calcext:value-type="float">
            <text:p>3474</text:p>
          </table:table-cell>
          <table:table-cell table:formula="of:=[.M202]/[.N202]" office:value-type="float" office:value="0.341885434657455" calcext:value-type="float">
            <text:p>0.3418854347</text:p>
          </table:table-cell>
        </table:table-row>
        <table:table-row table:style-name="ro1">
          <table:table-cell office:value-type="string" calcext:value-type="string">
            <text:p>http://www.cel.ro/calculatoare-desktop/desktop-asus-k31cd_ro010d-i5_6400-1tb-4gb-gt730-2gb-l/</text:p>
          </table:table-cell>
          <table:table-cell office:value-type="string" calcext:value-type="string">
            <text:p>intel core i5 64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730</text:p>
          </table:table-cell>
          <table:table-cell office:value-type="float" office:value="5286" calcext:value-type="float">
            <text:p>5286</text:p>
          </table:table-cell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[.I203]*16 + [.E203]*0.15+[.F203]*0.16 + [.G203]*0.18 + [.H203]*1.4" office:value-type="float" office:value="1185.38" calcext:value-type="float">
            <text:p>1185.38</text:p>
          </table:table-cell>
          <table:table-cell office:value-type="float" office:value="2299" calcext:value-type="float">
            <text:p>2299</text:p>
          </table:table-cell>
          <table:table-cell table:formula="of:=[.M203]/[.N203]" office:value-type="float" office:value="0.515606785558939" calcext:value-type="float">
            <text:p>0.5156067856</text:p>
          </table:table-cell>
        </table:table-row>
        <table:table-row table:style-name="ro1">
          <table:table-cell office:value-type="string" calcext:value-type="string">
            <text:p>http://www.cel.ro/calculatoare-desktop/desktop-hp-prodesk-400-g3-mt-i5_6500-500gb-4gb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05 kg</text:p>
          </table:table-cell>
          <table:table-cell office:value-type="string" calcext:value-type="string">
            <text:p>fara sistem</text:p>
          </table:table-cell>
          <table:table-cell office:value-type="float" office:value="1999" calcext:value-type="float">
            <text:p>1999</text:p>
          </table:table-cell>
          <table:table-cell table:formula="of:=[.I204]*16 + [.E204]*0.15+[.F204]*0.16 + [.G204]*0.18 + [.H204]*1.4" office:value-type="float" office:value="1168.64" calcext:value-type="float">
            <text:p>1168.64</text:p>
          </table:table-cell>
          <table:table-cell office:value-type="float" office:value="1999" calcext:value-type="float">
            <text:p>1999</text:p>
          </table:table-cell>
          <table:table-cell table:formula="of:=[.M204]/[.N204]" office:value-type="float" office:value="0.584612306153076" calcext:value-type="float">
            <text:p>0.5846123062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sff-i5_6500-500gb-4gb-dvdrw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windows 10 pro</text:p>
          </table:table-cell>
          <table:table-cell office:value-type="float" office:value="2899" calcext:value-type="float">
            <text:p>2899</text:p>
          </table:table-cell>
          <table:table-cell table:formula="of:=[.I205]*16 + [.E205]*0.15+[.F205]*0.16 + [.G205]*0.18 + [.H205]*1.4" office:value-type="float" office:value="1168.64" calcext:value-type="float">
            <text:p>1168.64</text:p>
          </table:table-cell>
          <table:table-cell office:value-type="float" office:value="2899" calcext:value-type="float">
            <text:p>2899</text:p>
          </table:table-cell>
          <table:table-cell table:formula="of:=[.M205]/[.N205]" office:value-type="float" office:value="0.403118316660918" calcext:value-type="float">
            <text:p>0.403118316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mt-i5_6500-500gb-4gb-win7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2994" calcext:value-type="float">
            <text:p>2994</text:p>
          </table:table-cell>
          <table:table-cell table:formula="of:=[.I206]*16 + [.E206]*0.15+[.F206]*0.16 + [.G206]*0.18 + [.H206]*1.4" office:value-type="float" office:value="1168.64" calcext:value-type="float">
            <text:p>1168.64</text:p>
          </table:table-cell>
          <table:table-cell office:value-type="float" office:value="2994" calcext:value-type="float">
            <text:p>2994</text:p>
          </table:table-cell>
          <table:table-cell table:formula="of:=[.M206]/[.N206]" office:value-type="float" office:value="0.390327321309285" calcext:value-type="float">
            <text:p>0.3903273213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40-mt-i5_6500-500gb-4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windows 10 pro</text:p>
          </table:table-cell>
          <table:table-cell office:value-type="float" office:value="3069" calcext:value-type="float">
            <text:p>3069</text:p>
          </table:table-cell>
          <table:table-cell table:formula="of:=[.I207]*16 + [.E207]*0.15+[.F207]*0.16 + [.G207]*0.18 + [.H207]*1.4" office:value-type="float" office:value="1168.64" calcext:value-type="float">
            <text:p>1168.64</text:p>
          </table:table-cell>
          <table:table-cell office:value-type="float" office:value="3069" calcext:value-type="float">
            <text:p>3069</text:p>
          </table:table-cell>
          <table:table-cell table:formula="of:=[.M207]/[.N207]" office:value-type="float" office:value="0.38078853046595" calcext:value-type="float">
            <text:p>0.380788530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40-sff-i5_6500-500gb-4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3069" calcext:value-type="float">
            <text:p>3069</text:p>
          </table:table-cell>
          <table:table-cell table:formula="of:=[.I208]*16 + [.E208]*0.15+[.F208]*0.16 + [.G208]*0.18 + [.H208]*1.4" office:value-type="float" office:value="1168.64" calcext:value-type="float">
            <text:p>1168.64</text:p>
          </table:table-cell>
          <table:table-cell office:value-type="float" office:value="3069" calcext:value-type="float">
            <text:p>3069</text:p>
          </table:table-cell>
          <table:table-cell table:formula="of:=[.M208]/[.N208]" office:value-type="float" office:value="0.38078853046595" calcext:value-type="float">
            <text:p>0.380788530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5_6500-500gb-4gb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linux</text:p>
          </table:table-cell>
          <table:table-cell office:value-type="float" office:value="3089" calcext:value-type="float">
            <text:p>3089</text:p>
          </table:table-cell>
          <table:table-cell table:formula="of:=[.I209]*16 + [.E209]*0.15+[.F209]*0.16 + [.G209]*0.18 + [.H209]*1.4" office:value-type="float" office:value="1168.64" calcext:value-type="float">
            <text:p>1168.64</text:p>
          </table:table-cell>
          <table:table-cell office:value-type="float" office:value="3089" calcext:value-type="float">
            <text:p>3089</text:p>
          </table:table-cell>
          <table:table-cell table:formula="of:=[.M209]/[.N209]" office:value-type="float" office:value="0.378323081903529" calcext:value-type="float">
            <text:p>0.378323081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mt-i5_6500-500gb-4gb-dvdrw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3149" calcext:value-type="float">
            <text:p>3149</text:p>
          </table:table-cell>
          <table:table-cell table:formula="of:=[.I210]*16 + [.E210]*0.15+[.F210]*0.16 + [.G210]*0.18 + [.H210]*1.4" office:value-type="float" office:value="1168.64" calcext:value-type="float">
            <text:p>1168.64</text:p>
          </table:table-cell>
          <table:table-cell office:value-type="float" office:value="3149" calcext:value-type="float">
            <text:p>3149</text:p>
          </table:table-cell>
          <table:table-cell table:formula="of:=[.M210]/[.N210]" office:value-type="float" office:value="0.371114639568117" calcext:value-type="float">
            <text:p>0.3711146396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sff-i5_6500-500gb-4gb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linux</text:p>
          </table:table-cell>
          <table:table-cell office:value-type="float" office:value="3174" calcext:value-type="float">
            <text:p>3174</text:p>
          </table:table-cell>
          <table:table-cell table:formula="of:=[.I211]*16 + [.E211]*0.15+[.F211]*0.16 + [.G211]*0.18 + [.H211]*1.4" office:value-type="float" office:value="1168.64" calcext:value-type="float">
            <text:p>1168.64</text:p>
          </table:table-cell>
          <table:table-cell office:value-type="float" office:value="3174" calcext:value-type="float">
            <text:p>3174</text:p>
          </table:table-cell>
          <table:table-cell table:formula="of:=[.M211]/[.N211]" office:value-type="float" office:value="0.368191556395715" calcext:value-type="float">
            <text:p>0.3681915564</text:p>
          </table:table-cell>
        </table:table-row>
        <table:table-row table:style-name="ro1">
          <table:table-cell office:value-type="string" calcext:value-type="string">
            <text:p>http://www.cel.ro/calculatoare-desktop/mini_pc-dell-optiplex-7040-i5_6500t-500gb-4gb-win7pro-l/</text:p>
          </table:table-cell>
          <table:table-cell office:value-type="string" calcext:value-type="string">
            <text:p>intel core i5 650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189" calcext:value-type="float">
            <text:p>3189</text:p>
          </table:table-cell>
          <table:table-cell table:formula="of:=[.I212]*16 + [.E212]*0.15+[.F212]*0.16 + [.G212]*0.18 + [.H212]*1.4" office:value-type="float" office:value="1168.64" calcext:value-type="float">
            <text:p>1168.64</text:p>
          </table:table-cell>
          <table:table-cell office:value-type="float" office:value="3189" calcext:value-type="float">
            <text:p>3189</text:p>
          </table:table-cell>
          <table:table-cell table:formula="of:=[.M212]/[.N212]" office:value-type="float" office:value="0.366459705236751" calcext:value-type="float">
            <text:p>0.3664597052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mt-i5_6500-500gb-4gb-win8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3299" calcext:value-type="float">
            <text:p>3299</text:p>
          </table:table-cell>
          <table:table-cell table:formula="of:=[.I213]*16 + [.E213]*0.15+[.F213]*0.16 + [.G213]*0.18 + [.H213]*1.4" office:value-type="float" office:value="1168.64" calcext:value-type="float">
            <text:p>1168.64</text:p>
          </table:table-cell>
          <table:table-cell office:value-type="float" office:value="3299" calcext:value-type="float">
            <text:p>3299</text:p>
          </table:table-cell>
          <table:table-cell table:formula="of:=[.M213]/[.N213]" office:value-type="float" office:value="0.354240678993634" calcext:value-type="float">
            <text:p>0.354240679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m800-sff-i5_6500-500gb-4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ndows 10 pro</text:p>
          </table:table-cell>
          <table:table-cell office:value-type="float" office:value="3494" calcext:value-type="float">
            <text:p>3494</text:p>
          </table:table-cell>
          <table:table-cell table:formula="of:=[.I214]*16 + [.E214]*0.15+[.F214]*0.16 + [.G214]*0.18 + [.H214]*1.4" office:value-type="float" office:value="1168.64" calcext:value-type="float">
            <text:p>1168.64</text:p>
          </table:table-cell>
          <table:table-cell office:value-type="float" office:value="3494" calcext:value-type="float">
            <text:p>3494</text:p>
          </table:table-cell>
          <table:table-cell table:formula="of:=[.M214]/[.N214]" office:value-type="float" office:value="0.334470520892959" calcext:value-type="float">
            <text:p>0.3344705209</text:p>
          </table:table-cell>
        </table:table-row>
        <table:table-row table:style-name="ro1">
          <table:table-cell office:value-type="string" calcext:value-type="string">
            <text:p>http://www.cel.ro/calculatoare-desktop/desktop-hp-prodesk-600-g2-mt-i5_6500-500gb-4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35 kg</text:p>
          </table:table-cell>
          <table:table-cell office:value-type="string" calcext:value-type="string">
            <text:p>windows 10 pro</text:p>
          </table:table-cell>
          <table:table-cell office:value-type="float" office:value="3634" calcext:value-type="float">
            <text:p>3634</text:p>
          </table:table-cell>
          <table:table-cell table:formula="of:=[.I215]*16 + [.E215]*0.15+[.F215]*0.16 + [.G215]*0.18 + [.H215]*1.4" office:value-type="float" office:value="1168.64" calcext:value-type="float">
            <text:p>1168.64</text:p>
          </table:table-cell>
          <table:table-cell office:value-type="float" office:value="3634" calcext:value-type="float">
            <text:p>3634</text:p>
          </table:table-cell>
          <table:table-cell table:formula="of:=[.M215]/[.N215]" office:value-type="float" office:value="0.321585030269675" calcext:value-type="float">
            <text:p>0.3215850303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sff-i5_6500-500gb-4gb-win7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,6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664" calcext:value-type="float">
            <text:p>3664</text:p>
          </table:table-cell>
          <table:table-cell table:formula="of:=[.I216]*16 + [.E216]*0.15+[.F216]*0.16 + [.G216]*0.18 + [.H216]*1.4" office:value-type="float" office:value="1168.64" calcext:value-type="float">
            <text:p>1168.64</text:p>
          </table:table-cell>
          <table:table-cell office:value-type="float" office:value="3664" calcext:value-type="float">
            <text:p>3664</text:p>
          </table:table-cell>
          <table:table-cell table:formula="of:=[.M216]/[.N216]" office:value-type="float" office:value="0.318951965065502" calcext:value-type="float">
            <text:p>0.3189519651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sff-i5_6500-500gb-4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,6 kg</text:p>
          </table:table-cell>
          <table:table-cell office:value-type="string" calcext:value-type="string">
            <text:p>windows 10 pro</text:p>
          </table:table-cell>
          <table:table-cell office:value-type="float" office:value="3684" calcext:value-type="float">
            <text:p>3684</text:p>
          </table:table-cell>
          <table:table-cell table:formula="of:=[.I217]*16 + [.E217]*0.15+[.F217]*0.16 + [.G217]*0.18 + [.H217]*1.4" office:value-type="float" office:value="1168.64" calcext:value-type="float">
            <text:p>1168.64</text:p>
          </table:table-cell>
          <table:table-cell office:value-type="float" office:value="3684" calcext:value-type="float">
            <text:p>3684</text:p>
          </table:table-cell>
          <table:table-cell table:formula="of:=[.M217]/[.N217]" office:value-type="float" office:value="0.317220412595005" calcext:value-type="float">
            <text:p>0.3172204126</text:p>
          </table:table-cell>
        </table:table-row>
        <table:table-row table:style-name="ro1">
          <table:table-cell office:value-type="string" calcext:value-type="string">
            <text:p>http://www.cel.ro/calculatoare-desktop/desktop-hp-elitedesk-800-g2-twr-i5_6500-500gb-4gb-dvdrw-win7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,43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749" calcext:value-type="float">
            <text:p>3749</text:p>
          </table:table-cell>
          <table:table-cell table:formula="of:=[.I218]*16 + [.E218]*0.15+[.F218]*0.16 + [.G218]*0.18 + [.H218]*1.4" office:value-type="float" office:value="1168.64" calcext:value-type="float">
            <text:p>1168.64</text:p>
          </table:table-cell>
          <table:table-cell office:value-type="float" office:value="3749" calcext:value-type="float">
            <text:p>3749</text:p>
          </table:table-cell>
          <table:table-cell table:formula="of:=[.M218]/[.N218]" office:value-type="float" office:value="0.31172045878901" calcext:value-type="float">
            <text:p>0.3117204588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5_6500-500gb-4gb-win7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829" calcext:value-type="float">
            <text:p>3829</text:p>
          </table:table-cell>
          <table:table-cell table:formula="of:=[.I219]*16 + [.E219]*0.15+[.F219]*0.16 + [.G219]*0.18 + [.H219]*1.4" office:value-type="float" office:value="1168.64" calcext:value-type="float">
            <text:p>1168.64</text:p>
          </table:table-cell>
          <table:table-cell office:value-type="float" office:value="3829" calcext:value-type="float">
            <text:p>3829</text:p>
          </table:table-cell>
          <table:table-cell table:formula="of:=[.M219]/[.N219]" office:value-type="float" office:value="0.305207626012014" calcext:value-type="float">
            <text:p>0.305207626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5_6500-500gb-4gb-dvdrw-win8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3874" calcext:value-type="float">
            <text:p>3874</text:p>
          </table:table-cell>
          <table:table-cell table:formula="of:=[.I220]*16 + [.E220]*0.15+[.F220]*0.16 + [.G220]*0.18 + [.H220]*1.4" office:value-type="float" office:value="1168.64" calcext:value-type="float">
            <text:p>1168.64</text:p>
          </table:table-cell>
          <table:table-cell office:value-type="float" office:value="3874" calcext:value-type="float">
            <text:p>3874</text:p>
          </table:table-cell>
          <table:table-cell table:formula="of:=[.M220]/[.N220]" office:value-type="float" office:value="0.301662364481156" calcext:value-type="float">
            <text:p>0.301662364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mt-i5_6500-500gb-4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windows 10 pro</text:p>
          </table:table-cell>
          <table:table-cell office:value-type="float" office:value="3874" calcext:value-type="float">
            <text:p>3874</text:p>
          </table:table-cell>
          <table:table-cell table:formula="of:=[.I221]*16 + [.E221]*0.15+[.F221]*0.16 + [.G221]*0.18 + [.H221]*1.4" office:value-type="float" office:value="1168.64" calcext:value-type="float">
            <text:p>1168.64</text:p>
          </table:table-cell>
          <table:table-cell office:value-type="float" office:value="3874" calcext:value-type="float">
            <text:p>3874</text:p>
          </table:table-cell>
          <table:table-cell table:formula="of:=[.M221]/[.N221]" office:value-type="float" office:value="0.301662364481156" calcext:value-type="float">
            <text:p>0.301662364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sff-i5_6500-500gb-4gb-win10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windows 10 pro</text:p>
          </table:table-cell>
          <table:table-cell office:value-type="float" office:value="3924" calcext:value-type="float">
            <text:p>3924</text:p>
          </table:table-cell>
          <table:table-cell table:formula="of:=[.I222]*16 + [.E222]*0.15+[.F222]*0.16 + [.G222]*0.18 + [.H222]*1.4" office:value-type="float" office:value="1168.64" calcext:value-type="float">
            <text:p>1168.64</text:p>
          </table:table-cell>
          <table:table-cell office:value-type="float" office:value="3924" calcext:value-type="float">
            <text:p>3924</text:p>
          </table:table-cell>
          <table:table-cell table:formula="of:=[.M222]/[.N222]" office:value-type="float" office:value="0.297818552497452" calcext:value-type="float">
            <text:p>0.297818552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40-sff-i5_6500-500gb-4gb-win8pro-l/</text:p>
          </table:table-cell>
          <table:table-cell office:value-type="string" calcext:value-type="string">
            <text:p>intel core i5 65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736" calcext:value-type="float">
            <text:p>573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.48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3924" calcext:value-type="float">
            <text:p>3924</text:p>
          </table:table-cell>
          <table:table-cell table:formula="of:=[.I223]*16 + [.E223]*0.15+[.F223]*0.16 + [.G223]*0.18 + [.H223]*1.4" office:value-type="float" office:value="1168.64" calcext:value-type="float">
            <text:p>1168.64</text:p>
          </table:table-cell>
          <table:table-cell office:value-type="float" office:value="3924" calcext:value-type="float">
            <text:p>3924</text:p>
          </table:table-cell>
          <table:table-cell table:formula="of:=[.M223]/[.N223]" office:value-type="float" office:value="0.297818552497452" calcext:value-type="float">
            <text:p>0.2978185525</text:p>
          </table:table-cell>
        </table:table-row>
        <table:table-row table:style-name="ro1">
          <table:table-cell office:value-type="string" calcext:value-type="string">
            <text:p>http://www.cel.ro/calculatoare-desktop/mini_pc-dell-alienware-alpha-base-sff-i5_4590t-1tb-8gb-nvidia-gtx-2gb-win8-l/</text:p>
          </table:table-cell>
          <table:table-cell office:value-type="string" calcext:value-type="string">
            <text:p>intel core i5 4590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</text:p>
          </table:table-cell>
          <table:table-cell office:value-type="float" office:value="5484" calcext:value-type="float">
            <text:p>5484</text:p>
          </table:table-cell>
          <table:table-cell office:value-type="float" office:value="227" calcext:value-type="float">
            <text:p>22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kg</text:p>
          </table:table-cell>
          <table:table-cell office:value-type="string" calcext:value-type="string">
            <text:p>windows 8 (64bit)</text:p>
          </table:table-cell>
          <table:table-cell office:value-type="float" office:value="3464" calcext:value-type="float">
            <text:p>3464</text:p>
          </table:table-cell>
          <table:table-cell table:formula="of:=[.I224]*16 + [.E224]*0.15+[.F224]*0.16 + [.G224]*0.18 + [.H224]*1.4" office:value-type="float" office:value="1166.92" calcext:value-type="float">
            <text:p>1166.92</text:p>
          </table:table-cell>
          <table:table-cell office:value-type="float" office:value="3464" calcext:value-type="float">
            <text:p>3464</text:p>
          </table:table-cell>
          <table:table-cell table:formula="of:=[.M224]/[.N224]" office:value-type="float" office:value="0.336870669745958" calcext:value-type="float">
            <text:p>0.3368706697</text:p>
          </table:table-cell>
        </table:table-row>
        <table:table-row table:style-name="ro1">
          <table:table-cell office:value-type="string" calcext:value-type="string">
            <text:p>http://www.cel.ro/calculatoare-desktop/desktop-asus-k20cd-i5_6400-1tb-4gb-nvidia-gt720-2gb-l/</text:p>
          </table:table-cell>
          <table:table-cell office:value-type="string" calcext:value-type="string">
            <text:p>intel core i5 64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720</text:p>
          </table:table-cell>
          <table:table-cell office:value-type="float" office:value="5286" calcext:value-type="float">
            <text:p>5286</text:p>
          </table:table-cell>
          <table:table-cell office:value-type="float" office:value="737" calcext:value-type="float">
            <text:p>7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a sistem</text:p>
          </table:table-cell>
          <table:table-cell office:value-type="float" office:value="2314" calcext:value-type="float">
            <text:p>2314</text:p>
          </table:table-cell>
          <table:table-cell table:formula="of:=[.I225]*16 + [.E225]*0.15+[.F225]*0.16 + [.G225]*0.18 + [.H225]*1.4" office:value-type="float" office:value="1154.82" calcext:value-type="float">
            <text:p>1154.82</text:p>
          </table:table-cell>
          <table:table-cell office:value-type="float" office:value="2314" calcext:value-type="float">
            <text:p>2314</text:p>
          </table:table-cell>
          <table:table-cell table:formula="of:=[.M225]/[.N225]" office:value-type="float" office:value="0.499057908383751" calcext:value-type="float">
            <text:p>0.4990579084</text:p>
          </table:table-cell>
        </table:table-row>
        <table:table-row table:style-name="ro1">
          <table:table-cell office:value-type="string" calcext:value-type="string">
            <text:p>http://www.cel.ro/calculatoare-desktop/mini-pc-dell-optiplex-9020-m-i5_4590t-500gb-8gb-win7pro-l/</text:p>
          </table:table-cell>
          <table:table-cell office:value-type="string" calcext:value-type="string">
            <text:p>intel core i5 4590t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5484" calcext:value-type="float">
            <text:p>5484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.28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879" calcext:value-type="float">
            <text:p>3879</text:p>
          </table:table-cell>
          <table:table-cell table:formula="of:=[.I226]*16 + [.E226]*0.15+[.F226]*0.16 + [.G226]*0.18 + [.H226]*1.4" office:value-type="float" office:value="1153.56" calcext:value-type="float">
            <text:p>1153.56</text:p>
          </table:table-cell>
          <table:table-cell office:value-type="float" office:value="3879" calcext:value-type="float">
            <text:p>3879</text:p>
          </table:table-cell>
          <table:table-cell table:formula="of:=[.M226]/[.N226]" office:value-type="float" office:value="0.29738592420727" calcext:value-type="float">
            <text:p>0.2973859242</text:p>
          </table:table-cell>
        </table:table-row>
        <table:table-row table:style-name="ro1">
          <table:table-cell office:value-type="string" calcext:value-type="string">
            <text:p>http://www.cel.ro/calculatoare-desktop/diaxxa-evolution-i3_4170-3.7ghz-1tb_7200rpm-8gb-r7-240-oc-4gb-ddr3-l/</text:p>
          </table:table-cell>
          <table:table-cell office:value-type="string" calcext:value-type="string">
            <text:p>intel core i3 4170 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7 240</text:p>
          </table:table-cell>
          <table:table-cell office:value-type="float" office:value="4583" calcext:value-type="float">
            <text:p>4583</text:p>
          </table:table-cell>
          <table:table-cell office:value-type="float" office:value="962" calcext:value-type="float">
            <text:p>96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849" calcext:value-type="float">
            <text:p>1849</text:p>
          </table:table-cell>
          <table:table-cell table:formula="of:=[.I227]*16 + [.E227]*0.15+[.F227]*0.16 + [.G227]*0.18 + [.H227]*1.4" office:value-type="float" office:value="1149.37" calcext:value-type="float">
            <text:p>1149.37</text:p>
          </table:table-cell>
          <table:table-cell office:value-type="float" office:value="1849" calcext:value-type="float">
            <text:p>1849</text:p>
          </table:table-cell>
          <table:table-cell table:formula="of:=[.M227]/[.N227]" office:value-type="float" office:value="0.621617090319091" calcext:value-type="float">
            <text:p>0.6216170903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b50_30-i5_4460t-1tb-8gb-gt840a-2gb-win8-fullhd-l/</text:p>
          </table:table-cell>
          <table:table-cell office:value-type="string" calcext:value-type="string">
            <text:p>intel core i5 4460t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820a</text:p>
          </table:table-cell>
          <table:table-cell office:value-type="float" office:value="4876" calcext:value-type="float">
            <text:p>4876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kg</text:p>
          </table:table-cell>
          <table:table-cell office:value-type="string" calcext:value-type="string">
            <text:p>windows 8 (64bit)</text:p>
          </table:table-cell>
          <table:table-cell office:value-type="float" office:value="4399" calcext:value-type="float">
            <text:p>4399</text:p>
          </table:table-cell>
          <table:table-cell table:formula="of:=[.I228]*16 + [.E228]*0.15+[.F228]*0.16 + [.G228]*0.18 + [.H228]*1.4" office:value-type="float" office:value="1144.04" calcext:value-type="float">
            <text:p>1144.04</text:p>
          </table:table-cell>
          <table:table-cell office:value-type="float" office:value="4399" calcext:value-type="float">
            <text:p>4399</text:p>
          </table:table-cell>
          <table:table-cell table:formula="of:=[.M228]/[.N228]" office:value-type="float" office:value="0.260068197317572" calcext:value-type="float">
            <text:p>0.2600681973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700_22ish-i3_6100t-1tbplus8gb-4gb-gtx930a-2gb-fullhd-l/</text:p>
          </table:table-cell>
          <table:table-cell office:value-type="string" calcext:value-type="string">
            <text:p>intel core i3 6100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30a</text:p>
          </table:table-cell>
          <table:table-cell office:value-type="float" office:value="4788" calcext:value-type="float">
            <text:p>4788</text:p>
          </table:table-cell>
          <table:table-cell table:style-name="ce1" office:value-type="float" office:value="985" calcext:value-type="float">
            <text:p>98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fara sistem</text:p>
          </table:table-cell>
          <table:table-cell office:value-type="float" office:value="2699" calcext:value-type="float">
            <text:p>2699</text:p>
          </table:table-cell>
          <table:table-cell table:formula="of:=[.I229]*16 + [.E229]*0.15+[.F229]*0.16 + [.G229]*0.18 + [.H229]*1.4" office:value-type="float" office:value="1131" calcext:value-type="float">
            <text:p>1131</text:p>
          </table:table-cell>
          <table:table-cell office:value-type="float" office:value="2699" calcext:value-type="float">
            <text:p>2699</text:p>
          </table:table-cell>
          <table:table-cell table:formula="of:=[.M229]/[.N229]" office:value-type="float" office:value="0.419044090403853" calcext:value-type="float">
            <text:p>0.4190440904</text:p>
          </table:table-cell>
        </table:table-row>
        <table:table-row table:style-name="ro1">
          <table:table-cell office:value-type="string" calcext:value-type="string">
            <text:p>http://www.cel.ro/calculatoare-desktop/desktop-acer-aspire-z3_710-i5_4590t-500gb-4gb-gt840m-2gb-fullhd-touch-l/</text:p>
          </table:table-cell>
          <table:table-cell office:value-type="string" calcext:value-type="string">
            <text:p>intel core i5 4590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840m</text:p>
          </table:table-cell>
          <table:table-cell office:value-type="float" office:value="5484" calcext:value-type="float">
            <text:p>5484</text:p>
          </table:table-cell>
          <table:table-cell office:value-type="float" office:value="844" calcext:value-type="float">
            <text:p>84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3344" calcext:value-type="float">
            <text:p>3344</text:p>
          </table:table-cell>
          <table:table-cell table:formula="of:=[.I230]*16 + [.E230]*0.15+[.F230]*0.16 + [.G230]*0.18 + [.H230]*1.4" office:value-type="float" office:value="1111.64" calcext:value-type="float">
            <text:p>1111.64</text:p>
          </table:table-cell>
          <table:table-cell office:value-type="float" office:value="3344" calcext:value-type="float">
            <text:p>3344</text:p>
          </table:table-cell>
          <table:table-cell table:formula="of:=[.M230]/[.N230]" office:value-type="float" office:value="0.332428229665072" calcext:value-type="float">
            <text:p>0.3324282297</text:p>
          </table:table-cell>
        </table:table-row>
        <table:table-row table:style-name="ro1">
          <table:table-cell office:value-type="string" calcext:value-type="string">
            <text:p>http://www.cel.ro/calculatoare-desktop/desktop-fujitsu-esprimo-d556-e85plus-i5_6400-500gb-4gb-l/</text:p>
          </table:table-cell>
          <table:table-cell office:value-type="string" calcext:value-type="string">
            <text:p>intel core i5 64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286" calcext:value-type="float">
            <text:p>528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a sistem</text:p>
          </table:table-cell>
          <table:table-cell office:value-type="float" office:value="2144" calcext:value-type="float">
            <text:p>2144</text:p>
          </table:table-cell>
          <table:table-cell table:formula="of:=[.I231]*16 + [.E231]*0.15+[.F231]*0.16 + [.G231]*0.18 + [.H231]*1.4" office:value-type="float" office:value="1101.14" calcext:value-type="float">
            <text:p>1101.14</text:p>
          </table:table-cell>
          <table:table-cell office:value-type="float" office:value="2144" calcext:value-type="float">
            <text:p>2144</text:p>
          </table:table-cell>
          <table:table-cell table:formula="of:=[.M231]/[.N231]" office:value-type="float" office:value="0.513591417910448" calcext:value-type="float">
            <text:p>0.5135914179</text:p>
          </table:table-cell>
        </table:table-row>
        <table:table-row table:style-name="ro1">
          <table:table-cell office:value-type="string" calcext:value-type="string">
            <text:p>http://www.cel.ro/calculatoare-desktop/desktop-fujitsu-esprimo-d556-e85plus-i5_6400-500gb-4gb-win10pro-l/</text:p>
          </table:table-cell>
          <table:table-cell office:value-type="string" calcext:value-type="string">
            <text:p>intel core i5 64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5286" calcext:value-type="float">
            <text:p>5286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dows 10 pro</text:p>
          </table:table-cell>
          <table:table-cell office:value-type="float" office:value="2804" calcext:value-type="float">
            <text:p>2804</text:p>
          </table:table-cell>
          <table:table-cell table:formula="of:=[.I232]*16 + [.E232]*0.15+[.F232]*0.16 + [.G232]*0.18 + [.H232]*1.4" office:value-type="float" office:value="1101.14" calcext:value-type="float">
            <text:p>1101.14</text:p>
          </table:table-cell>
          <table:table-cell office:value-type="float" office:value="2804" calcext:value-type="float">
            <text:p>2804</text:p>
          </table:table-cell>
          <table:table-cell table:formula="of:=[.M232]/[.N232]" office:value-type="float" office:value="0.392703281027104" calcext:value-type="float">
            <text:p>0.392703281</text:p>
          </table:table-cell>
        </table:table-row>
        <table:table-row table:style-name="ro1">
          <table:table-cell office:value-type="string" calcext:value-type="string">
            <text:p>http://www.cel.ro/calculatoare-desktop/mini_pc-dell-optiplex-3020-i5_4590t-500gb-4gb-linux-l/</text:p>
          </table:table-cell>
          <table:table-cell office:value-type="string" calcext:value-type="string">
            <text:p>intel corei5 459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5484" calcext:value-type="float">
            <text:p>5484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28 kg</text:p>
          </table:table-cell>
          <table:table-cell office:value-type="string" calcext:value-type="string">
            <text:p>linux</text:p>
          </table:table-cell>
          <table:table-cell office:value-type="float" office:value="2239" calcext:value-type="float">
            <text:p>2239</text:p>
          </table:table-cell>
          <table:table-cell table:formula="of:=[.I233]*16 + [.E233]*0.15+[.F233]*0.16 + [.G233]*0.18 + [.H233]*1.4" office:value-type="float" office:value="1090.2" calcext:value-type="float">
            <text:p>1090.2</text:p>
          </table:table-cell>
          <table:table-cell office:value-type="float" office:value="2239" calcext:value-type="float">
            <text:p>2239</text:p>
          </table:table-cell>
          <table:table-cell table:formula="of:=[.M233]/[.N233]" office:value-type="float" office:value="0.48691380080393" calcext:value-type="float">
            <text:p>0.4869138008</text:p>
          </table:table-cell>
        </table:table-row>
        <table:table-row table:style-name="ro1">
          <table:table-cell office:value-type="string" calcext:value-type="string">
            <text:p>http://www.cel.ro/calculatoare-desktop/mini_pc-dell-optiplex-3020-micro-i5_4590t-500gb-4gb-l/</text:p>
          </table:table-cell>
          <table:table-cell office:value-type="string" calcext:value-type="string">
            <text:p>intel core i5 459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600</text:p>
          </table:table-cell>
          <table:table-cell office:value-type="float" office:value="5484" calcext:value-type="float">
            <text:p>5484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28 kg</text:p>
          </table:table-cell>
          <table:table-cell office:value-type="string" calcext:value-type="string">
            <text:p>linux</text:p>
          </table:table-cell>
          <table:table-cell office:value-type="float" office:value="2239" calcext:value-type="float">
            <text:p>2239</text:p>
          </table:table-cell>
          <table:table-cell table:formula="of:=[.I234]*16 + [.E234]*0.15+[.F234]*0.16 + [.G234]*0.18 + [.H234]*1.4" office:value-type="float" office:value="1090.2" calcext:value-type="float">
            <text:p>1090.2</text:p>
          </table:table-cell>
          <table:table-cell office:value-type="float" office:value="2239" calcext:value-type="float">
            <text:p>2239</text:p>
          </table:table-cell>
          <table:table-cell table:formula="of:=[.M234]/[.N234]" office:value-type="float" office:value="0.48691380080393" calcext:value-type="float">
            <text:p>0.4869138008</text:p>
          </table:table-cell>
        </table:table-row>
        <table:table-row table:style-name="ro1">
          <table:table-cell office:value-type="string" calcext:value-type="string">
            <text:p>http://www.cel.ro/calculatoare-desktop/mini-pc-dell-optiplex-9020-m-i5_4590t-500gb-4gb-win7pro-l/</text:p>
          </table:table-cell>
          <table:table-cell office:value-type="string" calcext:value-type="string">
            <text:p>intel core i5 4590t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5484" calcext:value-type="float">
            <text:p>5484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28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339" calcext:value-type="float">
            <text:p>3339</text:p>
          </table:table-cell>
          <table:table-cell table:formula="of:=[.I235]*16 + [.E235]*0.15+[.F235]*0.16 + [.G235]*0.18 + [.H235]*1.4" office:value-type="float" office:value="1089.56" calcext:value-type="float">
            <text:p>1089.56</text:p>
          </table:table-cell>
          <table:table-cell office:value-type="float" office:value="3339" calcext:value-type="float">
            <text:p>3339</text:p>
          </table:table-cell>
          <table:table-cell table:formula="of:=[.M235]/[.N235]" office:value-type="float" office:value="0.326313267445343" calcext:value-type="float">
            <text:p>0.3263132674</text:p>
          </table:table-cell>
        </table:table-row>
        <table:table-row table:style-name="ro1">
          <table:table-cell office:value-type="string" calcext:value-type="string">
            <text:p>http://www.cel.ro/calculatoare-desktop/mini-pc-dell-optiplex-9020-m-i5_4590t-500gb-4gb-win7pro-wifi-l/</text:p>
          </table:table-cell>
          <table:table-cell office:value-type="string" calcext:value-type="string">
            <text:p>intel core i5 4590t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600</text:p>
          </table:table-cell>
          <table:table-cell office:value-type="float" office:value="5484" calcext:value-type="float">
            <text:p>5484</text:p>
          </table:table-cell>
          <table:table-cell office:value-type="float" office:value="706" calcext:value-type="float">
            <text:p>70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28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3364" calcext:value-type="float">
            <text:p>3364</text:p>
          </table:table-cell>
          <table:table-cell table:formula="of:=[.I236]*16 + [.E236]*0.15+[.F236]*0.16 + [.G236]*0.18 + [.H236]*1.4" office:value-type="float" office:value="1089.56" calcext:value-type="float">
            <text:p>1089.56</text:p>
          </table:table-cell>
          <table:table-cell office:value-type="float" office:value="3364" calcext:value-type="float">
            <text:p>3364</text:p>
          </table:table-cell>
          <table:table-cell table:formula="of:=[.M236]/[.N236]" office:value-type="float" office:value="0.323888228299643" calcext:value-type="float">
            <text:p>0.3238882283</text:p>
          </table:table-cell>
        </table:table-row>
        <table:table-row table:style-name="ro1">
          <table:table-cell office:value-type="string" calcext:value-type="string">
            <text:p>http://www.cel.ro/calculatoare-desktop/diaxxa-office-i3_4170-3.7ghz-1tb-8gb-ddr3-1600mhz-l/</text:p>
          </table:table-cell>
          <table:table-cell office:value-type="string" calcext:value-type="string">
            <text:p>intel core i3 4170</text:p>
          </table:table-cell>
          <table:table-cell/>
          <table:table-cell office:value-type="string" calcext:value-type="string">
            <text:p>intel hd <text:s/>4400</text:p>
          </table:table-cell>
          <table:table-cell office:value-type="float" office:value="4583" calcext:value-type="float">
            <text:p>4583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.3kg</text:p>
          </table:table-cell>
          <table:table-cell office:value-type="string" calcext:value-type="string">
            <text:p>fara sistem</text:p>
          </table:table-cell>
          <table:table-cell office:value-type="float" office:value="1299" calcext:value-type="float">
            <text:p>1299</text:p>
          </table:table-cell>
          <table:table-cell table:formula="of:=[.I237]*16 + [.E237]*0.15+[.F237]*0.16 + [.G237]*0.18 + [.H237]*1.4" office:value-type="float" office:value="1082.97" calcext:value-type="float">
            <text:p>1082.97</text:p>
          </table:table-cell>
          <table:table-cell office:value-type="float" office:value="1299" calcext:value-type="float">
            <text:p>1299</text:p>
          </table:table-cell>
          <table:table-cell table:formula="of:=[.M237]/[.N237]" office:value-type="float" office:value="0.833695150115473" calcext:value-type="float">
            <text:p>0.8336951501</text:p>
          </table:table-cell>
        </table:table-row>
        <table:table-row table:style-name="ro1">
          <table:table-cell office:value-type="string" calcext:value-type="string">
            <text:p>http://www.cel.ro/calculatoare-desktop/diaxxa-office-i3_4170-3.7ghz-1tb-8gb-plus-monitor-led-philips-18.5inch-l/</text:p>
          </table:table-cell>
          <table:table-cell office:value-type="string" calcext:value-type="string">
            <text:p>intel core i3 4170</text:p>
          </table:table-cell>
          <table:table-cell/>
          <table:table-cell office:value-type="string" calcext:value-type="string">
            <text:p>intel hd <text:s/>4400</text:p>
          </table:table-cell>
          <table:table-cell office:value-type="float" office:value="4583" calcext:value-type="float">
            <text:p>4583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.3kg</text:p>
          </table:table-cell>
          <table:table-cell office:value-type="string" calcext:value-type="string">
            <text:p>fara sistem</text:p>
          </table:table-cell>
          <table:table-cell office:value-type="float" office:value="1629" calcext:value-type="float">
            <text:p>1629</text:p>
          </table:table-cell>
          <table:table-cell table:formula="of:=[.I238]*16 + [.E238]*0.15+[.F238]*0.16 + [.G238]*0.18 + [.H238]*1.4" office:value-type="float" office:value="1082.97" calcext:value-type="float">
            <text:p>1082.97</text:p>
          </table:table-cell>
          <table:table-cell office:value-type="float" office:value="1629" calcext:value-type="float">
            <text:p>1629</text:p>
          </table:table-cell>
          <table:table-cell table:formula="of:=[.M238]/[.N238]" office:value-type="float" office:value="0.664806629834254" calcext:value-type="float">
            <text:p>0.6648066298</text:p>
          </table:table-cell>
        </table:table-row>
        <table:table-row table:style-name="ro1">
          <table:table-cell office:value-type="string" calcext:value-type="string">
            <text:p>http://www.cel.ro/calculatoare-desktop/desktop-maguay-gamepower-junior-i3_4170-1tb_7200rpm-4gb-gt730-2gb-l/</text:p>
          </table:table-cell>
          <table:table-cell office:value-type="string" calcext:value-type="string">
            <text:p>intel core i3 417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730</text:p>
          </table:table-cell>
          <table:table-cell office:value-type="float" office:value="4583" calcext:value-type="float">
            <text:p>4583</text:p>
          </table:table-cell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769" calcext:value-type="float">
            <text:p>1769</text:p>
          </table:table-cell>
          <table:table-cell table:formula="of:=[.I239]*16 + [.E239]*0.15+[.F239]*0.16 + [.G239]*0.18 + [.H239]*1.4" office:value-type="float" office:value="1079.93" calcext:value-type="float">
            <text:p>1079.93</text:p>
          </table:table-cell>
          <table:table-cell office:value-type="float" office:value="1769" calcext:value-type="float">
            <text:p>1769</text:p>
          </table:table-cell>
          <table:table-cell table:formula="of:=[.M239]/[.N239]" office:value-type="float" office:value="0.61047484454494" calcext:value-type="float">
            <text:p>0.6104748445</text:p>
          </table:table-cell>
        </table:table-row>
        <table:table-row table:style-name="ro1">
          <table:table-cell office:value-type="string" calcext:value-type="string">
            <text:p>http://www.cel.ro/calculatoare-desktop/desktop-asus-k31ad-i3_4170-1tb-4gb-nvidia-gt730-2gb-dvdrw-l/</text:p>
          </table:table-cell>
          <table:table-cell office:value-type="string" calcext:value-type="string">
            <text:p>intel core i3 417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730</text:p>
          </table:table-cell>
          <table:table-cell office:value-type="float" office:value="4583" calcext:value-type="float">
            <text:p>4583</text:p>
          </table:table-cell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.6 kg</text:p>
          </table:table-cell>
          <table:table-cell office:value-type="string" calcext:value-type="string">
            <text:p>fara sistem</text:p>
          </table:table-cell>
          <table:table-cell office:value-type="float" office:value="1899" calcext:value-type="float">
            <text:p>1899</text:p>
          </table:table-cell>
          <table:table-cell table:formula="of:=[.I240]*16 + [.E240]*0.15+[.F240]*0.16 + [.G240]*0.18 + [.H240]*1.4" office:value-type="float" office:value="1079.93" calcext:value-type="float">
            <text:p>1079.93</text:p>
          </table:table-cell>
          <table:table-cell office:value-type="float" office:value="1899" calcext:value-type="float">
            <text:p>1899</text:p>
          </table:table-cell>
          <table:table-cell table:formula="of:=[.M240]/[.N240]" office:value-type="float" office:value="0.568683517640864" calcext:value-type="float">
            <text:p>0.5686835176</text:p>
          </table:table-cell>
        </table:table-row>
        <table:table-row table:style-name="ro1">
          <table:table-cell office:value-type="string" calcext:value-type="string">
            <text:p>http://www.cel.ro/calculatoare-desktop/desktop-asus-et2230int_b015q-aio-i5_4460t-1tb-4gb-gt820m-1gb-touch-win8-resigila-l/</text:p>
          </table:table-cell>
          <table:table-cell office:value-type="string" calcext:value-type="string">
            <text:p>intel core i5 4460t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820m</text:p>
          </table:table-cell>
          <table:table-cell office:value-type="float" office:value="4876" calcext:value-type="float">
            <text:p>4876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22 kg</text:p>
          </table:table-cell>
          <table:table-cell office:value-type="string" calcext:value-type="string">
            <text:p>windows 8 (64bit)</text:p>
          </table:table-cell>
          <table:table-cell office:value-type="float" office:value="3199" calcext:value-type="float">
            <text:p>3199</text:p>
          </table:table-cell>
          <table:table-cell table:formula="of:=[.I241]*16 + [.E241]*0.15+[.F241]*0.16 + [.G241]*0.18 + [.H241]*1.4" office:value-type="float" office:value="1068.04" calcext:value-type="float">
            <text:p>1068.04</text:p>
          </table:table-cell>
          <table:table-cell office:value-type="float" office:value="3199" calcext:value-type="float">
            <text:p>3199</text:p>
          </table:table-cell>
          <table:table-cell table:formula="of:=[.M241]/[.N241]" office:value-type="float" office:value="0.333866833385433" calcext:value-type="float">
            <text:p>0.3338668334</text:p>
          </table:table-cell>
        </table:table-row>
        <table:table-row table:style-name="ro1">
          <table:table-cell office:value-type="string" calcext:value-type="string">
            <text:p>http://www.cel.ro/calculatoare-desktop/desktop-asus-et2230int_b015q-aio-i5_4460t-1tb-4gb-gt820m-1gb-touch-win8-l/</text:p>
          </table:table-cell>
          <table:table-cell office:value-type="string" calcext:value-type="string">
            <text:p>intel core i5 4460t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820m</text:p>
          </table:table-cell>
          <table:table-cell office:value-type="float" office:value="4876" calcext:value-type="float">
            <text:p>4876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22 kg</text:p>
          </table:table-cell>
          <table:table-cell office:value-type="string" calcext:value-type="string">
            <text:p>windows 8 (64bit)</text:p>
          </table:table-cell>
          <table:table-cell office:value-type="float" office:value="3499" calcext:value-type="float">
            <text:p>3499</text:p>
          </table:table-cell>
          <table:table-cell table:formula="of:=[.I242]*16 + [.E242]*0.15+[.F242]*0.16 + [.G242]*0.18 + [.H242]*1.4" office:value-type="float" office:value="1068.04" calcext:value-type="float">
            <text:p>1068.04</text:p>
          </table:table-cell>
          <table:table-cell office:value-type="float" office:value="3499" calcext:value-type="float">
            <text:p>3499</text:p>
          </table:table-cell>
          <table:table-cell table:formula="of:=[.M242]/[.N242]" office:value-type="float" office:value="0.305241497570734" calcext:value-type="float">
            <text:p>0.3052414976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700_24ish-aio-i3_6100-1tbplus8gb-4gb-gtx-950a-2gb-fhd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x950a</text:p>
          </table:table-cell>
          <table:table-cell office:value-type="float" office:value="3820" calcext:value-type="float">
            <text:p>3820</text:p>
          </table:table-cell>
          <table:table-cell office:value-type="float" office:value="1484" calcext:value-type="float">
            <text:p>148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[.I243]*16 + [.E243]*0.15+[.F243]*0.16 + [.G243]*0.18 + [.H243]*1.4" office:value-type="float" office:value="1065.64" calcext:value-type="float">
            <text:p>1065.64</text:p>
          </table:table-cell>
          <table:table-cell office:value-type="float" office:value="2999" calcext:value-type="float">
            <text:p>2999</text:p>
          </table:table-cell>
          <table:table-cell table:formula="of:=[.M243]/[.N243]" office:value-type="float" office:value="0.355331777259086" calcext:value-type="float">
            <text:p>0.3553317773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b40_30-aio-i3_4170t-1tb-4gb-gt820a-2gb-fullhd-touch-l/</text:p>
          </table:table-cell>
          <table:table-cell office:value-type="string" calcext:value-type="string">
            <text:p>intel core i3 4170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820a</text:p>
          </table:table-cell>
          <table:table-cell office:value-type="float" office:value="4583" calcext:value-type="float">
            <text:p>4583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9 kg</text:p>
          </table:table-cell>
          <table:table-cell office:value-type="string" calcext:value-type="string">
            <text:p>fara sistem</text:p>
          </table:table-cell>
          <table:table-cell office:value-type="float" office:value="2899" calcext:value-type="float">
            <text:p>2899</text:p>
          </table:table-cell>
          <table:table-cell table:formula="of:=[.I244]*16 + [.E244]*0.15+[.F244]*0.16 + [.G244]*0.18 + [.H244]*1.4" office:value-type="float" office:value="1036.09" calcext:value-type="float">
            <text:p>1036.09</text:p>
          </table:table-cell>
          <table:table-cell office:value-type="float" office:value="2899" calcext:value-type="float">
            <text:p>2899</text:p>
          </table:table-cell>
          <table:table-cell table:formula="of:=[.M244]/[.N244]" office:value-type="float" office:value="0.357395653673681" calcext:value-type="float">
            <text:p>0.3573956537</text:p>
          </table:table-cell>
        </table:table-row>
        <table:table-row table:style-name="ro1">
          <table:table-cell office:value-type="string" calcext:value-type="string">
            <text:p>http://www.cel.ro/calculatoare-desktop/desktop-hp-proone-400-g2-aio-i3_6100t-500gb-4gb-dvdrw-win10-hdplus-l/</text:p>
          </table:table-cell>
          <table:table-cell office:value-type="string" calcext:value-type="string">
            <text:p>intel core i3 610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4788" calcext:value-type="float">
            <text:p>4788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windows 10</text:p>
          </table:table-cell>
          <table:table-cell office:value-type="float" office:value="3324" calcext:value-type="float">
            <text:p>3324</text:p>
          </table:table-cell>
          <table:table-cell table:formula="of:=[.I245]*16 + [.E245]*0.15+[.F245]*0.16 + [.G245]*0.18 + [.H245]*1.4" office:value-type="float" office:value="1026.44" calcext:value-type="float">
            <text:p>1026.44</text:p>
          </table:table-cell>
          <table:table-cell office:value-type="float" office:value="3324" calcext:value-type="float">
            <text:p>3324</text:p>
          </table:table-cell>
          <table:table-cell table:formula="of:=[.M245]/[.N245]" office:value-type="float" office:value="0.308796630565584" calcext:value-type="float">
            <text:p>0.3087966306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s-i3_4170-1tb-4gb-dvdrw-l/</text:p>
          </table:table-cell>
          <table:table-cell office:value-type="string" calcext:value-type="string">
            <text:p>intel core i3 417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583" calcext:value-type="float">
            <text:p>4583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[.I246]*16 + [.E246]*0.15+[.F246]*0.16 + [.G246]*0.18 + [.H246]*1.4" office:value-type="float" office:value="1018.97" calcext:value-type="float">
            <text:p>1018.97</text:p>
          </table:table-cell>
          <table:table-cell office:value-type="float" office:value="1499" calcext:value-type="float">
            <text:p>1499</text:p>
          </table:table-cell>
          <table:table-cell table:formula="of:=[.M246]/[.N246]" office:value-type="float" office:value="0.679766511007338" calcext:value-type="float">
            <text:p>0.679766511</text:p>
          </table:table-cell>
        </table:table-row>
        <table:table-row table:style-name="ro1">
          <table:table-cell office:value-type="string" calcext:value-type="string">
            <text:p>http://www.cel.ro/calculatoare-desktop/desktop-asus-k31ad_ro025d-i3_4170-1tb-4gb-dvdrw-l/</text:p>
          </table:table-cell>
          <table:table-cell office:value-type="string" calcext:value-type="string">
            <text:p>intel core i3 417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400</text:p>
          </table:table-cell>
          <table:table-cell office:value-type="float" office:value="4583" calcext:value-type="float">
            <text:p>4583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.6 kg</text:p>
          </table:table-cell>
          <table:table-cell office:value-type="string" calcext:value-type="string">
            <text:p>fara sistem</text:p>
          </table:table-cell>
          <table:table-cell office:value-type="float" office:value="1649" calcext:value-type="float">
            <text:p>1649</text:p>
          </table:table-cell>
          <table:table-cell table:formula="of:=[.I247]*16 + [.E247]*0.15+[.F247]*0.16 + [.G247]*0.18 + [.H247]*1.4" office:value-type="float" office:value="1018.97" calcext:value-type="float">
            <text:p>1018.97</text:p>
          </table:table-cell>
          <table:table-cell office:value-type="float" office:value="1649" calcext:value-type="float">
            <text:p>1649</text:p>
          </table:table-cell>
          <table:table-cell table:formula="of:=[.M247]/[.N247]" office:value-type="float" office:value="0.617932080048514" calcext:value-type="float">
            <text:p>0.61793208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b5030-i3_4160-1tb-4gb-gt820a-2gb-fhd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820a</text:p>
          </table:table-cell>
          <table:table-cell office:value-type="float" office:value="4383" calcext:value-type="float">
            <text:p>4383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.6kg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[.I248]*16 + [.E248]*0.15+[.F248]*0.16 + [.G248]*0.18 + [.H248]*1.4" office:value-type="float" office:value="1006.09" calcext:value-type="float">
            <text:p>1006.09</text:p>
          </table:table-cell>
          <table:table-cell office:value-type="float" office:value="2799" calcext:value-type="float">
            <text:p>2799</text:p>
          </table:table-cell>
          <table:table-cell table:formula="of:=[.M248]/[.N248]" office:value-type="float" office:value="0.359446230796713" calcext:value-type="float">
            <text:p>0.3594462308</text:p>
          </table:table-cell>
        </table:table-row>
        <table:table-row table:style-name="ro1">
          <table:table-cell office:value-type="string" calcext:value-type="string">
            <text:p>http://www.cel.ro/calculatoare-desktop/desktop-asus-et2321iuth-i5_4200u-1tbplus128gb-4gb-fullhd-touch-l/</text:p>
          </table:table-cell>
          <table:table-cell office:value-type="string" calcext:value-type="string">
            <text:p>intel core i5 4200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3263" calcext:value-type="float">
            <text:p>3263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ra sistem</text:p>
          </table:table-cell>
          <table:table-cell office:value-type="float" office:value="3224" calcext:value-type="float">
            <text:p>3224</text:p>
          </table:table-cell>
          <table:table-cell table:formula="of:=[.I249]*16 + [.E249]*0.15+[.F249]*0.16 + [.G249]*0.18 + [.H249]*1.4" office:value-type="float" office:value="1000.17" calcext:value-type="float">
            <text:p>1000.17</text:p>
          </table:table-cell>
          <table:table-cell office:value-type="float" office:value="3224" calcext:value-type="float">
            <text:p>3224</text:p>
          </table:table-cell>
          <table:table-cell table:formula="of:=[.M249]/[.N249]" office:value-type="float" office:value="0.310226426799007" calcext:value-type="float">
            <text:p>0.3102264268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_20ish-i3_6100-1tb-8gb-nvidia-gt720-2gb-dvdrw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720</text:p>
          </table:table-cell>
          <table:table-cell office:value-type="float" office:value="3820" calcext:value-type="float">
            <text:p>3820</text:p>
          </table:table-cell>
          <table:table-cell office:value-type="float" office:value="737" calcext:value-type="float">
            <text:p>7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.1 kg</text:p>
          </table:table-cell>
          <table:table-cell office:value-type="string" calcext:value-type="string">
            <text:p>fara sistem</text:p>
          </table:table-cell>
          <table:table-cell office:value-type="float" office:value="1749" calcext:value-type="float">
            <text:p>1749</text:p>
          </table:table-cell>
          <table:table-cell table:formula="of:=[.I250]*16 + [.E250]*0.15+[.F250]*0.16 + [.G250]*0.18 + [.H250]*1.4" office:value-type="float" office:value="998.92" calcext:value-type="float">
            <text:p>998.92</text:p>
          </table:table-cell>
          <table:table-cell office:value-type="float" office:value="1749" calcext:value-type="float">
            <text:p>1749</text:p>
          </table:table-cell>
          <table:table-cell table:formula="of:=[.M250]/[.N250]" office:value-type="float" office:value="0.571137793024585" calcext:value-type="float">
            <text:p>0.571137793</text:p>
          </table:table-cell>
        </table:table-row>
        <table:table-row table:style-name="ro1">
          <table:table-cell office:value-type="string" calcext:value-type="string">
            <text:p>http://www.cel.ro/calculatoare-desktop/diaxxa-entra-powered-by-asus-fx_4320-4ghz-1tb_7200rpm-4gb-l/</text:p>
          </table:table-cell>
          <table:table-cell office:value-type="string" calcext:value-type="string">
            <text:p>fx 43200 x4 4 core</text:p>
          </table:table-cell>
          <table:table-cell table:number-columns-repeated="2"/>
          <table:table-cell table:style-name="ce1"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099" calcext:value-type="float">
            <text:p>1099</text:p>
          </table:table-cell>
          <table:table-cell table:formula="of:=[.I251]*16 + [.E251]*0.15+[.F251]*0.16 + [.G251]*0.18 + [.H251]*1.4" office:value-type="float" office:value="979" calcext:value-type="float">
            <text:p>979</text:p>
          </table:table-cell>
          <table:table-cell office:value-type="float" office:value="1099" calcext:value-type="float">
            <text:p>1099</text:p>
          </table:table-cell>
          <table:table-cell table:formula="of:=[.M251]/[.N251]" office:value-type="float" office:value="0.89080982711556" calcext:value-type="float">
            <text:p>0.8908098271</text:p>
          </table:table-cell>
        </table:table-row>
        <table:table-row table:style-name="ro1">
          <table:table-cell office:value-type="string" calcext:value-type="string">
            <text:p>http://www.cel.ro/calculatoare-desktop/diaxxa-entra-powered-by-asus-fx_4320-1tb_7200rpm-4gb-plus-monitor-asus-vs197de-l/</text:p>
          </table:table-cell>
          <table:table-cell office:value-type="string" calcext:value-type="string">
            <text:p>fx 43200 x4 4 core</text:p>
          </table:table-cell>
          <table:table-cell table:number-columns-repeated="2"/>
          <table:table-cell table:style-name="ce1"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399" calcext:value-type="float">
            <text:p>1399</text:p>
          </table:table-cell>
          <table:table-cell table:formula="of:=[.I252]*16 + [.E252]*0.15+[.F252]*0.16 + [.G252]*0.18 + [.H252]*1.4" office:value-type="float" office:value="979" calcext:value-type="float">
            <text:p>979</text:p>
          </table:table-cell>
          <table:table-cell office:value-type="float" office:value="1399" calcext:value-type="float">
            <text:p>1399</text:p>
          </table:table-cell>
          <table:table-cell table:formula="of:=[.M252]/[.N252]" office:value-type="float" office:value="0.699785561115082" calcext:value-type="float">
            <text:p>0.6997855611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_20ish-i3_6100-1tb-4gb-dvdrw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3820" calcext:value-type="float">
            <text:p>3820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1 kg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[.I253]*16 + [.E253]*0.15+[.F253]*0.16 + [.G253]*0.18 + [.H253]*1.4" office:value-type="float" office:value="971.24" calcext:value-type="float">
            <text:p>971.24</text:p>
          </table:table-cell>
          <table:table-cell office:value-type="float" office:value="1599" calcext:value-type="float">
            <text:p>1599</text:p>
          </table:table-cell>
          <table:table-cell table:formula="of:=[.M253]/[.N253]" office:value-type="float" office:value="0.607404627892433" calcext:value-type="float">
            <text:p>0.6074046279</text:p>
          </table:table-cell>
        </table:table-row>
        <table:table-row table:style-name="ro1">
          <table:table-cell office:value-type="string" calcext:value-type="string">
            <text:p>http://www.cel.ro/calculatoare-desktop/desktop-asus-k31cd-i3_6100-1tb-4gb-dvdrw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3820" calcext:value-type="float">
            <text:p>3820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[.I254]*16 + [.E254]*0.15+[.F254]*0.16 + [.G254]*0.18 + [.H254]*1.4" office:value-type="float" office:value="971.24" calcext:value-type="float">
            <text:p>971.24</text:p>
          </table:table-cell>
          <table:table-cell office:value-type="float" office:value="1699" calcext:value-type="float">
            <text:p>1699</text:p>
          </table:table-cell>
          <table:table-cell table:formula="of:=[.M254]/[.N254]" office:value-type="float" office:value="0.571653914067098" calcext:value-type="float">
            <text:p>0.5716539141</text:p>
          </table:table-cell>
        </table:table-row>
        <table:table-row table:style-name="ro1">
          <table:table-cell office:value-type="string" calcext:value-type="string">
            <text:p>http://www.cel.ro/calculatoare-desktop/desktop-acer-veriton-z4710g-i3_4160-1tb-4gb-gt705-1gb-dvdrw-win8pro-fhd-l/</text:p>
          </table:table-cell>
          <table:table-cell office:value-type="string" calcext:value-type="string">
            <text:p>intel core i3 416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705</text:p>
          </table:table-cell>
          <table:table-cell office:value-type="float" office:value="4383" calcext:value-type="float">
            <text:p>4383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dows 8 professional (64bit)</text:p>
          </table:table-cell>
          <table:table-cell office:value-type="float" office:value="3114" calcext:value-type="float">
            <text:p>3114</text:p>
          </table:table-cell>
          <table:table-cell table:formula="of:=[.I255]*16 + [.E255]*0.15+[.F255]*0.16 + [.G255]*0.18 + [.H255]*1.4" office:value-type="float" office:value="967.21" calcext:value-type="float">
            <text:p>967.21</text:p>
          </table:table-cell>
          <table:table-cell office:value-type="float" office:value="3114" calcext:value-type="float">
            <text:p>3114</text:p>
          </table:table-cell>
          <table:table-cell table:formula="of:=[.M255]/[.N255]" office:value-type="float" office:value="0.310600513808606" calcext:value-type="float">
            <text:p>0.3106005138</text:p>
          </table:table-cell>
        </table:table-row>
        <table:table-row table:style-name="ro1">
          <table:table-cell office:value-type="string" calcext:value-type="string">
            <text:p>http://www.cel.ro/calculatoare-desktop/desktop-njoy-maze-series-i3_4160-500gb-4gb-gt730-4gb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 730</text:p>
          </table:table-cell>
          <table:table-cell office:value-type="float" office:value="4383" calcext:value-type="float">
            <text:p>4383</text:p>
          </table:table-cell>
          <table:table-cell office:value-type="float" office:value="928" calcext:value-type="float">
            <text:p>928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829" calcext:value-type="float">
            <text:p>1829</text:p>
          </table:table-cell>
          <table:table-cell table:formula="of:=[.I256]*16 + [.E256]*0.15+[.F256]*0.16 + [.G256]*0.18 + [.H256]*1.4" office:value-type="float" office:value="959.93" calcext:value-type="float">
            <text:p>959.93</text:p>
          </table:table-cell>
          <table:table-cell office:value-type="float" office:value="1829" calcext:value-type="float">
            <text:p>1829</text:p>
          </table:table-cell>
          <table:table-cell table:formula="of:=[.M256]/[.N256]" office:value-type="float" office:value="0.524838709677419" calcext:value-type="float">
            <text:p>0.5248387097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-i5_6200u-1tb-4gb-nvidia-gt920a-2gb-fhd-l/</text:p>
          </table:table-cell>
          <table:table-cell office:value-type="string" calcext:value-type="string">
            <text:p>intel core i5 62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920a</text:p>
          </table:table-cell>
          <table:table-cell office:value-type="float" office:value="3917" calcext:value-type="float">
            <text:p>3917</text:p>
          </table:table-cell>
          <table:table-cell table:style-name="ce1" office:value-type="float" office:value="777.57059" calcext:value-type="float">
            <text:p>777.570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[.I257]*16 + [.E257]*0.15+[.F257]*0.16 + [.G257]*0.18 + [.H257]*1.4" office:value-type="float" office:value="955.9612944" calcext:value-type="float">
            <text:p>955.9612944</text:p>
          </table:table-cell>
          <table:table-cell office:value-type="float" office:value="2799" calcext:value-type="float">
            <text:p>2799</text:p>
          </table:table-cell>
          <table:table-cell table:formula="of:=[.M257]/[.N257]" office:value-type="float" office:value="0.341536725401929" calcext:value-type="float">
            <text:p>0.3415367254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-aio-i5_6200u-1tb-4gb-gt920a-2gb-fullhd-touch-l/</text:p>
          </table:table-cell>
          <table:table-cell office:value-type="string" calcext:value-type="string">
            <text:p>intel core i5 62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920a</text:p>
          </table:table-cell>
          <table:table-cell office:value-type="float" office:value="3917" calcext:value-type="float">
            <text:p>3917</text:p>
          </table:table-cell>
          <table:table-cell table:style-name="ce1" office:value-type="float" office:value="777.57059" calcext:value-type="float">
            <text:p>777.570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3299" calcext:value-type="float">
            <text:p>3299</text:p>
          </table:table-cell>
          <table:table-cell table:formula="of:=[.I258]*16 + [.E258]*0.15+[.F258]*0.16 + [.G258]*0.18 + [.H258]*1.4" office:value-type="float" office:value="955.9612944" calcext:value-type="float">
            <text:p>955.9612944</text:p>
          </table:table-cell>
          <table:table-cell office:value-type="float" office:value="3299" calcext:value-type="float">
            <text:p>3299</text:p>
          </table:table-cell>
          <table:table-cell table:formula="of:=[.M258]/[.N258]" office:value-type="float" office:value="0.289773050742649" calcext:value-type="float">
            <text:p>0.2897730507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_22isu-aio-i5_6200u-4gb-1tb-gt920a-2gb-fullhd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920a</text:p>
          </table:table-cell>
          <table:table-cell office:value-type="float" office:value="3898" calcext:value-type="float">
            <text:p>3898</text:p>
          </table:table-cell>
          <table:table-cell table:style-name="ce1" office:value-type="float" office:value="777.57059" calcext:value-type="float">
            <text:p>777.570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5 kg</text:p>
          </table:table-cell>
          <table:table-cell office:value-type="string" calcext:value-type="string">
            <text:p>fara sistem</text:p>
          </table:table-cell>
          <table:table-cell office:value-type="float" office:value="2749" calcext:value-type="float">
            <text:p>2749</text:p>
          </table:table-cell>
          <table:table-cell table:formula="of:=[.I259]*16 + [.E259]*0.15+[.F259]*0.16 + [.G259]*0.18 + [.H259]*1.4" office:value-type="float" office:value="953.1112944" calcext:value-type="float">
            <text:p>953.1112944</text:p>
          </table:table-cell>
          <table:table-cell office:value-type="float" office:value="2749" calcext:value-type="float">
            <text:p>2749</text:p>
          </table:table-cell>
          <table:table-cell table:formula="of:=[.M259]/[.N259]" office:value-type="float" office:value="0.346712002328119" calcext:value-type="float">
            <text:p>0.3467120023</text:p>
          </table:table-cell>
        </table:table-row>
        <table:table-row table:style-name="ro1">
          <table:table-cell office:value-type="string" calcext:value-type="string">
            <text:p>http://www.cel.ro/calculatoare-desktop/desktop-asus-et2323iuk-i5_5200u-1tbplus8gb-8gb-fullhd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ra sistem</text:p>
          </table:table-cell>
          <table:table-cell office:value-type="float" office:value="2954" calcext:value-type="float">
            <text:p>2954</text:p>
          </table:table-cell>
          <table:table-cell table:formula="of:=[.I260]*16 + [.E260]*0.15+[.F260]*0.16 + [.G260]*0.18 + [.H260]*1.4" office:value-type="float" office:value="936.94" calcext:value-type="float">
            <text:p>936.94</text:p>
          </table:table-cell>
          <table:table-cell office:value-type="float" office:value="2954" calcext:value-type="float">
            <text:p>2954</text:p>
          </table:table-cell>
          <table:table-cell table:formula="of:=[.M260]/[.N260]" office:value-type="float" office:value="0.317176709546378" calcext:value-type="float">
            <text:p>0.3171767095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_20ish-i3_6100-1tb-4gb-nvidia-gt720-2gb-dvdrw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720</text:p>
          </table:table-cell>
          <table:table-cell office:value-type="float" office:value="3820" calcext:value-type="float">
            <text:p>3820</text:p>
          </table:table-cell>
          <table:table-cell office:value-type="float" office:value="737" calcext:value-type="float">
            <text:p>7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1 kg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[.I261]*16 + [.E261]*0.15+[.F261]*0.16 + [.G261]*0.18 + [.H261]*1.4" office:value-type="float" office:value="934.92" calcext:value-type="float">
            <text:p>934.92</text:p>
          </table:table-cell>
          <table:table-cell office:value-type="float" office:value="1699" calcext:value-type="float">
            <text:p>1699</text:p>
          </table:table-cell>
          <table:table-cell table:formula="of:=[.M261]/[.N261]" office:value-type="float" office:value="0.550276633313714" calcext:value-type="float">
            <text:p>0.5502766333</text:p>
          </table:table-cell>
        </table:table-row>
        <table:table-row table:style-name="ro1">
          <table:table-cell office:value-type="string" calcext:value-type="string">
            <text:p>http://www.cel.ro/calculatoare-desktop/diaxxa-entra-powered-by-asus-i3_6100-3.7ghz-1tb_7200rpm-8gb-l/</text:p>
          </table:table-cell>
          <table:table-cell office:value-type="string" calcext:value-type="string">
            <text:p>intel core i3 6100 </text:p>
          </table:table-cell>
          <table:table-cell table:number-columns-repeated="2"/>
          <table:table-cell office:value-type="float" office:value="3820" calcext:value-type="float">
            <text:p>3820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399" calcext:value-type="float">
            <text:p>1399</text:p>
          </table:table-cell>
          <table:table-cell table:formula="of:=[.I262]*16 + [.E262]*0.15+[.F262]*0.16 + [.G262]*0.18 + [.H262]*1.4" office:value-type="float" office:value="930.76" calcext:value-type="float">
            <text:p>930.76</text:p>
          </table:table-cell>
          <table:table-cell office:value-type="float" office:value="1399" calcext:value-type="float">
            <text:p>1399</text:p>
          </table:table-cell>
          <table:table-cell table:formula="of:=[.M262]/[.N262]" office:value-type="float" office:value="0.6653037884203" calcext:value-type="float">
            <text:p>0.6653037884</text:p>
          </table:table-cell>
        </table:table-row>
        <table:table-row table:style-name="ro1">
          <table:table-cell office:value-type="string" calcext:value-type="string">
            <text:p>http://www.cel.ro/calculatoare-desktop/diaxxa-office-buget-i3_4170-3.7ghz-500gb-4gb-ddr3-1600mhz-l/</text:p>
          </table:table-cell>
          <table:table-cell office:value-type="string" calcext:value-type="string">
            <text:p>intel core i3 4170</text:p>
          </table:table-cell>
          <table:table-cell/>
          <table:table-cell office:value-type="string" calcext:value-type="string">
            <text:p>intel hd <text:s/>4400</text:p>
          </table:table-cell>
          <table:table-cell office:value-type="float" office:value="4583" calcext:value-type="float">
            <text:p>45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3kg</text:p>
          </table:table-cell>
          <table:table-cell office:value-type="string" calcext:value-type="string">
            <text:p>fara sistem</text:p>
          </table:table-cell>
          <table:table-cell office:value-type="float" office:value="1149" calcext:value-type="float">
            <text:p>1149</text:p>
          </table:table-cell>
          <table:table-cell table:formula="of:=[.I263]*16 + [.E263]*0.15+[.F263]*0.16 + [.G263]*0.18 + [.H263]*1.4" office:value-type="float" office:value="928.97" calcext:value-type="float">
            <text:p>928.97</text:p>
          </table:table-cell>
          <table:table-cell office:value-type="float" office:value="1149" calcext:value-type="float">
            <text:p>1149</text:p>
          </table:table-cell>
          <table:table-cell table:formula="of:=[.M263]/[.N263]" office:value-type="float" office:value="0.808503046127067" calcext:value-type="float">
            <text:p>0.8085030461</text:p>
          </table:table-cell>
        </table:table-row>
        <table:table-row table:style-name="ro1">
          <table:table-cell office:value-type="string" calcext:value-type="string">
            <text:p>http://www.cel.ro/calculatoare-desktop/mini_pc-lenovo-thinkcentre-m73-tiny-i3_4170t-500gb-4gb-l/</text:p>
          </table:table-cell>
          <table:table-cell office:value-type="string" calcext:value-type="string">
            <text:p>intel core i3 417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583" calcext:value-type="float">
            <text:p>45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549" calcext:value-type="float">
            <text:p>1549</text:p>
          </table:table-cell>
          <table:table-cell table:formula="of:=[.I264]*16 + [.E264]*0.15+[.F264]*0.16 + [.G264]*0.18 + [.H264]*1.4" office:value-type="float" office:value="928.97" calcext:value-type="float">
            <text:p>928.97</text:p>
          </table:table-cell>
          <table:table-cell office:value-type="float" office:value="1549" calcext:value-type="float">
            <text:p>1549</text:p>
          </table:table-cell>
          <table:table-cell table:formula="of:=[.M264]/[.N264]" office:value-type="float" office:value="0.599722401549387" calcext:value-type="float">
            <text:p>0.5997224015</text:p>
          </table:table-cell>
        </table:table-row>
        <table:table-row table:style-name="ro1">
          <table:table-cell office:value-type="string" calcext:value-type="string">
            <text:p>http://www.cel.ro/calculatoare-desktop/desktop-dell-vostro-3900-mt-i3_4170-500gb-4gb-l/</text:p>
          </table:table-cell>
          <table:table-cell office:value-type="string" calcext:value-type="string">
            <text:p>intel core i3 417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583" calcext:value-type="float">
            <text:p>45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linux</text:p>
          </table:table-cell>
          <table:table-cell office:value-type="float" office:value="1649" calcext:value-type="float">
            <text:p>1649</text:p>
          </table:table-cell>
          <table:table-cell table:formula="of:=[.I265]*16 + [.E265]*0.15+[.F265]*0.16 + [.G265]*0.18 + [.H265]*1.4" office:value-type="float" office:value="928.97" calcext:value-type="float">
            <text:p>928.97</text:p>
          </table:table-cell>
          <table:table-cell office:value-type="float" office:value="1649" calcext:value-type="float">
            <text:p>1649</text:p>
          </table:table-cell>
          <table:table-cell table:formula="of:=[.M265]/[.N265]" office:value-type="float" office:value="0.563353547604609" calcext:value-type="float">
            <text:p>0.5633535476</text:p>
          </table:table-cell>
        </table:table-row>
        <table:table-row table:style-name="ro1">
          <table:table-cell office:value-type="string" calcext:value-type="string">
            <text:p>http://www.cel.ro/calculatoare-desktop/desktop-hp-prodesk-400-g2-sff-i3_4170-500gb-4gb-dvdrw-l/</text:p>
          </table:table-cell>
          <table:table-cell office:value-type="string" calcext:value-type="string">
            <text:p>intel core i3 417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583" calcext:value-type="float">
            <text:p>45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[.I266]*16 + [.E266]*0.15+[.F266]*0.16 + [.G266]*0.18 + [.H266]*1.4" office:value-type="float" office:value="928.97" calcext:value-type="float">
            <text:p>928.97</text:p>
          </table:table-cell>
          <table:table-cell office:value-type="float" office:value="1699" calcext:value-type="float">
            <text:p>1699</text:p>
          </table:table-cell>
          <table:table-cell table:formula="of:=[.M266]/[.N266]" office:value-type="float" office:value="0.546774573278399" calcext:value-type="float">
            <text:p>0.5467745733</text:p>
          </table:table-cell>
        </table:table-row>
        <table:table-row table:style-name="ro1">
          <table:table-cell office:value-type="string" calcext:value-type="string">
            <text:p>http://www.cel.ro/calculatoare-desktop/desktop-lenovo-s500-sff-i3_4170-500gb-4gb-dvdrw-l/</text:p>
          </table:table-cell>
          <table:table-cell office:value-type="string" calcext:value-type="string">
            <text:p>intel core i3 417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583" calcext:value-type="float">
            <text:p>45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fara sistem</text:p>
          </table:table-cell>
          <table:table-cell office:value-type="float" office:value="1749" calcext:value-type="float">
            <text:p>1749</text:p>
          </table:table-cell>
          <table:table-cell table:formula="of:=[.I267]*16 + [.E267]*0.15+[.F267]*0.16 + [.G267]*0.18 + [.H267]*1.4" office:value-type="float" office:value="928.97" calcext:value-type="float">
            <text:p>928.97</text:p>
          </table:table-cell>
          <table:table-cell office:value-type="float" office:value="1749" calcext:value-type="float">
            <text:p>1749</text:p>
          </table:table-cell>
          <table:table-cell table:formula="of:=[.M267]/[.N267]" office:value-type="float" office:value="0.531143510577473" calcext:value-type="float">
            <text:p>0.5311435106</text:p>
          </table:table-cell>
        </table:table-row>
        <table:table-row table:style-name="ro1">
          <table:table-cell office:value-type="string" calcext:value-type="string">
            <text:p>http://www.cel.ro/calculatoare-desktop/desktop-dell-vostro-3900-mt-i3_4170-500gb-4gb-win10pro-l/</text:p>
          </table:table-cell>
          <table:table-cell office:value-type="string" calcext:value-type="string">
            <text:p>intel core i3 417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583" calcext:value-type="float">
            <text:p>45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windows 10 pro</text:p>
          </table:table-cell>
          <table:table-cell office:value-type="float" office:value="2199" calcext:value-type="float">
            <text:p>2199</text:p>
          </table:table-cell>
          <table:table-cell table:formula="of:=[.I268]*16 + [.E268]*0.15+[.F268]*0.16 + [.G268]*0.18 + [.H268]*1.4" office:value-type="float" office:value="928.97" calcext:value-type="float">
            <text:p>928.97</text:p>
          </table:table-cell>
          <table:table-cell office:value-type="float" office:value="2199" calcext:value-type="float">
            <text:p>2199</text:p>
          </table:table-cell>
          <table:table-cell table:formula="of:=[.M268]/[.N268]" office:value-type="float" office:value="0.422451114142792" calcext:value-type="float">
            <text:p>0.4224511141</text:p>
          </table:table-cell>
        </table:table-row>
        <table:table-row table:style-name="ro1">
          <table:table-cell office:value-type="string" calcext:value-type="string">
            <text:p>http://www.cel.ro/calculatoare-desktop/desktop-hp-280-g1-mt-i3_4160-500gb_7200rpm-4gb-dvd_rw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05 kg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[.I269]*16 + [.E269]*0.15+[.F269]*0.16 + [.G269]*0.18 + [.H269]*1.4" office:value-type="float" office:value="898.97" calcext:value-type="float">
            <text:p>898.97</text:p>
          </table:table-cell>
          <table:table-cell office:value-type="float" office:value="1499" calcext:value-type="float">
            <text:p>1499</text:p>
          </table:table-cell>
          <table:table-cell table:formula="of:=[.M269]/[.N269]" office:value-type="float" office:value="0.59971314209473" calcext:value-type="float">
            <text:p>0.5997131421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73-mt-i3_4160-500gb_7200rpm-4gb-dvd_rw-v2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5 kg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[.I270]*16 + [.E270]*0.15+[.F270]*0.16 + [.G270]*0.18 + [.H270]*1.4" office:value-type="float" office:value="898.97" calcext:value-type="float">
            <text:p>898.97</text:p>
          </table:table-cell>
          <table:table-cell office:value-type="float" office:value="1699" calcext:value-type="float">
            <text:p>1699</text:p>
          </table:table-cell>
          <table:table-cell table:formula="of:=[.M270]/[.N270]" office:value-type="float" office:value="0.529117127722189" calcext:value-type="float">
            <text:p>0.5291171277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73-mt-i3_4160-500gb-4gb-dvdrw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5 kg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[.I271]*16 + [.E271]*0.15+[.F271]*0.16 + [.G271]*0.18 + [.H271]*1.4" office:value-type="float" office:value="898.97" calcext:value-type="float">
            <text:p>898.97</text:p>
          </table:table-cell>
          <table:table-cell office:value-type="float" office:value="1699" calcext:value-type="float">
            <text:p>1699</text:p>
          </table:table-cell>
          <table:table-cell table:formula="of:=[.M271]/[.N271]" office:value-type="float" office:value="0.529117127722189" calcext:value-type="float">
            <text:p>0.5291171277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m73-twr-i3_4160-500gb-4gb-dvdrw-l/</text:p>
          </table:table-cell>
          <table:table-cell office:value-type="string" calcext:value-type="string">
            <text:p>intel core i3 41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39 kg</text:p>
          </table:table-cell>
          <table:table-cell office:value-type="string" calcext:value-type="string">
            <text:p>fara sistem</text:p>
          </table:table-cell>
          <table:table-cell office:value-type="float" office:value="1749" calcext:value-type="float">
            <text:p>1749</text:p>
          </table:table-cell>
          <table:table-cell table:formula="of:=[.I272]*16 + [.E272]*0.15+[.F272]*0.16 + [.G272]*0.18 + [.H272]*1.4" office:value-type="float" office:value="898.97" calcext:value-type="float">
            <text:p>898.97</text:p>
          </table:table-cell>
          <table:table-cell office:value-type="float" office:value="1749" calcext:value-type="float">
            <text:p>1749</text:p>
          </table:table-cell>
          <table:table-cell table:formula="of:=[.M272]/[.N272]" office:value-type="float" office:value="0.51399085191538" calcext:value-type="float">
            <text:p>0.513990851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20-mt-i3_4160-500gb_7200rpm-4gb-dvdrw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linux</text:p>
          </table:table-cell>
          <table:table-cell office:value-type="float" office:value="1799" calcext:value-type="float">
            <text:p>1799</text:p>
          </table:table-cell>
          <table:table-cell table:formula="of:=[.I273]*16 + [.E273]*0.15+[.F273]*0.16 + [.G273]*0.18 + [.H273]*1.4" office:value-type="float" office:value="898.97" calcext:value-type="float">
            <text:p>898.97</text:p>
          </table:table-cell>
          <table:table-cell office:value-type="float" office:value="1799" calcext:value-type="float">
            <text:p>1799</text:p>
          </table:table-cell>
          <table:table-cell table:formula="of:=[.M273]/[.N273]" office:value-type="float" office:value="0.49970539188438" calcext:value-type="float">
            <text:p>0.4997053919</text:p>
          </table:table-cell>
        </table:table-row>
        <table:table-row table:style-name="ro1">
          <table:table-cell office:value-type="string" calcext:value-type="string">
            <text:p>http://www.cel.ro/calculatoare-desktop/mini_pc-dell-optiplex-3020-i3_4160t-500gb-4gb-ubuntu-l/</text:p>
          </table:table-cell>
          <table:table-cell office:value-type="string" calcext:value-type="string">
            <text:p>intel core i3 4160t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28 kg</text:p>
          </table:table-cell>
          <table:table-cell office:value-type="string" calcext:value-type="string">
            <text:p>linux</text:p>
          </table:table-cell>
          <table:table-cell office:value-type="float" office:value="1849" calcext:value-type="float">
            <text:p>1849</text:p>
          </table:table-cell>
          <table:table-cell table:formula="of:=[.I274]*16 + [.E274]*0.15+[.F274]*0.16 + [.G274]*0.18 + [.H274]*1.4" office:value-type="float" office:value="898.97" calcext:value-type="float">
            <text:p>898.97</text:p>
          </table:table-cell>
          <table:table-cell office:value-type="float" office:value="1849" calcext:value-type="float">
            <text:p>1849</text:p>
          </table:table-cell>
          <table:table-cell table:formula="of:=[.M274]/[.N274]" office:value-type="float" office:value="0.48619253650622" calcext:value-type="float">
            <text:p>0.4861925365</text:p>
          </table:table-cell>
        </table:table-row>
        <table:table-row table:style-name="ro1">
          <table:table-cell office:value-type="string" calcext:value-type="string">
            <text:p>http://www.cel.ro/calculatoare-desktop/desktop-hp-280-g1-mt-i3_4160-500gb_7200rpm-4gb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 kg</text:p>
          </table:table-cell>
          <table:table-cell office:value-type="string" calcext:value-type="string">
            <text:p>fara sistem</text:p>
          </table:table-cell>
          <table:table-cell office:value-type="float" office:value="1854" calcext:value-type="float">
            <text:p>1854</text:p>
          </table:table-cell>
          <table:table-cell table:formula="of:=[.I275]*16 + [.E275]*0.15+[.F275]*0.16 + [.G275]*0.18 + [.H275]*1.4" office:value-type="float" office:value="898.97" calcext:value-type="float">
            <text:p>898.97</text:p>
          </table:table-cell>
          <table:table-cell office:value-type="float" office:value="1854" calcext:value-type="float">
            <text:p>1854</text:p>
          </table:table-cell>
          <table:table-cell table:formula="of:=[.M275]/[.N275]" office:value-type="float" office:value="0.484881337648328" calcext:value-type="float">
            <text:p>0.4848813376</text:p>
          </table:table-cell>
        </table:table-row>
        <table:table-row table:style-name="ro1">
          <table:table-cell office:value-type="string" calcext:value-type="string">
            <text:p>http://www.cel.ro/calculatoare-desktop/desktop-hp-prodesk-400-g2-i3_4160-500gb_7200rpm-4gb-dvd_rw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5 kg</text:p>
          </table:table-cell>
          <table:table-cell office:value-type="string" calcext:value-type="string">
            <text:p>fara sistem</text:p>
          </table:table-cell>
          <table:table-cell office:value-type="float" office:value="1994" calcext:value-type="float">
            <text:p>1994</text:p>
          </table:table-cell>
          <table:table-cell table:formula="of:=[.I276]*16 + [.E276]*0.15+[.F276]*0.16 + [.G276]*0.18 + [.H276]*1.4" office:value-type="float" office:value="898.97" calcext:value-type="float">
            <text:p>898.97</text:p>
          </table:table-cell>
          <table:table-cell office:value-type="float" office:value="1994" calcext:value-type="float">
            <text:p>1994</text:p>
          </table:table-cell>
          <table:table-cell table:formula="of:=[.M276]/[.N276]" office:value-type="float" office:value="0.450837512537613" calcext:value-type="float">
            <text:p>0.4508375125</text:p>
          </table:table-cell>
        </table:table-row>
        <table:table-row table:style-name="ro1">
          <table:table-cell office:value-type="string" calcext:value-type="string">
            <text:p>http://www.cel.ro/calculatoare-desktop/desktop-hp-280-g1-mt-i3_4160-500gb_7200rpm-4gb-dvd_rw-plus-monitor-hp-v212a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05 kg</text:p>
          </table:table-cell>
          <table:table-cell office:value-type="string" calcext:value-type="string">
            <text:p>fara sistem</text:p>
          </table:table-cell>
          <table:table-cell office:value-type="float" office:value="1999" calcext:value-type="float">
            <text:p>1999</text:p>
          </table:table-cell>
          <table:table-cell table:formula="of:=[.I277]*16 + [.E277]*0.15+[.F277]*0.16 + [.G277]*0.18 + [.H277]*1.4" office:value-type="float" office:value="898.97" calcext:value-type="float">
            <text:p>898.97</text:p>
          </table:table-cell>
          <table:table-cell office:value-type="float" office:value="1999" calcext:value-type="float">
            <text:p>1999</text:p>
          </table:table-cell>
          <table:table-cell table:formula="of:=[.M277]/[.N277]" office:value-type="float" office:value="0.449709854927464" calcext:value-type="float">
            <text:p>0.449709854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7020-sff-i3_4160-500gb-4gb-dvdrw-linux-l/</text:p>
          </table:table-cell>
          <table:table-cell office:value-type="string" calcext:value-type="string">
            <text:p>intel core i3 41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 kg</text:p>
          </table:table-cell>
          <table:table-cell office:value-type="string" calcext:value-type="string">
            <text:p>linux</text:p>
          </table:table-cell>
          <table:table-cell office:value-type="float" office:value="2054" calcext:value-type="float">
            <text:p>2054</text:p>
          </table:table-cell>
          <table:table-cell table:formula="of:=[.I278]*16 + [.E278]*0.15+[.F278]*0.16 + [.G278]*0.18 + [.H278]*1.4" office:value-type="float" office:value="898.97" calcext:value-type="float">
            <text:p>898.97</text:p>
          </table:table-cell>
          <table:table-cell office:value-type="float" office:value="2054" calcext:value-type="float">
            <text:p>2054</text:p>
          </table:table-cell>
          <table:table-cell table:formula="of:=[.M278]/[.N278]" office:value-type="float" office:value="0.437667964946446" calcext:value-type="float">
            <text:p>0.437667964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3_4160-500gb-4gb-win8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windows 8 (64bit)</text:p>
          </table:table-cell>
          <table:table-cell office:value-type="float" office:value="2324" calcext:value-type="float">
            <text:p>2324</text:p>
          </table:table-cell>
          <table:table-cell table:formula="of:=[.I279]*16 + [.E279]*0.15+[.F279]*0.16 + [.G279]*0.18 + [.H279]*1.4" office:value-type="float" office:value="898.97" calcext:value-type="float">
            <text:p>898.97</text:p>
          </table:table-cell>
          <table:table-cell office:value-type="float" office:value="2324" calcext:value-type="float">
            <text:p>2324</text:p>
          </table:table-cell>
          <table:table-cell table:formula="of:=[.M279]/[.N279]" office:value-type="float" office:value="0.386820137693632" calcext:value-type="float">
            <text:p>0.3868201377</text:p>
          </table:table-cell>
        </table:table-row>
        <table:table-row table:style-name="ro1">
          <table:table-cell office:value-type="string" calcext:value-type="string">
            <text:p>http://www.cel.ro/calculatoare-desktop/desktopplusmonitor-hp-prodesk-280g1-mt-i3_4160-500gb-4gb-dvdrw-win10pro-l/</text:p>
          </table:table-cell>
          <table:table-cell office:value-type="string" calcext:value-type="string">
            <text:p>intel core i3 41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windows 10 pro</text:p>
          </table:table-cell>
          <table:table-cell office:value-type="float" office:value="2724" calcext:value-type="float">
            <text:p>2724</text:p>
          </table:table-cell>
          <table:table-cell table:formula="of:=[.I280]*16 + [.E280]*0.15+[.F280]*0.16 + [.G280]*0.18 + [.H280]*1.4" office:value-type="float" office:value="898.97" calcext:value-type="float">
            <text:p>898.97</text:p>
          </table:table-cell>
          <table:table-cell office:value-type="float" office:value="2724" calcext:value-type="float">
            <text:p>2724</text:p>
          </table:table-cell>
          <table:table-cell table:formula="of:=[.M280]/[.N280]" office:value-type="float" office:value="0.330018355359765" calcext:value-type="float">
            <text:p>0.3300183554</text:p>
          </table:table-cell>
        </table:table-row>
        <table:table-row table:style-name="ro1">
          <table:table-cell office:value-type="string" calcext:value-type="string">
            <text:p>http://www.cel.ro/calculatoare-desktop/desktop-hp-prodesk-600-g1-sff-i3_4160-500gb-4gb-dvdrw-win8-l/</text:p>
          </table:table-cell>
          <table:table-cell office:value-type="string" calcext:value-type="string">
            <text:p>intel core i3 41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400</text:p>
          </table:table-cell>
          <table:table-cell office:value-type="float" office:value="4383" calcext:value-type="float">
            <text:p>438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6 kg</text:p>
          </table:table-cell>
          <table:table-cell office:value-type="string" calcext:value-type="string">
            <text:p>windows 8 (64bit)</text:p>
          </table:table-cell>
          <table:table-cell office:value-type="float" office:value="3149" calcext:value-type="float">
            <text:p>3149</text:p>
          </table:table-cell>
          <table:table-cell table:formula="of:=[.I281]*16 + [.E281]*0.15+[.F281]*0.16 + [.G281]*0.18 + [.H281]*1.4" office:value-type="float" office:value="898.97" calcext:value-type="float">
            <text:p>898.97</text:p>
          </table:table-cell>
          <table:table-cell office:value-type="float" office:value="3149" calcext:value-type="float">
            <text:p>3149</text:p>
          </table:table-cell>
          <table:table-cell table:formula="of:=[.M281]/[.N281]" office:value-type="float" office:value="0.285477929501429" calcext:value-type="float">
            <text:p>0.2854779295</text:p>
          </table:table-cell>
        </table:table-row>
        <table:table-row table:style-name="ro1">
          <table:table-cell office:value-type="string" calcext:value-type="string">
            <text:p>http://www.cel.ro/calculatoare-desktop/desktop-dell-inspiron-3459-aio-i3_6100u-1tb-4gb-dvdrw-win10-fullhd-negru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windows 10</text:p>
          </table:table-cell>
          <table:table-cell office:value-type="float" office:value="3409" calcext:value-type="float">
            <text:p>3409</text:p>
          </table:table-cell>
          <table:table-cell table:formula="of:=[.I282]*16 + [.E282]*0.15+[.F282]*0.16 + [.G282]*0.18 + [.H282]*1.4" office:value-type="float" office:value="895.83" calcext:value-type="float">
            <text:p>895.83</text:p>
          </table:table-cell>
          <table:table-cell office:value-type="float" office:value="3409" calcext:value-type="float">
            <text:p>3409</text:p>
          </table:table-cell>
          <table:table-cell table:formula="of:=[.M282]/[.N282]" office:value-type="float" office:value="0.262783807568202" calcext:value-type="float">
            <text:p>0.2627838076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aio-300-i3_6100u-1tb-4gb-nvidia-gt920a-2gb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920a</text:p>
          </table:table-cell>
          <table:table-cell office:value-type="float" office:value="3505" calcext:value-type="float">
            <text:p>3505</text:p>
          </table:table-cell>
          <table:table-cell table:style-name="ce1" office:value-type="float" office:value="777.57059" calcext:value-type="float">
            <text:p>777.5705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5 kg</text:p>
          </table:table-cell>
          <table:table-cell office:value-type="string" calcext:value-type="string">
            <text:p>fara sistem</text:p>
          </table:table-cell>
          <table:table-cell office:value-type="float" office:value="2349" calcext:value-type="float">
            <text:p>2349</text:p>
          </table:table-cell>
          <table:table-cell table:formula="of:=[.I283]*16 + [.E283]*0.15+[.F283]*0.16 + [.G283]*0.18 + [.H283]*1.4" office:value-type="float" office:value="894.1612944" calcext:value-type="float">
            <text:p>894.1612944</text:p>
          </table:table-cell>
          <table:table-cell office:value-type="float" office:value="2349" calcext:value-type="float">
            <text:p>2349</text:p>
          </table:table-cell>
          <table:table-cell table:formula="of:=[.M283]/[.N283]" office:value-type="float" office:value="0.38065614916986" calcext:value-type="float">
            <text:p>0.3806561492</text:p>
          </table:table-cell>
        </table:table-row>
        <table:table-row table:style-name="ro1">
          <table:table-cell office:value-type="string" calcext:value-type="string">
            <text:p>http://www.cel.ro/calculatoare-desktop/mini_pc-intel-nuc-kit-nuc5i7ryh-i7_5557u-nohdd-noram-l/</text:p>
          </table:table-cell>
          <table:table-cell office:value-type="string" calcext:value-type="string">
            <text:p>intel core i7 5557u</text:p>
          </table:table-cell>
          <table:table-cell office:value-type="string" calcext:value-type="string">
            <text:p>intel iris <text:s/>6100</text:p>
          </table:table-cell>
          <table:table-cell/>
          <table:table-cell office:value-type="float" office:value="4935" calcext:value-type="float">
            <text:p>4935</text:p>
          </table:table-cell>
          <table:table-cell office:value-type="float" office:value="946" calcext:value-type="float">
            <text:p>946</text:p>
          </table:table-cell>
          <table:table-cell table:number-columns-repeated="4"/>
          <table:table-cell office:value-type="string" calcext:value-type="string">
            <text:p>fara sistem</text:p>
          </table:table-cell>
          <table:table-cell office:value-type="float" office:value="2369" calcext:value-type="float">
            <text:p>2369</text:p>
          </table:table-cell>
          <table:table-cell table:formula="of:=[.I284]*16 + [.E284]*0.15+[.F284]*0.16 + [.G284]*0.18 + [.H284]*1.4" office:value-type="float" office:value="891.61" calcext:value-type="float">
            <text:p>891.61</text:p>
          </table:table-cell>
          <table:table-cell office:value-type="float" office:value="2369" calcext:value-type="float">
            <text:p>2369</text:p>
          </table:table-cell>
          <table:table-cell table:formula="of:=[.M284]/[.N284]" office:value-type="float" office:value="0.376365555086534" calcext:value-type="float">
            <text:p>0.3763655551</text:p>
          </table:table-cell>
        </table:table-row>
        <table:table-row table:style-name="ro1">
          <table:table-cell office:value-type="string" calcext:value-type="string">
            <text:p>http://www.cel.ro/calculatoare-desktop/desktop-maguay-expertstation-i3_4170-500gb_7200rpm-4gb-l/</text:p>
          </table:table-cell>
          <table:table-cell office:value-type="string" calcext:value-type="string">
            <text:p>intel core i3 417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4583" calcext:value-type="float">
            <text:p>4583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299" calcext:value-type="float">
            <text:p>1299</text:p>
          </table:table-cell>
          <table:table-cell table:formula="of:=[.I285]*16 + [.E285]*0.15+[.F285]*0.16 + [.G285]*0.18 + [.H285]*1.4" office:value-type="float" office:value="891.21" calcext:value-type="float">
            <text:p>891.21</text:p>
          </table:table-cell>
          <table:table-cell office:value-type="float" office:value="1299" calcext:value-type="float">
            <text:p>1299</text:p>
          </table:table-cell>
          <table:table-cell table:formula="of:=[.M285]/[.N285]" office:value-type="float" office:value="0.686073903002309" calcext:value-type="float">
            <text:p>0.686073903</text:p>
          </table:table-cell>
        </table:table-row>
        <table:table-row table:style-name="ro1">
          <table:table-cell office:value-type="string" calcext:value-type="string">
            <text:p>http://www.cel.ro/calculatoare-desktop/desktop-hp-280-g2-mt-i3_6100-500gb-4gb-dvdrw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3820" calcext:value-type="float">
            <text:p>382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,11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[.I286]*16 + [.E286]*0.15+[.F286]*0.16 + [.G286]*0.18 + [.H286]*1.4" office:value-type="float" office:value="881.24" calcext:value-type="float">
            <text:p>881.24</text:p>
          </table:table-cell>
          <table:table-cell office:value-type="float" office:value="1599" calcext:value-type="float">
            <text:p>1599</text:p>
          </table:table-cell>
          <table:table-cell table:formula="of:=[.M286]/[.N286]" office:value-type="float" office:value="0.551119449656035" calcext:value-type="float">
            <text:p>0.5511194497</text:p>
          </table:table-cell>
        </table:table-row>
        <table:table-row table:style-name="ro1">
          <table:table-cell office:value-type="string" calcext:value-type="string">
            <text:p>http://www.cel.ro/calculatoare-desktop/desktop-fujitsu-esprimo-ph556-i3_6100-500gb-sshd-4gb-dvdrw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3820" calcext:value-type="float">
            <text:p>382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ra sistem</text:p>
          </table:table-cell>
          <table:table-cell office:value-type="float" office:value="1694" calcext:value-type="float">
            <text:p>1694</text:p>
          </table:table-cell>
          <table:table-cell table:formula="of:=[.I287]*16 + [.E287]*0.15+[.F287]*0.16 + [.G287]*0.18 + [.H287]*1.4" office:value-type="float" office:value="881.24" calcext:value-type="float">
            <text:p>881.24</text:p>
          </table:table-cell>
          <table:table-cell office:value-type="float" office:value="1694" calcext:value-type="float">
            <text:p>1694</text:p>
          </table:table-cell>
          <table:table-cell table:formula="of:=[.M287]/[.N287]" office:value-type="float" office:value="0.520212514757969" calcext:value-type="float">
            <text:p>0.5202125148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40-mt-i3_6100-500gb-4gb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3820" calcext:value-type="float">
            <text:p>382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linux</text:p>
          </table:table-cell>
          <table:table-cell office:value-type="float" office:value="2109" calcext:value-type="float">
            <text:p>2109</text:p>
          </table:table-cell>
          <table:table-cell table:formula="of:=[.I288]*16 + [.E288]*0.15+[.F288]*0.16 + [.G288]*0.18 + [.H288]*1.4" office:value-type="float" office:value="881.24" calcext:value-type="float">
            <text:p>881.24</text:p>
          </table:table-cell>
          <table:table-cell office:value-type="float" office:value="2109" calcext:value-type="float">
            <text:p>2109</text:p>
          </table:table-cell>
          <table:table-cell table:formula="of:=[.M288]/[.N288]" office:value-type="float" office:value="0.417847321005216" calcext:value-type="float">
            <text:p>0.417847321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5040-mt-i3_6100-500gb-4gb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3820" calcext:value-type="float">
            <text:p>382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kg</text:p>
          </table:table-cell>
          <table:table-cell office:value-type="string" calcext:value-type="string">
            <text:p>linux</text:p>
          </table:table-cell>
          <table:table-cell office:value-type="float" office:value="2369" calcext:value-type="float">
            <text:p>2369</text:p>
          </table:table-cell>
          <table:table-cell table:formula="of:=[.I289]*16 + [.E289]*0.15+[.F289]*0.16 + [.G289]*0.18 + [.H289]*1.4" office:value-type="float" office:value="881.24" calcext:value-type="float">
            <text:p>881.24</text:p>
          </table:table-cell>
          <table:table-cell office:value-type="float" office:value="2369" calcext:value-type="float">
            <text:p>2369</text:p>
          </table:table-cell>
          <table:table-cell table:formula="of:=[.M289]/[.N289]" office:value-type="float" office:value="0.371988180666948" calcext:value-type="float">
            <text:p>0.3719881807</text:p>
          </table:table-cell>
        </table:table-row>
        <table:table-row table:style-name="ro1">
          <table:table-cell office:value-type="string" calcext:value-type="string">
            <text:p>http://www.cel.ro/calculatoare-desktop/desktop-hp-prodesk-490-g3-mt-i3_6100-500gb-4gb-win10-l/</text:p>
          </table:table-cell>
          <table:table-cell office:value-type="string" calcext:value-type="string">
            <text:p>intel core i3 6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30</text:p>
          </table:table-cell>
          <table:table-cell office:value-type="float" office:value="3820" calcext:value-type="float">
            <text:p>3820</text:p>
          </table:table-cell>
          <table:table-cell office:value-type="float" office:value="964" calcext:value-type="float">
            <text:p>9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,05</text:p>
          </table:table-cell>
          <table:table-cell office:value-type="string" calcext:value-type="string">
            <text:p>windows 10</text:p>
          </table:table-cell>
          <table:table-cell office:value-type="float" office:value="2649" calcext:value-type="float">
            <text:p>2649</text:p>
          </table:table-cell>
          <table:table-cell table:formula="of:=[.I290]*16 + [.E290]*0.15+[.F290]*0.16 + [.G290]*0.18 + [.H290]*1.4" office:value-type="float" office:value="881.24" calcext:value-type="float">
            <text:p>881.24</text:p>
          </table:table-cell>
          <table:table-cell office:value-type="float" office:value="2649" calcext:value-type="float">
            <text:p>2649</text:p>
          </table:table-cell>
          <table:table-cell table:formula="of:=[.M290]/[.N290]" office:value-type="float" office:value="0.332668931672329" calcext:value-type="float">
            <text:p>0.3326689317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m73-twr-i3_4150-500gb-4gb-dvdrw-win10pro-l/</text:p>
          </table:table-cell>
          <table:table-cell office:value-type="string" calcext:value-type="string">
            <text:p>intel core i3 415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4400</text:p>
          </table:table-cell>
          <table:table-cell office:value-type="float" office:value="4175" calcext:value-type="float">
            <text:p>4175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dows 10 pro</text:p>
          </table:table-cell>
          <table:table-cell office:value-type="float" office:value="2799" calcext:value-type="float">
            <text:p>2799</text:p>
          </table:table-cell>
          <table:table-cell table:formula="of:=[.I291]*16 + [.E291]*0.15+[.F291]*0.16 + [.G291]*0.18 + [.H291]*1.4" office:value-type="float" office:value="867.77" calcext:value-type="float">
            <text:p>867.77</text:p>
          </table:table-cell>
          <table:table-cell office:value-type="float" office:value="2799" calcext:value-type="float">
            <text:p>2799</text:p>
          </table:table-cell>
          <table:table-cell table:formula="of:=[.M291]/[.N291]" office:value-type="float" office:value="0.310028581636299" calcext:value-type="float">
            <text:p>0.3100285816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c40_30-i5_5200u-1tb-4gb-gt820m-2gb-dvd_rw-touch-fhd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820m</text:p>
          </table:table-cell>
          <table:table-cell office:value-type="float" office:value="3522" calcext:value-type="float">
            <text:p>3522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,4 kg</text:p>
          </table:table-cell>
          <table:table-cell office:value-type="string" calcext:value-type="string">
            <text:p>fara sistem</text:p>
          </table:table-cell>
          <table:table-cell office:value-type="float" office:value="2699" calcext:value-type="float">
            <text:p>2699</text:p>
          </table:table-cell>
          <table:table-cell table:formula="of:=[.I292]*16 + [.E292]*0.15+[.F292]*0.16 + [.G292]*0.18 + [.H292]*1.4" office:value-type="float" office:value="864.94" calcext:value-type="float">
            <text:p>864.94</text:p>
          </table:table-cell>
          <table:table-cell office:value-type="float" office:value="2699" calcext:value-type="float">
            <text:p>2699</text:p>
          </table:table-cell>
          <table:table-cell table:formula="of:=[.M292]/[.N292]" office:value-type="float" office:value="0.320466839570211" calcext:value-type="float">
            <text:p>0.3204668396</text:p>
          </table:table-cell>
        </table:table-row>
        <table:table-row table:style-name="ro1">
          <table:table-cell office:value-type="string" calcext:value-type="string">
            <text:p>http://www.cel.ro/calculatoare-desktop/desktop-asus-k31ad-dual-core-g3260-500gb-4gb-dvdrw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4383" calcext:value-type="float">
            <text:p>4383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.6 kg</text:p>
          </table:table-cell>
          <table:table-cell office:value-type="string" calcext:value-type="string">
            <text:p>fara sistem</text:p>
          </table:table-cell>
          <table:table-cell office:value-type="float" office:value="1384" calcext:value-type="float">
            <text:p>1384</text:p>
          </table:table-cell>
          <table:table-cell table:formula="of:=[.I293]*16 + [.E293]*0.15+[.F293]*0.16 + [.G293]*0.18 + [.H293]*1.4" office:value-type="float" office:value="861.21" calcext:value-type="float">
            <text:p>861.21</text:p>
          </table:table-cell>
          <table:table-cell office:value-type="float" office:value="1384" calcext:value-type="float">
            <text:p>1384</text:p>
          </table:table-cell>
          <table:table-cell table:formula="of:=[.M293]/[.N293]" office:value-type="float" office:value="0.622261560693642" calcext:value-type="float">
            <text:p>0.6222615607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i3_4160-500gb_7200rpm-4gb-dvdrw-3-ani-garantie-l/</text:p>
          </table:table-cell>
          <table:table-cell office:value-type="string" calcext:value-type="string">
            <text:p>intel core i3 4160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4383" calcext:value-type="float">
            <text:p>4383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kg</text:p>
          </table:table-cell>
          <table:table-cell office:value-type="string" calcext:value-type="string">
            <text:p>linux</text:p>
          </table:table-cell>
          <table:table-cell office:value-type="float" office:value="1599" calcext:value-type="float">
            <text:p>1599</text:p>
          </table:table-cell>
          <table:table-cell table:formula="of:=[.I294]*16 + [.E294]*0.15+[.F294]*0.16 + [.G294]*0.18 + [.H294]*1.4" office:value-type="float" office:value="861.21" calcext:value-type="float">
            <text:p>861.21</text:p>
          </table:table-cell>
          <table:table-cell office:value-type="float" office:value="1599" calcext:value-type="float">
            <text:p>1599</text:p>
          </table:table-cell>
          <table:table-cell table:formula="of:=[.M294]/[.N294]" office:value-type="float" office:value="0.53859287054409" calcext:value-type="float">
            <text:p>0.5385928705</text:p>
          </table:table-cell>
        </table:table-row>
        <table:table-row table:style-name="ro1">
          <table:table-cell office:value-type="string" calcext:value-type="string">
            <text:p>http://www.cel.ro/calculatoare-desktop/diaxxa-buget-skylake-g4400-3.3ghz-1tb_7200rpm-4gb-500w-l/</text:p>
          </table:table-cell>
          <table:table-cell office:value-type="string" calcext:value-type="string">
            <text:p>intel pentium <text:s/>g4400</text:p>
          </table:table-cell>
          <table:table-cell table:number-columns-repeated="2"/>
          <table:table-cell office:value-type="float" office:value="3686" calcext:value-type="float">
            <text:p>3686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079" calcext:value-type="float">
            <text:p>1079</text:p>
          </table:table-cell>
          <table:table-cell table:formula="of:=[.I295]*16 + [.E295]*0.15+[.F295]*0.16 + [.G295]*0.18 + [.H295]*1.4" office:value-type="float" office:value="846.66" calcext:value-type="float">
            <text:p>846.66</text:p>
          </table:table-cell>
          <table:table-cell office:value-type="float" office:value="1079" calcext:value-type="float">
            <text:p>1079</text:p>
          </table:table-cell>
          <table:table-cell table:formula="of:=[.M295]/[.N295]" office:value-type="float" office:value="0.784670991658943" calcext:value-type="float">
            <text:p>0.7846709917</text:p>
          </table:table-cell>
        </table:table-row>
        <table:table-row table:style-name="ro1">
          <table:table-cell office:value-type="string" calcext:value-type="string">
            <text:p>http://www.cel.ro/calculatoare-desktop/diaxxa-buget-skylake-g4400-3.3ghz-1tb_7200rpm-4gb-500w-plus-monitor-led-philips-l/</text:p>
          </table:table-cell>
          <table:table-cell office:value-type="string" calcext:value-type="string">
            <text:p>intel pentium <text:s/>g4400</text:p>
          </table:table-cell>
          <table:table-cell table:number-columns-repeated="2"/>
          <table:table-cell office:value-type="float" office:value="3686" calcext:value-type="float">
            <text:p>3686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349" calcext:value-type="float">
            <text:p>1349</text:p>
          </table:table-cell>
          <table:table-cell table:formula="of:=[.I296]*16 + [.E296]*0.15+[.F296]*0.16 + [.G296]*0.18 + [.H296]*1.4" office:value-type="float" office:value="846.66" calcext:value-type="float">
            <text:p>846.66</text:p>
          </table:table-cell>
          <table:table-cell office:value-type="float" office:value="1349" calcext:value-type="float">
            <text:p>1349</text:p>
          </table:table-cell>
          <table:table-cell table:formula="of:=[.M296]/[.N296]" office:value-type="float" office:value="0.627620459599704" calcext:value-type="float">
            <text:p>0.6276204596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-aio-i3_6100u-1tb-4gb-fullhd-alb-l/</text:p>
          </table:table-cell>
          <table:table-cell office:value-type="string" calcext:value-type="string">
            <text:p>intel core i3 6100u</text:p>
          </table:table-cell>
          <table:table-cell table:number-columns-repeated="2"/>
          <table:table-cell office:value-type="float" office:value="3505" calcext:value-type="float">
            <text:p>3505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5 kg</text:p>
          </table:table-cell>
          <table:table-cell office:value-type="string" calcext:value-type="string">
            <text:p>fara sistem</text:p>
          </table:table-cell>
          <table:table-cell office:value-type="float" office:value="2199" calcext:value-type="float">
            <text:p>2199</text:p>
          </table:table-cell>
          <table:table-cell table:formula="of:=[.I297]*16 + [.E297]*0.15+[.F297]*0.16 + [.G297]*0.18 + [.H297]*1.4" office:value-type="float" office:value="819.51" calcext:value-type="float">
            <text:p>819.51</text:p>
          </table:table-cell>
          <table:table-cell office:value-type="float" office:value="2199" calcext:value-type="float">
            <text:p>2199</text:p>
          </table:table-cell>
          <table:table-cell table:formula="of:=[.M297]/[.N297]" office:value-type="float" office:value="0.372673942701228" calcext:value-type="float">
            <text:p>0.3726739427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_22isu-aio-i3_6100u-1tb-4gb-fullhd-l/</text:p>
          </table:table-cell>
          <table:table-cell office:value-type="string" calcext:value-type="string">
            <text:p>intel core i3 6100u</text:p>
          </table:table-cell>
          <table:table-cell table:number-columns-repeated="2"/>
          <table:table-cell office:value-type="float" office:value="3505" calcext:value-type="float">
            <text:p>3505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5 kg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[.I298]*16 + [.E298]*0.15+[.F298]*0.16 + [.G298]*0.18 + [.H298]*1.4" office:value-type="float" office:value="819.51" calcext:value-type="float">
            <text:p>819.51</text:p>
          </table:table-cell>
          <table:table-cell office:value-type="float" office:value="2299" calcext:value-type="float">
            <text:p>2299</text:p>
          </table:table-cell>
          <table:table-cell table:formula="of:=[.M298]/[.N298]" office:value-type="float" office:value="0.356463679860809" calcext:value-type="float">
            <text:p>0.3564636799</text:p>
          </table:table-cell>
        </table:table-row>
        <table:table-row table:style-name="ro1">
          <table:table-cell office:value-type="string" calcext:value-type="string">
            <text:p>http://www.cel.ro/calculatoare-desktop/diaxxa-best-buy-dual-core-g3260-3.3ghz-1tb-4gb-ddr3-1600mhz-l/</text:p>
          </table:table-cell>
          <table:table-cell table:number-columns-repeated="2"/>
          <table:table-cell office:value-type="string" calcext:value-type="string">
            <text:p>intel hd </text:p>
          </table:table-cell>
          <table:table-cell office:value-type="float" office:value="3389" calcext:value-type="float">
            <text:p>338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899" calcext:value-type="float">
            <text:p>899</text:p>
          </table:table-cell>
          <table:table-cell table:formula="of:=[.I299]*16 + [.E299]*0.15+[.F299]*0.16 + [.G299]*0.18 + [.H299]*1.4" office:value-type="float" office:value="802.11" calcext:value-type="float">
            <text:p>802.11</text:p>
          </table:table-cell>
          <table:table-cell office:value-type="float" office:value="899" calcext:value-type="float">
            <text:p>899</text:p>
          </table:table-cell>
          <table:table-cell table:formula="of:=[.M299]/[.N299]" office:value-type="float" office:value="0.892224694104561" calcext:value-type="float">
            <text:p>0.8922246941</text:p>
          </table:table-cell>
        </table:table-row>
        <table:table-row table:style-name="ro1">
          <table:table-cell office:value-type="string" calcext:value-type="string">
            <text:p>http://www.cel.ro/calculatoare-desktop/diaxxa-best-buy-dual-core-g3260-3.3ghz-1tb-4gb-plus-monitor-led-philips-18.5inch-l/</text:p>
          </table:table-cell>
          <table:table-cell table:number-columns-repeated="2"/>
          <table:table-cell office:value-type="string" calcext:value-type="string">
            <text:p>intel hd </text:p>
          </table:table-cell>
          <table:table-cell office:value-type="float" office:value="3389" calcext:value-type="float">
            <text:p>338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229" calcext:value-type="float">
            <text:p>1229</text:p>
          </table:table-cell>
          <table:table-cell table:formula="of:=[.I300]*16 + [.E300]*0.15+[.F300]*0.16 + [.G300]*0.18 + [.H300]*1.4" office:value-type="float" office:value="802.11" calcext:value-type="float">
            <text:p>802.11</text:p>
          </table:table-cell>
          <table:table-cell office:value-type="float" office:value="1229" calcext:value-type="float">
            <text:p>1229</text:p>
          </table:table-cell>
          <table:table-cell table:formula="of:=[.M300]/[.N300]" office:value-type="float" office:value="0.652652563059398" calcext:value-type="float">
            <text:p>0.6526525631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c40_30-aio-i3_5005u-1tb-4gb-gt820a-2gb-dvd_rw-fhd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820a</text:p>
          </table:table-cell>
          <table:table-cell office:value-type="float" office:value="2910" calcext:value-type="float">
            <text:p>2910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,5 kg</text:p>
          </table:table-cell>
          <table:table-cell office:value-type="string" calcext:value-type="string">
            <text:p>fara sistem</text:p>
          </table:table-cell>
          <table:table-cell office:value-type="float" office:value="2699" calcext:value-type="float">
            <text:p>2699</text:p>
          </table:table-cell>
          <table:table-cell table:formula="of:=[.I301]*16 + [.E301]*0.15+[.F301]*0.16 + [.G301]*0.18 + [.H301]*1.4" office:value-type="float" office:value="785.14" calcext:value-type="float">
            <text:p>785.14</text:p>
          </table:table-cell>
          <table:table-cell office:value-type="float" office:value="2699" calcext:value-type="float">
            <text:p>2699</text:p>
          </table:table-cell>
          <table:table-cell table:formula="of:=[.M301]/[.N301]" office:value-type="float" office:value="0.290900333456836" calcext:value-type="float">
            <text:p>0.2909003335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c50_30-aio-i3_5005u-1tb_7200rpm-4gb-gt820a-2gb-touch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 820a</text:p>
          </table:table-cell>
          <table:table-cell office:value-type="float" office:value="2910" calcext:value-type="float">
            <text:p>2910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2 kg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[.I302]*16 + [.E302]*0.15+[.F302]*0.16 + [.G302]*0.18 + [.H302]*1.4" office:value-type="float" office:value="785.14" calcext:value-type="float">
            <text:p>785.14</text:p>
          </table:table-cell>
          <table:table-cell office:value-type="float" office:value="2799" calcext:value-type="float">
            <text:p>2799</text:p>
          </table:table-cell>
          <table:table-cell table:formula="of:=[.M302]/[.N302]" office:value-type="float" office:value="0.280507324044301" calcext:value-type="float">
            <text:p>0.280507324</text:p>
          </table:table-cell>
        </table:table-row>
        <table:table-row table:style-name="ro1">
          <table:table-cell office:value-type="string" calcext:value-type="string">
            <text:p>http://www.cel.ro/calculatoare-desktop/diaxxa-office-i3_6098p-3.6ghz-500gb_7200rpm-4gb-l/</text:p>
          </table:table-cell>
          <table:table-cell office:value-type="string" calcext:value-type="string">
            <text:p>intel core i3 6100 </text:p>
          </table:table-cell>
          <table:table-cell table:number-columns-repeated="2"/>
          <table:table-cell office:value-type="float" office:value="3820" calcext:value-type="float">
            <text:p>3820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1199" calcext:value-type="float">
            <text:p>1199</text:p>
          </table:table-cell>
          <table:table-cell table:formula="of:=[.I303]*16 + [.E303]*0.15+[.F303]*0.16 + [.G303]*0.18 + [.H303]*1.4" office:value-type="float" office:value="776.76" calcext:value-type="float">
            <text:p>776.76</text:p>
          </table:table-cell>
          <table:table-cell office:value-type="float" office:value="1199" calcext:value-type="float">
            <text:p>1199</text:p>
          </table:table-cell>
          <table:table-cell table:formula="of:=[.M303]/[.N303]" office:value-type="float" office:value="0.647839866555463" calcext:value-type="float">
            <text:p>0.6478398666</text:p>
          </table:table-cell>
        </table:table-row>
        <table:table-row table:style-name="ro1">
          <table:table-cell office:value-type="string" calcext:value-type="string">
            <text:p>http://www.cel.ro/calculatoare-desktop/mini_pc-intel-nuc-kit-boxnuc6i5syh-i5_6260u-nohdd-noram-l/</text:p>
          </table:table-cell>
          <table:table-cell office:value-type="string" calcext:value-type="string">
            <text:p>intel core i5 6260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20</text:p>
          </table:table-cell>
          <table:table-cell office:value-type="float" office:value="4330" calcext:value-type="float">
            <text:p>4330</text:p>
          </table:table-cell>
          <table:table-cell office:value-type="float" office:value="788" calcext:value-type="float">
            <text:p>788</text:p>
          </table:table-cell>
          <table:table-cell table:number-columns-repeated="4"/>
          <table:table-cell office:value-type="string" calcext:value-type="string">
            <text:p>fara sistem</text:p>
          </table:table-cell>
          <table:table-cell office:value-type="float" office:value="1849" calcext:value-type="float">
            <text:p>1849</text:p>
          </table:table-cell>
          <table:table-cell table:formula="of:=[.I304]*16 + [.E304]*0.15+[.F304]*0.16 + [.G304]*0.18 + [.H304]*1.4" office:value-type="float" office:value="775.58" calcext:value-type="float">
            <text:p>775.58</text:p>
          </table:table-cell>
          <table:table-cell office:value-type="float" office:value="1849" calcext:value-type="float">
            <text:p>1849</text:p>
          </table:table-cell>
          <table:table-cell table:formula="of:=[.M304]/[.N304]" office:value-type="float" office:value="0.419459167117361" calcext:value-type="float">
            <text:p>0.4194591671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c40_30-aio-i3_5005u-1tb-4gb-dvdrw-fullhd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/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,5 kg</text:p>
          </table:table-cell>
          <table:table-cell office:value-type="string" calcext:value-type="string">
            <text:p>fara sistem</text:p>
          </table:table-cell>
          <table:table-cell office:value-type="float" office:value="1899" calcext:value-type="float">
            <text:p>1899</text:p>
          </table:table-cell>
          <table:table-cell table:formula="of:=[.I305]*16 + [.E305]*0.15+[.F305]*0.16 + [.G305]*0.18 + [.H305]*1.4" office:value-type="float" office:value="770.1" calcext:value-type="float">
            <text:p>770.1</text:p>
          </table:table-cell>
          <table:table-cell office:value-type="float" office:value="1899" calcext:value-type="float">
            <text:p>1899</text:p>
          </table:table-cell>
          <table:table-cell table:formula="of:=[.M305]/[.N305]" office:value-type="float" office:value="0.405529225908373" calcext:value-type="float">
            <text:p>0.4055292259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c40_30-aio-i3_5005u-1tb-4gb-dvd_rw-fhd-alb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/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,5 kg</text:p>
          </table:table-cell>
          <table:table-cell office:value-type="string" calcext:value-type="string">
            <text:p>fara sistem</text:p>
          </table:table-cell>
          <table:table-cell office:value-type="float" office:value="2199" calcext:value-type="float">
            <text:p>2199</text:p>
          </table:table-cell>
          <table:table-cell table:formula="of:=[.I306]*16 + [.E306]*0.15+[.F306]*0.16 + [.G306]*0.18 + [.H306]*1.4" office:value-type="float" office:value="770.1" calcext:value-type="float">
            <text:p>770.1</text:p>
          </table:table-cell>
          <table:table-cell office:value-type="float" office:value="2199" calcext:value-type="float">
            <text:p>2199</text:p>
          </table:table-cell>
          <table:table-cell table:formula="of:=[.M306]/[.N306]" office:value-type="float" office:value="0.350204638472033" calcext:value-type="float">
            <text:p>0.3502046385</text:p>
          </table:table-cell>
        </table:table-row>
        <table:table-row table:style-name="ro1">
          <table:table-cell office:value-type="string" calcext:value-type="string">
            <text:p>http://www.cel.ro/calculatoare-desktop/mini_pc-lenovo-ideacentre-200_01bw-i3_5005u-1tb_5400rpm-4gb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2910" calcext:value-type="float">
            <text:p>2910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 kg</text:p>
          </table:table-cell>
          <table:table-cell office:value-type="string" calcext:value-type="string">
            <text:p>fara sistem</text:p>
          </table:table-cell>
          <table:table-cell office:value-type="float" office:value="1199" calcext:value-type="float">
            <text:p>1199</text:p>
          </table:table-cell>
          <table:table-cell table:formula="of:=[.I307]*16 + [.E307]*0.15+[.F307]*0.16 + [.G307]*0.18 + [.H307]*1.4" office:value-type="float" office:value="730.26" calcext:value-type="float">
            <text:p>730.26</text:p>
          </table:table-cell>
          <table:table-cell office:value-type="float" office:value="1199" calcext:value-type="float">
            <text:p>1199</text:p>
          </table:table-cell>
          <table:table-cell table:formula="of:=[.M307]/[.N307]" office:value-type="float" office:value="0.60905754795663" calcext:value-type="float">
            <text:p>0.609057548</text:p>
          </table:table-cell>
        </table:table-row>
        <table:table-row table:style-name="ro1">
          <table:table-cell office:value-type="string" calcext:value-type="string">
            <text:p>http://www.cel.ro/calculatoare-desktop/desktop-dell-vostro-3900-mt-dual-core-g3260-500gb-4gb-l/</text:p>
          </table:table-cell>
          <table:table-cell office:value-type="string" calcext:value-type="string">
            <text:p>intel pentium g326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3389" calcext:value-type="float">
            <text:p>338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linux</text:p>
          </table:table-cell>
          <table:table-cell office:value-type="float" office:value="1499" calcext:value-type="float">
            <text:p>1499</text:p>
          </table:table-cell>
          <table:table-cell table:formula="of:=[.I308]*16 + [.E308]*0.15+[.F308]*0.16 + [.G308]*0.18 + [.H308]*1.4" office:value-type="float" office:value="712.11" calcext:value-type="float">
            <text:p>712.11</text:p>
          </table:table-cell>
          <table:table-cell office:value-type="float" office:value="1499" calcext:value-type="float">
            <text:p>1499</text:p>
          </table:table-cell>
          <table:table-cell table:formula="of:=[.M308]/[.N308]" office:value-type="float" office:value="0.475056704469646" calcext:value-type="float">
            <text:p>0.4750567045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sff-dual-core-g3250-500gb_7200rpm-4gb-3-ani-garantie-l/</text:p>
          </table:table-cell>
          <table:table-cell office:value-type="string" calcext:value-type="string">
            <text:p>intel pentium g325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3328" calcext:value-type="float">
            <text:p>332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kg</text:p>
          </table:table-cell>
          <table:table-cell office:value-type="string" calcext:value-type="string">
            <text:p>linux</text:p>
          </table:table-cell>
          <table:table-cell office:value-type="float" office:value="1649" calcext:value-type="float">
            <text:p>1649</text:p>
          </table:table-cell>
          <table:table-cell table:formula="of:=[.I309]*16 + [.E309]*0.15+[.F309]*0.16 + [.G309]*0.18 + [.H309]*1.4" office:value-type="float" office:value="702.96" calcext:value-type="float">
            <text:p>702.96</text:p>
          </table:table-cell>
          <table:table-cell office:value-type="float" office:value="1649" calcext:value-type="float">
            <text:p>1649</text:p>
          </table:table-cell>
          <table:table-cell table:formula="of:=[.M309]/[.N309]" office:value-type="float" office:value="0.426294724075197" calcext:value-type="float">
            <text:p>0.4262947241</text:p>
          </table:table-cell>
        </table:table-row>
        <table:table-row table:style-name="ro1">
          <table:table-cell office:value-type="string" calcext:value-type="string">
            <text:p>http://www.cel.ro/calculatoare-desktop/desktop-hp-280-g1-mt-dual-core-g3250-500gb_7200rpm-4gb-win8-pro-l/</text:p>
          </table:table-cell>
          <table:table-cell office:value-type="string" calcext:value-type="string">
            <text:p>intel pentium <text:s/>g325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3328" calcext:value-type="float">
            <text:p>332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dows 8 professional (64bit)</text:p>
          </table:table-cell>
          <table:table-cell office:value-type="float" office:value="2039" calcext:value-type="float">
            <text:p>2039</text:p>
          </table:table-cell>
          <table:table-cell table:formula="of:=[.I310]*16 + [.E310]*0.15+[.F310]*0.16 + [.G310]*0.18 + [.H310]*1.4" office:value-type="float" office:value="702.96" calcext:value-type="float">
            <text:p>702.96</text:p>
          </table:table-cell>
          <table:table-cell office:value-type="float" office:value="2039" calcext:value-type="float">
            <text:p>2039</text:p>
          </table:table-cell>
          <table:table-cell table:formula="of:=[.M310]/[.N310]" office:value-type="float" office:value="0.344757233938205" calcext:value-type="float">
            <text:p>0.3447572339</text:p>
          </table:table-cell>
        </table:table-row>
        <table:table-row table:style-name="ro1">
          <table:table-cell office:value-type="string" calcext:value-type="string">
            <text:p>http://www.cel.ro/calculatoare-desktop/desktop-hp-prodesk-400-g2-mt-dual-core-g3250-500gb-4gb-dvdrw-win8pro-l/</text:p>
          </table:table-cell>
          <table:table-cell office:value-type="string" calcext:value-type="string">
            <text:p>intel pentium g325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3328" calcext:value-type="float">
            <text:p>332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5 kg</text:p>
          </table:table-cell>
          <table:table-cell office:value-type="string" calcext:value-type="string">
            <text:p>windows 8 professional (64bit)</text:p>
          </table:table-cell>
          <table:table-cell office:value-type="float" office:value="2049" calcext:value-type="float">
            <text:p>2049</text:p>
          </table:table-cell>
          <table:table-cell table:formula="of:=[.I311]*16 + [.E311]*0.15+[.F311]*0.16 + [.G311]*0.18 + [.H311]*1.4" office:value-type="float" office:value="702.96" calcext:value-type="float">
            <text:p>702.96</text:p>
          </table:table-cell>
          <table:table-cell office:value-type="float" office:value="2049" calcext:value-type="float">
            <text:p>2049</text:p>
          </table:table-cell>
          <table:table-cell table:formula="of:=[.M311]/[.N311]" office:value-type="float" office:value="0.34307467057101" calcext:value-type="float">
            <text:p>0.3430746706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sff-dual-core-g3250-500gb_7200rpm-4gb-win7-pro-l/</text:p>
          </table:table-cell>
          <table:table-cell office:value-type="string" calcext:value-type="string">
            <text:p>intel pentium g325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3328" calcext:value-type="float">
            <text:p>332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kg</text:p>
          </table:table-cell>
          <table:table-cell office:value-type="string" calcext:value-type="string">
            <text:p>windows 8 (64bit)</text:p>
          </table:table-cell>
          <table:table-cell office:value-type="float" office:value="2149" calcext:value-type="float">
            <text:p>2149</text:p>
          </table:table-cell>
          <table:table-cell table:formula="of:=[.I312]*16 + [.E312]*0.15+[.F312]*0.16 + [.G312]*0.18 + [.H312]*1.4" office:value-type="float" office:value="702.96" calcext:value-type="float">
            <text:p>702.96</text:p>
          </table:table-cell>
          <table:table-cell office:value-type="float" office:value="2149" calcext:value-type="float">
            <text:p>2149</text:p>
          </table:table-cell>
          <table:table-cell table:formula="of:=[.M312]/[.N312]" office:value-type="float" office:value="0.327110283852955" calcext:value-type="float">
            <text:p>0.3271102839</text:p>
          </table:table-cell>
        </table:table-row>
        <table:table-row table:style-name="ro1">
          <table:table-cell office:value-type="string" calcext:value-type="string">
            <text:p>http://www.cel.ro/calculatoare-desktop/desktop-dell-optiplex-3020-mt-dual-core-g3240-500gb-4gb-l/</text:p>
          </table:table-cell>
          <table:table-cell office:value-type="string" calcext:value-type="string">
            <text:p>intel pentium <text:s/>g324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3276" calcext:value-type="float">
            <text:p>3276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4 kg</text:p>
          </table:table-cell>
          <table:table-cell office:value-type="string" calcext:value-type="string">
            <text:p>linux</text:p>
          </table:table-cell>
          <table:table-cell office:value-type="float" office:value="1629" calcext:value-type="float">
            <text:p>1629</text:p>
          </table:table-cell>
          <table:table-cell table:formula="of:=[.I313]*16 + [.E313]*0.15+[.F313]*0.16 + [.G313]*0.18 + [.H313]*1.4" office:value-type="float" office:value="695.16" calcext:value-type="float">
            <text:p>695.16</text:p>
          </table:table-cell>
          <table:table-cell office:value-type="float" office:value="1629" calcext:value-type="float">
            <text:p>1629</text:p>
          </table:table-cell>
          <table:table-cell table:formula="of:=[.M313]/[.N313]" office:value-type="float" office:value="0.426740331491713" calcext:value-type="float">
            <text:p>0.4267403315</text:p>
          </table:table-cell>
        </table:table-row>
        <table:table-row table:style-name="ro1">
          <table:table-cell office:value-type="string" calcext:value-type="string">
            <text:p>http://www.cel.ro/calculatoare-desktop/mini_pc-lenovo-ideacentre-m73-tiny-dual-core-g3240t-500gb-4gb-win8pro-l/</text:p>
          </table:table-cell>
          <table:table-cell office:value-type="string" calcext:value-type="string">
            <text:p>intel pentium g324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2988" calcext:value-type="float">
            <text:p>2988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dows 7 professional (64bit)</text:p>
          </table:table-cell>
          <table:table-cell office:value-type="float" office:value="2249" calcext:value-type="float">
            <text:p>2249</text:p>
          </table:table-cell>
          <table:table-cell table:formula="of:=[.I314]*16 + [.E314]*0.15+[.F314]*0.16 + [.G314]*0.18 + [.H314]*1.4" office:value-type="float" office:value="689.72" calcext:value-type="float">
            <text:p>689.72</text:p>
          </table:table-cell>
          <table:table-cell office:value-type="float" office:value="2249" calcext:value-type="float">
            <text:p>2249</text:p>
          </table:table-cell>
          <table:table-cell table:formula="of:=[.M314]/[.N314]" office:value-type="float" office:value="0.30667852378835" calcext:value-type="float">
            <text:p>0.3066785238</text:p>
          </table:table-cell>
        </table:table-row>
        <table:table-row table:style-name="ro1">
          <table:table-cell office:value-type="string" calcext:value-type="string">
            <text:p>http://www.cel.ro/calculatoare-desktop/desktop-hp-285-g2-amd-a6_5400b-1tb-4gb-dvdrw-l/</text:p>
          </table:table-cell>
          <table:table-cell office:value-type="string" calcext:value-type="string">
            <text:p>a6 5400b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hd 7540d</text:p>
          </table:table-cell>
          <table:table-cell table:style-name="ce1" office:value-type="float" office:value="2206" calcext:value-type="float">
            <text:p>2206</text:p>
          </table:table-cell>
          <table:table-cell office:value-type="float" office:value="518" calcext:value-type="float">
            <text:p>51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fara sistem</text:p>
          </table:table-cell>
          <table:table-cell office:value-type="float" office:value="869" calcext:value-type="float">
            <text:p>869</text:p>
          </table:table-cell>
          <table:table-cell table:formula="of:=[.I315]*16 + [.E315]*0.15+[.F315]*0.16 + [.G315]*0.18 + [.H315]*1.4" office:value-type="float" office:value="657.78" calcext:value-type="float">
            <text:p>657.78</text:p>
          </table:table-cell>
          <table:table-cell office:value-type="float" office:value="869" calcext:value-type="float">
            <text:p>869</text:p>
          </table:table-cell>
          <table:table-cell table:formula="of:=[.M315]/[.N315]" office:value-type="float" office:value="0.756939010356732" calcext:value-type="float">
            <text:p>0.7569390104</text:p>
          </table:table-cell>
        </table:table-row>
        <table:table-row table:style-name="ro1">
          <table:table-cell office:value-type="string" calcext:value-type="string">
            <text:p>http://www.cel.ro/calculatoare-desktop/mini_pc-intel-nuc-kit-boxnuc6i3syh-i3_6100u-nohdd-noram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table:number-columns-repeated="4"/>
          <table:table-cell office:value-type="string" calcext:value-type="string">
            <text:p>fara sistem</text:p>
          </table:table-cell>
          <table:table-cell office:value-type="float" office:value="1449" calcext:value-type="float">
            <text:p>1449</text:p>
          </table:table-cell>
          <table:table-cell table:formula="of:=[.I316]*16 + [.E316]*0.15+[.F316]*0.16 + [.G316]*0.18 + [.H316]*1.4" office:value-type="float" office:value="651.83" calcext:value-type="float">
            <text:p>651.83</text:p>
          </table:table-cell>
          <table:table-cell office:value-type="float" office:value="1449" calcext:value-type="float">
            <text:p>1449</text:p>
          </table:table-cell>
          <table:table-cell table:formula="of:=[.M316]/[.N316]" office:value-type="float" office:value="0.449848171152519" calcext:value-type="float">
            <text:p>0.4498481712</text:p>
          </table:table-cell>
        </table:table-row>
        <table:table-row table:style-name="ro1">
          <table:table-cell office:value-type="string" calcext:value-type="string">
            <text:p>http://www.cel.ro/calculatoare-desktop/desktop-maguay-expertstation-dual-core-g1840-500gb_7200rpm-4gb-l/</text:p>
          </table:table-cell>
          <table:table-cell office:value-type="string" calcext:value-type="string">
            <text:p>intel celeron <text:s/>g184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2971" calcext:value-type="float">
            <text:p>2971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849" calcext:value-type="float">
            <text:p>849</text:p>
          </table:table-cell>
          <table:table-cell table:formula="of:=[.I317]*16 + [.E317]*0.15+[.F317]*0.16 + [.G317]*0.18 + [.H317]*1.4" office:value-type="float" office:value="649.41" calcext:value-type="float">
            <text:p>649.41</text:p>
          </table:table-cell>
          <table:table-cell office:value-type="float" office:value="849" calcext:value-type="float">
            <text:p>849</text:p>
          </table:table-cell>
          <table:table-cell table:formula="of:=[.M317]/[.N317]" office:value-type="float" office:value="0.764911660777385" calcext:value-type="float">
            <text:p>0.7649116608</text:p>
          </table:table-cell>
        </table:table-row>
        <table:table-row table:style-name="ro1">
          <table:table-cell office:value-type="string" calcext:value-type="string">
            <text:p>http://www.cel.ro/calculatoare-desktop/desktop-hp-prodesk-280-g1-mt-dual-core-g1840-500gb_7200rpm-4gb-dvd_rw-win7-pro-l/</text:p>
          </table:table-cell>
          <table:table-cell office:value-type="string" calcext:value-type="string">
            <text:p>intel celeron <text:s/>g184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2971" calcext:value-type="float">
            <text:p>2971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.5 kg</text:p>
          </table:table-cell>
          <table:table-cell office:value-type="string" calcext:value-type="string">
            <text:p>windows 7 professional (64bit)</text:p>
          </table:table-cell>
          <table:table-cell office:value-type="float" office:value="1929" calcext:value-type="float">
            <text:p>1929</text:p>
          </table:table-cell>
          <table:table-cell table:formula="of:=[.I318]*16 + [.E318]*0.15+[.F318]*0.16 + [.G318]*0.18 + [.H318]*1.4" office:value-type="float" office:value="649.41" calcext:value-type="float">
            <text:p>649.41</text:p>
          </table:table-cell>
          <table:table-cell office:value-type="float" office:value="1929" calcext:value-type="float">
            <text:p>1929</text:p>
          </table:table-cell>
          <table:table-cell table:formula="of:=[.M318]/[.N318]" office:value-type="float" office:value="0.336656298600311" calcext:value-type="float">
            <text:p>0.3366562986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s-quad-core-n3700-1tb-4gb-gt720-2gb-dvdrw-l/</text:p>
          </table:table-cell>
          <table:table-cell office:value-type="string" calcext:value-type="string">
            <text:p>intel pentium <text:s/>n37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t720</text:p>
          </table:table-cell>
          <table:table-cell office:value-type="float" office:value="1879" calcext:value-type="float">
            <text:p>1879</text:p>
          </table:table-cell>
          <table:table-cell office:value-type="float" office:value="737" calcext:value-type="float">
            <text:p>7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fara sistem</text:p>
          </table:table-cell>
          <table:table-cell office:value-type="float" office:value="1399" calcext:value-type="float">
            <text:p>1399</text:p>
          </table:table-cell>
          <table:table-cell table:formula="of:=[.I319]*16 + [.E319]*0.15+[.F319]*0.16 + [.G319]*0.18 + [.H319]*1.4" office:value-type="float" office:value="643.77" calcext:value-type="float">
            <text:p>643.77</text:p>
          </table:table-cell>
          <table:table-cell office:value-type="float" office:value="1399" calcext:value-type="float">
            <text:p>1399</text:p>
          </table:table-cell>
          <table:table-cell table:formula="of:=[.M319]/[.N319]" office:value-type="float" office:value="0.460164403145104" calcext:value-type="float">
            <text:p>0.4601644031</text:p>
          </table:table-cell>
        </table:table-row>
        <table:table-row table:style-name="ro1">
          <table:table-cell office:value-type="string" calcext:value-type="string">
            <text:p>http://www.cel.ro/calculatoare-desktop/mini_pc-lenovo-ideacentre-200_01bw-i3_5005u-500gb_5400rpm-4gb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2910" calcext:value-type="float">
            <text:p>2910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 kg</text:p>
          </table:table-cell>
          <table:table-cell office:value-type="string" calcext:value-type="string">
            <text:p>fara sistem</text:p>
          </table:table-cell>
          <table:table-cell office:value-type="float" office:value="1199" calcext:value-type="float">
            <text:p>1199</text:p>
          </table:table-cell>
          <table:table-cell table:formula="of:=[.I320]*16 + [.E320]*0.15+[.F320]*0.16 + [.G320]*0.18 + [.H320]*1.4" office:value-type="float" office:value="640.26" calcext:value-type="float">
            <text:p>640.26</text:p>
          </table:table-cell>
          <table:table-cell office:value-type="float" office:value="1199" calcext:value-type="float">
            <text:p>1199</text:p>
          </table:table-cell>
          <table:table-cell table:formula="of:=[.M320]/[.N320]" office:value-type="float" office:value="0.533994995829858" calcext:value-type="float">
            <text:p>0.5339949958</text:p>
          </table:table-cell>
        </table:table-row>
        <table:table-row table:style-name="ro1">
          <table:table-cell office:value-type="string" calcext:value-type="string">
            <text:p>http://www.cel.ro/calculatoare-desktop/mini_pc-dell-optiplex-3020-micro-dual-core-g3250t-500gb_7200rpm-4gb-l/</text:p>
          </table:table-cell>
          <table:table-cell office:value-type="string" calcext:value-type="string">
            <text:p>intel pentium <text:s/>g3250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2841" calcext:value-type="float">
            <text:p>2841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28 kg</text:p>
          </table:table-cell>
          <table:table-cell office:value-type="string" calcext:value-type="string">
            <text:p>linux</text:p>
          </table:table-cell>
          <table:table-cell office:value-type="float" office:value="1379" calcext:value-type="float">
            <text:p>1379</text:p>
          </table:table-cell>
          <table:table-cell table:formula="of:=[.I321]*16 + [.E321]*0.15+[.F321]*0.16 + [.G321]*0.18 + [.H321]*1.4" office:value-type="float" office:value="629.91" calcext:value-type="float">
            <text:p>629.91</text:p>
          </table:table-cell>
          <table:table-cell office:value-type="float" office:value="1379" calcext:value-type="float">
            <text:p>1379</text:p>
          </table:table-cell>
          <table:table-cell table:formula="of:=[.M321]/[.N321]" office:value-type="float" office:value="0.456787527193619" calcext:value-type="float">
            <text:p>0.4567875272</text:p>
          </table:table-cell>
        </table:table-row>
        <table:table-row table:style-name="ro1">
          <table:table-cell office:value-type="string" calcext:value-type="string">
            <text:p>http://www.cel.ro/calculatoare-desktop/diaxxa-best-buy-dual-core-g1820-2.7ghz-500gb-4gb-ddr3-1600mhz-l/</text:p>
          </table:table-cell>
          <table:table-cell office:value-type="string" calcext:value-type="string">
            <text:p>intel celeron core</text:p>
          </table:table-cell>
          <table:table-cell/>
          <table:table-cell office:value-type="string" calcext:value-type="string">
            <text:p>intel hd </text:p>
          </table:table-cell>
          <table:table-cell table:style-name="ce1" office:value-type="float" office:value="2819" calcext:value-type="float">
            <text:p>281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3 kg</text:p>
          </table:table-cell>
          <table:table-cell office:value-type="string" calcext:value-type="string">
            <text:p>fara sistem</text:p>
          </table:table-cell>
          <table:table-cell office:value-type="float" office:value="769" calcext:value-type="float">
            <text:p>769</text:p>
          </table:table-cell>
          <table:table-cell table:formula="of:=[.I322]*16 + [.E322]*0.15+[.F322]*0.16 + [.G322]*0.18 + [.H322]*1.4" office:value-type="float" office:value="626.61" calcext:value-type="float">
            <text:p>626.61</text:p>
          </table:table-cell>
          <table:table-cell office:value-type="float" office:value="769" calcext:value-type="float">
            <text:p>769</text:p>
          </table:table-cell>
          <table:table-cell table:formula="of:=[.M322]/[.N322]" office:value-type="float" office:value="0.814837451235371" calcext:value-type="float">
            <text:p>0.8148374512</text:p>
          </table:table-cell>
        </table:table-row>
        <table:table-row table:style-name="ro1">
          <table:table-cell office:value-type="string" calcext:value-type="string">
            <text:p>http://www.cel.ro/calculatoare-desktop/diaxxa-best-buy-dual-core-g1820-2.7ghz-500gb-4gb-plus-monitor-led-philips-18.5inch-l/</text:p>
          </table:table-cell>
          <table:table-cell office:value-type="string" calcext:value-type="string">
            <text:p>intel celeron core</text:p>
          </table:table-cell>
          <table:table-cell/>
          <table:table-cell office:value-type="string" calcext:value-type="string">
            <text:p>intel hd </text:p>
          </table:table-cell>
          <table:table-cell table:style-name="ce1" office:value-type="float" office:value="2819" calcext:value-type="float">
            <text:p>281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3 kg</text:p>
          </table:table-cell>
          <table:table-cell office:value-type="string" calcext:value-type="string">
            <text:p>fara sistem</text:p>
          </table:table-cell>
          <table:table-cell office:value-type="float" office:value="1169" calcext:value-type="float">
            <text:p>1169</text:p>
          </table:table-cell>
          <table:table-cell table:formula="of:=[.I323]*16 + [.E323]*0.15+[.F323]*0.16 + [.G323]*0.18 + [.H323]*1.4" office:value-type="float" office:value="626.61" calcext:value-type="float">
            <text:p>626.61</text:p>
          </table:table-cell>
          <table:table-cell office:value-type="float" office:value="1169" calcext:value-type="float">
            <text:p>1169</text:p>
          </table:table-cell>
          <table:table-cell table:formula="of:=[.M323]/[.N323]" office:value-type="float" office:value="0.536022241231822" calcext:value-type="float">
            <text:p>0.5360222412</text:p>
          </table:table-cell>
        </table:table-row>
        <table:table-row table:style-name="ro1">
          <table:table-cell office:value-type="string" calcext:value-type="string">
            <text:p>http://www.cel.ro/calculatoare-desktop/desktop-asus-k31an_ro005d-quad-core-j2900-1tb-4gb-dvdrw-resigilat-l/</text:p>
          </table:table-cell>
          <table:table-cell office:value-type="string" calcext:value-type="string">
            <text:p>intel pentium <text:s/>j29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2059" calcext:value-type="float">
            <text:p>205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.3 kg</text:p>
          </table:table-cell>
          <table:table-cell office:value-type="string" calcext:value-type="string">
            <text:p>fara sistem</text:p>
          </table:table-cell>
          <table:table-cell office:value-type="float" office:value="899" calcext:value-type="float">
            <text:p>899</text:p>
          </table:table-cell>
          <table:table-cell table:formula="of:=[.I324]*16 + [.E324]*0.15+[.F324]*0.16 + [.G324]*0.18 + [.H324]*1.4" office:value-type="float" office:value="602.61" calcext:value-type="float">
            <text:p>602.61</text:p>
          </table:table-cell>
          <table:table-cell office:value-type="float" office:value="899" calcext:value-type="float">
            <text:p>899</text:p>
          </table:table-cell>
          <table:table-cell table:formula="of:=[.M324]/[.N324]" office:value-type="float" office:value="0.670311457174638" calcext:value-type="float">
            <text:p>0.6703114572</text:p>
          </table:table-cell>
        </table:table-row>
        <table:table-row table:style-name="ro1">
          <table:table-cell office:value-type="string" calcext:value-type="string">
            <text:p>http://www.cel.ro/calculatoare-desktop/desktop-asus-k31an_ro005d-quad-core-j2900-1tb-4gb-dvdrw-l/</text:p>
          </table:table-cell>
          <table:table-cell office:value-type="string" calcext:value-type="string">
            <text:p>intel pentium <text:s/>j29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2059" calcext:value-type="float">
            <text:p>205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.3 kg</text:p>
          </table:table-cell>
          <table:table-cell office:value-type="string" calcext:value-type="string">
            <text:p>fara sistem</text:p>
          </table:table-cell>
          <table:table-cell office:value-type="float" office:value="999" calcext:value-type="float">
            <text:p>999</text:p>
          </table:table-cell>
          <table:table-cell table:formula="of:=[.I325]*16 + [.E325]*0.15+[.F325]*0.16 + [.G325]*0.18 + [.H325]*1.4" office:value-type="float" office:value="602.61" calcext:value-type="float">
            <text:p>602.61</text:p>
          </table:table-cell>
          <table:table-cell office:value-type="float" office:value="999" calcext:value-type="float">
            <text:p>999</text:p>
          </table:table-cell>
          <table:table-cell table:formula="of:=[.M325]/[.N325]" office:value-type="float" office:value="0.603213213213213" calcext:value-type="float">
            <text:p>0.6032132132</text:p>
          </table:table-cell>
        </table:table-row>
        <table:table-row table:style-name="ro1">
          <table:table-cell office:value-type="string" calcext:value-type="string">
            <text:p>http://www.cel.ro/calculatoare-desktop/mini-pc-intel-nuc-kit-boxnuc5i3ryh-i3_5010u-nohdd-noram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59" calcext:value-type="float">
            <text:p>559</text:p>
          </table:table-cell>
          <table:table-cell table:number-columns-repeated="4"/>
          <table:table-cell office:value-type="string" calcext:value-type="string">
            <text:p>fara sistem</text:p>
          </table:table-cell>
          <table:table-cell office:value-type="float" office:value="1404" calcext:value-type="float">
            <text:p>1404</text:p>
          </table:table-cell>
          <table:table-cell table:formula="of:=[.I326]*16 + [.E326]*0.15+[.F326]*0.16 + [.G326]*0.18 + [.H326]*1.4" office:value-type="float" office:value="548.14" calcext:value-type="float">
            <text:p>548.14</text:p>
          </table:table-cell>
          <table:table-cell office:value-type="float" office:value="1404" calcext:value-type="float">
            <text:p>1404</text:p>
          </table:table-cell>
          <table:table-cell table:formula="of:=[.M326]/[.N326]" office:value-type="float" office:value="0.390413105413105" calcext:value-type="float">
            <text:p>0.3904131054</text:p>
          </table:table-cell>
        </table:table-row>
        <table:table-row table:style-name="ro1">
          <table:table-cell office:value-type="string" calcext:value-type="string">
            <text:p>http://www.cel.ro/calculatoare-desktop/desktop-hp-285-g2-amd-a4_5300b-500gb-4gb-dvdrw-l/</text:p>
          </table:table-cell>
          <table:table-cell office:value-type="string" calcext:value-type="string">
            <text:p>a4 5300b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hd 7480d</text:p>
          </table:table-cell>
          <table:table-cell table:style-name="ce1" office:value-type="float" office:value="1953" calcext:value-type="float">
            <text:p>1953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fara sistem</text:p>
          </table:table-cell>
          <table:table-cell office:value-type="float" office:value="809" calcext:value-type="float">
            <text:p>809</text:p>
          </table:table-cell>
          <table:table-cell table:formula="of:=[.I327]*16 + [.E327]*0.15+[.F327]*0.16 + [.G327]*0.18 + [.H327]*1.4" office:value-type="float" office:value="514.15" calcext:value-type="float">
            <text:p>514.15</text:p>
          </table:table-cell>
          <table:table-cell office:value-type="float" office:value="809" calcext:value-type="float">
            <text:p>809</text:p>
          </table:table-cell>
          <table:table-cell table:formula="of:=[.M327]/[.N327]" office:value-type="float" office:value="0.635537700865266" calcext:value-type="float">
            <text:p>0.6355377009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50_00-mt-quad-core-j2900-500gb_7200rpm-4gb-dvd_rw-l/</text:p>
          </table:table-cell>
          <table:table-cell office:value-type="string" calcext:value-type="string">
            <text:p>intel pentium <text:s/>j29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2059" calcext:value-type="float">
            <text:p>205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58kg</text:p>
          </table:table-cell>
          <table:table-cell office:value-type="string" calcext:value-type="string">
            <text:p>fara sistem</text:p>
          </table:table-cell>
          <table:table-cell office:value-type="float" office:value="999" calcext:value-type="float">
            <text:p>999</text:p>
          </table:table-cell>
          <table:table-cell table:formula="of:=[.I328]*16 + [.E328]*0.15+[.F328]*0.16 + [.G328]*0.18 + [.H328]*1.4" office:value-type="float" office:value="512.61" calcext:value-type="float">
            <text:p>512.61</text:p>
          </table:table-cell>
          <table:table-cell office:value-type="float" office:value="999" calcext:value-type="float">
            <text:p>999</text:p>
          </table:table-cell>
          <table:table-cell table:formula="of:=[.M328]/[.N328]" office:value-type="float" office:value="0.513123123123123" calcext:value-type="float">
            <text:p>0.5131231231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50_00-twr-quad-core-j2900-500gb_7200rpm-4gb-dvd_rw-l/</text:p>
          </table:table-cell>
          <table:table-cell office:value-type="string" calcext:value-type="string">
            <text:p>intel pentium <text:s/>j29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2059" calcext:value-type="float">
            <text:p>205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999" calcext:value-type="float">
            <text:p>999</text:p>
          </table:table-cell>
          <table:table-cell table:formula="of:=[.I329]*16 + [.E329]*0.15+[.F329]*0.16 + [.G329]*0.18 + [.H329]*1.4" office:value-type="float" office:value="512.61" calcext:value-type="float">
            <text:p>512.61</text:p>
          </table:table-cell>
          <table:table-cell office:value-type="float" office:value="999" calcext:value-type="float">
            <text:p>999</text:p>
          </table:table-cell>
          <table:table-cell table:formula="of:=[.M329]/[.N329]" office:value-type="float" office:value="0.513123123123123" calcext:value-type="float">
            <text:p>0.5131231231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c260-quad-core-j2900-500gb-4gb-dvdrw-hdplus-l/</text:p>
          </table:table-cell>
          <table:table-cell office:value-type="string" calcext:value-type="string">
            <text:p>intel pentium j29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2059" calcext:value-type="float">
            <text:p>205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5 kg</text:p>
          </table:table-cell>
          <table:table-cell office:value-type="string" calcext:value-type="string">
            <text:p>fara sistem</text:p>
          </table:table-cell>
          <table:table-cell office:value-type="float" office:value="1399" calcext:value-type="float">
            <text:p>1399</text:p>
          </table:table-cell>
          <table:table-cell table:formula="of:=[.I330]*16 + [.E330]*0.15+[.F330]*0.16 + [.G330]*0.18 + [.H330]*1.4" office:value-type="float" office:value="512.61" calcext:value-type="float">
            <text:p>512.61</text:p>
          </table:table-cell>
          <table:table-cell office:value-type="float" office:value="1399" calcext:value-type="float">
            <text:p>1399</text:p>
          </table:table-cell>
          <table:table-cell table:formula="of:=[.M330]/[.N330]" office:value-type="float" office:value="0.366411722659042" calcext:value-type="float">
            <text:p>0.3664117227</text:p>
          </table:table-cell>
        </table:table-row>
        <table:table-row table:style-name="ro1">
          <table:table-cell office:value-type="string" calcext:value-type="string">
            <text:p>http://www.cel.ro/calculatoare-desktop/mini_pc-asus-vivopc-vc62b-i3_4030u-nohdd-noram-black-l/</text:p>
          </table:table-cell>
          <table:table-cell office:value-type="string" calcext:value-type="string">
            <text:p>intel core i3 4030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table:number-columns-repeated="3"/>
          <table:table-cell office:value-type="float" office:value="1.09" calcext:value-type="float">
            <text:p>1.09</text:p>
          </table:table-cell>
          <table:table-cell office:value-type="string" calcext:value-type="string">
            <text:p>fara sistem</text:p>
          </table:table-cell>
          <table:table-cell office:value-type="float" office:value="1354" calcext:value-type="float">
            <text:p>1354</text:p>
          </table:table-cell>
          <table:table-cell table:formula="of:=[.I331]*16 + [.E331]*0.15+[.F331]*0.16 + [.G331]*0.18 + [.H331]*1.4" office:value-type="float" office:value="492.97" calcext:value-type="float">
            <text:p>492.97</text:p>
          </table:table-cell>
          <table:table-cell office:value-type="float" office:value="1354" calcext:value-type="float">
            <text:p>1354</text:p>
          </table:table-cell>
          <table:table-cell table:formula="of:=[.M331]/[.N331]" office:value-type="float" office:value="0.364084194977843" calcext:value-type="float">
            <text:p>0.364084195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c260-aio-quad-core-j1900-500gb_7200rpm-4gb-dvd_rw-l/</text:p>
          </table:table-cell>
          <table:table-cell office:value-type="string" calcext:value-type="string">
            <text:p>intel celeron <text:s/>j19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1889" calcext:value-type="float">
            <text:p>188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5 kg</text:p>
          </table:table-cell>
          <table:table-cell office:value-type="string" calcext:value-type="string">
            <text:p>fara sistem</text:p>
          </table:table-cell>
          <table:table-cell office:value-type="float" office:value="1299" calcext:value-type="float">
            <text:p>1299</text:p>
          </table:table-cell>
          <table:table-cell table:formula="of:=[.I332]*16 + [.E332]*0.15+[.F332]*0.16 + [.G332]*0.18 + [.H332]*1.4" office:value-type="float" office:value="487.11" calcext:value-type="float">
            <text:p>487.11</text:p>
          </table:table-cell>
          <table:table-cell office:value-type="float" office:value="1299" calcext:value-type="float">
            <text:p>1299</text:p>
          </table:table-cell>
          <table:table-cell table:formula="of:=[.M332]/[.N332]" office:value-type="float" office:value="0.374988452655889" calcext:value-type="float">
            <text:p>0.3749884527</text:p>
          </table:table-cell>
        </table:table-row>
        <table:table-row table:style-name="ro1">
          <table:table-cell office:value-type="string" calcext:value-type="string">
            <text:p>http://www.cel.ro/calculatoare-desktop/mini_pc-acer-revo-m1_601-modular-dual-core-n3050-1tbplus32gb-4gb-win10-l/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office:value-type="float" office:value="1404" calcext:value-type="float">
            <text:p>1404</text:p>
          </table:table-cell>
          <table:table-cell table:formula="of:=[.I333]*16 + [.E333]*0.15+[.F333]*0.16 + [.G333]*0.18 + [.H333]*1.4" office:value-type="float" office:value="473.41" calcext:value-type="float">
            <text:p>473.41</text:p>
          </table:table-cell>
          <table:table-cell office:value-type="float" office:value="1404" calcext:value-type="float">
            <text:p>1404</text:p>
          </table:table-cell>
          <table:table-cell table:formula="of:=[.M333]/[.N333]" office:value-type="float" office:value="0.33718660968661" calcext:value-type="float">
            <text:p>0.3371866097</text:p>
          </table:table-cell>
        </table:table-row>
        <table:table-row table:style-name="ro1">
          <table:table-cell office:value-type="string" calcext:value-type="string">
            <text:p>http://www.cel.ro/calculatoare-desktop/mini_pc-lenovo-ideacentre-200_01bw-dual-core-3205u-500gb_5400rpm-4gb-l/</text:p>
          </table:table-cell>
          <table:table-cell office:value-type="string" calcext:value-type="string">
            <text:p>intel celeron 3205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1697" calcext:value-type="float">
            <text:p>169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 kg</text:p>
          </table:table-cell>
          <table:table-cell office:value-type="string" calcext:value-type="string">
            <text:p>fara sistem</text:p>
          </table:table-cell>
          <table:table-cell office:value-type="float" office:value="899" calcext:value-type="float">
            <text:p>899</text:p>
          </table:table-cell>
          <table:table-cell table:formula="of:=[.I334]*16 + [.E334]*0.15+[.F334]*0.16 + [.G334]*0.18 + [.H334]*1.4" office:value-type="float" office:value="458.31" calcext:value-type="float">
            <text:p>458.31</text:p>
          </table:table-cell>
          <table:table-cell office:value-type="float" office:value="899" calcext:value-type="float">
            <text:p>899</text:p>
          </table:table-cell>
          <table:table-cell table:formula="of:=[.M334]/[.N334]" office:value-type="float" office:value="0.509799777530589" calcext:value-type="float">
            <text:p>0.5097997775</text:p>
          </table:table-cell>
        </table:table-row>
        <table:table-row table:style-name="ro1">
          <table:table-cell office:value-type="string" calcext:value-type="string">
            <text:p>http://www.cel.ro/calculatoare-desktop/desktop-acer-aspire-xc_704-quad_core-n3150-500gb-4gb-dvdrw-l/</text:p>
          </table:table-cell>
          <table:table-cell office:value-type="string" calcext:value-type="string">
            <text:p>intel celeron n315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1680" calcext:value-type="float">
            <text:p>1680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979" calcext:value-type="float">
            <text:p>979</text:p>
          </table:table-cell>
          <table:table-cell table:formula="of:=[.I335]*16 + [.E335]*0.15+[.F335]*0.16 + [.G335]*0.18 + [.H335]*1.4" office:value-type="float" office:value="455.76" calcext:value-type="float">
            <text:p>455.76</text:p>
          </table:table-cell>
          <table:table-cell office:value-type="float" office:value="979" calcext:value-type="float">
            <text:p>979</text:p>
          </table:table-cell>
          <table:table-cell table:formula="of:=[.M335]/[.N335]" office:value-type="float" office:value="0.465536261491318" calcext:value-type="float">
            <text:p>0.4655362615</text:p>
          </table:table-cell>
        </table:table-row>
        <table:table-row table:style-name="ro1">
          <table:table-cell office:value-type="string" calcext:value-type="string">
            <text:p>http://www.cel.ro/calculatoare-desktop/mini-pc-intel-nuc-boxnuc5pgyh0aj-n3700-2gb-nohdd-l/</text:p>
          </table:table-cell>
          <table:table-cell office:value-type="string" calcext:value-type="string">
            <text:p>intel pentium <text:s/>n3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700g</text:p>
          </table:table-cell>
          <table:table-cell office:value-type="string" calcext:value-type="string">
            <text:p>windows 10</text:p>
          </table:table-cell>
          <table:table-cell office:value-type="float" office:value="1174" calcext:value-type="float">
            <text:p>1174</text:p>
          </table:table-cell>
          <table:table-cell table:formula="of:=[.I336]*16 + [.E336]*0.15+[.F336]*0.16 + [.G336]*0.18 + [.H336]*1.4" office:value-type="float" office:value="363.61" calcext:value-type="float">
            <text:p>363.61</text:p>
          </table:table-cell>
          <table:table-cell office:value-type="float" office:value="1174" calcext:value-type="float">
            <text:p>1174</text:p>
          </table:table-cell>
          <table:table-cell table:formula="of:=[.M336]/[.N336]" office:value-type="float" office:value="0.309718909710392" calcext:value-type="float">
            <text:p>0.3097189097</text:p>
          </table:table-cell>
        </table:table-row>
        <table:table-row table:style-name="ro1">
          <table:table-cell office:value-type="string" calcext:value-type="string">
            <text:p>http://www.cel.ro/calculatoare-desktop/diaxxa-pro-buget-dual-core-j1800-2.4ghz-500gb-4gb-ddr3-l/</text:p>
          </table:table-cell>
          <table:table-cell office:value-type="string" calcext:value-type="string">
            <text:p>intel celeron j1800</text:p>
          </table:table-cell>
          <table:table-cell/>
          <table:table-cell office:value-type="string" calcext:value-type="string">
            <text:p>intel hd </text:p>
          </table:table-cell>
          <table:table-cell office:value-type="float" office:value="1030" calcext:value-type="float">
            <text:p>1030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3kg</text:p>
          </table:table-cell>
          <table:table-cell office:value-type="string" calcext:value-type="string">
            <text:p>fara sistem</text:p>
          </table:table-cell>
          <table:table-cell office:value-type="float" office:value="649" calcext:value-type="float">
            <text:p>649</text:p>
          </table:table-cell>
          <table:table-cell table:formula="of:=[.I337]*16 + [.E337]*0.15+[.F337]*0.16 + [.G337]*0.18 + [.H337]*1.4" office:value-type="float" office:value="358.26" calcext:value-type="float">
            <text:p>358.26</text:p>
          </table:table-cell>
          <table:table-cell office:value-type="float" office:value="649" calcext:value-type="float">
            <text:p>649</text:p>
          </table:table-cell>
          <table:table-cell table:formula="of:=[.M337]/[.N337]" office:value-type="float" office:value="0.552018489984592" calcext:value-type="float">
            <text:p>0.55201849</text:p>
          </table:table-cell>
        </table:table-row>
        <table:table-row table:style-name="ro1">
          <table:table-cell office:value-type="string" calcext:value-type="string">
            <text:p>http://www.cel.ro/calculatoare-desktop/desktop-lenovo-thinkcentre-e50_00-mt-dual-core-j1800-500gb_7200rpm-4gb-dvd_rw-l/</text:p>
          </table:table-cell>
          <table:table-cell office:value-type="string" calcext:value-type="string">
            <text:p>intel celeron <text:s/>j18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1030" calcext:value-type="float">
            <text:p>1030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.6kg</text:p>
          </table:table-cell>
          <table:table-cell office:value-type="string" calcext:value-type="string">
            <text:p>fara sistem</text:p>
          </table:table-cell>
          <table:table-cell office:value-type="float" office:value="799" calcext:value-type="float">
            <text:p>799</text:p>
          </table:table-cell>
          <table:table-cell table:formula="of:=[.I338]*16 + [.E338]*0.15+[.F338]*0.16 + [.G338]*0.18 + [.H338]*1.4" office:value-type="float" office:value="358.26" calcext:value-type="float">
            <text:p>358.26</text:p>
          </table:table-cell>
          <table:table-cell office:value-type="float" office:value="799" calcext:value-type="float">
            <text:p>799</text:p>
          </table:table-cell>
          <table:table-cell table:formula="of:=[.M338]/[.N338]" office:value-type="float" office:value="0.448385481852315" calcext:value-type="float">
            <text:p>0.4483854819</text:p>
          </table:table-cell>
        </table:table-row>
        <table:table-row table:style-name="ro1">
          <table:table-cell office:value-type="string" calcext:value-type="string">
            <text:p>http://www.cel.ro/calculatoare-desktop/desktop-asus-k31am_j-dual-core-j1800-500gb-4gb-dvdrw-l/</text:p>
          </table:table-cell>
          <table:table-cell office:value-type="string" calcext:value-type="string">
            <text:p>intel celeron <text:s/>j1800</text:p>
          </table:table-cell>
          <table:table-cell office:value-type="string" calcext:value-type="string">
            <text:p>intel hd 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.7kg</text:p>
          </table:table-cell>
          <table:table-cell office:value-type="string" calcext:value-type="string">
            <text:p>fara sistem</text:p>
          </table:table-cell>
          <table:table-cell office:value-type="float" office:value="1049" calcext:value-type="float">
            <text:p>1049</text:p>
          </table:table-cell>
          <table:table-cell table:formula="of:=[.I339]*16 + [.E339]*0.15+[.F339]*0.16 + [.G339]*0.18 + [.H339]*1.4" office:value-type="float" office:value="358.26" calcext:value-type="float">
            <text:p>358.26</text:p>
          </table:table-cell>
          <table:table-cell office:value-type="float" office:value="1049" calcext:value-type="float">
            <text:p>1049</text:p>
          </table:table-cell>
          <table:table-cell table:formula="of:=[.M339]/[.N339]" office:value-type="float" office:value="0.341525262154433" calcext:value-type="float">
            <text:p>0.3415252622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c260-dual-core-j1800-500gb-4gb-dvdrw-hdplus-alb-l/</text:p>
          </table:table-cell>
          <table:table-cell office:value-type="string" calcext:value-type="string">
            <text:p>intel celeron <text:s/>j18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1030" calcext:value-type="float">
            <text:p>1030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5 kg</text:p>
          </table:table-cell>
          <table:table-cell office:value-type="string" calcext:value-type="string">
            <text:p>fara sistem</text:p>
          </table:table-cell>
          <table:table-cell office:value-type="float" office:value="1299" calcext:value-type="float">
            <text:p>1299</text:p>
          </table:table-cell>
          <table:table-cell table:formula="of:=[.I340]*16 + [.E340]*0.15+[.F340]*0.16 + [.G340]*0.18 + [.H340]*1.4" office:value-type="float" office:value="358.26" calcext:value-type="float">
            <text:p>358.26</text:p>
          </table:table-cell>
          <table:table-cell office:value-type="float" office:value="1299" calcext:value-type="float">
            <text:p>1299</text:p>
          </table:table-cell>
          <table:table-cell table:formula="of:=[.M340]/[.N340]" office:value-type="float" office:value="0.275796766743649" calcext:value-type="float">
            <text:p>0.2757967667</text:p>
          </table:table-cell>
        </table:table-row>
        <table:table-row table:style-name="ro1">
          <table:table-cell office:value-type="string" calcext:value-type="string">
            <text:p>http://www.cel.ro/calculatoare-desktop/desktop-acer-extensa-x2610g-dual-core-n3050-500gb-4gb-dvdrw-l/</text:p>
          </table:table-cell>
          <table:table-cell office:value-type="string" calcext:value-type="string">
            <text:p>intel celeronn305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920" calcext:value-type="float">
            <text:p>920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a sistem</text:p>
          </table:table-cell>
          <table:table-cell office:value-type="float" office:value="919" calcext:value-type="float">
            <text:p>919</text:p>
          </table:table-cell>
          <table:table-cell table:formula="of:=[.I341]*16 + [.E341]*0.15+[.F341]*0.16 + [.G341]*0.18 + [.H341]*1.4" office:value-type="float" office:value="341.76" calcext:value-type="float">
            <text:p>341.76</text:p>
          </table:table-cell>
          <table:table-cell office:value-type="float" office:value="919" calcext:value-type="float">
            <text:p>919</text:p>
          </table:table-cell>
          <table:table-cell table:formula="of:=[.M341]/[.N341]" office:value-type="float" office:value="0.371882480957563" calcext:value-type="float">
            <text:p>0.371882481</text:p>
          </table:table-cell>
        </table:table-row>
        <table:table-row table:style-name="ro1">
          <table:table-cell office:value-type="string" calcext:value-type="string">
            <text:p>http://www.cel.ro/calculatoare-desktop/desktop-lenovo-ideacentre-300s-dual-core-n3050-500gb-4gb-dvdrw-l/</text:p>
          </table:table-cell>
          <table:table-cell/>
          <table:table-cell office:value-type="string" calcext:value-type="string">
            <text:p>intel hd 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fara sistem</text:p>
          </table:table-cell>
          <table:table-cell office:value-type="float" office:value="1024" calcext:value-type="float">
            <text:p>1024</text:p>
          </table:table-cell>
          <table:table-cell table:formula="of:=[.I342]*16 + [.E342]*0.15+[.F342]*0.16 + [.G342]*0.18 + [.H342]*1.4" office:value-type="float" office:value="341.76" calcext:value-type="float">
            <text:p>341.76</text:p>
          </table:table-cell>
          <table:table-cell office:value-type="float" office:value="1024" calcext:value-type="float">
            <text:p>1024</text:p>
          </table:table-cell>
          <table:table-cell table:formula="of:=[.M342]/[.N342]" office:value-type="float" office:value="0.33375" calcext:value-type="float">
            <text:p>0.33375</text:p>
          </table:table-cell>
        </table:table-row>
        <table:table-row table:style-name="ro1">
          <table:table-cell office:value-type="string" calcext:value-type="string">
            <text:p>http://www.cel.ro/calculatoare-desktop/mini-pc-intel-nuc-kit-boxnuc5ppyh-quad-core-n3700-nohdd-noram-resigilat-l/</text:p>
          </table:table-cell>
          <table:table-cell office:value-type="string" calcext:value-type="string">
            <text:p>intel pentium n37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table:number-columns-repeated="4"/>
          <table:table-cell office:value-type="string" calcext:value-type="string">
            <text:p>fara sistem</text:p>
          </table:table-cell>
          <table:table-cell office:value-type="float" office:value="859" calcext:value-type="float">
            <text:p>859</text:p>
          </table:table-cell>
          <table:table-cell table:formula="of:=[.I343]*16 + [.E343]*0.15+[.F343]*0.16 + [.G343]*0.18 + [.H343]*1.4" office:value-type="float" office:value="331.61" calcext:value-type="float">
            <text:p>331.61</text:p>
          </table:table-cell>
          <table:table-cell office:value-type="float" office:value="859" calcext:value-type="float">
            <text:p>859</text:p>
          </table:table-cell>
          <table:table-cell table:formula="of:=[.M343]/[.N343]" office:value-type="float" office:value="0.38604190919674" calcext:value-type="float">
            <text:p>0.3860419092</text:p>
          </table:table-cell>
        </table:table-row>
        <table:table-row table:style-name="ro1">
          <table:table-cell office:value-type="string" calcext:value-type="string">
            <text:p>http://www.cel.ro/calculatoare-desktop/diaxxa-pro-buget-dual-core-j1800-2.4ghz-500gb-2gb-ddr3-l/</text:p>
          </table:table-cell>
          <table:table-cell office:value-type="string" calcext:value-type="string">
            <text:p>intel celeron j1800</text:p>
          </table:table-cell>
          <table:table-cell/>
          <table:table-cell office:value-type="string" calcext:value-type="string">
            <text:p>intel hd </text:p>
          </table:table-cell>
          <table:table-cell office:value-type="float" office:value="1030" calcext:value-type="float">
            <text:p>1030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3kg</text:p>
          </table:table-cell>
          <table:table-cell office:value-type="string" calcext:value-type="string">
            <text:p>fara sistem</text:p>
          </table:table-cell>
          <table:table-cell office:value-type="float" office:value="629" calcext:value-type="float">
            <text:p>629</text:p>
          </table:table-cell>
          <table:table-cell table:formula="of:=[.I344]*16 + [.E344]*0.15+[.F344]*0.16 + [.G344]*0.18 + [.H344]*1.4" office:value-type="float" office:value="326.26" calcext:value-type="float">
            <text:p>326.26</text:p>
          </table:table-cell>
          <table:table-cell office:value-type="float" office:value="629" calcext:value-type="float">
            <text:p>629</text:p>
          </table:table-cell>
          <table:table-cell table:formula="of:=[.M344]/[.N344]" office:value-type="float" office:value="0.518696343402226" calcext:value-type="float">
            <text:p>0.5186963434</text:p>
          </table:table-cell>
        </table:table-row>
        <table:table-row table:style-name="ro1">
          <table:table-cell office:value-type="string" calcext:value-type="string">
            <text:p>http://www.cel.ro/calculatoare-desktop/mini_pc-lenovo-thinkcentre-m53-tiny-dual-core-j1800-320gb_7200rpm-4gb-l/</text:p>
          </table:table-cell>
          <table:table-cell office:value-type="string" calcext:value-type="string">
            <text:p>intel celeron <text:s/>j18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hd </text:p>
          </table:table-cell>
          <table:table-cell office:value-type="float" office:value="1030" calcext:value-type="float">
            <text:p>103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36 kg</text:p>
          </table:table-cell>
          <table:table-cell office:value-type="string" calcext:value-type="string">
            <text:p>fara sistem</text:p>
          </table:table-cell>
          <table:table-cell office:value-type="float" office:value="1279" calcext:value-type="float">
            <text:p>1279</text:p>
          </table:table-cell>
          <table:table-cell table:formula="of:=[.I345]*16 + [.E345]*0.15+[.F345]*0.16 + [.G345]*0.18 + [.H345]*1.4" office:value-type="float" office:value="325.86" calcext:value-type="float">
            <text:p>325.86</text:p>
          </table:table-cell>
          <table:table-cell office:value-type="float" office:value="1279" calcext:value-type="float">
            <text:p>1279</text:p>
          </table:table-cell>
          <table:table-cell table:formula="of:=[.M345]/[.N345]" office:value-type="float" office:value="0.2547771696638" calcext:value-type="float">
            <text:p>0.2547771697</text:p>
          </table:table-cell>
        </table:table-row>
        <table:table-row table:style-name="ro1">
          <table:table-cell office:value-type="string" calcext:value-type="string">
            <text:p>http://www.cel.ro/calculatoare-desktop/micro_pc-intel-compute-stick-quad-core-x5_z8300-32gb-2gb-win10-l/</text:p>
          </table:table-cell>
          <table:table-cell office:value-type="string" calcext:value-type="string">
            <text:p>intel atom x5 z83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table:style-name="ce2" office:value-type="float" office:value="1195" calcext:value-type="float">
            <text:p>1195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indows 10</text:p>
          </table:table-cell>
          <table:table-cell office:value-type="float" office:value="649" calcext:value-type="float">
            <text:p>649</text:p>
          </table:table-cell>
          <table:table-cell table:formula="of:=[.I346]*16 + [.E346]*0.15+[.F346]*0.16 + [.G346]*0.18 + [.H346]*1.4" office:value-type="float" office:value="305.81" calcext:value-type="float">
            <text:p>305.81</text:p>
          </table:table-cell>
          <table:table-cell office:value-type="float" office:value="649" calcext:value-type="float">
            <text:p>649</text:p>
          </table:table-cell>
          <table:table-cell table:formula="of:=[.M346]/[.N346]" office:value-type="float" office:value="0.471201848998459" calcext:value-type="float">
            <text:p>0.471201849</text:p>
          </table:table-cell>
        </table:table-row>
        <table:table-row table:style-name="ro1">
          <table:table-cell office:value-type="string" calcext:value-type="string">
            <text:p>http://www.cel.ro/calculatoare-desktop/mini_pc-asus-vivomini-un42-dual-core-2957u-nohdd-noram-blue-l/</text:p>
          </table:table-cell>
          <table:table-cell office:value-type="string" calcext:value-type="string">
            <text:p>intel celeron 2957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1481" calcext:value-type="float">
            <text:p>1481</text:p>
          </table:table-cell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ara sistem</text:p>
          </table:table-cell>
          <table:table-cell office:value-type="float" office:value="704" calcext:value-type="float">
            <text:p>704</text:p>
          </table:table-cell>
          <table:table-cell table:formula="of:=[.I347]*16 + [.E347]*0.15+[.F347]*0.16 + [.G347]*0.18 + [.H347]*1.4" office:value-type="float" office:value="271.91" calcext:value-type="float">
            <text:p>271.91</text:p>
          </table:table-cell>
          <table:table-cell office:value-type="float" office:value="704" calcext:value-type="float">
            <text:p>704</text:p>
          </table:table-cell>
          <table:table-cell table:formula="of:=[.M347]/[.N347]" office:value-type="float" office:value="0.386235795454545" calcext:value-type="float">
            <text:p>0.3862357955</text:p>
          </table:table-cell>
        </table:table-row>
        <table:table-row table:style-name="ro1">
          <table:table-cell office:value-type="string" calcext:value-type="string">
            <text:p>http://www.cel.ro/calculatoare-desktop/micro_pc-intel-compute-stick-quad-core-z3735f-32gb-2gb-win10-l/</text:p>
          </table:table-cell>
          <table:table-cell office:value-type="string" calcext:value-type="string">
            <text:p>intel atom z3735f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910" calcext:value-type="float">
            <text:p>91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 g</text:p>
          </table:table-cell>
          <table:table-cell office:value-type="string" calcext:value-type="string">
            <text:p>windows 10</text:p>
          </table:table-cell>
          <table:table-cell office:value-type="float" office:value="539" calcext:value-type="float">
            <text:p>539</text:p>
          </table:table-cell>
          <table:table-cell table:formula="of:=[.I348]*16 + [.E348]*0.15+[.F348]*0.16 + [.G348]*0.18 + [.H348]*1.4" office:value-type="float" office:value="263.06" calcext:value-type="float">
            <text:p>263.06</text:p>
          </table:table-cell>
          <table:table-cell office:value-type="float" office:value="539" calcext:value-type="float">
            <text:p>539</text:p>
          </table:table-cell>
          <table:table-cell table:formula="of:=[.M348]/[.N348]" office:value-type="float" office:value="0.488051948051948" calcext:value-type="float">
            <text:p>0.4880519481</text:p>
          </table:table-cell>
        </table:table-row>
        <table:table-row table:style-name="ro1">
          <table:table-cell office:value-type="string" calcext:value-type="string">
            <text:p>http://www.cel.ro/calculatoare-desktop/micro_pc-lenovo-ideacentre-stick-300-quad-core-z3735f-32gb-2gb-win10-l/</text:p>
          </table:table-cell>
          <table:table-cell office:value-type="string" calcext:value-type="string">
            <text:p>intel atom z3735f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hd </text:p>
          </table:table-cell>
          <table:table-cell office:value-type="float" office:value="910" calcext:value-type="float">
            <text:p>910</text:p>
          </table:table-cell>
          <table:table-cell office:value-type="float" office:value="311" calcext:value-type="float">
            <text:p>3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indows 10</text:p>
          </table:table-cell>
          <table:table-cell office:value-type="float" office:value="539" calcext:value-type="float">
            <text:p>539</text:p>
          </table:table-cell>
          <table:table-cell table:formula="of:=[.I349]*16 + [.E349]*0.15+[.F349]*0.16 + [.G349]*0.18 + [.H349]*1.4" office:value-type="float" office:value="224.02" calcext:value-type="float">
            <text:p>224.02</text:p>
          </table:table-cell>
          <table:table-cell office:value-type="float" office:value="539" calcext:value-type="float">
            <text:p>539</text:p>
          </table:table-cell>
          <table:table-cell table:formula="of:=[.M349]/[.N349]" office:value-type="float" office:value="0.415621521335807" calcext:value-type="float">
            <text:p>0.4156215213</text:p>
          </table:table-cell>
        </table:table-row>
        <calcext:conditional-formats>
          <calcext:conditional-format calcext:target-range-address="'desktops2016-05-13'.N2:'desktops2016-05-13'.N349">
            <calcext:color-scale>
              <calcext:color-scale-entry calcext:value="0" calcext:type="minimum" calcext:color="#0000ff"/>
              <calcext:color-scale-entry calcext:value="6000" calcext:type="number" calcext:color="#ffffff"/>
            </calcext:color-scale>
          </calcext:conditional-format>
          <calcext:conditional-format calcext:target-range-address="'desktops2016-05-13'.O2:'desktops2016-05-13'.O349">
            <calcext:color-scale>
              <calcext:color-scale-entry calcext:value="0" calcext:type="minimum" calcext:color="#ffffff"/>
              <calcext:color-scale-entry calcext:value="0" calcext:type="maximum" calcext:color="#0000ff"/>
            </calcext:color-scale>
          </calcext:conditional-format>
          <calcext:conditional-format calcext:target-range-address="'desktops2016-05-13'.L2:'desktops2016-05-13'.L349">
            <calcext:color-scale>
              <calcext:color-scale-entry calcext:value="0" calcext:type="minimum" calcext:color="#0000ff"/>
              <calcext:color-scale-entry calcext:value="6000" calcext:type="number" calcext:color="#ffffff"/>
            </calcext:color-scale>
          </calcext:conditional-format>
        </calcext:conditional-formats>
      </table:table>
      <table:table table:name="Sheet2" table:style-name="ta1">
        <table:table-column table:style-name="co12" table:default-cell-style-name="Default"/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/unit</text:p>
          </table:table-cell>
          <table:table-cell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CPUMark</text:p>
          </table:table-cell>
          <table:table-cell table:number-columns-repeated="2"/>
          <table:table-cell table:formula="of:=AVERAGE([.E3:.E7])" office:value-type="float" office:value="0.15097661569895" calcext:value-type="float">
            <text:p>0.1509766157</text:p>
          </table:table-cell>
          <table:table-cell/>
        </table:table-row>
        <table:table-row table:style-name="ro1">
          <table:table-cell office:value-type="string" calcext:value-type="string">
            <text:p>http://www.cel.ro/procesoare/procesor-intel-core-i7_4790k-4.0ghz-socket-1150-box-l/</text:p>
          </table:table-cell>
          <table:table-cell/>
          <table:table-cell office:value-type="float" office:value="11204" calcext:value-type="float">
            <text:p>11204</text:p>
          </table:table-cell>
          <table:table-cell office:value-type="float" office:value="1599" calcext:value-type="float">
            <text:p>1599</text:p>
          </table:table-cell>
          <table:table-cell table:formula="of:=[.D3]/[.C3]" office:value-type="float" office:value="0.142716886826134" calcext:value-type="float">
            <text:p>0.1427168868</text:p>
          </table:table-cell>
          <table:table-cell/>
        </table:table-row>
        <table:table-row table:style-name="ro1">
          <table:table-cell office:value-type="string" calcext:value-type="string">
            <text:p>http://www.cel.ro/procesoare/procesor-intel-core-i7_4790-3.6ghz-socket-1150-l/</text:p>
          </table:table-cell>
          <table:table-cell/>
          <table:table-cell office:value-type="float" office:value="10017" calcext:value-type="float">
            <text:p>10017</text:p>
          </table:table-cell>
          <table:table-cell office:value-type="float" office:value="1429" calcext:value-type="float">
            <text:p>1429</text:p>
          </table:table-cell>
          <table:table-cell table:formula="of:=[.D4]/[.C4]" office:value-type="float" office:value="0.142657482280124" calcext:value-type="float">
            <text:p>0.1426574823</text:p>
          </table:table-cell>
          <table:table-cell/>
        </table:table-row>
        <table:table-row table:style-name="ro1">
          <table:table-cell office:value-type="string" calcext:value-type="string">
            <text:p>http://www.cel.ro/procesoare/procesor-intel-core-i7_6700-3.4ghz-socket-1151-box-l/</text:p>
          </table:table-cell>
          <table:table-cell/>
          <table:table-cell table:style-name="ce1" office:value-type="float" office:value="9970" calcext:value-type="float">
            <text:p>9970</text:p>
          </table:table-cell>
          <table:table-cell office:value-type="float" office:value="1459" calcext:value-type="float">
            <text:p>1459</text:p>
          </table:table-cell>
          <table:table-cell table:formula="of:=[.D5]/[.C5]" office:value-type="float" office:value="0.146339017051153" calcext:value-type="float">
            <text:p>0.1463390171</text:p>
          </table:table-cell>
          <table:table-cell/>
        </table:table-row>
        <table:table-row table:style-name="ro1">
          <table:table-cell office:value-type="string" calcext:value-type="string">
            <text:p>http://www.cel.ro/procesoare-server/procesor-server-intel-xeon-e3_1245-socket-1155-box-l/</text:p>
          </table:table-cell>
          <table:table-cell/>
          <table:table-cell office:value-type="float" office:value="8105" calcext:value-type="float">
            <text:p>8105</text:p>
          </table:table-cell>
          <table:table-cell office:value-type="float" office:value="1384" calcext:value-type="float">
            <text:p>1384</text:p>
          </table:table-cell>
          <table:table-cell table:formula="of:=[.D6]/[.C6]" office:value-type="float" office:value="0.170758790869833" calcext:value-type="float">
            <text:p>0.1707587909</text:p>
          </table:table-cell>
          <table:table-cell/>
        </table:table-row>
        <table:table-row table:style-name="ro1">
          <table:table-cell office:value-type="string" calcext:value-type="string">
            <text:p>http://www.cel.ro/procesoare-server/procesor-server-intel-xeon-e3_1245v3-3.4-ghz-socket-1150-box-l/</text:p>
          </table:table-cell>
          <table:table-cell/>
          <table:table-cell office:value-type="float" office:value="9540" calcext:value-type="float">
            <text:p>9540</text:p>
          </table:table-cell>
          <table:table-cell office:value-type="float" office:value="1454" calcext:value-type="float">
            <text:p>1454</text:p>
          </table:table-cell>
          <table:table-cell table:formula="of:=[.D7]/[.C7]" office:value-type="float" office:value="0.152410901467505" calcext:value-type="float">
            <text:p>0.15241090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PUMark</text:p>
          </table:table-cell>
          <table:table-cell table:number-columns-repeated="2"/>
          <table:table-cell table:formula="of:=AVERAGE([.E10:.E14])" office:value-type="float" office:value="0.172482431007549" calcext:value-type="float">
            <text:p>0.172482431</text:p>
          </table:table-cell>
          <table:table-cell/>
        </table:table-row>
        <table:table-row table:style-name="ro1">
          <table:table-cell office:value-type="string" calcext:value-type="string">
            <text:p>http://www.cel.ro/placi-video/placa-video-gigabyte-geforce-gtx-980-windforce-3x-4gb-ddr5-256bit-l/</text:p>
          </table:table-cell>
          <table:table-cell/>
          <table:table-cell office:value-type="float" office:value="9756" calcext:value-type="float">
            <text:p>9756</text:p>
          </table:table-cell>
          <table:table-cell office:value-type="float" office:value="2269" calcext:value-type="float">
            <text:p>2269</text:p>
          </table:table-cell>
          <table:table-cell table:formula="of:=[.D10]/[.C10]" office:value-type="float" office:value="0.232574825748257" calcext:value-type="float">
            <text:p>0.2325748257</text:p>
          </table:table-cell>
          <table:table-cell/>
        </table:table-row>
        <table:table-row table:style-name="ro1">
          <table:table-cell office:value-type="string" calcext:value-type="string">
            <text:p>http://www.cel.ro/placi-video/placa-video-gainward-geforce-gtx-970-4gb-ddr5-256bit-v1-l/</text:p>
          </table:table-cell>
          <table:table-cell/>
          <table:table-cell table:style-name="ce1" office:value-type="float" office:value="8666" calcext:value-type="float">
            <text:p>8666</text:p>
          </table:table-cell>
          <table:table-cell office:value-type="float" office:value="1424" calcext:value-type="float">
            <text:p>1424</text:p>
          </table:table-cell>
          <table:table-cell table:formula="of:=[.D11]/[.C11]" office:value-type="float" office:value="0.164320332333256" calcext:value-type="float">
            <text:p>0.1643203323</text:p>
          </table:table-cell>
          <table:table-cell/>
        </table:table-row>
        <table:table-row table:style-name="ro1">
          <table:table-cell office:value-type="string" calcext:value-type="string">
            <text:p>http://www.cel.ro/placi-video/placa-video-sapphire-radeon-r7-370-nitro-oc-2gb-gddr5-256bit-bulk-l/</text:p>
          </table:table-cell>
          <table:table-cell/>
          <table:table-cell office:value-type="float" office:value="4461" calcext:value-type="float">
            <text:p>4461</text:p>
          </table:table-cell>
          <table:table-cell office:value-type="float" office:value="594" calcext:value-type="float">
            <text:p>594</text:p>
          </table:table-cell>
          <table:table-cell table:formula="of:=[.D12]/[.C12]" office:value-type="float" office:value="0.13315400134499" calcext:value-type="float">
            <text:p>0.1331540013</text:p>
          </table:table-cell>
          <table:table-cell/>
        </table:table-row>
        <table:table-row table:style-name="ro1">
          <table:table-cell office:value-type="string" calcext:value-type="string">
            <text:p>http://www.cel.ro/placi-video/placa-video-gigabyte-geforce-gtx-750-ti-oc-2gb-128bit-l/</text:p>
          </table:table-cell>
          <table:table-cell/>
          <table:table-cell table:style-name="ce1" office:value-type="float" office:value="3684" calcext:value-type="float">
            <text:p>3684</text:p>
          </table:table-cell>
          <table:table-cell office:value-type="float" office:value="589" calcext:value-type="float">
            <text:p>589</text:p>
          </table:table-cell>
          <table:table-cell table:formula="of:=[.D13]/[.C13]" office:value-type="float" office:value="0.159880564603692" calcext:value-type="float">
            <text:p>0.159880564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DD GB</text:p>
          </table:table-cell>
          <table:table-cell table:number-columns-repeated="2"/>
          <table:table-cell table:formula="of:=AVERAGE([.E16:.E20])" office:value-type="float" office:value="0.18425" calcext:value-type="float">
            <text:p>0.18425</text:p>
          </table:table-cell>
          <table:table-cell/>
        </table:table-row>
        <table:table-row table:style-name="ro1">
          <table:table-cell office:value-type="string" calcext:value-type="string">
            <text:p>http://www.cel.ro/hard-disk_uri/hard-disk-toshiba-1tb-7200rpm-32mb-sata-3-l/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9" calcext:value-type="float">
            <text:p>209</text:p>
          </table:table-cell>
          <table:table-cell table:formula="of:=[.D16]/[.C16]" office:value-type="float" office:value="0.209" calcext:value-type="float">
            <text:p>0.209</text:p>
          </table:table-cell>
          <table:table-cell/>
        </table:table-row>
        <table:table-row table:style-name="ro1">
          <table:table-cell office:value-type="string" calcext:value-type="string">
            <text:p>http://www.cel.ro/hard-disk_uri/hard-disk-toshiba-2tb-7200rpm-64mb-sata-3-l/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19" calcext:value-type="float">
            <text:p>319</text:p>
          </table:table-cell>
          <table:table-cell table:formula="of:=[.D17]/[.C17]" office:value-type="float" office:value="0.1595" calcext:value-type="float">
            <text:p>0.1595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SSD GB</text:p>
          </table:table-cell>
          <table:table-cell table:number-columns-repeated="3"/>
          <table:table-cell office:value-type="string" calcext:value-type="string">
            <text:p>HDDMark</text:p>
          </table:table-cell>
        </table:table-row>
        <table:table-row table:style-name="ro1">
          <table:table-cell office:value-type="string" calcext:value-type="string">
            <text:p>http://www.cel.ro/ssd_uri/ssd-adata-premier-pro-sp550-series-120gb-sata3-2.5-inch-l/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table:formula="of:=[.D22]/[.C22]" office:value-type="float" office:value="1.40833333333333" calcext:value-type="float">
            <text:p>1.4083333333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string" calcext:value-type="string">
            <text:p>http://www.cel.ro/ssd_uri/ssd-kingston-v300-120gb-sata3-7mm-l/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  <table:table-cell table:formula="of:=[.D23]/[.C23]" office:value-type="float" office:value="1.49166666666667" calcext:value-type="float">
            <text:p>1.4916666667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AM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el.ro/memorii/memorie-micron-crucial-ballistix-sport-16gb-kit-2x8gb-ddr3-1600mhz-cl9-l/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[.D28]/[.C28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cel.ro/memorii/memorie-memorie-crucial-8gb-ddr3-1600mhz-cl11-unbuffered-l/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table:formula="of:=[.D29]/[.C29]" office:value-type="float" office:value="17.625" calcext:value-type="float">
            <text:p>17.625</text:p>
          </table:table-cell>
          <table:table-cell/>
        </table:table-row>
        <table:table-row table:style-name="ro1">
          <table:table-cell office:value-type="string" calcext:value-type="string">
            <text:p>http://www.cel.ro/memorii/memorie-kingston-dram-8gb-ddr3l-1600mhz-cl11-l/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formula="of:=[.D30]/[.C30]" office:value-type="float" office:value="17.875" calcext:value-type="float">
            <text:p>17.875</text:p>
          </table:table-cell>
          <table:table-cell/>
        </table:table-row>
      </table:table>
      <table:named-expressions/>
      <table:database-ranges>
        <table:database-range table:name="__Anonymous_Sheet_DB__0" table:target-range-address="'desktops2016-05-13'.A1:'desktops2016-05-13'.O349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2:09:14.994476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5T12:40:20.025679595</dc:date>
    <meta:editing-duration>PT47M36S</meta:editing-duration>
    <meta:editing-cycles>4</meta:editing-cycles>
    <meta:generator>LibreOffice/4.3.3.2$Linux_X86_64 LibreOffice_project/430m0$Build-2</meta:generator>
    <meta:document-statistic meta:table-count="2" meta:cell-count="48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esktops2016-05-13'.L1:'desktops2016-05-13'.M349" chart:data-source-has-labels="row" svg:x="0.32cm" svg:y="0.18cm" svg:width="15.36cm" svg:height="8.64cm">
          <chartooo:coordinate-region svg:x="1.312cm" svg:y="0.38cm" svg:width="13.903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desktops2016-05-13'.M2:'desktops2016-05-13'.M349" chart:label-cell-address="'desktops2016-05-13'.M1:'desktops2016-05-13'.M1" chart:class="chart:scatter">
            <chart:domain table:cell-range-address="'desktops2016-05-13'.L2:'desktops2016-05-13'.L349"/>
            <chart:regression-curve chart:style-name="ch6">
              <chart:equation chart:display-equation="true" chart:display-r-square="true" svg:x="6.345cm" svg:y="6.875cm"/>
            </chart:regression-curve>
            <chart:data-point chart:repeated="3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an's Linear</text:p>
                <draw:g>
                  <svg:desc>'desktops2016-05-13'.M1:'desktops2016-05-13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04">
                <text:p>7204</text:p>
                <draw:g>
                  <svg:desc>'desktops2016-05-13'.L2:'desktops2016-05-13'.L349</svg:desc>
                </draw:g>
              </table:table-cell>
              <table:table-cell office:value-type="float" office:value="3682.36">
                <text:p>3682.36</text:p>
                <draw:g>
                  <svg:desc>'desktops2016-05-13'.M2:'desktops2016-05-13'.M3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99">
                <text:p>6699</text:p>
              </table:table-cell>
              <table:table-cell office:value-type="float" office:value="3676.46">
                <text:p>3676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49">
                <text:p>5149</text:p>
              </table:table-cell>
              <table:table-cell office:value-type="float" office:value="3486.06">
                <text:p>3486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99">
                <text:p>6999</text:p>
              </table:table-cell>
              <table:table-cell office:value-type="float" office:value="3469.83">
                <text:p>3469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99">
                <text:p>5999</text:p>
              </table:table-cell>
              <table:table-cell office:value-type="float" office:value="3381.26">
                <text:p>338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99">
                <text:p>6699</text:p>
              </table:table-cell>
              <table:table-cell office:value-type="float" office:value="3356.21">
                <text:p>3356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44">
                <text:p>6744</text:p>
              </table:table-cell>
              <table:table-cell office:value-type="float" office:value="3245.88">
                <text:p>3245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14">
                <text:p>5614</text:p>
              </table:table-cell>
              <table:table-cell office:value-type="float" office:value="3172.71">
                <text:p>3172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59">
                <text:p>5059</text:p>
              </table:table-cell>
              <table:table-cell office:value-type="float" office:value="3136.47">
                <text:p>3136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24">
                <text:p>5224</text:p>
              </table:table-cell>
              <table:table-cell office:value-type="float" office:value="3106.68">
                <text:p>3106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19">
                <text:p>9719</text:p>
              </table:table-cell>
              <table:table-cell office:value-type="float" office:value="3094.49">
                <text:p>3094.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99">
                <text:p>10899</text:p>
              </table:table-cell>
              <table:table-cell office:value-type="float" office:value="3089.4">
                <text:p>3089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9">
                <text:p>6399</text:p>
              </table:table-cell>
              <table:table-cell office:value-type="float" office:value="3060.78">
                <text:p>3060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99">
                <text:p>6599</text:p>
              </table:table-cell>
              <table:table-cell office:value-type="float" office:value="3060.78">
                <text:p>3060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04">
                <text:p>8304</text:p>
              </table:table-cell>
              <table:table-cell office:value-type="float" office:value="3046.87">
                <text:p>3046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9">
                <text:p>4599</text:p>
              </table:table-cell>
              <table:table-cell office:value-type="float" office:value="2944.78">
                <text:p>2944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99">
                <text:p>4699</text:p>
              </table:table-cell>
              <table:table-cell office:value-type="float" office:value="2927.48">
                <text:p>2927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99">
                <text:p>5499</text:p>
              </table:table-cell>
              <table:table-cell office:value-type="float" office:value="2875.91">
                <text:p>2875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79">
                <text:p>6379</text:p>
              </table:table-cell>
              <table:table-cell office:value-type="float" office:value="2790.58">
                <text:p>2790.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9">
                <text:p>4599</text:p>
              </table:table-cell>
              <table:table-cell office:value-type="float" office:value="2764.78">
                <text:p>2764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99">
                <text:p>4999</text:p>
              </table:table-cell>
              <table:table-cell office:value-type="float" office:value="2678.66">
                <text:p>2678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9">
                <text:p>3999</text:p>
              </table:table-cell>
              <table:table-cell office:value-type="float" office:value="2663.18">
                <text:p>2663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99">
                <text:p>3799</text:p>
              </table:table-cell>
              <table:table-cell office:value-type="float" office:value="2654.22">
                <text:p>2654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99">
                <text:p>6899</text:p>
              </table:table-cell>
              <table:table-cell office:value-type="float" office:value="2651.98">
                <text:p>2651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99">
                <text:p>3399</text:p>
              </table:table-cell>
              <table:table-cell office:value-type="float" office:value="2650.07">
                <text:p>2650.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59">
                <text:p>6359</text:p>
              </table:table-cell>
              <table:table-cell office:value-type="float" office:value="2545.78">
                <text:p>2545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99">
                <text:p>6499</text:p>
              </table:table-cell>
              <table:table-cell office:value-type="float" office:value="2504.63">
                <text:p>2504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14">
                <text:p>8214</text:p>
              </table:table-cell>
              <table:table-cell office:value-type="float" office:value="2425.05">
                <text:p>2425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54">
                <text:p>6754</text:p>
              </table:table-cell>
              <table:table-cell office:value-type="float" office:value="2382.07">
                <text:p>2382.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39">
                <text:p>6239</text:p>
              </table:table-cell>
              <table:table-cell office:value-type="float" office:value="2316.14">
                <text:p>2316.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39">
                <text:p>6239</text:p>
              </table:table-cell>
              <table:table-cell office:value-type="float" office:value="2316.14">
                <text:p>2316.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44">
                <text:p>5344</text:p>
              </table:table-cell>
              <table:table-cell office:value-type="float" office:value="2310.38">
                <text:p>2310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4">
                <text:p>6504</text:p>
              </table:table-cell>
              <table:table-cell office:value-type="float" office:value="2308.98">
                <text:p>2308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74">
                <text:p>4974</text:p>
              </table:table-cell>
              <table:table-cell office:value-type="float" office:value="2283.99">
                <text:p>2283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89">
                <text:p>6589</text:p>
              </table:table-cell>
              <table:table-cell office:value-type="float" office:value="2265.14">
                <text:p>2265.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99">
                <text:p>5599</text:p>
              </table:table-cell>
              <table:table-cell office:value-type="float" office:value="2229.91">
                <text:p>2229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24">
                <text:p>5624</text:p>
              </table:table-cell>
              <table:table-cell office:value-type="float" office:value="2165.58">
                <text:p>2165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99">
                <text:p>3799</text:p>
              </table:table-cell>
              <table:table-cell office:value-type="float" office:value="2155.99">
                <text:p>2155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34">
                <text:p>5834</text:p>
              </table:table-cell>
              <table:table-cell office:value-type="float" office:value="2145.75">
                <text:p>2145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4">
                <text:p>4714</text:p>
              </table:table-cell>
              <table:table-cell office:value-type="float" office:value="2136.14">
                <text:p>2136.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19">
                <text:p>5619</text:p>
              </table:table-cell>
              <table:table-cell office:value-type="float" office:value="2136.14">
                <text:p>2136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99">
                <text:p>2799</text:p>
              </table:table-cell>
              <table:table-cell office:value-type="float" office:value="2082.58">
                <text:p>2082.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29">
                <text:p>4029</text:p>
              </table:table-cell>
              <table:table-cell office:value-type="float" office:value="2062.18">
                <text:p>2062.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19">
                <text:p>5919</text:p>
              </table:table-cell>
              <table:table-cell office:value-type="float" office:value="2058.89">
                <text:p>2058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9">
                <text:p>4199</text:p>
              </table:table-cell>
              <table:table-cell office:value-type="float" office:value="2052.14">
                <text:p>2052.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9">
                <text:p>4999</text:p>
              </table:table-cell>
              <table:table-cell office:value-type="float" office:value="2052.14">
                <text:p>2052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09">
                <text:p>4909</text:p>
              </table:table-cell>
              <table:table-cell office:value-type="float" office:value="2035.35">
                <text:p>2035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9">
                <text:p>3999</text:p>
              </table:table-cell>
              <table:table-cell office:value-type="float" office:value="2028.3">
                <text:p>2028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9">
                <text:p>4599</text:p>
              </table:table-cell>
              <table:table-cell office:value-type="float" office:value="2028.3">
                <text:p>2028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94">
                <text:p>5394</text:p>
              </table:table-cell>
              <table:table-cell office:value-type="float" office:value="2028.3">
                <text:p>2028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94">
                <text:p>5394</text:p>
              </table:table-cell>
              <table:table-cell office:value-type="float" office:value="2028.3">
                <text:p>2028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59">
                <text:p>6859</text:p>
              </table:table-cell>
              <table:table-cell office:value-type="float" office:value="2019.06">
                <text:p>2019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84">
                <text:p>5284</text:p>
              </table:table-cell>
              <table:table-cell office:value-type="float" office:value="1979.35">
                <text:p>197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99">
                <text:p>3199</text:p>
              </table:table-cell>
              <table:table-cell office:value-type="float" office:value="1963.5">
                <text:p>1963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24">
                <text:p>5124</text:p>
              </table:table-cell>
              <table:table-cell office:value-type="float" office:value="1957.74">
                <text:p>1957.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69">
                <text:p>5369</text:p>
              </table:table-cell>
              <table:table-cell office:value-type="float" office:value="1957.74">
                <text:p>1957.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64">
                <text:p>5464</text:p>
              </table:table-cell>
              <table:table-cell office:value-type="float" office:value="1957.74">
                <text:p>1957.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49">
                <text:p>4249</text:p>
              </table:table-cell>
              <table:table-cell office:value-type="float" office:value="1957.14">
                <text:p>1957.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99">
                <text:p>4799</text:p>
              </table:table-cell>
              <table:table-cell office:value-type="float" office:value="1957.14">
                <text:p>1957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84">
                <text:p>4984</text:p>
              </table:table-cell>
              <table:table-cell office:value-type="float" office:value="1957.14">
                <text:p>1957.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04">
                <text:p>5604</text:p>
              </table:table-cell>
              <table:table-cell office:value-type="float" office:value="1949.05">
                <text:p>1949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99">
                <text:p>2899</text:p>
              </table:table-cell>
              <table:table-cell office:value-type="float" office:value="1940.42">
                <text:p>1940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49">
                <text:p>3149</text:p>
              </table:table-cell>
              <table:table-cell office:value-type="float" office:value="1940.42">
                <text:p>1940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4">
                <text:p>3494</text:p>
              </table:table-cell>
              <table:table-cell office:value-type="float" office:value="1940.42">
                <text:p>1940.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19">
                <text:p>3419</text:p>
              </table:table-cell>
              <table:table-cell office:value-type="float" office:value="1924.15">
                <text:p>1924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84">
                <text:p>3984</text:p>
              </table:table-cell>
              <table:table-cell office:value-type="float" office:value="1924.15">
                <text:p>1924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79">
                <text:p>4479</text:p>
              </table:table-cell>
              <table:table-cell office:value-type="float" office:value="1924.15">
                <text:p>1924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34">
                <text:p>5334</text:p>
              </table:table-cell>
              <table:table-cell office:value-type="float" office:value="1924.15">
                <text:p>1924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09">
                <text:p>5409</text:p>
              </table:table-cell>
              <table:table-cell office:value-type="float" office:value="1924.15">
                <text:p>1924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94">
                <text:p>4894</text:p>
              </table:table-cell>
              <table:table-cell office:value-type="float" office:value="1917.59">
                <text:p>1917.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14">
                <text:p>2214</text:p>
              </table:table-cell>
              <table:table-cell office:value-type="float" office:value="1910.26">
                <text:p>1910.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69">
                <text:p>5169</text:p>
              </table:table-cell>
              <table:table-cell office:value-type="float" office:value="1877.35">
                <text:p>1877.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99">
                <text:p>2899</text:p>
              </table:table-cell>
              <table:table-cell office:value-type="float" office:value="1867.74">
                <text:p>1867.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99">
                <text:p>3099</text:p>
              </table:table-cell>
              <table:table-cell office:value-type="float" office:value="1867.74">
                <text:p>1867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99">
                <text:p>3899</text:p>
              </table:table-cell>
              <table:table-cell office:value-type="float" office:value="1867.74">
                <text:p>1867.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94">
                <text:p>4094</text:p>
              </table:table-cell>
              <table:table-cell office:value-type="float" office:value="1867.74">
                <text:p>1867.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19">
                <text:p>4219</text:p>
              </table:table-cell>
              <table:table-cell office:value-type="float" office:value="1867.74">
                <text:p>1867.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24">
                <text:p>4324</text:p>
              </table:table-cell>
              <table:table-cell office:value-type="float" office:value="1867.74">
                <text:p>1867.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09">
                <text:p>4409</text:p>
              </table:table-cell>
              <table:table-cell office:value-type="float" office:value="1867.74">
                <text:p>1867.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34">
                <text:p>4434</text:p>
              </table:table-cell>
              <table:table-cell office:value-type="float" office:value="1867.74">
                <text:p>1867.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24">
                <text:p>4524</text:p>
              </table:table-cell>
              <table:table-cell office:value-type="float" office:value="1867.74">
                <text:p>1867.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69">
                <text:p>4769</text:p>
              </table:table-cell>
              <table:table-cell office:value-type="float" office:value="1867.74">
                <text:p>1867.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99">
                <text:p>2899</text:p>
              </table:table-cell>
              <table:table-cell office:value-type="float" office:value="1860.15">
                <text:p>186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59">
                <text:p>3459</text:p>
              </table:table-cell>
              <table:table-cell office:value-type="float" office:value="1859.51">
                <text:p>1859.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04">
                <text:p>2604</text:p>
              </table:table-cell>
              <table:table-cell office:value-type="float" office:value="1849.94">
                <text:p>1849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24">
                <text:p>5024</text:p>
              </table:table-cell>
              <table:table-cell office:value-type="float" office:value="1840.23">
                <text:p>1840.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14">
                <text:p>5014</text:p>
              </table:table-cell>
              <table:table-cell office:value-type="float" office:value="1834.55">
                <text:p>1834.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04">
                <text:p>3904</text:p>
              </table:table-cell>
              <table:table-cell office:value-type="float" office:value="1834.15">
                <text:p>1834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99">
                <text:p>3199</text:p>
              </table:table-cell>
              <table:table-cell office:value-type="float" office:value="1833.51">
                <text:p>1833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9">
                <text:p>3499</text:p>
              </table:table-cell>
              <table:table-cell office:value-type="float" office:value="1833.51">
                <text:p>1833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4">
                <text:p>3904</text:p>
              </table:table-cell>
              <table:table-cell office:value-type="float" office:value="1833.51">
                <text:p>1833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64">
                <text:p>5564</text:p>
              </table:table-cell>
              <table:table-cell office:value-type="float" office:value="1820.13">
                <text:p>1820.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9">
                <text:p>2799</text:p>
              </table:table-cell>
              <table:table-cell office:value-type="float" office:value="1805.37">
                <text:p>1805.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89">
                <text:p>4689</text:p>
              </table:table-cell>
              <table:table-cell office:value-type="float" office:value="1804.09">
                <text:p>1804.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24">
                <text:p>3224</text:p>
              </table:table-cell>
              <table:table-cell office:value-type="float" office:value="1803.74">
                <text:p>1803.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99">
                <text:p>3399</text:p>
              </table:table-cell>
              <table:table-cell office:value-type="float" office:value="1803.74">
                <text:p>1803.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99">
                <text:p>3899</text:p>
              </table:table-cell>
              <table:table-cell office:value-type="float" office:value="1803.74">
                <text:p>1803.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34">
                <text:p>5834</text:p>
              </table:table-cell>
              <table:table-cell office:value-type="float" office:value="1803.74">
                <text:p>1803.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54">
                <text:p>6254</text:p>
              </table:table-cell>
              <table:table-cell office:value-type="float" office:value="1803.74">
                <text:p>1803.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49">
                <text:p>2349</text:p>
              </table:table-cell>
              <table:table-cell office:value-type="float" office:value="1785.94">
                <text:p>1785.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4">
                <text:p>3504</text:p>
              </table:table-cell>
              <table:table-cell office:value-type="float" office:value="1770.15">
                <text:p>1770.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24">
                <text:p>3924</text:p>
              </table:table-cell>
              <table:table-cell office:value-type="float" office:value="1714.89">
                <text:p>1714.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49">
                <text:p>5249</text:p>
              </table:table-cell>
              <table:table-cell office:value-type="float" office:value="1713.03">
                <text:p>1713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54">
                <text:p>3054</text:p>
              </table:table-cell>
              <table:table-cell office:value-type="float" office:value="1711.05">
                <text:p>1711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9">
                <text:p>3599</text:p>
              </table:table-cell>
              <table:table-cell office:value-type="float" office:value="1711.05">
                <text:p>1711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69">
                <text:p>4169</text:p>
              </table:table-cell>
              <table:table-cell office:value-type="float" office:value="1695.74">
                <text:p>1695.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49">
                <text:p>2649</text:p>
              </table:table-cell>
              <table:table-cell office:value-type="float" office:value="1605.94">
                <text:p>1605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9">
                <text:p>3999</text:p>
              </table:table-cell>
              <table:table-cell office:value-type="float" office:value="1565.94">
                <text:p>1565.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14">
                <text:p>4814</text:p>
              </table:table-cell>
              <table:table-cell office:value-type="float" office:value="1543.7">
                <text:p>1543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99">
                <text:p>2299</text:p>
              </table:table-cell>
              <table:table-cell office:value-type="float" office:value="1541.94">
                <text:p>1541.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9">
                <text:p>3999</text:p>
              </table:table-cell>
              <table:table-cell office:value-type="float" office:value="1535.54">
                <text:p>1535.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69">
                <text:p>4969</text:p>
              </table:table-cell>
              <table:table-cell office:value-type="float" office:value="1527.34">
                <text:p>1527.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04">
                <text:p>2604</text:p>
              </table:table-cell>
              <table:table-cell office:value-type="float" office:value="1464.55">
                <text:p>1464.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24">
                <text:p>2724</text:p>
              </table:table-cell>
              <table:table-cell office:value-type="float" office:value="1463.91">
                <text:p>1463.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99">
                <text:p>2899</text:p>
              </table:table-cell>
              <table:table-cell office:value-type="float" office:value="1463.91">
                <text:p>1463.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49">
                <text:p>2949</text:p>
              </table:table-cell>
              <table:table-cell office:value-type="float" office:value="1463.91">
                <text:p>1463.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44">
                <text:p>3044</text:p>
              </table:table-cell>
              <table:table-cell office:value-type="float" office:value="1463.91">
                <text:p>1463.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29">
                <text:p>3229</text:p>
              </table:table-cell>
              <table:table-cell office:value-type="float" office:value="1463.91">
                <text:p>1463.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49">
                <text:p>3949</text:p>
              </table:table-cell>
              <table:table-cell office:value-type="float" office:value="1463.91">
                <text:p>1463.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34">
                <text:p>4434</text:p>
              </table:table-cell>
              <table:table-cell office:value-type="float" office:value="1463.11">
                <text:p>1463.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19">
                <text:p>3119</text:p>
              </table:table-cell>
              <table:table-cell office:value-type="float" office:value="1456.87">
                <text:p>1456.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84">
                <text:p>3184</text:p>
              </table:table-cell>
              <table:table-cell office:value-type="float" office:value="1440.39">
                <text:p>1440.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99">
                <text:p>1899</text:p>
              </table:table-cell>
              <table:table-cell office:value-type="float" office:value="1408.98">
                <text:p>1408.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99">
                <text:p>1599</text:p>
              </table:table-cell>
              <table:table-cell office:value-type="float" office:value="1407.78">
                <text:p>1407.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09">
                <text:p>3909</text:p>
              </table:table-cell>
              <table:table-cell office:value-type="float" office:value="1405.75">
                <text:p>1405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59">
                <text:p>3059</text:p>
              </table:table-cell>
              <table:table-cell office:value-type="float" office:value="1374.55">
                <text:p>1374.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99">
                <text:p>1599</text:p>
              </table:table-cell>
              <table:table-cell office:value-type="float" office:value="1374.1">
                <text:p>1374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54">
                <text:p>3354</text:p>
              </table:table-cell>
              <table:table-cell office:value-type="float" office:value="1374.1">
                <text:p>1374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59">
                <text:p>3159</text:p>
              </table:table-cell>
              <table:table-cell office:value-type="float" office:value="1373.91">
                <text:p>1373.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19">
                <text:p>3519</text:p>
              </table:table-cell>
              <table:table-cell office:value-type="float" office:value="1373.91">
                <text:p>1373.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19">
                <text:p>3519</text:p>
              </table:table-cell>
              <table:table-cell office:value-type="float" office:value="1373.91">
                <text:p>1373.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39">
                <text:p>4039</text:p>
              </table:table-cell>
              <table:table-cell office:value-type="float" office:value="1373.91">
                <text:p>1373.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49">
                <text:p>2749</text:p>
              </table:table-cell>
              <table:table-cell office:value-type="float" office:value="1373.46">
                <text:p>1373.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99">
                <text:p>2799</text:p>
              </table:table-cell>
              <table:table-cell office:value-type="float" office:value="1373.46">
                <text:p>1373.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99">
                <text:p>1599</text:p>
              </table:table-cell>
              <table:table-cell office:value-type="float" office:value="1372.14">
                <text:p>1372.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49">
                <text:p>3749</text:p>
              </table:table-cell>
              <table:table-cell office:value-type="float" office:value="1363.34">
                <text:p>1363.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29">
                <text:p>3029</text:p>
              </table:table-cell>
              <table:table-cell office:value-type="float" office:value="1350.39">
                <text:p>1350.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9">
                <text:p>3499</text:p>
              </table:table-cell>
              <table:table-cell office:value-type="float" office:value="1349.54">
                <text:p>1349.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9">
                <text:p>1499</text:p>
              </table:table-cell>
              <table:table-cell office:value-type="float" office:value="1343.78">
                <text:p>1343.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99">
                <text:p>3599</text:p>
              </table:table-cell>
              <table:table-cell office:value-type="float" office:value="1341.64">
                <text:p>1341.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84">
                <text:p>3884</text:p>
              </table:table-cell>
              <table:table-cell office:value-type="float" office:value="1333.84">
                <text:p>1333.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4">
                <text:p>4414</text:p>
              </table:table-cell>
              <table:table-cell office:value-type="float" office:value="1326.71">
                <text:p>1326.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99">
                <text:p>3399</text:p>
              </table:table-cell>
              <table:table-cell office:value-type="float" office:value="1322.64">
                <text:p>1322.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19">
                <text:p>3419</text:p>
              </table:table-cell>
              <table:table-cell office:value-type="float" office:value="1322.64">
                <text:p>1322.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9">
                <text:p>3609</text:p>
              </table:table-cell>
              <table:table-cell office:value-type="float" office:value="1322.64">
                <text:p>1322.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14">
                <text:p>3814</text:p>
              </table:table-cell>
              <table:table-cell office:value-type="float" office:value="1322.64">
                <text:p>1322.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69">
                <text:p>3969</text:p>
              </table:table-cell>
              <table:table-cell office:value-type="float" office:value="1321.84">
                <text:p>1321.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04">
                <text:p>2804</text:p>
              </table:table-cell>
              <table:table-cell office:value-type="float" office:value="1310.55">
                <text:p>1310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99">
                <text:p>3899</text:p>
              </table:table-cell>
              <table:table-cell office:value-type="float" office:value="1310.55">
                <text:p>1310.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99">
                <text:p>1699</text:p>
              </table:table-cell>
              <table:table-cell office:value-type="float" office:value="1310.1">
                <text:p>1310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69">
                <text:p>1869</text:p>
              </table:table-cell>
              <table:table-cell office:value-type="float" office:value="1310.1">
                <text:p>1310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99">
                <text:p>2099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49">
                <text:p>2149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29">
                <text:p>2229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29">
                <text:p>2329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49">
                <text:p>2349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99">
                <text:p>2699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79">
                <text:p>2779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49">
                <text:p>2849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49">
                <text:p>2849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4">
                <text:p>2904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4">
                <text:p>3234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29">
                <text:p>3329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94">
                <text:p>3594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44">
                <text:p>4144</text:p>
              </table:table-cell>
              <table:table-cell office:value-type="float" office:value="1309.91">
                <text:p>1309.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99">
                <text:p>1799</text:p>
              </table:table-cell>
              <table:table-cell office:value-type="float" office:value="1309.46">
                <text:p>1309.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44">
                <text:p>2144</text:p>
              </table:table-cell>
              <table:table-cell office:value-type="float" office:value="1309.46">
                <text:p>1309.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44">
                <text:p>3144</text:p>
              </table:table-cell>
              <table:table-cell office:value-type="float" office:value="1301.54">
                <text:p>1301.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79">
                <text:p>4579</text:p>
              </table:table-cell>
              <table:table-cell office:value-type="float" office:value="1297.54">
                <text:p>1297.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9">
                <text:p>1789</text:p>
              </table:table-cell>
              <table:table-cell office:value-type="float" office:value="1289.02">
                <text:p>1289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49">
                <text:p>3549</text:p>
              </table:table-cell>
              <table:table-cell office:value-type="float" office:value="1284.47">
                <text:p>1284.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99">
                <text:p>3199</text:p>
              </table:table-cell>
              <table:table-cell office:value-type="float" office:value="1269.7">
                <text:p>1269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49">
                <text:p>2849</text:p>
              </table:table-cell>
              <table:table-cell office:value-type="float" office:value="1265.94">
                <text:p>1265.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89">
                <text:p>4089</text:p>
              </table:table-cell>
              <table:table-cell office:value-type="float" office:value="1242.76">
                <text:p>1242.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99">
                <text:p>2799</text:p>
              </table:table-cell>
              <table:table-cell office:value-type="float" office:value="1239.71">
                <text:p>1239.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74">
                <text:p>3574</text:p>
              </table:table-cell>
              <table:table-cell office:value-type="float" office:value="1239.71">
                <text:p>1239.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99">
                <text:p>4599</text:p>
              </table:table-cell>
              <table:table-cell office:value-type="float" office:value="1236.9">
                <text:p>1236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39">
                <text:p>2939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49">
                <text:p>3349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14">
                <text:p>3414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44">
                <text:p>3444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44">
                <text:p>3444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49">
                <text:p>3449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84">
                <text:p>3484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69">
                <text:p>3569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59">
                <text:p>3659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09">
                <text:p>3709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4">
                <text:p>3804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04">
                <text:p>3804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24">
                <text:p>3924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24">
                <text:p>3924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99">
                <text:p>3999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69">
                <text:p>4269</text:p>
              </table:table-cell>
              <table:table-cell office:value-type="float" office:value="1232.64">
                <text:p>1232.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9">
                <text:p>2099</text:p>
              </table:table-cell>
              <table:table-cell office:value-type="float" office:value="1220.1">
                <text:p>1220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49">
                <text:p>2149</text:p>
              </table:table-cell>
              <table:table-cell office:value-type="float" office:value="1220.1">
                <text:p>1220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24">
                <text:p>2324</text:p>
              </table:table-cell>
              <table:table-cell office:value-type="float" office:value="1220.1">
                <text:p>1220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79">
                <text:p>2679</text:p>
              </table:table-cell>
              <table:table-cell office:value-type="float" office:value="1220.1">
                <text:p>1220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99">
                <text:p>2899</text:p>
              </table:table-cell>
              <table:table-cell office:value-type="float" office:value="1220.1">
                <text:p>1220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49">
                <text:p>2249</text:p>
              </table:table-cell>
              <table:table-cell office:value-type="float" office:value="1219.46">
                <text:p>1219.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99">
                <text:p>1699</text:p>
              </table:table-cell>
              <table:table-cell office:value-type="float" office:value="1190.34">
                <text:p>1190.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74">
                <text:p>3474</text:p>
              </table:table-cell>
              <table:table-cell office:value-type="float" office:value="1187.71">
                <text:p>1187.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99">
                <text:p>2299</text:p>
              </table:table-cell>
              <table:table-cell office:value-type="float" office:value="1185.38">
                <text:p>1185.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99">
                <text:p>1999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99">
                <text:p>2899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94">
                <text:p>2994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69">
                <text:p>3069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69">
                <text:p>3069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89">
                <text:p>3089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49">
                <text:p>3149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74">
                <text:p>3174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89">
                <text:p>3189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99">
                <text:p>3299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4">
                <text:p>3494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34">
                <text:p>3634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64">
                <text:p>3664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84">
                <text:p>3684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49">
                <text:p>3749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29">
                <text:p>3829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74">
                <text:p>3874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74">
                <text:p>3874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24">
                <text:p>3924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24">
                <text:p>3924</text:p>
              </table:table-cell>
              <table:table-cell office:value-type="float" office:value="1168.64">
                <text:p>1168.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64">
                <text:p>3464</text:p>
              </table:table-cell>
              <table:table-cell office:value-type="float" office:value="1166.92">
                <text:p>1166.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14">
                <text:p>2314</text:p>
              </table:table-cell>
              <table:table-cell office:value-type="float" office:value="1154.82">
                <text:p>1154.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79">
                <text:p>3879</text:p>
              </table:table-cell>
              <table:table-cell office:value-type="float" office:value="1153.56">
                <text:p>1153.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49">
                <text:p>1849</text:p>
              </table:table-cell>
              <table:table-cell office:value-type="float" office:value="1149.37">
                <text:p>1149.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99">
                <text:p>4399</text:p>
              </table:table-cell>
              <table:table-cell office:value-type="float" office:value="1144.04">
                <text:p>1144.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9">
                <text:p>269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44">
                <text:p>3344</text:p>
              </table:table-cell>
              <table:table-cell office:value-type="float" office:value="1111.64">
                <text:p>1111.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44">
                <text:p>2144</text:p>
              </table:table-cell>
              <table:table-cell office:value-type="float" office:value="1101.14">
                <text:p>1101.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04">
                <text:p>2804</text:p>
              </table:table-cell>
              <table:table-cell office:value-type="float" office:value="1101.14">
                <text:p>1101.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39">
                <text:p>2239</text:p>
              </table:table-cell>
              <table:table-cell office:value-type="float" office:value="1090.2">
                <text:p>1090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39">
                <text:p>2239</text:p>
              </table:table-cell>
              <table:table-cell office:value-type="float" office:value="1090.2">
                <text:p>1090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39">
                <text:p>3339</text:p>
              </table:table-cell>
              <table:table-cell office:value-type="float" office:value="1089.56">
                <text:p>1089.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64">
                <text:p>3364</text:p>
              </table:table-cell>
              <table:table-cell office:value-type="float" office:value="1089.56">
                <text:p>1089.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9">
                <text:p>1299</text:p>
              </table:table-cell>
              <table:table-cell office:value-type="float" office:value="1082.97">
                <text:p>1082.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29">
                <text:p>1629</text:p>
              </table:table-cell>
              <table:table-cell office:value-type="float" office:value="1082.97">
                <text:p>1082.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69">
                <text:p>1769</text:p>
              </table:table-cell>
              <table:table-cell office:value-type="float" office:value="1079.93">
                <text:p>1079.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99">
                <text:p>1899</text:p>
              </table:table-cell>
              <table:table-cell office:value-type="float" office:value="1079.93">
                <text:p>1079.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99">
                <text:p>3199</text:p>
              </table:table-cell>
              <table:table-cell office:value-type="float" office:value="1068.04">
                <text:p>1068.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9">
                <text:p>3499</text:p>
              </table:table-cell>
              <table:table-cell office:value-type="float" office:value="1068.04">
                <text:p>1068.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99">
                <text:p>2999</text:p>
              </table:table-cell>
              <table:table-cell office:value-type="float" office:value="1065.64">
                <text:p>1065.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99">
                <text:p>2899</text:p>
              </table:table-cell>
              <table:table-cell office:value-type="float" office:value="1036.09">
                <text:p>1036.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24">
                <text:p>3324</text:p>
              </table:table-cell>
              <table:table-cell office:value-type="float" office:value="1026.44">
                <text:p>1026.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9">
                <text:p>1499</text:p>
              </table:table-cell>
              <table:table-cell office:value-type="float" office:value="1018.97">
                <text:p>1018.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9">
                <text:p>1649</text:p>
              </table:table-cell>
              <table:table-cell office:value-type="float" office:value="1018.97">
                <text:p>1018.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99">
                <text:p>2799</text:p>
              </table:table-cell>
              <table:table-cell office:value-type="float" office:value="1006.09">
                <text:p>1006.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24">
                <text:p>3224</text:p>
              </table:table-cell>
              <table:table-cell office:value-type="float" office:value="1000.17">
                <text:p>1000.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49">
                <text:p>1749</text:p>
              </table:table-cell>
              <table:table-cell office:value-type="float" office:value="998.92">
                <text:p>998.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99">
                <text:p>109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99">
                <text:p>139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99">
                <text:p>1599</text:p>
              </table:table-cell>
              <table:table-cell office:value-type="float" office:value="971.24">
                <text:p>971.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99">
                <text:p>1699</text:p>
              </table:table-cell>
              <table:table-cell office:value-type="float" office:value="971.24">
                <text:p>971.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14">
                <text:p>3114</text:p>
              </table:table-cell>
              <table:table-cell office:value-type="float" office:value="967.21">
                <text:p>967.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29">
                <text:p>1829</text:p>
              </table:table-cell>
              <table:table-cell office:value-type="float" office:value="959.93">
                <text:p>959.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99">
                <text:p>2799</text:p>
              </table:table-cell>
              <table:table-cell office:value-type="float" office:value="955.9612944">
                <text:p>955.96129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99">
                <text:p>3299</text:p>
              </table:table-cell>
              <table:table-cell office:value-type="float" office:value="955.9612944">
                <text:p>955.96129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49">
                <text:p>2749</text:p>
              </table:table-cell>
              <table:table-cell office:value-type="float" office:value="953.1112944">
                <text:p>953.11129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54">
                <text:p>2954</text:p>
              </table:table-cell>
              <table:table-cell office:value-type="float" office:value="936.94">
                <text:p>936.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99">
                <text:p>1699</text:p>
              </table:table-cell>
              <table:table-cell office:value-type="float" office:value="934.92">
                <text:p>934.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99">
                <text:p>1399</text:p>
              </table:table-cell>
              <table:table-cell office:value-type="float" office:value="930.76">
                <text:p>930.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49">
                <text:p>1149</text:p>
              </table:table-cell>
              <table:table-cell office:value-type="float" office:value="928.97">
                <text:p>928.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9">
                <text:p>1549</text:p>
              </table:table-cell>
              <table:table-cell office:value-type="float" office:value="928.97">
                <text:p>928.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49">
                <text:p>1649</text:p>
              </table:table-cell>
              <table:table-cell office:value-type="float" office:value="928.97">
                <text:p>928.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99">
                <text:p>1699</text:p>
              </table:table-cell>
              <table:table-cell office:value-type="float" office:value="928.97">
                <text:p>928.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49">
                <text:p>1749</text:p>
              </table:table-cell>
              <table:table-cell office:value-type="float" office:value="928.97">
                <text:p>928.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99">
                <text:p>2199</text:p>
              </table:table-cell>
              <table:table-cell office:value-type="float" office:value="928.97">
                <text:p>928.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99">
                <text:p>1499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99">
                <text:p>1699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99">
                <text:p>1699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49">
                <text:p>1749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99">
                <text:p>1799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49">
                <text:p>1849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54">
                <text:p>1854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94">
                <text:p>1994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99">
                <text:p>1999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4">
                <text:p>2054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24">
                <text:p>2324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24">
                <text:p>2724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49">
                <text:p>3149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09">
                <text:p>3409</text:p>
              </table:table-cell>
              <table:table-cell office:value-type="float" office:value="895.83">
                <text:p>895.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49">
                <text:p>2349</text:p>
              </table:table-cell>
              <table:table-cell office:value-type="float" office:value="894.1612944">
                <text:p>894.16129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69">
                <text:p>2369</text:p>
              </table:table-cell>
              <table:table-cell office:value-type="float" office:value="891.61">
                <text:p>891.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99">
                <text:p>1299</text:p>
              </table:table-cell>
              <table:table-cell office:value-type="float" office:value="891.21">
                <text:p>891.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99">
                <text:p>1599</text:p>
              </table:table-cell>
              <table:table-cell office:value-type="float" office:value="881.24">
                <text:p>881.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94">
                <text:p>1694</text:p>
              </table:table-cell>
              <table:table-cell office:value-type="float" office:value="881.24">
                <text:p>881.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09">
                <text:p>2109</text:p>
              </table:table-cell>
              <table:table-cell office:value-type="float" office:value="881.24">
                <text:p>881.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69">
                <text:p>2369</text:p>
              </table:table-cell>
              <table:table-cell office:value-type="float" office:value="881.24">
                <text:p>881.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49">
                <text:p>2649</text:p>
              </table:table-cell>
              <table:table-cell office:value-type="float" office:value="881.24">
                <text:p>881.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99">
                <text:p>2799</text:p>
              </table:table-cell>
              <table:table-cell office:value-type="float" office:value="867.77">
                <text:p>867.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99">
                <text:p>2699</text:p>
              </table:table-cell>
              <table:table-cell office:value-type="float" office:value="864.94">
                <text:p>864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84">
                <text:p>1384</text:p>
              </table:table-cell>
              <table:table-cell office:value-type="float" office:value="861.21">
                <text:p>861.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99">
                <text:p>1599</text:p>
              </table:table-cell>
              <table:table-cell office:value-type="float" office:value="861.21">
                <text:p>861.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9">
                <text:p>1079</text:p>
              </table:table-cell>
              <table:table-cell office:value-type="float" office:value="846.66">
                <text:p>846.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49">
                <text:p>1349</text:p>
              </table:table-cell>
              <table:table-cell office:value-type="float" office:value="846.66">
                <text:p>846.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99">
                <text:p>2199</text:p>
              </table:table-cell>
              <table:table-cell office:value-type="float" office:value="819.51">
                <text:p>819.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99">
                <text:p>2299</text:p>
              </table:table-cell>
              <table:table-cell office:value-type="float" office:value="819.51">
                <text:p>819.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99">
                <text:p>899</text:p>
              </table:table-cell>
              <table:table-cell office:value-type="float" office:value="802.11">
                <text:p>802.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29">
                <text:p>1229</text:p>
              </table:table-cell>
              <table:table-cell office:value-type="float" office:value="802.11">
                <text:p>802.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99">
                <text:p>2699</text:p>
              </table:table-cell>
              <table:table-cell office:value-type="float" office:value="785.14">
                <text:p>785.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99">
                <text:p>2799</text:p>
              </table:table-cell>
              <table:table-cell office:value-type="float" office:value="785.14">
                <text:p>785.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99">
                <text:p>1199</text:p>
              </table:table-cell>
              <table:table-cell office:value-type="float" office:value="776.76">
                <text:p>776.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49">
                <text:p>1849</text:p>
              </table:table-cell>
              <table:table-cell office:value-type="float" office:value="775.58">
                <text:p>775.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99">
                <text:p>1899</text:p>
              </table:table-cell>
              <table:table-cell office:value-type="float" office:value="770.1">
                <text:p>770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99">
                <text:p>2199</text:p>
              </table:table-cell>
              <table:table-cell office:value-type="float" office:value="770.1">
                <text:p>770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99">
                <text:p>1199</text:p>
              </table:table-cell>
              <table:table-cell office:value-type="float" office:value="730.26">
                <text:p>730.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99">
                <text:p>1499</text:p>
              </table:table-cell>
              <table:table-cell office:value-type="float" office:value="712.11">
                <text:p>712.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49">
                <text:p>1649</text:p>
              </table:table-cell>
              <table:table-cell office:value-type="float" office:value="702.96">
                <text:p>702.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39">
                <text:p>2039</text:p>
              </table:table-cell>
              <table:table-cell office:value-type="float" office:value="702.96">
                <text:p>702.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49">
                <text:p>2049</text:p>
              </table:table-cell>
              <table:table-cell office:value-type="float" office:value="702.96">
                <text:p>702.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49">
                <text:p>2149</text:p>
              </table:table-cell>
              <table:table-cell office:value-type="float" office:value="702.96">
                <text:p>702.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29">
                <text:p>1629</text:p>
              </table:table-cell>
              <table:table-cell office:value-type="float" office:value="695.16">
                <text:p>695.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49">
                <text:p>2249</text:p>
              </table:table-cell>
              <table:table-cell office:value-type="float" office:value="689.72">
                <text:p>689.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69">
                <text:p>869</text:p>
              </table:table-cell>
              <table:table-cell office:value-type="float" office:value="657.78">
                <text:p>657.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49">
                <text:p>1449</text:p>
              </table:table-cell>
              <table:table-cell office:value-type="float" office:value="651.83">
                <text:p>651.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49">
                <text:p>849</text:p>
              </table:table-cell>
              <table:table-cell office:value-type="float" office:value="649.41">
                <text:p>649.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29">
                <text:p>1929</text:p>
              </table:table-cell>
              <table:table-cell office:value-type="float" office:value="649.41">
                <text:p>649.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99">
                <text:p>1399</text:p>
              </table:table-cell>
              <table:table-cell office:value-type="float" office:value="643.77">
                <text:p>643.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99">
                <text:p>1199</text:p>
              </table:table-cell>
              <table:table-cell office:value-type="float" office:value="640.26">
                <text:p>640.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79">
                <text:p>1379</text:p>
              </table:table-cell>
              <table:table-cell office:value-type="float" office:value="629.91">
                <text:p>629.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9">
                <text:p>769</text:p>
              </table:table-cell>
              <table:table-cell office:value-type="float" office:value="626.61">
                <text:p>626.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9">
                <text:p>1169</text:p>
              </table:table-cell>
              <table:table-cell office:value-type="float" office:value="626.61">
                <text:p>626.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9">
                <text:p>899</text:p>
              </table:table-cell>
              <table:table-cell office:value-type="float" office:value="602.61">
                <text:p>602.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99">
                <text:p>999</text:p>
              </table:table-cell>
              <table:table-cell office:value-type="float" office:value="602.61">
                <text:p>602.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04">
                <text:p>1404</text:p>
              </table:table-cell>
              <table:table-cell office:value-type="float" office:value="548.14">
                <text:p>548.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09">
                <text:p>809</text:p>
              </table:table-cell>
              <table:table-cell office:value-type="float" office:value="514.15">
                <text:p>514.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9">
                <text:p>999</text:p>
              </table:table-cell>
              <table:table-cell office:value-type="float" office:value="512.61">
                <text:p>512.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9">
                <text:p>999</text:p>
              </table:table-cell>
              <table:table-cell office:value-type="float" office:value="512.61">
                <text:p>512.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99">
                <text:p>1399</text:p>
              </table:table-cell>
              <table:table-cell office:value-type="float" office:value="512.61">
                <text:p>512.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54">
                <text:p>1354</text:p>
              </table:table-cell>
              <table:table-cell office:value-type="float" office:value="492.97">
                <text:p>492.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99">
                <text:p>1299</text:p>
              </table:table-cell>
              <table:table-cell office:value-type="float" office:value="487.11">
                <text:p>487.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04">
                <text:p>1404</text:p>
              </table:table-cell>
              <table:table-cell office:value-type="float" office:value="473.41">
                <text:p>473.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99">
                <text:p>899</text:p>
              </table:table-cell>
              <table:table-cell office:value-type="float" office:value="458.31">
                <text:p>458.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9">
                <text:p>979</text:p>
              </table:table-cell>
              <table:table-cell office:value-type="float" office:value="455.76">
                <text:p>455.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74">
                <text:p>1174</text:p>
              </table:table-cell>
              <table:table-cell office:value-type="float" office:value="363.61">
                <text:p>363.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49">
                <text:p>649</text:p>
              </table:table-cell>
              <table:table-cell office:value-type="float" office:value="358.26">
                <text:p>358.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9">
                <text:p>799</text:p>
              </table:table-cell>
              <table:table-cell office:value-type="float" office:value="358.26">
                <text:p>358.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49">
                <text:p>1049</text:p>
              </table:table-cell>
              <table:table-cell office:value-type="float" office:value="358.26">
                <text:p>358.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99">
                <text:p>1299</text:p>
              </table:table-cell>
              <table:table-cell office:value-type="float" office:value="358.26">
                <text:p>358.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19">
                <text:p>919</text:p>
              </table:table-cell>
              <table:table-cell office:value-type="float" office:value="341.76">
                <text:p>341.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24">
                <text:p>1024</text:p>
              </table:table-cell>
              <table:table-cell office:value-type="float" office:value="341.76">
                <text:p>341.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9">
                <text:p>859</text:p>
              </table:table-cell>
              <table:table-cell office:value-type="float" office:value="331.61">
                <text:p>331.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29">
                <text:p>629</text:p>
              </table:table-cell>
              <table:table-cell office:value-type="float" office:value="326.26">
                <text:p>326.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79">
                <text:p>1279</text:p>
              </table:table-cell>
              <table:table-cell office:value-type="float" office:value="325.86">
                <text:p>325.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49">
                <text:p>649</text:p>
              </table:table-cell>
              <table:table-cell office:value-type="float" office:value="305.81">
                <text:p>305.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4">
                <text:p>704</text:p>
              </table:table-cell>
              <table:table-cell office:value-type="float" office:value="271.91">
                <text:p>271.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9">
                <text:p>539</text:p>
              </table:table-cell>
              <table:table-cell office:value-type="float" office:value="263.06">
                <text:p>263.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39">
                <text:p>539</text:p>
              </table:table-cell>
              <table:table-cell office:value-type="float" office:value="224.02">
                <text:p>224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